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6.925cm"/>
    </style:style>
    <style:style style:name="co5" style:family="table-column">
      <style:table-column-properties fo:break-before="auto" style:column-width="3.33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76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479cm" svg:height="9.829cm" svg:x="0cm" svg:y="8.633cm">
            <draw:object draw:notify-on-update-of-ranges="Sheet1.H1:Sheet1.H1 Sheet1.A2:Sheet1.LZ2 Sheet1.H5:Sheet1.H5 Sheet1.A6:Sheet1.JN6 Sheet1.H9:Sheet1.H9 Sheet1.A10:Sheet1.KI10 Sheet1.H13:Sheet1.H13 Sheet1.A14:Sheet1.EG14 Sheet1.H17:Sheet1.H17 Sheet1.A18:Sheet1.MK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7.48cm" svg:height="9.431cm" svg:x="-0.045cm" svg:y="19.018cm">
            <draw:object draw:notify-on-update-of-ranges="Sheet1.H1:Sheet1.H1 Sheet1.A3:Sheet1.LZ3 Sheet1.H5:Sheet1.H5 Sheet1.A7:Sheet1.JN7 Sheet1.H9:Sheet1.H9 Sheet1.A11:Sheet1.KI11 Sheet1.H13:Sheet1.H13 Sheet1.A15:Sheet1.EG15 Sheet1.H17:Sheet1.H17 Sheet1.A19:Sheet1.MK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42" table:default-cell-style-name="Default"/>
        <table:table-row table:style-name="ro1">
          <table:table-cell office:value-type="string" calcext:value-type="string">
            <text:p>Population Size: 100 </text:p>
          </table:table-cell>
          <table:table-cell office:value-type="string" calcext:value-type="string">
            <text:p><text:s/>K: 5 </text:p>
          </table:table-cell>
          <table:table-cell office:value-type="string" calcext:value-type="string">
            <text:p><text:s/>Seed: 10 </text:p>
          </table:table-cell>
          <table:table-cell office:value-type="string" calcext:value-type="string">
            <text:p><text:s/>Max Generations w/out improvement: 15 </text:p>
          </table:table-cell>
          <table:table-cell office:value-type="string" calcext:value-type="string">
            <text:p><text:s/>Mutation Rate: 10 </text:p>
          </table:table-cell>
          <table:table-cell office:value-type="string" calcext:value-type="string">
            <text:p><text:s/>Crossover Rate: 80</text:p>
          </table:table-cell>
          <table:table-cell office:value-type="string" calcext:value-type="string">
            <text:p>Dynamic Mutation: on</text:p>
          </table:table-cell>
          <table:table-cell office:value-type="string" calcext:value-type="string">
            <text:p>Run: 1</text:p>
          </table:table-cell>
          <table:table-cell table:number-columns-repeated="341"/>
        </table:table-row>
        <table:table-row table:style-name="ro1">
          <table:table-cell office:value-type="float" office:value="25299.9" calcext:value-type="float">
            <text:p>25299.9</text:p>
          </table:table-cell>
          <table:table-cell table:number-columns-repeated="8" office:value-type="float" office:value="22284.7" calcext:value-type="float">
            <text:p>22284.7</text:p>
          </table:table-cell>
          <table:table-cell table:number-columns-repeated="2" office:value-type="float" office:value="21215.8" calcext:value-type="float">
            <text:p>21215.8</text:p>
          </table:table-cell>
          <table:table-cell office:value-type="float" office:value="20789.9" calcext:value-type="float">
            <text:p>20789.9</text:p>
          </table:table-cell>
          <table:table-cell office:value-type="float" office:value="20718.6" calcext:value-type="float">
            <text:p>20718.6</text:p>
          </table:table-cell>
          <table:table-cell table:number-columns-repeated="2" office:value-type="float" office:value="20265.6" calcext:value-type="float">
            <text:p>20265.6</text:p>
          </table:table-cell>
          <table:table-cell office:value-type="float" office:value="19553.5" calcext:value-type="float">
            <text:p>19553.5</text:p>
          </table:table-cell>
          <table:table-cell office:value-type="float" office:value="19372" calcext:value-type="float">
            <text:p>19372</text:p>
          </table:table-cell>
          <table:table-cell office:value-type="float" office:value="19264.4" calcext:value-type="float">
            <text:p>19264.4</text:p>
          </table:table-cell>
          <table:table-cell office:value-type="float" office:value="18846.2" calcext:value-type="float">
            <text:p>18846.2</text:p>
          </table:table-cell>
          <table:table-cell office:value-type="float" office:value="18695.2" calcext:value-type="float">
            <text:p>18695.2</text:p>
          </table:table-cell>
          <table:table-cell table:number-columns-repeated="2" office:value-type="float" office:value="18565.2" calcext:value-type="float">
            <text:p>18565.2</text:p>
          </table:table-cell>
          <table:table-cell office:value-type="float" office:value="18293.9" calcext:value-type="float">
            <text:p>18293.9</text:p>
          </table:table-cell>
          <table:table-cell office:value-type="float" office:value="18018.4" calcext:value-type="float">
            <text:p>18018.4</text:p>
          </table:table-cell>
          <table:table-cell table:number-columns-repeated="2" office:value-type="float" office:value="18015.7" calcext:value-type="float">
            <text:p>18015.7</text:p>
          </table:table-cell>
          <table:table-cell office:value-type="float" office:value="17743.4" calcext:value-type="float">
            <text:p>17743.4</text:p>
          </table:table-cell>
          <table:table-cell office:value-type="float" office:value="17646.9" calcext:value-type="float">
            <text:p>17646.9</text:p>
          </table:table-cell>
          <table:table-cell table:number-columns-repeated="2" office:value-type="float" office:value="17493" calcext:value-type="float">
            <text:p>17493</text:p>
          </table:table-cell>
          <table:table-cell office:value-type="float" office:value="17471.8" calcext:value-type="float">
            <text:p>17471.8</text:p>
          </table:table-cell>
          <table:table-cell office:value-type="float" office:value="17361.7" calcext:value-type="float">
            <text:p>17361.7</text:p>
          </table:table-cell>
          <table:table-cell office:value-type="float" office:value="17165.8" calcext:value-type="float">
            <text:p>17165.8</text:p>
          </table:table-cell>
          <table:table-cell table:number-columns-repeated="4" office:value-type="float" office:value="17111" calcext:value-type="float">
            <text:p>17111</text:p>
          </table:table-cell>
          <table:table-cell office:value-type="float" office:value="16993.3" calcext:value-type="float">
            <text:p>16993.3</text:p>
          </table:table-cell>
          <table:table-cell office:value-type="float" office:value="16776.9" calcext:value-type="float">
            <text:p>16776.9</text:p>
          </table:table-cell>
          <table:table-cell table:number-columns-repeated="3" office:value-type="float" office:value="16761.4" calcext:value-type="float">
            <text:p>16761.4</text:p>
          </table:table-cell>
          <table:table-cell table:number-columns-repeated="2" office:value-type="float" office:value="16751.5" calcext:value-type="float">
            <text:p>16751.5</text:p>
          </table:table-cell>
          <table:table-cell table:number-columns-repeated="2" office:value-type="float" office:value="16681.2" calcext:value-type="float">
            <text:p>16681.2</text:p>
          </table:table-cell>
          <table:table-cell table:number-columns-repeated="3" office:value-type="float" office:value="16607.3" calcext:value-type="float">
            <text:p>16607.3</text:p>
          </table:table-cell>
          <table:table-cell table:number-columns-repeated="5" office:value-type="float" office:value="16503.9" calcext:value-type="float">
            <text:p>16503.9</text:p>
          </table:table-cell>
          <table:table-cell table:number-columns-repeated="2" office:value-type="float" office:value="16403.2" calcext:value-type="float">
            <text:p>16403.2</text:p>
          </table:table-cell>
          <table:table-cell office:value-type="float" office:value="16306.3" calcext:value-type="float">
            <text:p>16306.3</text:p>
          </table:table-cell>
          <table:table-cell table:number-columns-repeated="6" office:value-type="float" office:value="16250.9" calcext:value-type="float">
            <text:p>16250.9</text:p>
          </table:table-cell>
          <table:table-cell office:value-type="float" office:value="15743.7" calcext:value-type="float">
            <text:p>15743.7</text:p>
          </table:table-cell>
          <table:table-cell table:number-columns-repeated="7" office:value-type="float" office:value="14796.1" calcext:value-type="float">
            <text:p>14796.1</text:p>
          </table:table-cell>
          <table:table-cell office:value-type="float" office:value="14789.3" calcext:value-type="float">
            <text:p>14789.3</text:p>
          </table:table-cell>
          <table:table-cell office:value-type="float" office:value="14727.4" calcext:value-type="float">
            <text:p>14727.4</text:p>
          </table:table-cell>
          <table:table-cell office:value-type="float" office:value="14706.6" calcext:value-type="float">
            <text:p>14706.6</text:p>
          </table:table-cell>
          <table:table-cell table:number-columns-repeated="6" office:value-type="float" office:value="14449.6" calcext:value-type="float">
            <text:p>14449.6</text:p>
          </table:table-cell>
          <table:table-cell table:number-columns-repeated="2" office:value-type="float" office:value="14422.8" calcext:value-type="float">
            <text:p>14422.8</text:p>
          </table:table-cell>
          <table:table-cell table:number-columns-repeated="2" office:value-type="float" office:value="14072" calcext:value-type="float">
            <text:p>14072</text:p>
          </table:table-cell>
          <table:table-cell table:number-columns-repeated="2" office:value-type="float" office:value="13859.1" calcext:value-type="float">
            <text:p>13859.1</text:p>
          </table:table-cell>
          <table:table-cell office:value-type="float" office:value="13727" calcext:value-type="float">
            <text:p>13727</text:p>
          </table:table-cell>
          <table:table-cell office:value-type="float" office:value="13565.1" calcext:value-type="float">
            <text:p>13565.1</text:p>
          </table:table-cell>
          <table:table-cell office:value-type="float" office:value="13461.2" calcext:value-type="float">
            <text:p>13461.2</text:p>
          </table:table-cell>
          <table:table-cell table:number-columns-repeated="2" office:value-type="float" office:value="13234.6" calcext:value-type="float">
            <text:p>13234.6</text:p>
          </table:table-cell>
          <table:table-cell table:number-columns-repeated="4" office:value-type="float" office:value="12980.3" calcext:value-type="float">
            <text:p>12980.3</text:p>
          </table:table-cell>
          <table:table-cell table:number-columns-repeated="5" office:value-type="float" office:value="12900" calcext:value-type="float">
            <text:p>12900</text:p>
          </table:table-cell>
          <table:table-cell office:value-type="float" office:value="12889.8" calcext:value-type="float">
            <text:p>12889.8</text:p>
          </table:table-cell>
          <table:table-cell table:number-columns-repeated="8" office:value-type="float" office:value="12777" calcext:value-type="float">
            <text:p>12777</text:p>
          </table:table-cell>
          <table:table-cell table:number-columns-repeated="2" office:value-type="float" office:value="12084.5" calcext:value-type="float">
            <text:p>12084.5</text:p>
          </table:table-cell>
          <table:table-cell table:number-columns-repeated="4" office:value-type="float" office:value="11886.1" calcext:value-type="float">
            <text:p>11886.1</text:p>
          </table:table-cell>
          <table:table-cell table:number-columns-repeated="3" office:value-type="float" office:value="11874.4" calcext:value-type="float">
            <text:p>11874.4</text:p>
          </table:table-cell>
          <table:table-cell office:value-type="float" office:value="11853.3" calcext:value-type="float">
            <text:p>11853.3</text:p>
          </table:table-cell>
          <table:table-cell office:value-type="float" office:value="11784.1" calcext:value-type="float">
            <text:p>11784.1</text:p>
          </table:table-cell>
          <table:table-cell table:number-columns-repeated="6" office:value-type="float" office:value="11208.7" calcext:value-type="float">
            <text:p>11208.7</text:p>
          </table:table-cell>
          <table:table-cell table:number-columns-repeated="7" office:value-type="float" office:value="10880.6" calcext:value-type="float">
            <text:p>10880.6</text:p>
          </table:table-cell>
          <table:table-cell office:value-type="float" office:value="10790" calcext:value-type="float">
            <text:p>10790</text:p>
          </table:table-cell>
          <table:table-cell office:value-type="float" office:value="10605.8" calcext:value-type="float">
            <text:p>10605.8</text:p>
          </table:table-cell>
          <table:table-cell table:number-columns-repeated="2" office:value-type="float" office:value="10521.9" calcext:value-type="float">
            <text:p>10521.9</text:p>
          </table:table-cell>
          <table:table-cell table:number-columns-repeated="9" office:value-type="float" office:value="10469.9" calcext:value-type="float">
            <text:p>10469.9</text:p>
          </table:table-cell>
          <table:table-cell table:number-columns-repeated="2" office:value-type="float" office:value="10393.6" calcext:value-type="float">
            <text:p>10393.6</text:p>
          </table:table-cell>
          <table:table-cell table:number-columns-repeated="3" office:value-type="float" office:value="10371.3" calcext:value-type="float">
            <text:p>10371.3</text:p>
          </table:table-cell>
          <table:table-cell table:number-columns-repeated="7" office:value-type="float" office:value="10295.1" calcext:value-type="float">
            <text:p>10295.1</text:p>
          </table:table-cell>
          <table:table-cell table:number-columns-repeated="3" office:value-type="float" office:value="10287.4" calcext:value-type="float">
            <text:p>10287.4</text:p>
          </table:table-cell>
          <table:table-cell table:number-columns-repeated="6" office:value-type="float" office:value="10255.1" calcext:value-type="float">
            <text:p>10255.1</text:p>
          </table:table-cell>
          <table:table-cell office:value-type="float" office:value="10165.3" calcext:value-type="float">
            <text:p>10165.3</text:p>
          </table:table-cell>
          <table:table-cell office:value-type="float" office:value="10159.9" calcext:value-type="float">
            <text:p>10159.9</text:p>
          </table:table-cell>
          <table:table-cell office:value-type="float" office:value="9990.57" calcext:value-type="float">
            <text:p>9990.57</text:p>
          </table:table-cell>
          <table:table-cell table:number-columns-repeated="2" office:value-type="float" office:value="9892.41" calcext:value-type="float">
            <text:p>9892.41</text:p>
          </table:table-cell>
          <table:table-cell office:value-type="float" office:value="9692.96" calcext:value-type="float">
            <text:p>9692.96</text:p>
          </table:table-cell>
          <table:table-cell table:number-columns-repeated="5" office:value-type="float" office:value="9627.86" calcext:value-type="float">
            <text:p>9627.86</text:p>
          </table:table-cell>
          <table:table-cell table:number-columns-repeated="13" office:value-type="float" office:value="9461.04" calcext:value-type="float">
            <text:p>9461.04</text:p>
          </table:table-cell>
          <table:table-cell table:number-columns-repeated="9" office:value-type="float" office:value="9460.75" calcext:value-type="float">
            <text:p>9460.75</text:p>
          </table:table-cell>
          <table:table-cell table:number-columns-repeated="12" office:value-type="float" office:value="9434.53" calcext:value-type="float">
            <text:p>9434.53</text:p>
          </table:table-cell>
          <table:table-cell table:number-columns-repeated="9" office:value-type="float" office:value="9425.71" calcext:value-type="float">
            <text:p>9425.71</text:p>
          </table:table-cell>
          <table:table-cell table:number-columns-repeated="9" office:value-type="float" office:value="9387.62" calcext:value-type="float">
            <text:p>9387.62</text:p>
          </table:table-cell>
          <table:table-cell table:number-columns-repeated="10" office:value-type="float" office:value="9351.61" calcext:value-type="float">
            <text:p>9351.61</text:p>
          </table:table-cell>
          <table:table-cell table:number-columns-repeated="8" office:value-type="float" office:value="9329.28" calcext:value-type="float">
            <text:p>9329.28</text:p>
          </table:table-cell>
          <table:table-cell table:number-columns-repeated="7" office:value-type="float" office:value="9327.26" calcext:value-type="float">
            <text:p>9327.26</text:p>
          </table:table-cell>
          <table:table-cell table:number-columns-repeated="14" office:value-type="float" office:value="9232.31" calcext:value-type="float">
            <text:p>9232.31</text:p>
          </table:table-cell>
          <table:table-cell table:number-columns-repeated="11" office:value-type="float" office:value="9194.67" calcext:value-type="float">
            <text:p>9194.67</text:p>
          </table:table-cell>
          <table:table-cell table:number-columns-repeated="11" office:value-type="float" office:value="9168.29" calcext:value-type="float">
            <text:p>9168.29</text:p>
          </table:table-cell>
          <table:table-cell table:number-columns-repeated="9" office:value-type="float" office:value="9143.2" calcext:value-type="float">
            <text:p>9143.2</text:p>
          </table:table-cell>
          <table:table-cell table:number-columns-repeated="3" office:value-type="float" office:value="9140.1" calcext:value-type="float">
            <text:p>9140.1</text:p>
          </table:table-cell>
          <table:table-cell table:number-columns-repeated="12" office:value-type="float" office:value="8880.8" calcext:value-type="float">
            <text:p>8880.8</text:p>
          </table:table-cell>
          <table:table-cell table:number-columns-repeated="5" office:value-type="float" office:value="8797.57" calcext:value-type="float">
            <text:p>8797.57</text:p>
          </table:table-cell>
          <table:table-cell office:value-type="float" office:value="8794.77" calcext:value-type="float">
            <text:p>8794.77</text:p>
          </table:table-cell>
          <table:table-cell office:value-type="float" office:value="8794.48" calcext:value-type="float">
            <text:p>8794.48</text:p>
          </table:table-cell>
          <table:table-cell table:number-columns-repeated="16" office:value-type="float" office:value="8551.46" calcext:value-type="float">
            <text:p>8551.46</text:p>
          </table:table-cell>
          <table:table-cell table:number-columns-repeated="11"/>
        </table:table-row>
        <table:table-row table:style-name="ro1">
          <table:table-cell office:value-type="float" office:value="29295" calcext:value-type="float">
            <text:p>29295</text:p>
          </table:table-cell>
          <table:table-cell office:value-type="float" office:value="28597.9" calcext:value-type="float">
            <text:p>28597.9</text:p>
          </table:table-cell>
          <table:table-cell office:value-type="float" office:value="27843.3" calcext:value-type="float">
            <text:p>27843.3</text:p>
          </table:table-cell>
          <table:table-cell office:value-type="float" office:value="27545.8" calcext:value-type="float">
            <text:p>27545.8</text:p>
          </table:table-cell>
          <table:table-cell office:value-type="float" office:value="27475.6" calcext:value-type="float">
            <text:p>27475.6</text:p>
          </table:table-cell>
          <table:table-cell office:value-type="float" office:value="27337.9" calcext:value-type="float">
            <text:p>27337.9</text:p>
          </table:table-cell>
          <table:table-cell office:value-type="float" office:value="26995.5" calcext:value-type="float">
            <text:p>26995.5</text:p>
          </table:table-cell>
          <table:table-cell office:value-type="float" office:value="26553.8" calcext:value-type="float">
            <text:p>26553.8</text:p>
          </table:table-cell>
          <table:table-cell office:value-type="float" office:value="25968.3" calcext:value-type="float">
            <text:p>25968.3</text:p>
          </table:table-cell>
          <table:table-cell office:value-type="float" office:value="25115.2" calcext:value-type="float">
            <text:p>25115.2</text:p>
          </table:table-cell>
          <table:table-cell office:value-type="float" office:value="24134.5" calcext:value-type="float">
            <text:p>24134.5</text:p>
          </table:table-cell>
          <table:table-cell office:value-type="float" office:value="23178.2" calcext:value-type="float">
            <text:p>23178.2</text:p>
          </table:table-cell>
          <table:table-cell office:value-type="float" office:value="23064" calcext:value-type="float">
            <text:p>23064</text:p>
          </table:table-cell>
          <table:table-cell office:value-type="float" office:value="22885.9" calcext:value-type="float">
            <text:p>22885.9</text:p>
          </table:table-cell>
          <table:table-cell office:value-type="float" office:value="22319.3" calcext:value-type="float">
            <text:p>22319.3</text:p>
          </table:table-cell>
          <table:table-cell office:value-type="float" office:value="21996.2" calcext:value-type="float">
            <text:p>21996.2</text:p>
          </table:table-cell>
          <table:table-cell office:value-type="float" office:value="21690.6" calcext:value-type="float">
            <text:p>21690.6</text:p>
          </table:table-cell>
          <table:table-cell office:value-type="float" office:value="21915.5" calcext:value-type="float">
            <text:p>21915.5</text:p>
          </table:table-cell>
          <table:table-cell office:value-type="float" office:value="21064.8" calcext:value-type="float">
            <text:p>21064.8</text:p>
          </table:table-cell>
          <table:table-cell office:value-type="float" office:value="21169.6" calcext:value-type="float">
            <text:p>21169.6</text:p>
          </table:table-cell>
          <table:table-cell office:value-type="float" office:value="20940.2" calcext:value-type="float">
            <text:p>20940.2</text:p>
          </table:table-cell>
          <table:table-cell office:value-type="float" office:value="20567.3" calcext:value-type="float">
            <text:p>20567.3</text:p>
          </table:table-cell>
          <table:table-cell office:value-type="float" office:value="19988.5" calcext:value-type="float">
            <text:p>19988.5</text:p>
          </table:table-cell>
          <table:table-cell office:value-type="float" office:value="19939.4" calcext:value-type="float">
            <text:p>19939.4</text:p>
          </table:table-cell>
          <table:table-cell office:value-type="float" office:value="19518.6" calcext:value-type="float">
            <text:p>19518.6</text:p>
          </table:table-cell>
          <table:table-cell office:value-type="float" office:value="19401.2" calcext:value-type="float">
            <text:p>19401.2</text:p>
          </table:table-cell>
          <table:table-cell office:value-type="float" office:value="19165.3" calcext:value-type="float">
            <text:p>19165.3</text:p>
          </table:table-cell>
          <table:table-cell office:value-type="float" office:value="19285" calcext:value-type="float">
            <text:p>19285</text:p>
          </table:table-cell>
          <table:table-cell office:value-type="float" office:value="18754.1" calcext:value-type="float">
            <text:p>18754.1</text:p>
          </table:table-cell>
          <table:table-cell office:value-type="float" office:value="18928.9" calcext:value-type="float">
            <text:p>18928.9</text:p>
          </table:table-cell>
          <table:table-cell office:value-type="float" office:value="18608.2" calcext:value-type="float">
            <text:p>18608.2</text:p>
          </table:table-cell>
          <table:table-cell office:value-type="float" office:value="18686.7" calcext:value-type="float">
            <text:p>18686.7</text:p>
          </table:table-cell>
          <table:table-cell office:value-type="float" office:value="18379.7" calcext:value-type="float">
            <text:p>18379.7</text:p>
          </table:table-cell>
          <table:table-cell office:value-type="float" office:value="18276.6" calcext:value-type="float">
            <text:p>18276.6</text:p>
          </table:table-cell>
          <table:table-cell office:value-type="float" office:value="18367.4" calcext:value-type="float">
            <text:p>18367.4</text:p>
          </table:table-cell>
          <table:table-cell office:value-type="float" office:value="17808.8" calcext:value-type="float">
            <text:p>17808.8</text:p>
          </table:table-cell>
          <table:table-cell office:value-type="float" office:value="17459.7" calcext:value-type="float">
            <text:p>17459.7</text:p>
          </table:table-cell>
          <table:table-cell office:value-type="float" office:value="17340.4" calcext:value-type="float">
            <text:p>17340.4</text:p>
          </table:table-cell>
          <table:table-cell office:value-type="float" office:value="17372.1" calcext:value-type="float">
            <text:p>17372.1</text:p>
          </table:table-cell>
          <table:table-cell office:value-type="float" office:value="17521.7" calcext:value-type="float">
            <text:p>17521.7</text:p>
          </table:table-cell>
          <table:table-cell office:value-type="float" office:value="18118.8" calcext:value-type="float">
            <text:p>18118.8</text:p>
          </table:table-cell>
          <table:table-cell office:value-type="float" office:value="17572.9" calcext:value-type="float">
            <text:p>17572.9</text:p>
          </table:table-cell>
          <table:table-cell office:value-type="float" office:value="17539.2" calcext:value-type="float">
            <text:p>17539.2</text:p>
          </table:table-cell>
          <table:table-cell office:value-type="float" office:value="17259.3" calcext:value-type="float">
            <text:p>17259.3</text:p>
          </table:table-cell>
          <table:table-cell office:value-type="float" office:value="17420.2" calcext:value-type="float">
            <text:p>17420.2</text:p>
          </table:table-cell>
          <table:table-cell office:value-type="float" office:value="17556.3" calcext:value-type="float">
            <text:p>17556.3</text:p>
          </table:table-cell>
          <table:table-cell office:value-type="float" office:value="18278.6" calcext:value-type="float">
            <text:p>18278.6</text:p>
          </table:table-cell>
          <table:table-cell office:value-type="float" office:value="18406.3" calcext:value-type="float">
            <text:p>18406.3</text:p>
          </table:table-cell>
          <table:table-cell office:value-type="float" office:value="18218.6" calcext:value-type="float">
            <text:p>18218.6</text:p>
          </table:table-cell>
          <table:table-cell office:value-type="float" office:value="18759.1" calcext:value-type="float">
            <text:p>18759.1</text:p>
          </table:table-cell>
          <table:table-cell office:value-type="float" office:value="18789.5" calcext:value-type="float">
            <text:p>18789.5</text:p>
          </table:table-cell>
          <table:table-cell office:value-type="float" office:value="19285.1" calcext:value-type="float">
            <text:p>19285.1</text:p>
          </table:table-cell>
          <table:table-cell office:value-type="float" office:value="18397.8" calcext:value-type="float">
            <text:p>18397.8</text:p>
          </table:table-cell>
          <table:table-cell office:value-type="float" office:value="17725.2" calcext:value-type="float">
            <text:p>17725.2</text:p>
          </table:table-cell>
          <table:table-cell office:value-type="float" office:value="18260.3" calcext:value-type="float">
            <text:p>18260.3</text:p>
          </table:table-cell>
          <table:table-cell office:value-type="float" office:value="18251.1" calcext:value-type="float">
            <text:p>18251.1</text:p>
          </table:table-cell>
          <table:table-cell office:value-type="float" office:value="17636.6" calcext:value-type="float">
            <text:p>17636.6</text:p>
          </table:table-cell>
          <table:table-cell office:value-type="float" office:value="17631.1" calcext:value-type="float">
            <text:p>17631.1</text:p>
          </table:table-cell>
          <table:table-cell office:value-type="float" office:value="18264.9" calcext:value-type="float">
            <text:p>18264.9</text:p>
          </table:table-cell>
          <table:table-cell office:value-type="float" office:value="19176.6" calcext:value-type="float">
            <text:p>19176.6</text:p>
          </table:table-cell>
          <table:table-cell office:value-type="float" office:value="19577.7" calcext:value-type="float">
            <text:p>19577.7</text:p>
          </table:table-cell>
          <table:table-cell office:value-type="float" office:value="19167.4" calcext:value-type="float">
            <text:p>19167.4</text:p>
          </table:table-cell>
          <table:table-cell office:value-type="float" office:value="19484.8" calcext:value-type="float">
            <text:p>19484.8</text:p>
          </table:table-cell>
          <table:table-cell office:value-type="float" office:value="18184.5" calcext:value-type="float">
            <text:p>18184.5</text:p>
          </table:table-cell>
          <table:table-cell office:value-type="float" office:value="16724.5" calcext:value-type="float">
            <text:p>16724.5</text:p>
          </table:table-cell>
          <table:table-cell office:value-type="float" office:value="17385.9" calcext:value-type="float">
            <text:p>17385.9</text:p>
          </table:table-cell>
          <table:table-cell office:value-type="float" office:value="18113.7" calcext:value-type="float">
            <text:p>18113.7</text:p>
          </table:table-cell>
          <table:table-cell office:value-type="float" office:value="18541.1" calcext:value-type="float">
            <text:p>18541.1</text:p>
          </table:table-cell>
          <table:table-cell office:value-type="float" office:value="18531.5" calcext:value-type="float">
            <text:p>18531.5</text:p>
          </table:table-cell>
          <table:table-cell office:value-type="float" office:value="18420.9" calcext:value-type="float">
            <text:p>18420.9</text:p>
          </table:table-cell>
          <table:table-cell office:value-type="float" office:value="16761.2" calcext:value-type="float">
            <text:p>16761.2</text:p>
          </table:table-cell>
          <table:table-cell office:value-type="float" office:value="15262.9" calcext:value-type="float">
            <text:p>15262.9</text:p>
          </table:table-cell>
          <table:table-cell office:value-type="float" office:value="15193.1" calcext:value-type="float">
            <text:p>15193.1</text:p>
          </table:table-cell>
          <table:table-cell office:value-type="float" office:value="16036.4" calcext:value-type="float">
            <text:p>16036.4</text:p>
          </table:table-cell>
          <table:table-cell office:value-type="float" office:value="16834" calcext:value-type="float">
            <text:p>16834</text:p>
          </table:table-cell>
          <table:table-cell office:value-type="float" office:value="16834.4" calcext:value-type="float">
            <text:p>16834.4</text:p>
          </table:table-cell>
          <table:table-cell office:value-type="float" office:value="17765.5" calcext:value-type="float">
            <text:p>17765.5</text:p>
          </table:table-cell>
          <table:table-cell office:value-type="float" office:value="17435.9" calcext:value-type="float">
            <text:p>17435.9</text:p>
          </table:table-cell>
          <table:table-cell office:value-type="float" office:value="16802.1" calcext:value-type="float">
            <text:p>16802.1</text:p>
          </table:table-cell>
          <table:table-cell office:value-type="float" office:value="16528.8" calcext:value-type="float">
            <text:p>16528.8</text:p>
          </table:table-cell>
          <table:table-cell office:value-type="float" office:value="15901" calcext:value-type="float">
            <text:p>15901</text:p>
          </table:table-cell>
          <table:table-cell office:value-type="float" office:value="14835.8" calcext:value-type="float">
            <text:p>14835.8</text:p>
          </table:table-cell>
          <table:table-cell office:value-type="float" office:value="14691.6" calcext:value-type="float">
            <text:p>14691.6</text:p>
          </table:table-cell>
          <table:table-cell office:value-type="float" office:value="14777.2" calcext:value-type="float">
            <text:p>14777.2</text:p>
          </table:table-cell>
          <table:table-cell office:value-type="float" office:value="15173.5" calcext:value-type="float">
            <text:p>15173.5</text:p>
          </table:table-cell>
          <table:table-cell office:value-type="float" office:value="15662.1" calcext:value-type="float">
            <text:p>15662.1</text:p>
          </table:table-cell>
          <table:table-cell office:value-type="float" office:value="16203.7" calcext:value-type="float">
            <text:p>16203.7</text:p>
          </table:table-cell>
          <table:table-cell office:value-type="float" office:value="14991.7" calcext:value-type="float">
            <text:p>14991.7</text:p>
          </table:table-cell>
          <table:table-cell office:value-type="float" office:value="14268" calcext:value-type="float">
            <text:p>14268</text:p>
          </table:table-cell>
          <table:table-cell office:value-type="float" office:value="14087" calcext:value-type="float">
            <text:p>14087</text:p>
          </table:table-cell>
          <table:table-cell office:value-type="float" office:value="13955.4" calcext:value-type="float">
            <text:p>13955.4</text:p>
          </table:table-cell>
          <table:table-cell office:value-type="float" office:value="14036.5" calcext:value-type="float">
            <text:p>14036.5</text:p>
          </table:table-cell>
          <table:table-cell office:value-type="float" office:value="14068.2" calcext:value-type="float">
            <text:p>14068.2</text:p>
          </table:table-cell>
          <table:table-cell office:value-type="float" office:value="14179.8" calcext:value-type="float">
            <text:p>14179.8</text:p>
          </table:table-cell>
          <table:table-cell office:value-type="float" office:value="13943" calcext:value-type="float">
            <text:p>13943</text:p>
          </table:table-cell>
          <table:table-cell office:value-type="float" office:value="14003.3" calcext:value-type="float">
            <text:p>14003.3</text:p>
          </table:table-cell>
          <table:table-cell office:value-type="float" office:value="13630.2" calcext:value-type="float">
            <text:p>13630.2</text:p>
          </table:table-cell>
          <table:table-cell office:value-type="float" office:value="13514.1" calcext:value-type="float">
            <text:p>13514.1</text:p>
          </table:table-cell>
          <table:table-cell office:value-type="float" office:value="13674.6" calcext:value-type="float">
            <text:p>13674.6</text:p>
          </table:table-cell>
          <table:table-cell office:value-type="float" office:value="13637.1" calcext:value-type="float">
            <text:p>13637.1</text:p>
          </table:table-cell>
          <table:table-cell office:value-type="float" office:value="13312.5" calcext:value-type="float">
            <text:p>13312.5</text:p>
          </table:table-cell>
          <table:table-cell office:value-type="float" office:value="13413.9" calcext:value-type="float">
            <text:p>13413.9</text:p>
          </table:table-cell>
          <table:table-cell office:value-type="float" office:value="14055.8" calcext:value-type="float">
            <text:p>14055.8</text:p>
          </table:table-cell>
          <table:table-cell office:value-type="float" office:value="14445.1" calcext:value-type="float">
            <text:p>14445.1</text:p>
          </table:table-cell>
          <table:table-cell office:value-type="float" office:value="13494.1" calcext:value-type="float">
            <text:p>13494.1</text:p>
          </table:table-cell>
          <table:table-cell office:value-type="float" office:value="13923.6" calcext:value-type="float">
            <text:p>13923.6</text:p>
          </table:table-cell>
          <table:table-cell office:value-type="float" office:value="14799.3" calcext:value-type="float">
            <text:p>14799.3</text:p>
          </table:table-cell>
          <table:table-cell office:value-type="float" office:value="15683.4" calcext:value-type="float">
            <text:p>15683.4</text:p>
          </table:table-cell>
          <table:table-cell office:value-type="float" office:value="14203.7" calcext:value-type="float">
            <text:p>14203.7</text:p>
          </table:table-cell>
          <table:table-cell office:value-type="float" office:value="13070.8" calcext:value-type="float">
            <text:p>13070.8</text:p>
          </table:table-cell>
          <table:table-cell office:value-type="float" office:value="13288.7" calcext:value-type="float">
            <text:p>13288.7</text:p>
          </table:table-cell>
          <table:table-cell office:value-type="float" office:value="13510.8" calcext:value-type="float">
            <text:p>13510.8</text:p>
          </table:table-cell>
          <table:table-cell office:value-type="float" office:value="13739.6" calcext:value-type="float">
            <text:p>13739.6</text:p>
          </table:table-cell>
          <table:table-cell office:value-type="float" office:value="13684.9" calcext:value-type="float">
            <text:p>13684.9</text:p>
          </table:table-cell>
          <table:table-cell office:value-type="float" office:value="13474" calcext:value-type="float">
            <text:p>13474</text:p>
          </table:table-cell>
          <table:table-cell office:value-type="float" office:value="12701.6" calcext:value-type="float">
            <text:p>12701.6</text:p>
          </table:table-cell>
          <table:table-cell office:value-type="float" office:value="12661.9" calcext:value-type="float">
            <text:p>12661.9</text:p>
          </table:table-cell>
          <table:table-cell office:value-type="float" office:value="12697" calcext:value-type="float">
            <text:p>12697</text:p>
          </table:table-cell>
          <table:table-cell office:value-type="float" office:value="12253.1" calcext:value-type="float">
            <text:p>12253.1</text:p>
          </table:table-cell>
          <table:table-cell office:value-type="float" office:value="12168.2" calcext:value-type="float">
            <text:p>12168.2</text:p>
          </table:table-cell>
          <table:table-cell office:value-type="float" office:value="12414.6" calcext:value-type="float">
            <text:p>12414.6</text:p>
          </table:table-cell>
          <table:table-cell office:value-type="float" office:value="12390.3" calcext:value-type="float">
            <text:p>12390.3</text:p>
          </table:table-cell>
          <table:table-cell office:value-type="float" office:value="12543" calcext:value-type="float">
            <text:p>12543</text:p>
          </table:table-cell>
          <table:table-cell office:value-type="float" office:value="12551.6" calcext:value-type="float">
            <text:p>12551.6</text:p>
          </table:table-cell>
          <table:table-cell office:value-type="float" office:value="12472.8" calcext:value-type="float">
            <text:p>12472.8</text:p>
          </table:table-cell>
          <table:table-cell office:value-type="float" office:value="11632.1" calcext:value-type="float">
            <text:p>11632.1</text:p>
          </table:table-cell>
          <table:table-cell office:value-type="float" office:value="11370.6" calcext:value-type="float">
            <text:p>11370.6</text:p>
          </table:table-cell>
          <table:table-cell office:value-type="float" office:value="11984.3" calcext:value-type="float">
            <text:p>11984.3</text:p>
          </table:table-cell>
          <table:table-cell office:value-type="float" office:value="11719.9" calcext:value-type="float">
            <text:p>11719.9</text:p>
          </table:table-cell>
          <table:table-cell office:value-type="float" office:value="11666.2" calcext:value-type="float">
            <text:p>11666.2</text:p>
          </table:table-cell>
          <table:table-cell office:value-type="float" office:value="12300" calcext:value-type="float">
            <text:p>12300</text:p>
          </table:table-cell>
          <table:table-cell office:value-type="float" office:value="12112" calcext:value-type="float">
            <text:p>12112</text:p>
          </table:table-cell>
          <table:table-cell office:value-type="float" office:value="11968.3" calcext:value-type="float">
            <text:p>11968.3</text:p>
          </table:table-cell>
          <table:table-cell office:value-type="float" office:value="11173.1" calcext:value-type="float">
            <text:p>11173.1</text:p>
          </table:table-cell>
          <table:table-cell office:value-type="float" office:value="11064.9" calcext:value-type="float">
            <text:p>11064.9</text:p>
          </table:table-cell>
          <table:table-cell office:value-type="float" office:value="11126.7" calcext:value-type="float">
            <text:p>11126.7</text:p>
          </table:table-cell>
          <table:table-cell office:value-type="float" office:value="10969.5" calcext:value-type="float">
            <text:p>10969.5</text:p>
          </table:table-cell>
          <table:table-cell office:value-type="float" office:value="10894.3" calcext:value-type="float">
            <text:p>10894.3</text:p>
          </table:table-cell>
          <table:table-cell office:value-type="float" office:value="10795.6" calcext:value-type="float">
            <text:p>10795.6</text:p>
          </table:table-cell>
          <table:table-cell office:value-type="float" office:value="10624.4" calcext:value-type="float">
            <text:p>10624.4</text:p>
          </table:table-cell>
          <table:table-cell office:value-type="float" office:value="10639.3" calcext:value-type="float">
            <text:p>10639.3</text:p>
          </table:table-cell>
          <table:table-cell office:value-type="float" office:value="10611.6" calcext:value-type="float">
            <text:p>10611.6</text:p>
          </table:table-cell>
          <table:table-cell office:value-type="float" office:value="10648.5" calcext:value-type="float">
            <text:p>10648.5</text:p>
          </table:table-cell>
          <table:table-cell office:value-type="float" office:value="10654.2" calcext:value-type="float">
            <text:p>10654.2</text:p>
          </table:table-cell>
          <table:table-cell office:value-type="float" office:value="10656.6" calcext:value-type="float">
            <text:p>10656.6</text:p>
          </table:table-cell>
          <table:table-cell office:value-type="float" office:value="10696.9" calcext:value-type="float">
            <text:p>10696.9</text:p>
          </table:table-cell>
          <table:table-cell office:value-type="float" office:value="10676.9" calcext:value-type="float">
            <text:p>10676.9</text:p>
          </table:table-cell>
          <table:table-cell office:value-type="float" office:value="10700.1" calcext:value-type="float">
            <text:p>10700.1</text:p>
          </table:table-cell>
          <table:table-cell office:value-type="float" office:value="10737.3" calcext:value-type="float">
            <text:p>10737.3</text:p>
          </table:table-cell>
          <table:table-cell office:value-type="float" office:value="10624.5" calcext:value-type="float">
            <text:p>10624.5</text:p>
          </table:table-cell>
          <table:table-cell office:value-type="float" office:value="10582.5" calcext:value-type="float">
            <text:p>10582.5</text:p>
          </table:table-cell>
          <table:table-cell office:value-type="float" office:value="10775.4" calcext:value-type="float">
            <text:p>10775.4</text:p>
          </table:table-cell>
          <table:table-cell office:value-type="float" office:value="10584" calcext:value-type="float">
            <text:p>10584</text:p>
          </table:table-cell>
          <table:table-cell office:value-type="float" office:value="10647" calcext:value-type="float">
            <text:p>10647</text:p>
          </table:table-cell>
          <table:table-cell office:value-type="float" office:value="10542.6" calcext:value-type="float">
            <text:p>10542.6</text:p>
          </table:table-cell>
          <table:table-cell office:value-type="float" office:value="10463.8" calcext:value-type="float">
            <text:p>10463.8</text:p>
          </table:table-cell>
          <table:table-cell office:value-type="float" office:value="10565.3" calcext:value-type="float">
            <text:p>10565.3</text:p>
          </table:table-cell>
          <table:table-cell office:value-type="float" office:value="10529.1" calcext:value-type="float">
            <text:p>10529.1</text:p>
          </table:table-cell>
          <table:table-cell office:value-type="float" office:value="10485.4" calcext:value-type="float">
            <text:p>10485.4</text:p>
          </table:table-cell>
          <table:table-cell office:value-type="float" office:value="10606.5" calcext:value-type="float">
            <text:p>10606.5</text:p>
          </table:table-cell>
          <table:table-cell office:value-type="float" office:value="10512" calcext:value-type="float">
            <text:p>10512</text:p>
          </table:table-cell>
          <table:table-cell office:value-type="float" office:value="10493.7" calcext:value-type="float">
            <text:p>10493.7</text:p>
          </table:table-cell>
          <table:table-cell office:value-type="float" office:value="10489.4" calcext:value-type="float">
            <text:p>10489.4</text:p>
          </table:table-cell>
          <table:table-cell office:value-type="float" office:value="10522.8" calcext:value-type="float">
            <text:p>10522.8</text:p>
          </table:table-cell>
          <table:table-cell office:value-type="float" office:value="10456.1" calcext:value-type="float">
            <text:p>10456.1</text:p>
          </table:table-cell>
          <table:table-cell office:value-type="float" office:value="10417.4" calcext:value-type="float">
            <text:p>10417.4</text:p>
          </table:table-cell>
          <table:table-cell office:value-type="float" office:value="10442.1" calcext:value-type="float">
            <text:p>10442.1</text:p>
          </table:table-cell>
          <table:table-cell office:value-type="float" office:value="10468" calcext:value-type="float">
            <text:p>10468</text:p>
          </table:table-cell>
          <table:table-cell office:value-type="float" office:value="10423.2" calcext:value-type="float">
            <text:p>10423.2</text:p>
          </table:table-cell>
          <table:table-cell office:value-type="float" office:value="10579.7" calcext:value-type="float">
            <text:p>10579.7</text:p>
          </table:table-cell>
          <table:table-cell office:value-type="float" office:value="10442.6" calcext:value-type="float">
            <text:p>10442.6</text:p>
          </table:table-cell>
          <table:table-cell office:value-type="float" office:value="10513.4" calcext:value-type="float">
            <text:p>10513.4</text:p>
          </table:table-cell>
          <table:table-cell office:value-type="float" office:value="10401.3" calcext:value-type="float">
            <text:p>10401.3</text:p>
          </table:table-cell>
          <table:table-cell office:value-type="float" office:value="10307.5" calcext:value-type="float">
            <text:p>10307.5</text:p>
          </table:table-cell>
          <table:table-cell office:value-type="float" office:value="10209.3" calcext:value-type="float">
            <text:p>10209.3</text:p>
          </table:table-cell>
          <table:table-cell office:value-type="float" office:value="10102.1" calcext:value-type="float">
            <text:p>10102.1</text:p>
          </table:table-cell>
          <table:table-cell office:value-type="float" office:value="10015" calcext:value-type="float">
            <text:p>10015</text:p>
          </table:table-cell>
          <table:table-cell office:value-type="float" office:value="9875.4" calcext:value-type="float">
            <text:p>9875.4</text:p>
          </table:table-cell>
          <table:table-cell office:value-type="float" office:value="9827.25" calcext:value-type="float">
            <text:p>9827.25</text:p>
          </table:table-cell>
          <table:table-cell office:value-type="float" office:value="10068.1" calcext:value-type="float">
            <text:p>10068.1</text:p>
          </table:table-cell>
          <table:table-cell office:value-type="float" office:value="10759.4" calcext:value-type="float">
            <text:p>10759.4</text:p>
          </table:table-cell>
          <table:table-cell office:value-type="float" office:value="10591.6" calcext:value-type="float">
            <text:p>10591.6</text:p>
          </table:table-cell>
          <table:table-cell office:value-type="float" office:value="11306.8" calcext:value-type="float">
            <text:p>11306.8</text:p>
          </table:table-cell>
          <table:table-cell office:value-type="float" office:value="11932.5" calcext:value-type="float">
            <text:p>11932.5</text:p>
          </table:table-cell>
          <table:table-cell office:value-type="float" office:value="11478.4" calcext:value-type="float">
            <text:p>11478.4</text:p>
          </table:table-cell>
          <table:table-cell office:value-type="float" office:value="10847.8" calcext:value-type="float">
            <text:p>10847.8</text:p>
          </table:table-cell>
          <table:table-cell office:value-type="float" office:value="9825.13" calcext:value-type="float">
            <text:p>9825.13</text:p>
          </table:table-cell>
          <table:table-cell office:value-type="float" office:value="9722.12" calcext:value-type="float">
            <text:p>9722.12</text:p>
          </table:table-cell>
          <table:table-cell office:value-type="float" office:value="9761.38" calcext:value-type="float">
            <text:p>9761.38</text:p>
          </table:table-cell>
          <table:table-cell office:value-type="float" office:value="9786.26" calcext:value-type="float">
            <text:p>9786.26</text:p>
          </table:table-cell>
          <table:table-cell office:value-type="float" office:value="9893.61" calcext:value-type="float">
            <text:p>9893.61</text:p>
          </table:table-cell>
          <table:table-cell office:value-type="float" office:value="9797.93" calcext:value-type="float">
            <text:p>9797.93</text:p>
          </table:table-cell>
          <table:table-cell office:value-type="float" office:value="9755.8" calcext:value-type="float">
            <text:p>9755.8</text:p>
          </table:table-cell>
          <table:table-cell office:value-type="float" office:value="9840.42" calcext:value-type="float">
            <text:p>9840.42</text:p>
          </table:table-cell>
          <table:table-cell office:value-type="float" office:value="9648.84" calcext:value-type="float">
            <text:p>9648.84</text:p>
          </table:table-cell>
          <table:table-cell office:value-type="float" office:value="9680.98" calcext:value-type="float">
            <text:p>9680.98</text:p>
          </table:table-cell>
          <table:table-cell office:value-type="float" office:value="9691.44" calcext:value-type="float">
            <text:p>9691.44</text:p>
          </table:table-cell>
          <table:table-cell office:value-type="float" office:value="9716.35" calcext:value-type="float">
            <text:p>9716.35</text:p>
          </table:table-cell>
          <table:table-cell office:value-type="float" office:value="9662.1" calcext:value-type="float">
            <text:p>9662.1</text:p>
          </table:table-cell>
          <table:table-cell office:value-type="float" office:value="9686.07" calcext:value-type="float">
            <text:p>9686.07</text:p>
          </table:table-cell>
          <table:table-cell office:value-type="float" office:value="9709.24" calcext:value-type="float">
            <text:p>9709.24</text:p>
          </table:table-cell>
          <table:table-cell office:value-type="float" office:value="9961.22" calcext:value-type="float">
            <text:p>9961.22</text:p>
          </table:table-cell>
          <table:table-cell office:value-type="float" office:value="10412.8" calcext:value-type="float">
            <text:p>10412.8</text:p>
          </table:table-cell>
          <table:table-cell office:value-type="float" office:value="10444.3" calcext:value-type="float">
            <text:p>10444.3</text:p>
          </table:table-cell>
          <table:table-cell office:value-type="float" office:value="11190.9" calcext:value-type="float">
            <text:p>11190.9</text:p>
          </table:table-cell>
          <table:table-cell office:value-type="float" office:value="11505.9" calcext:value-type="float">
            <text:p>11505.9</text:p>
          </table:table-cell>
          <table:table-cell office:value-type="float" office:value="11675.5" calcext:value-type="float">
            <text:p>11675.5</text:p>
          </table:table-cell>
          <table:table-cell office:value-type="float" office:value="10702.4" calcext:value-type="float">
            <text:p>10702.4</text:p>
          </table:table-cell>
          <table:table-cell office:value-type="float" office:value="9726.02" calcext:value-type="float">
            <text:p>9726.02</text:p>
          </table:table-cell>
          <table:table-cell office:value-type="float" office:value="9714.42" calcext:value-type="float">
            <text:p>9714.42</text:p>
          </table:table-cell>
          <table:table-cell office:value-type="float" office:value="9737.4" calcext:value-type="float">
            <text:p>9737.4</text:p>
          </table:table-cell>
          <table:table-cell office:value-type="float" office:value="9687.37" calcext:value-type="float">
            <text:p>9687.37</text:p>
          </table:table-cell>
          <table:table-cell office:value-type="float" office:value="9682.53" calcext:value-type="float">
            <text:p>9682.53</text:p>
          </table:table-cell>
          <table:table-cell office:value-type="float" office:value="10120.2" calcext:value-type="float">
            <text:p>10120.2</text:p>
          </table:table-cell>
          <table:table-cell office:value-type="float" office:value="10057.8" calcext:value-type="float">
            <text:p>10057.8</text:p>
          </table:table-cell>
          <table:table-cell office:value-type="float" office:value="10213.2" calcext:value-type="float">
            <text:p>10213.2</text:p>
          </table:table-cell>
          <table:table-cell office:value-type="float" office:value="10585.8" calcext:value-type="float">
            <text:p>10585.8</text:p>
          </table:table-cell>
          <table:table-cell office:value-type="float" office:value="10957.4" calcext:value-type="float">
            <text:p>10957.4</text:p>
          </table:table-cell>
          <table:table-cell office:value-type="float" office:value="10723.7" calcext:value-type="float">
            <text:p>10723.7</text:p>
          </table:table-cell>
          <table:table-cell office:value-type="float" office:value="9884.86" calcext:value-type="float">
            <text:p>9884.86</text:p>
          </table:table-cell>
          <table:table-cell office:value-type="float" office:value="9659.08" calcext:value-type="float">
            <text:p>9659.08</text:p>
          </table:table-cell>
          <table:table-cell office:value-type="float" office:value="9713.26" calcext:value-type="float">
            <text:p>9713.26</text:p>
          </table:table-cell>
          <table:table-cell office:value-type="float" office:value="10140.8" calcext:value-type="float">
            <text:p>10140.8</text:p>
          </table:table-cell>
          <table:table-cell office:value-type="float" office:value="9965.87" calcext:value-type="float">
            <text:p>9965.87</text:p>
          </table:table-cell>
          <table:table-cell office:value-type="float" office:value="10340.9" calcext:value-type="float">
            <text:p>10340.9</text:p>
          </table:table-cell>
          <table:table-cell office:value-type="float" office:value="10679.8" calcext:value-type="float">
            <text:p>10679.8</text:p>
          </table:table-cell>
          <table:table-cell office:value-type="float" office:value="10835.5" calcext:value-type="float">
            <text:p>10835.5</text:p>
          </table:table-cell>
          <table:table-cell office:value-type="float" office:value="10976.9" calcext:value-type="float">
            <text:p>10976.9</text:p>
          </table:table-cell>
          <table:table-cell office:value-type="float" office:value="10913.3" calcext:value-type="float">
            <text:p>10913.3</text:p>
          </table:table-cell>
          <table:table-cell office:value-type="float" office:value="10242.2" calcext:value-type="float">
            <text:p>10242.2</text:p>
          </table:table-cell>
          <table:table-cell office:value-type="float" office:value="9587.14" calcext:value-type="float">
            <text:p>9587.14</text:p>
          </table:table-cell>
          <table:table-cell office:value-type="float" office:value="10002.4" calcext:value-type="float">
            <text:p>10002.4</text:p>
          </table:table-cell>
          <table:table-cell office:value-type="float" office:value="10334.4" calcext:value-type="float">
            <text:p>10334.4</text:p>
          </table:table-cell>
          <table:table-cell office:value-type="float" office:value="10504.3" calcext:value-type="float">
            <text:p>10504.3</text:p>
          </table:table-cell>
          <table:table-cell office:value-type="float" office:value="11489" calcext:value-type="float">
            <text:p>11489</text:p>
          </table:table-cell>
          <table:table-cell office:value-type="float" office:value="11362.1" calcext:value-type="float">
            <text:p>11362.1</text:p>
          </table:table-cell>
          <table:table-cell office:value-type="float" office:value="11442.4" calcext:value-type="float">
            <text:p>11442.4</text:p>
          </table:table-cell>
          <table:table-cell office:value-type="float" office:value="10301.5" calcext:value-type="float">
            <text:p>10301.5</text:p>
          </table:table-cell>
          <table:table-cell office:value-type="float" office:value="9555.34" calcext:value-type="float">
            <text:p>9555.34</text:p>
          </table:table-cell>
          <table:table-cell office:value-type="float" office:value="9597.16" calcext:value-type="float">
            <text:p>9597.16</text:p>
          </table:table-cell>
          <table:table-cell office:value-type="float" office:value="9668.22" calcext:value-type="float">
            <text:p>9668.22</text:p>
          </table:table-cell>
          <table:table-cell office:value-type="float" office:value="9619.66" calcext:value-type="float">
            <text:p>9619.66</text:p>
          </table:table-cell>
          <table:table-cell office:value-type="float" office:value="9596.29" calcext:value-type="float">
            <text:p>9596.29</text:p>
          </table:table-cell>
          <table:table-cell office:value-type="float" office:value="9484.95" calcext:value-type="float">
            <text:p>9484.95</text:p>
          </table:table-cell>
          <table:table-cell office:value-type="float" office:value="9501.7" calcext:value-type="float">
            <text:p>9501.7</text:p>
          </table:table-cell>
          <table:table-cell office:value-type="float" office:value="9546.17" calcext:value-type="float">
            <text:p>9546.17</text:p>
          </table:table-cell>
          <table:table-cell office:value-type="float" office:value="9630.14" calcext:value-type="float">
            <text:p>9630.14</text:p>
          </table:table-cell>
          <table:table-cell office:value-type="float" office:value="9608.63" calcext:value-type="float">
            <text:p>9608.63</text:p>
          </table:table-cell>
          <table:table-cell office:value-type="float" office:value="9597.4" calcext:value-type="float">
            <text:p>9597.4</text:p>
          </table:table-cell>
          <table:table-cell office:value-type="float" office:value="9746.49" calcext:value-type="float">
            <text:p>9746.49</text:p>
          </table:table-cell>
          <table:table-cell office:value-type="float" office:value="9631.65" calcext:value-type="float">
            <text:p>9631.65</text:p>
          </table:table-cell>
          <table:table-cell office:value-type="float" office:value="10086.6" calcext:value-type="float">
            <text:p>10086.6</text:p>
          </table:table-cell>
          <table:table-cell office:value-type="float" office:value="10142.6" calcext:value-type="float">
            <text:p>10142.6</text:p>
          </table:table-cell>
          <table:table-cell office:value-type="float" office:value="10363.6" calcext:value-type="float">
            <text:p>10363.6</text:p>
          </table:table-cell>
          <table:table-cell office:value-type="float" office:value="9990.8" calcext:value-type="float">
            <text:p>9990.8</text:p>
          </table:table-cell>
          <table:table-cell office:value-type="float" office:value="9548.32" calcext:value-type="float">
            <text:p>9548.32</text:p>
          </table:table-cell>
          <table:table-cell office:value-type="float" office:value="9656.33" calcext:value-type="float">
            <text:p>9656.33</text:p>
          </table:table-cell>
          <table:table-cell office:value-type="float" office:value="9496.15" calcext:value-type="float">
            <text:p>9496.15</text:p>
          </table:table-cell>
          <table:table-cell office:value-type="float" office:value="9487.22" calcext:value-type="float">
            <text:p>9487.22</text:p>
          </table:table-cell>
          <table:table-cell office:value-type="float" office:value="9450.62" calcext:value-type="float">
            <text:p>9450.62</text:p>
          </table:table-cell>
          <table:table-cell office:value-type="float" office:value="9471.69" calcext:value-type="float">
            <text:p>9471.69</text:p>
          </table:table-cell>
          <table:table-cell office:value-type="float" office:value="9392.82" calcext:value-type="float">
            <text:p>9392.82</text:p>
          </table:table-cell>
          <table:table-cell office:value-type="float" office:value="9469.61" calcext:value-type="float">
            <text:p>9469.61</text:p>
          </table:table-cell>
          <table:table-cell office:value-type="float" office:value="9470.53" calcext:value-type="float">
            <text:p>9470.53</text:p>
          </table:table-cell>
          <table:table-cell office:value-type="float" office:value="9448.01" calcext:value-type="float">
            <text:p>9448.01</text:p>
          </table:table-cell>
          <table:table-cell office:value-type="float" office:value="9456.78" calcext:value-type="float">
            <text:p>9456.78</text:p>
          </table:table-cell>
          <table:table-cell office:value-type="float" office:value="9535.19" calcext:value-type="float">
            <text:p>9535.19</text:p>
          </table:table-cell>
          <table:table-cell office:value-type="float" office:value="9584.7" calcext:value-type="float">
            <text:p>9584.7</text:p>
          </table:table-cell>
          <table:table-cell office:value-type="float" office:value="9511.14" calcext:value-type="float">
            <text:p>9511.14</text:p>
          </table:table-cell>
          <table:table-cell office:value-type="float" office:value="9601.21" calcext:value-type="float">
            <text:p>9601.21</text:p>
          </table:table-cell>
          <table:table-cell office:value-type="float" office:value="9737.79" calcext:value-type="float">
            <text:p>9737.79</text:p>
          </table:table-cell>
          <table:table-cell office:value-type="float" office:value="9683.8" calcext:value-type="float">
            <text:p>9683.8</text:p>
          </table:table-cell>
          <table:table-cell office:value-type="float" office:value="9630.84" calcext:value-type="float">
            <text:p>9630.84</text:p>
          </table:table-cell>
          <table:table-cell office:value-type="float" office:value="9914.5" calcext:value-type="float">
            <text:p>9914.5</text:p>
          </table:table-cell>
          <table:table-cell office:value-type="float" office:value="10333.9" calcext:value-type="float">
            <text:p>10333.9</text:p>
          </table:table-cell>
          <table:table-cell office:value-type="float" office:value="10438.6" calcext:value-type="float">
            <text:p>10438.6</text:p>
          </table:table-cell>
          <table:table-cell office:value-type="float" office:value="10430.9" calcext:value-type="float">
            <text:p>10430.9</text:p>
          </table:table-cell>
          <table:table-cell office:value-type="float" office:value="9711.11" calcext:value-type="float">
            <text:p>9711.11</text:p>
          </table:table-cell>
          <table:table-cell office:value-type="float" office:value="9524.84" calcext:value-type="float">
            <text:p>9524.84</text:p>
          </table:table-cell>
          <table:table-cell office:value-type="float" office:value="9430.71" calcext:value-type="float">
            <text:p>9430.71</text:p>
          </table:table-cell>
          <table:table-cell office:value-type="float" office:value="9461.25" calcext:value-type="float">
            <text:p>9461.25</text:p>
          </table:table-cell>
          <table:table-cell office:value-type="float" office:value="9751.25" calcext:value-type="float">
            <text:p>9751.25</text:p>
          </table:table-cell>
          <table:table-cell office:value-type="float" office:value="9880.25" calcext:value-type="float">
            <text:p>9880.25</text:p>
          </table:table-cell>
          <table:table-cell office:value-type="float" office:value="9543.13" calcext:value-type="float">
            <text:p>9543.13</text:p>
          </table:table-cell>
          <table:table-cell office:value-type="float" office:value="9815.35" calcext:value-type="float">
            <text:p>9815.35</text:p>
          </table:table-cell>
          <table:table-cell office:value-type="float" office:value="9707.71" calcext:value-type="float">
            <text:p>9707.71</text:p>
          </table:table-cell>
          <table:table-cell office:value-type="float" office:value="10003.6" calcext:value-type="float">
            <text:p>10003.6</text:p>
          </table:table-cell>
          <table:table-cell office:value-type="float" office:value="10010.4" calcext:value-type="float">
            <text:p>10010.4</text:p>
          </table:table-cell>
          <table:table-cell office:value-type="float" office:value="10139.1" calcext:value-type="float">
            <text:p>10139.1</text:p>
          </table:table-cell>
          <table:table-cell office:value-type="float" office:value="10243.1" calcext:value-type="float">
            <text:p>10243.1</text:p>
          </table:table-cell>
          <table:table-cell office:value-type="float" office:value="9735.48" calcext:value-type="float">
            <text:p>9735.48</text:p>
          </table:table-cell>
          <table:table-cell office:value-type="float" office:value="9449.09" calcext:value-type="float">
            <text:p>9449.09</text:p>
          </table:table-cell>
          <table:table-cell office:value-type="float" office:value="9572.14" calcext:value-type="float">
            <text:p>9572.14</text:p>
          </table:table-cell>
          <table:table-cell office:value-type="float" office:value="9375.57" calcext:value-type="float">
            <text:p>9375.57</text:p>
          </table:table-cell>
          <table:table-cell office:value-type="float" office:value="9332.31" calcext:value-type="float">
            <text:p>9332.31</text:p>
          </table:table-cell>
          <table:table-cell office:value-type="float" office:value="9378" calcext:value-type="float">
            <text:p>9378</text:p>
          </table:table-cell>
          <table:table-cell office:value-type="float" office:value="9384.28" calcext:value-type="float">
            <text:p>9384.28</text:p>
          </table:table-cell>
          <table:table-cell office:value-type="float" office:value="9310.32" calcext:value-type="float">
            <text:p>9310.32</text:p>
          </table:table-cell>
          <table:table-cell office:value-type="float" office:value="9361.98" calcext:value-type="float">
            <text:p>9361.98</text:p>
          </table:table-cell>
          <table:table-cell office:value-type="float" office:value="9498.9" calcext:value-type="float">
            <text:p>9498.9</text:p>
          </table:table-cell>
          <table:table-cell office:value-type="float" office:value="9385.78" calcext:value-type="float">
            <text:p>9385.78</text:p>
          </table:table-cell>
          <table:table-cell office:value-type="float" office:value="9423.33" calcext:value-type="float">
            <text:p>9423.33</text:p>
          </table:table-cell>
          <table:table-cell office:value-type="float" office:value="9365.93" calcext:value-type="float">
            <text:p>9365.93</text:p>
          </table:table-cell>
          <table:table-cell office:value-type="float" office:value="9354.32" calcext:value-type="float">
            <text:p>9354.32</text:p>
          </table:table-cell>
          <table:table-cell office:value-type="float" office:value="9333.28" calcext:value-type="float">
            <text:p>9333.28</text:p>
          </table:table-cell>
          <table:table-cell office:value-type="float" office:value="9636.15" calcext:value-type="float">
            <text:p>9636.15</text:p>
          </table:table-cell>
          <table:table-cell office:value-type="float" office:value="9568.05" calcext:value-type="float">
            <text:p>9568.05</text:p>
          </table:table-cell>
          <table:table-cell office:value-type="float" office:value="9559.95" calcext:value-type="float">
            <text:p>9559.95</text:p>
          </table:table-cell>
          <table:table-cell office:value-type="float" office:value="9052.98" calcext:value-type="float">
            <text:p>9052.98</text:p>
          </table:table-cell>
          <table:table-cell office:value-type="float" office:value="9085.16" calcext:value-type="float">
            <text:p>9085.16</text:p>
          </table:table-cell>
          <table:table-cell office:value-type="float" office:value="9099.81" calcext:value-type="float">
            <text:p>9099.81</text:p>
          </table:table-cell>
          <table:table-cell office:value-type="float" office:value="9094.61" calcext:value-type="float">
            <text:p>9094.61</text:p>
          </table:table-cell>
          <table:table-cell office:value-type="float" office:value="9120.53" calcext:value-type="float">
            <text:p>9120.53</text:p>
          </table:table-cell>
          <table:table-cell office:value-type="float" office:value="9132" calcext:value-type="float">
            <text:p>9132</text:p>
          </table:table-cell>
          <table:table-cell office:value-type="float" office:value="9133.62" calcext:value-type="float">
            <text:p>9133.62</text:p>
          </table:table-cell>
          <table:table-cell office:value-type="float" office:value="9222.91" calcext:value-type="float">
            <text:p>9222.91</text:p>
          </table:table-cell>
          <table:table-cell office:value-type="float" office:value="9364.89" calcext:value-type="float">
            <text:p>9364.89</text:p>
          </table:table-cell>
          <table:table-cell office:value-type="float" office:value="9364.43" calcext:value-type="float">
            <text:p>9364.43</text:p>
          </table:table-cell>
          <table:table-cell office:value-type="float" office:value="9490.82" calcext:value-type="float">
            <text:p>9490.82</text:p>
          </table:table-cell>
          <table:table-cell office:value-type="float" office:value="9658.77" calcext:value-type="float">
            <text:p>9658.77</text:p>
          </table:table-cell>
          <table:table-cell office:value-type="float" office:value="9533.03" calcext:value-type="float">
            <text:p>9533.03</text:p>
          </table:table-cell>
          <table:table-cell office:value-type="float" office:value="9220.87" calcext:value-type="float">
            <text:p>9220.87</text:p>
          </table:table-cell>
          <table:table-cell office:value-type="float" office:value="9074.86" calcext:value-type="float">
            <text:p>9074.86</text:p>
          </table:table-cell>
          <table:table-cell office:value-type="float" office:value="9274.06" calcext:value-type="float">
            <text:p>9274.06</text:p>
          </table:table-cell>
          <table:table-cell office:value-type="float" office:value="9358.74" calcext:value-type="float">
            <text:p>9358.74</text:p>
          </table:table-cell>
          <table:table-cell office:value-type="float" office:value="9437.52" calcext:value-type="float">
            <text:p>9437.52</text:p>
          </table:table-cell>
          <table:table-cell office:value-type="float" office:value="9534.39" calcext:value-type="float">
            <text:p>9534.39</text:p>
          </table:table-cell>
          <table:table-cell office:value-type="float" office:value="10401.1" calcext:value-type="float">
            <text:p>10401.1</text:p>
          </table:table-cell>
          <table:table-cell office:value-type="float" office:value="9628.56" calcext:value-type="float">
            <text:p>9628.56</text:p>
          </table:table-cell>
          <table:table-cell office:value-type="float" office:value="8849.59" calcext:value-type="float">
            <text:p>8849.59</text:p>
          </table:table-cell>
          <table:table-cell office:value-type="float" office:value="8823.37" calcext:value-type="float">
            <text:p>8823.37</text:p>
          </table:table-cell>
          <table:table-cell office:value-type="float" office:value="8723.21" calcext:value-type="float">
            <text:p>8723.21</text:p>
          </table:table-cell>
          <table:table-cell office:value-type="float" office:value="8806.16" calcext:value-type="float">
            <text:p>8806.16</text:p>
          </table:table-cell>
          <table:table-cell office:value-type="float" office:value="8809.73" calcext:value-type="float">
            <text:p>8809.73</text:p>
          </table:table-cell>
          <table:table-cell office:value-type="float" office:value="8889.47" calcext:value-type="float">
            <text:p>8889.47</text:p>
          </table:table-cell>
          <table:table-cell office:value-type="float" office:value="8983.34" calcext:value-type="float">
            <text:p>8983.34</text:p>
          </table:table-cell>
          <table:table-cell office:value-type="float" office:value="8853.63" calcext:value-type="float">
            <text:p>8853.63</text:p>
          </table:table-cell>
          <table:table-cell office:value-type="float" office:value="8897.9" calcext:value-type="float">
            <text:p>8897.9</text:p>
          </table:table-cell>
          <table:table-cell table:number-columns-repeated="11"/>
        </table:table-row>
        <table:table-row table:style-name="ro1">
          <table:table-cell table:number-columns-repeated="349"/>
        </table:table-row>
        <table:table-row table:style-name="ro1">
          <table:table-cell office:value-type="string" calcext:value-type="string">
            <text:p>Population Size: 100 </text:p>
          </table:table-cell>
          <table:table-cell office:value-type="string" calcext:value-type="string">
            <text:p><text:s/>K: 5 </text:p>
          </table:table-cell>
          <table:table-cell office:value-type="string" calcext:value-type="string">
            <text:p><text:s/>Seed: 20 </text:p>
          </table:table-cell>
          <table:table-cell office:value-type="string" calcext:value-type="string">
            <text:p><text:s/>Max Generations w/out improvement: 15 </text:p>
          </table:table-cell>
          <table:table-cell office:value-type="string" calcext:value-type="string">
            <text:p><text:s/>Mutation Rate: 10 </text:p>
          </table:table-cell>
          <table:table-cell office:value-type="string" calcext:value-type="string">
            <text:p><text:s/>Crossover Rate: 80</text:p>
          </table:table-cell>
          <table:table-cell office:value-type="string" calcext:value-type="string">
            <text:p>Dynamic Mutation: on</text:p>
          </table:table-cell>
          <table:table-cell office:value-type="string" calcext:value-type="string">
            <text:p>Run: 2</text:p>
          </table:table-cell>
          <table:table-cell table:number-columns-repeated="341"/>
        </table:table-row>
        <table:table-row table:style-name="ro1">
          <table:table-cell table:number-columns-repeated="2" office:value-type="float" office:value="24180.1" calcext:value-type="float">
            <text:p>24180.1</text:p>
          </table:table-cell>
          <table:table-cell office:value-type="float" office:value="23661.2" calcext:value-type="float">
            <text:p>23661.2</text:p>
          </table:table-cell>
          <table:table-cell table:number-columns-repeated="2" office:value-type="float" office:value="22934.2" calcext:value-type="float">
            <text:p>22934.2</text:p>
          </table:table-cell>
          <table:table-cell table:number-columns-repeated="3" office:value-type="float" office:value="22140.3" calcext:value-type="float">
            <text:p>22140.3</text:p>
          </table:table-cell>
          <table:table-cell office:value-type="float" office:value="21286.7" calcext:value-type="float">
            <text:p>21286.7</text:p>
          </table:table-cell>
          <table:table-cell office:value-type="float" office:value="21220.2" calcext:value-type="float">
            <text:p>21220.2</text:p>
          </table:table-cell>
          <table:table-cell office:value-type="float" office:value="21091.6" calcext:value-type="float">
            <text:p>21091.6</text:p>
          </table:table-cell>
          <table:table-cell office:value-type="float" office:value="20901.5" calcext:value-type="float">
            <text:p>20901.5</text:p>
          </table:table-cell>
          <table:table-cell office:value-type="float" office:value="20595.1" calcext:value-type="float">
            <text:p>20595.1</text:p>
          </table:table-cell>
          <table:table-cell office:value-type="float" office:value="20568.6" calcext:value-type="float">
            <text:p>20568.6</text:p>
          </table:table-cell>
          <table:table-cell office:value-type="float" office:value="20177.3" calcext:value-type="float">
            <text:p>20177.3</text:p>
          </table:table-cell>
          <table:table-cell office:value-type="float" office:value="20074.8" calcext:value-type="float">
            <text:p>20074.8</text:p>
          </table:table-cell>
          <table:table-cell office:value-type="float" office:value="19646" calcext:value-type="float">
            <text:p>19646</text:p>
          </table:table-cell>
          <table:table-cell office:value-type="float" office:value="19642.3" calcext:value-type="float">
            <text:p>19642.3</text:p>
          </table:table-cell>
          <table:table-cell table:number-columns-repeated="2" office:value-type="float" office:value="19011.2" calcext:value-type="float">
            <text:p>19011.2</text:p>
          </table:table-cell>
          <table:table-cell office:value-type="float" office:value="18750.3" calcext:value-type="float">
            <text:p>18750.3</text:p>
          </table:table-cell>
          <table:table-cell table:number-columns-repeated="2" office:value-type="float" office:value="18692.8" calcext:value-type="float">
            <text:p>18692.8</text:p>
          </table:table-cell>
          <table:table-cell office:value-type="float" office:value="18633.5" calcext:value-type="float">
            <text:p>18633.5</text:p>
          </table:table-cell>
          <table:table-cell table:number-columns-repeated="2" office:value-type="float" office:value="18506.8" calcext:value-type="float">
            <text:p>18506.8</text:p>
          </table:table-cell>
          <table:table-cell office:value-type="float" office:value="18454.1" calcext:value-type="float">
            <text:p>18454.1</text:p>
          </table:table-cell>
          <table:table-cell office:value-type="float" office:value="18267.4" calcext:value-type="float">
            <text:p>18267.4</text:p>
          </table:table-cell>
          <table:table-cell office:value-type="float" office:value="18195.7" calcext:value-type="float">
            <text:p>18195.7</text:p>
          </table:table-cell>
          <table:table-cell office:value-type="float" office:value="18076" calcext:value-type="float">
            <text:p>18076</text:p>
          </table:table-cell>
          <table:table-cell table:number-columns-repeated="2" office:value-type="float" office:value="17866" calcext:value-type="float">
            <text:p>17866</text:p>
          </table:table-cell>
          <table:table-cell table:number-columns-repeated="4" office:value-type="float" office:value="17700.9" calcext:value-type="float">
            <text:p>17700.9</text:p>
          </table:table-cell>
          <table:table-cell table:number-columns-repeated="5" office:value-type="float" office:value="17353.4" calcext:value-type="float">
            <text:p>17353.4</text:p>
          </table:table-cell>
          <table:table-cell table:number-columns-repeated="6" office:value-type="float" office:value="16963.2" calcext:value-type="float">
            <text:p>16963.2</text:p>
          </table:table-cell>
          <table:table-cell office:value-type="float" office:value="16831.5" calcext:value-type="float">
            <text:p>16831.5</text:p>
          </table:table-cell>
          <table:table-cell table:number-columns-repeated="5" office:value-type="float" office:value="16641" calcext:value-type="float">
            <text:p>16641</text:p>
          </table:table-cell>
          <table:table-cell table:number-columns-repeated="2" office:value-type="float" office:value="16358.4" calcext:value-type="float">
            <text:p>16358.4</text:p>
          </table:table-cell>
          <table:table-cell office:value-type="float" office:value="16228.1" calcext:value-type="float">
            <text:p>16228.1</text:p>
          </table:table-cell>
          <table:table-cell table:number-columns-repeated="3" office:value-type="float" office:value="15737.7" calcext:value-type="float">
            <text:p>15737.7</text:p>
          </table:table-cell>
          <table:table-cell table:number-columns-repeated="2" office:value-type="float" office:value="15555.4" calcext:value-type="float">
            <text:p>15555.4</text:p>
          </table:table-cell>
          <table:table-cell office:value-type="float" office:value="15375.8" calcext:value-type="float">
            <text:p>15375.8</text:p>
          </table:table-cell>
          <table:table-cell table:number-columns-repeated="2" office:value-type="float" office:value="15066.9" calcext:value-type="float">
            <text:p>15066.9</text:p>
          </table:table-cell>
          <table:table-cell table:number-columns-repeated="4" office:value-type="float" office:value="15047.3" calcext:value-type="float">
            <text:p>15047.3</text:p>
          </table:table-cell>
          <table:table-cell table:number-columns-repeated="2" office:value-type="float" office:value="15001.3" calcext:value-type="float">
            <text:p>15001.3</text:p>
          </table:table-cell>
          <table:table-cell table:number-columns-repeated="2" office:value-type="float" office:value="14754.7" calcext:value-type="float">
            <text:p>14754.7</text:p>
          </table:table-cell>
          <table:table-cell table:number-columns-repeated="4" office:value-type="float" office:value="14573.3" calcext:value-type="float">
            <text:p>14573.3</text:p>
          </table:table-cell>
          <table:table-cell office:value-type="float" office:value="14499" calcext:value-type="float">
            <text:p>14499</text:p>
          </table:table-cell>
          <table:table-cell office:value-type="float" office:value="14496" calcext:value-type="float">
            <text:p>14496</text:p>
          </table:table-cell>
          <table:table-cell table:number-columns-repeated="4" office:value-type="float" office:value="14325" calcext:value-type="float">
            <text:p>14325</text:p>
          </table:table-cell>
          <table:table-cell office:value-type="float" office:value="14306.6" calcext:value-type="float">
            <text:p>14306.6</text:p>
          </table:table-cell>
          <table:table-cell office:value-type="float" office:value="14192.1" calcext:value-type="float">
            <text:p>14192.1</text:p>
          </table:table-cell>
          <table:table-cell office:value-type="float" office:value="14166.6" calcext:value-type="float">
            <text:p>14166.6</text:p>
          </table:table-cell>
          <table:table-cell table:number-columns-repeated="6" office:value-type="float" office:value="14150.4" calcext:value-type="float">
            <text:p>14150.4</text:p>
          </table:table-cell>
          <table:table-cell office:value-type="float" office:value="14136.5" calcext:value-type="float">
            <text:p>14136.5</text:p>
          </table:table-cell>
          <table:table-cell office:value-type="float" office:value="14129.6" calcext:value-type="float">
            <text:p>14129.6</text:p>
          </table:table-cell>
          <table:table-cell office:value-type="float" office:value="14006.5" calcext:value-type="float">
            <text:p>14006.5</text:p>
          </table:table-cell>
          <table:table-cell office:value-type="float" office:value="14000.1" calcext:value-type="float">
            <text:p>14000.1</text:p>
          </table:table-cell>
          <table:table-cell office:value-type="float" office:value="13910.6" calcext:value-type="float">
            <text:p>13910.6</text:p>
          </table:table-cell>
          <table:table-cell office:value-type="float" office:value="13439" calcext:value-type="float">
            <text:p>13439</text:p>
          </table:table-cell>
          <table:table-cell office:value-type="float" office:value="13393.2" calcext:value-type="float">
            <text:p>13393.2</text:p>
          </table:table-cell>
          <table:table-cell table:number-columns-repeated="2" office:value-type="float" office:value="13288.7" calcext:value-type="float">
            <text:p>13288.7</text:p>
          </table:table-cell>
          <table:table-cell office:value-type="float" office:value="13206.3" calcext:value-type="float">
            <text:p>13206.3</text:p>
          </table:table-cell>
          <table:table-cell office:value-type="float" office:value="13022.7" calcext:value-type="float">
            <text:p>13022.7</text:p>
          </table:table-cell>
          <table:table-cell office:value-type="float" office:value="12995.4" calcext:value-type="float">
            <text:p>12995.4</text:p>
          </table:table-cell>
          <table:table-cell table:number-columns-repeated="2" office:value-type="float" office:value="12944.1" calcext:value-type="float">
            <text:p>12944.1</text:p>
          </table:table-cell>
          <table:table-cell office:value-type="float" office:value="12758.6" calcext:value-type="float">
            <text:p>12758.6</text:p>
          </table:table-cell>
          <table:table-cell table:number-columns-repeated="7" office:value-type="float" office:value="12751.6" calcext:value-type="float">
            <text:p>12751.6</text:p>
          </table:table-cell>
          <table:table-cell office:value-type="float" office:value="12744.1" calcext:value-type="float">
            <text:p>12744.1</text:p>
          </table:table-cell>
          <table:table-cell table:number-columns-repeated="7" office:value-type="float" office:value="12644.2" calcext:value-type="float">
            <text:p>12644.2</text:p>
          </table:table-cell>
          <table:table-cell table:number-columns-repeated="2" office:value-type="float" office:value="12465.3" calcext:value-type="float">
            <text:p>12465.3</text:p>
          </table:table-cell>
          <table:table-cell table:number-columns-repeated="2" office:value-type="float" office:value="12461.1" calcext:value-type="float">
            <text:p>12461.1</text:p>
          </table:table-cell>
          <table:table-cell table:number-columns-repeated="3" office:value-type="float" office:value="12394.9" calcext:value-type="float">
            <text:p>12394.9</text:p>
          </table:table-cell>
          <table:table-cell table:number-columns-repeated="6" office:value-type="float" office:value="12231.4" calcext:value-type="float">
            <text:p>12231.4</text:p>
          </table:table-cell>
          <table:table-cell table:number-columns-repeated="10" office:value-type="float" office:value="12139.4" calcext:value-type="float">
            <text:p>12139.4</text:p>
          </table:table-cell>
          <table:table-cell office:value-type="float" office:value="12138.2" calcext:value-type="float">
            <text:p>12138.2</text:p>
          </table:table-cell>
          <table:table-cell office:value-type="float" office:value="12136.2" calcext:value-type="float">
            <text:p>12136.2</text:p>
          </table:table-cell>
          <table:table-cell table:number-columns-repeated="5" office:value-type="float" office:value="11869.6" calcext:value-type="float">
            <text:p>11869.6</text:p>
          </table:table-cell>
          <table:table-cell office:value-type="float" office:value="11837.8" calcext:value-type="float">
            <text:p>11837.8</text:p>
          </table:table-cell>
          <table:table-cell table:number-columns-repeated="3" office:value-type="float" office:value="11581.2" calcext:value-type="float">
            <text:p>11581.2</text:p>
          </table:table-cell>
          <table:table-cell office:value-type="float" office:value="11459.2" calcext:value-type="float">
            <text:p>11459.2</text:p>
          </table:table-cell>
          <table:table-cell table:number-columns-repeated="6" office:value-type="float" office:value="11314.5" calcext:value-type="float">
            <text:p>11314.5</text:p>
          </table:table-cell>
          <table:table-cell office:value-type="float" office:value="11310.1" calcext:value-type="float">
            <text:p>11310.1</text:p>
          </table:table-cell>
          <table:table-cell table:number-columns-repeated="4" office:value-type="float" office:value="11091.3" calcext:value-type="float">
            <text:p>11091.3</text:p>
          </table:table-cell>
          <table:table-cell table:number-columns-repeated="5" office:value-type="float" office:value="11079.1" calcext:value-type="float">
            <text:p>11079.1</text:p>
          </table:table-cell>
          <table:table-cell table:number-columns-repeated="10" office:value-type="float" office:value="11002.8" calcext:value-type="float">
            <text:p>11002.8</text:p>
          </table:table-cell>
          <table:table-cell table:number-columns-repeated="2" office:value-type="float" office:value="10948.2" calcext:value-type="float">
            <text:p>10948.2</text:p>
          </table:table-cell>
          <table:table-cell table:number-columns-repeated="3" office:value-type="float" office:value="10896.3" calcext:value-type="float">
            <text:p>10896.3</text:p>
          </table:table-cell>
          <table:table-cell table:number-columns-repeated="2" office:value-type="float" office:value="10874.2" calcext:value-type="float">
            <text:p>10874.2</text:p>
          </table:table-cell>
          <table:table-cell office:value-type="float" office:value="10751.4" calcext:value-type="float">
            <text:p>10751.4</text:p>
          </table:table-cell>
          <table:table-cell table:number-columns-repeated="3" office:value-type="float" office:value="10686.4" calcext:value-type="float">
            <text:p>10686.4</text:p>
          </table:table-cell>
          <table:table-cell table:number-columns-repeated="5" office:value-type="float" office:value="10662" calcext:value-type="float">
            <text:p>10662</text:p>
          </table:table-cell>
          <table:table-cell table:number-columns-repeated="13" office:value-type="float" office:value="10351" calcext:value-type="float">
            <text:p>10351</text:p>
          </table:table-cell>
          <table:table-cell table:number-columns-repeated="10" office:value-type="float" office:value="9636.13" calcext:value-type="float">
            <text:p>9636.13</text:p>
          </table:table-cell>
          <table:table-cell table:number-columns-repeated="12" office:value-type="float" office:value="9316.17" calcext:value-type="float">
            <text:p>9316.17</text:p>
          </table:table-cell>
          <table:table-cell table:number-columns-repeated="8" office:value-type="float" office:value="9264.44" calcext:value-type="float">
            <text:p>9264.44</text:p>
          </table:table-cell>
          <table:table-cell table:number-columns-repeated="8" office:value-type="float" office:value="9229.73" calcext:value-type="float">
            <text:p>9229.73</text:p>
          </table:table-cell>
          <table:table-cell table:number-columns-repeated="3" office:value-type="float" office:value="8897.92" calcext:value-type="float">
            <text:p>8897.92</text:p>
          </table:table-cell>
          <table:table-cell table:number-columns-repeated="2" office:value-type="float" office:value="8887.85" calcext:value-type="float">
            <text:p>8887.85</text:p>
          </table:table-cell>
          <table:table-cell office:value-type="float" office:value="8845.7" calcext:value-type="float">
            <text:p>8845.7</text:p>
          </table:table-cell>
          <table:table-cell office:value-type="float" office:value="8795.6" calcext:value-type="float">
            <text:p>8795.6</text:p>
          </table:table-cell>
          <table:table-cell table:number-columns-repeated="2" office:value-type="float" office:value="8765.94" calcext:value-type="float">
            <text:p>8765.94</text:p>
          </table:table-cell>
          <table:table-cell table:number-columns-repeated="16" office:value-type="float" office:value="8673.69" calcext:value-type="float">
            <text:p>8673.69</text:p>
          </table:table-cell>
          <table:table-cell table:number-columns-repeated="75"/>
        </table:table-row>
        <table:table-row table:style-name="ro1">
          <table:table-cell office:value-type="float" office:value="29319.2" calcext:value-type="float">
            <text:p>29319.2</text:p>
          </table:table-cell>
          <table:table-cell office:value-type="float" office:value="28601.2" calcext:value-type="float">
            <text:p>28601.2</text:p>
          </table:table-cell>
          <table:table-cell office:value-type="float" office:value="28125.8" calcext:value-type="float">
            <text:p>28125.8</text:p>
          </table:table-cell>
          <table:table-cell office:value-type="float" office:value="27424.4" calcext:value-type="float">
            <text:p>27424.4</text:p>
          </table:table-cell>
          <table:table-cell office:value-type="float" office:value="27260.4" calcext:value-type="float">
            <text:p>27260.4</text:p>
          </table:table-cell>
          <table:table-cell office:value-type="float" office:value="27098.2" calcext:value-type="float">
            <text:p>27098.2</text:p>
          </table:table-cell>
          <table:table-cell office:value-type="float" office:value="27307.4" calcext:value-type="float">
            <text:p>27307.4</text:p>
          </table:table-cell>
          <table:table-cell office:value-type="float" office:value="26407.9" calcext:value-type="float">
            <text:p>26407.9</text:p>
          </table:table-cell>
          <table:table-cell office:value-type="float" office:value="25467.5" calcext:value-type="float">
            <text:p>25467.5</text:p>
          </table:table-cell>
          <table:table-cell office:value-type="float" office:value="23532.6" calcext:value-type="float">
            <text:p>23532.6</text:p>
          </table:table-cell>
          <table:table-cell office:value-type="float" office:value="22488.3" calcext:value-type="float">
            <text:p>22488.3</text:p>
          </table:table-cell>
          <table:table-cell office:value-type="float" office:value="22098.1" calcext:value-type="float">
            <text:p>22098.1</text:p>
          </table:table-cell>
          <table:table-cell office:value-type="float" office:value="21789.8" calcext:value-type="float">
            <text:p>21789.8</text:p>
          </table:table-cell>
          <table:table-cell office:value-type="float" office:value="21845.1" calcext:value-type="float">
            <text:p>21845.1</text:p>
          </table:table-cell>
          <table:table-cell office:value-type="float" office:value="21208.9" calcext:value-type="float">
            <text:p>21208.9</text:p>
          </table:table-cell>
          <table:table-cell office:value-type="float" office:value="21226" calcext:value-type="float">
            <text:p>21226</text:p>
          </table:table-cell>
          <table:table-cell office:value-type="float" office:value="21099.1" calcext:value-type="float">
            <text:p>21099.1</text:p>
          </table:table-cell>
          <table:table-cell office:value-type="float" office:value="20716.8" calcext:value-type="float">
            <text:p>20716.8</text:p>
          </table:table-cell>
          <table:table-cell office:value-type="float" office:value="20721.6" calcext:value-type="float">
            <text:p>20721.6</text:p>
          </table:table-cell>
          <table:table-cell office:value-type="float" office:value="20834" calcext:value-type="float">
            <text:p>20834</text:p>
          </table:table-cell>
          <table:table-cell office:value-type="float" office:value="20351.7" calcext:value-type="float">
            <text:p>20351.7</text:p>
          </table:table-cell>
          <table:table-cell office:value-type="float" office:value="19947" calcext:value-type="float">
            <text:p>19947</text:p>
          </table:table-cell>
          <table:table-cell office:value-type="float" office:value="19528.5" calcext:value-type="float">
            <text:p>19528.5</text:p>
          </table:table-cell>
          <table:table-cell office:value-type="float" office:value="19587.5" calcext:value-type="float">
            <text:p>19587.5</text:p>
          </table:table-cell>
          <table:table-cell office:value-type="float" office:value="19319.1" calcext:value-type="float">
            <text:p>19319.1</text:p>
          </table:table-cell>
          <table:table-cell office:value-type="float" office:value="19081.4" calcext:value-type="float">
            <text:p>19081.4</text:p>
          </table:table-cell>
          <table:table-cell office:value-type="float" office:value="18922.8" calcext:value-type="float">
            <text:p>18922.8</text:p>
          </table:table-cell>
          <table:table-cell office:value-type="float" office:value="18740.1" calcext:value-type="float">
            <text:p>18740.1</text:p>
          </table:table-cell>
          <table:table-cell office:value-type="float" office:value="18708.3" calcext:value-type="float">
            <text:p>18708.3</text:p>
          </table:table-cell>
          <table:table-cell office:value-type="float" office:value="18766.9" calcext:value-type="float">
            <text:p>18766.9</text:p>
          </table:table-cell>
          <table:table-cell office:value-type="float" office:value="18585.8" calcext:value-type="float">
            <text:p>18585.8</text:p>
          </table:table-cell>
          <table:table-cell office:value-type="float" office:value="18514.8" calcext:value-type="float">
            <text:p>18514.8</text:p>
          </table:table-cell>
          <table:table-cell office:value-type="float" office:value="18925.6" calcext:value-type="float">
            <text:p>18925.6</text:p>
          </table:table-cell>
          <table:table-cell office:value-type="float" office:value="18951.6" calcext:value-type="float">
            <text:p>18951.6</text:p>
          </table:table-cell>
          <table:table-cell office:value-type="float" office:value="20101.7" calcext:value-type="float">
            <text:p>20101.7</text:p>
          </table:table-cell>
          <table:table-cell office:value-type="float" office:value="20082.9" calcext:value-type="float">
            <text:p>20082.9</text:p>
          </table:table-cell>
          <table:table-cell office:value-type="float" office:value="19623.4" calcext:value-type="float">
            <text:p>19623.4</text:p>
          </table:table-cell>
          <table:table-cell office:value-type="float" office:value="19971.4" calcext:value-type="float">
            <text:p>19971.4</text:p>
          </table:table-cell>
          <table:table-cell office:value-type="float" office:value="19145.6" calcext:value-type="float">
            <text:p>19145.6</text:p>
          </table:table-cell>
          <table:table-cell office:value-type="float" office:value="20069.9" calcext:value-type="float">
            <text:p>20069.9</text:p>
          </table:table-cell>
          <table:table-cell office:value-type="float" office:value="19675.1" calcext:value-type="float">
            <text:p>19675.1</text:p>
          </table:table-cell>
          <table:table-cell office:value-type="float" office:value="20412.7" calcext:value-type="float">
            <text:p>20412.7</text:p>
          </table:table-cell>
          <table:table-cell office:value-type="float" office:value="19966.3" calcext:value-type="float">
            <text:p>19966.3</text:p>
          </table:table-cell>
          <table:table-cell office:value-type="float" office:value="19483.2" calcext:value-type="float">
            <text:p>19483.2</text:p>
          </table:table-cell>
          <table:table-cell office:value-type="float" office:value="19311.3" calcext:value-type="float">
            <text:p>19311.3</text:p>
          </table:table-cell>
          <table:table-cell office:value-type="float" office:value="19021.1" calcext:value-type="float">
            <text:p>19021.1</text:p>
          </table:table-cell>
          <table:table-cell office:value-type="float" office:value="18949.5" calcext:value-type="float">
            <text:p>18949.5</text:p>
          </table:table-cell>
          <table:table-cell office:value-type="float" office:value="18886.6" calcext:value-type="float">
            <text:p>18886.6</text:p>
          </table:table-cell>
          <table:table-cell office:value-type="float" office:value="17990.9" calcext:value-type="float">
            <text:p>17990.9</text:p>
          </table:table-cell>
          <table:table-cell office:value-type="float" office:value="18175.5" calcext:value-type="float">
            <text:p>18175.5</text:p>
          </table:table-cell>
          <table:table-cell office:value-type="float" office:value="18286.1" calcext:value-type="float">
            <text:p>18286.1</text:p>
          </table:table-cell>
          <table:table-cell office:value-type="float" office:value="18311" calcext:value-type="float">
            <text:p>18311</text:p>
          </table:table-cell>
          <table:table-cell office:value-type="float" office:value="18663.7" calcext:value-type="float">
            <text:p>18663.7</text:p>
          </table:table-cell>
          <table:table-cell office:value-type="float" office:value="18204.7" calcext:value-type="float">
            <text:p>18204.7</text:p>
          </table:table-cell>
          <table:table-cell office:value-type="float" office:value="16983.7" calcext:value-type="float">
            <text:p>16983.7</text:p>
          </table:table-cell>
          <table:table-cell office:value-type="float" office:value="17367.3" calcext:value-type="float">
            <text:p>17367.3</text:p>
          </table:table-cell>
          <table:table-cell office:value-type="float" office:value="17376.2" calcext:value-type="float">
            <text:p>17376.2</text:p>
          </table:table-cell>
          <table:table-cell office:value-type="float" office:value="17172.2" calcext:value-type="float">
            <text:p>17172.2</text:p>
          </table:table-cell>
          <table:table-cell office:value-type="float" office:value="17568" calcext:value-type="float">
            <text:p>17568</text:p>
          </table:table-cell>
          <table:table-cell office:value-type="float" office:value="17346.3" calcext:value-type="float">
            <text:p>17346.3</text:p>
          </table:table-cell>
          <table:table-cell office:value-type="float" office:value="17810.4" calcext:value-type="float">
            <text:p>17810.4</text:p>
          </table:table-cell>
          <table:table-cell office:value-type="float" office:value="17322.5" calcext:value-type="float">
            <text:p>17322.5</text:p>
          </table:table-cell>
          <table:table-cell office:value-type="float" office:value="16355.4" calcext:value-type="float">
            <text:p>16355.4</text:p>
          </table:table-cell>
          <table:table-cell office:value-type="float" office:value="16108.3" calcext:value-type="float">
            <text:p>16108.3</text:p>
          </table:table-cell>
          <table:table-cell office:value-type="float" office:value="16641.7" calcext:value-type="float">
            <text:p>16641.7</text:p>
          </table:table-cell>
          <table:table-cell office:value-type="float" office:value="16503.5" calcext:value-type="float">
            <text:p>16503.5</text:p>
          </table:table-cell>
          <table:table-cell office:value-type="float" office:value="16069" calcext:value-type="float">
            <text:p>16069</text:p>
          </table:table-cell>
          <table:table-cell office:value-type="float" office:value="15523.7" calcext:value-type="float">
            <text:p>15523.7</text:p>
          </table:table-cell>
          <table:table-cell office:value-type="float" office:value="15386.2" calcext:value-type="float">
            <text:p>15386.2</text:p>
          </table:table-cell>
          <table:table-cell office:value-type="float" office:value="15717.2" calcext:value-type="float">
            <text:p>15717.2</text:p>
          </table:table-cell>
          <table:table-cell office:value-type="float" office:value="16036.4" calcext:value-type="float">
            <text:p>16036.4</text:p>
          </table:table-cell>
          <table:table-cell office:value-type="float" office:value="16199" calcext:value-type="float">
            <text:p>16199</text:p>
          </table:table-cell>
          <table:table-cell office:value-type="float" office:value="15865.1" calcext:value-type="float">
            <text:p>15865.1</text:p>
          </table:table-cell>
          <table:table-cell office:value-type="float" office:value="15269.3" calcext:value-type="float">
            <text:p>15269.3</text:p>
          </table:table-cell>
          <table:table-cell office:value-type="float" office:value="15331.6" calcext:value-type="float">
            <text:p>15331.6</text:p>
          </table:table-cell>
          <table:table-cell office:value-type="float" office:value="15155" calcext:value-type="float">
            <text:p>15155</text:p>
          </table:table-cell>
          <table:table-cell office:value-type="float" office:value="15134.8" calcext:value-type="float">
            <text:p>15134.8</text:p>
          </table:table-cell>
          <table:table-cell office:value-type="float" office:value="15301.1" calcext:value-type="float">
            <text:p>15301.1</text:p>
          </table:table-cell>
          <table:table-cell office:value-type="float" office:value="16328.3" calcext:value-type="float">
            <text:p>16328.3</text:p>
          </table:table-cell>
          <table:table-cell office:value-type="float" office:value="16874.1" calcext:value-type="float">
            <text:p>16874.1</text:p>
          </table:table-cell>
          <table:table-cell office:value-type="float" office:value="16362.4" calcext:value-type="float">
            <text:p>16362.4</text:p>
          </table:table-cell>
          <table:table-cell office:value-type="float" office:value="16524.3" calcext:value-type="float">
            <text:p>16524.3</text:p>
          </table:table-cell>
          <table:table-cell office:value-type="float" office:value="17473.5" calcext:value-type="float">
            <text:p>17473.5</text:p>
          </table:table-cell>
          <table:table-cell office:value-type="float" office:value="16282.5" calcext:value-type="float">
            <text:p>16282.5</text:p>
          </table:table-cell>
          <table:table-cell office:value-type="float" office:value="15391.3" calcext:value-type="float">
            <text:p>15391.3</text:p>
          </table:table-cell>
          <table:table-cell office:value-type="float" office:value="15224" calcext:value-type="float">
            <text:p>15224</text:p>
          </table:table-cell>
          <table:table-cell office:value-type="float" office:value="15596.1" calcext:value-type="float">
            <text:p>15596.1</text:p>
          </table:table-cell>
          <table:table-cell office:value-type="float" office:value="15967.9" calcext:value-type="float">
            <text:p>15967.9</text:p>
          </table:table-cell>
          <table:table-cell office:value-type="float" office:value="16665.3" calcext:value-type="float">
            <text:p>16665.3</text:p>
          </table:table-cell>
          <table:table-cell office:value-type="float" office:value="16378.8" calcext:value-type="float">
            <text:p>16378.8</text:p>
          </table:table-cell>
          <table:table-cell office:value-type="float" office:value="15202.5" calcext:value-type="float">
            <text:p>15202.5</text:p>
          </table:table-cell>
          <table:table-cell office:value-type="float" office:value="14527.3" calcext:value-type="float">
            <text:p>14527.3</text:p>
          </table:table-cell>
          <table:table-cell office:value-type="float" office:value="14682.6" calcext:value-type="float">
            <text:p>14682.6</text:p>
          </table:table-cell>
          <table:table-cell office:value-type="float" office:value="15376.6" calcext:value-type="float">
            <text:p>15376.6</text:p>
          </table:table-cell>
          <table:table-cell office:value-type="float" office:value="14826.9" calcext:value-type="float">
            <text:p>14826.9</text:p>
          </table:table-cell>
          <table:table-cell office:value-type="float" office:value="14947" calcext:value-type="float">
            <text:p>14947</text:p>
          </table:table-cell>
          <table:table-cell office:value-type="float" office:value="14620.1" calcext:value-type="float">
            <text:p>14620.1</text:p>
          </table:table-cell>
          <table:table-cell office:value-type="float" office:value="14649.8" calcext:value-type="float">
            <text:p>14649.8</text:p>
          </table:table-cell>
          <table:table-cell office:value-type="float" office:value="14815.9" calcext:value-type="float">
            <text:p>14815.9</text:p>
          </table:table-cell>
          <table:table-cell office:value-type="float" office:value="14810.4" calcext:value-type="float">
            <text:p>14810.4</text:p>
          </table:table-cell>
          <table:table-cell office:value-type="float" office:value="14270.1" calcext:value-type="float">
            <text:p>14270.1</text:p>
          </table:table-cell>
          <table:table-cell office:value-type="float" office:value="13938.8" calcext:value-type="float">
            <text:p>13938.8</text:p>
          </table:table-cell>
          <table:table-cell office:value-type="float" office:value="13933.3" calcext:value-type="float">
            <text:p>13933.3</text:p>
          </table:table-cell>
          <table:table-cell office:value-type="float" office:value="13870.9" calcext:value-type="float">
            <text:p>13870.9</text:p>
          </table:table-cell>
          <table:table-cell office:value-type="float" office:value="13587" calcext:value-type="float">
            <text:p>13587</text:p>
          </table:table-cell>
          <table:table-cell office:value-type="float" office:value="13348.7" calcext:value-type="float">
            <text:p>13348.7</text:p>
          </table:table-cell>
          <table:table-cell office:value-type="float" office:value="13129.2" calcext:value-type="float">
            <text:p>13129.2</text:p>
          </table:table-cell>
          <table:table-cell office:value-type="float" office:value="13421.6" calcext:value-type="float">
            <text:p>13421.6</text:p>
          </table:table-cell>
          <table:table-cell office:value-type="float" office:value="13465.5" calcext:value-type="float">
            <text:p>13465.5</text:p>
          </table:table-cell>
          <table:table-cell office:value-type="float" office:value="13448.1" calcext:value-type="float">
            <text:p>13448.1</text:p>
          </table:table-cell>
          <table:table-cell office:value-type="float" office:value="13592.1" calcext:value-type="float">
            <text:p>13592.1</text:p>
          </table:table-cell>
          <table:table-cell office:value-type="float" office:value="13868.1" calcext:value-type="float">
            <text:p>13868.1</text:p>
          </table:table-cell>
          <table:table-cell office:value-type="float" office:value="13783.1" calcext:value-type="float">
            <text:p>13783.1</text:p>
          </table:table-cell>
          <table:table-cell office:value-type="float" office:value="13879.4" calcext:value-type="float">
            <text:p>13879.4</text:p>
          </table:table-cell>
          <table:table-cell office:value-type="float" office:value="13842.7" calcext:value-type="float">
            <text:p>13842.7</text:p>
          </table:table-cell>
          <table:table-cell office:value-type="float" office:value="14619.1" calcext:value-type="float">
            <text:p>14619.1</text:p>
          </table:table-cell>
          <table:table-cell office:value-type="float" office:value="14476.8" calcext:value-type="float">
            <text:p>14476.8</text:p>
          </table:table-cell>
          <table:table-cell office:value-type="float" office:value="14819.5" calcext:value-type="float">
            <text:p>14819.5</text:p>
          </table:table-cell>
          <table:table-cell office:value-type="float" office:value="16853.8" calcext:value-type="float">
            <text:p>16853.8</text:p>
          </table:table-cell>
          <table:table-cell office:value-type="float" office:value="15634.1" calcext:value-type="float">
            <text:p>15634.1</text:p>
          </table:table-cell>
          <table:table-cell office:value-type="float" office:value="15065.2" calcext:value-type="float">
            <text:p>15065.2</text:p>
          </table:table-cell>
          <table:table-cell office:value-type="float" office:value="13815.2" calcext:value-type="float">
            <text:p>13815.2</text:p>
          </table:table-cell>
          <table:table-cell office:value-type="float" office:value="13434.3" calcext:value-type="float">
            <text:p>13434.3</text:p>
          </table:table-cell>
          <table:table-cell office:value-type="float" office:value="12956.3" calcext:value-type="float">
            <text:p>12956.3</text:p>
          </table:table-cell>
          <table:table-cell office:value-type="float" office:value="13405.7" calcext:value-type="float">
            <text:p>13405.7</text:p>
          </table:table-cell>
          <table:table-cell office:value-type="float" office:value="14278.3" calcext:value-type="float">
            <text:p>14278.3</text:p>
          </table:table-cell>
          <table:table-cell office:value-type="float" office:value="13175" calcext:value-type="float">
            <text:p>13175</text:p>
          </table:table-cell>
          <table:table-cell office:value-type="float" office:value="13644.5" calcext:value-type="float">
            <text:p>13644.5</text:p>
          </table:table-cell>
          <table:table-cell office:value-type="float" office:value="12891.9" calcext:value-type="float">
            <text:p>12891.9</text:p>
          </table:table-cell>
          <table:table-cell office:value-type="float" office:value="12698.3" calcext:value-type="float">
            <text:p>12698.3</text:p>
          </table:table-cell>
          <table:table-cell office:value-type="float" office:value="12739.3" calcext:value-type="float">
            <text:p>12739.3</text:p>
          </table:table-cell>
          <table:table-cell office:value-type="float" office:value="12828.7" calcext:value-type="float">
            <text:p>12828.7</text:p>
          </table:table-cell>
          <table:table-cell office:value-type="float" office:value="12634.9" calcext:value-type="float">
            <text:p>12634.9</text:p>
          </table:table-cell>
          <table:table-cell office:value-type="float" office:value="12415.6" calcext:value-type="float">
            <text:p>12415.6</text:p>
          </table:table-cell>
          <table:table-cell office:value-type="float" office:value="12474.4" calcext:value-type="float">
            <text:p>12474.4</text:p>
          </table:table-cell>
          <table:table-cell office:value-type="float" office:value="12665.4" calcext:value-type="float">
            <text:p>12665.4</text:p>
          </table:table-cell>
          <table:table-cell office:value-type="float" office:value="12762.1" calcext:value-type="float">
            <text:p>12762.1</text:p>
          </table:table-cell>
          <table:table-cell office:value-type="float" office:value="12773.3" calcext:value-type="float">
            <text:p>12773.3</text:p>
          </table:table-cell>
          <table:table-cell office:value-type="float" office:value="13795.8" calcext:value-type="float">
            <text:p>13795.8</text:p>
          </table:table-cell>
          <table:table-cell office:value-type="float" office:value="12906.2" calcext:value-type="float">
            <text:p>12906.2</text:p>
          </table:table-cell>
          <table:table-cell office:value-type="float" office:value="13417.1" calcext:value-type="float">
            <text:p>13417.1</text:p>
          </table:table-cell>
          <table:table-cell office:value-type="float" office:value="13687.5" calcext:value-type="float">
            <text:p>13687.5</text:p>
          </table:table-cell>
          <table:table-cell office:value-type="float" office:value="13832.8" calcext:value-type="float">
            <text:p>13832.8</text:p>
          </table:table-cell>
          <table:table-cell office:value-type="float" office:value="13884.1" calcext:value-type="float">
            <text:p>13884.1</text:p>
          </table:table-cell>
          <table:table-cell office:value-type="float" office:value="13874.9" calcext:value-type="float">
            <text:p>13874.9</text:p>
          </table:table-cell>
          <table:table-cell office:value-type="float" office:value="13285.8" calcext:value-type="float">
            <text:p>13285.8</text:p>
          </table:table-cell>
          <table:table-cell office:value-type="float" office:value="12533" calcext:value-type="float">
            <text:p>12533</text:p>
          </table:table-cell>
          <table:table-cell office:value-type="float" office:value="12665" calcext:value-type="float">
            <text:p>12665</text:p>
          </table:table-cell>
          <table:table-cell office:value-type="float" office:value="12446.5" calcext:value-type="float">
            <text:p>12446.5</text:p>
          </table:table-cell>
          <table:table-cell office:value-type="float" office:value="12470.8" calcext:value-type="float">
            <text:p>12470.8</text:p>
          </table:table-cell>
          <table:table-cell office:value-type="float" office:value="12848.8" calcext:value-type="float">
            <text:p>12848.8</text:p>
          </table:table-cell>
          <table:table-cell office:value-type="float" office:value="12942.6" calcext:value-type="float">
            <text:p>12942.6</text:p>
          </table:table-cell>
          <table:table-cell office:value-type="float" office:value="12183.4" calcext:value-type="float">
            <text:p>12183.4</text:p>
          </table:table-cell>
          <table:table-cell office:value-type="float" office:value="12145.4" calcext:value-type="float">
            <text:p>12145.4</text:p>
          </table:table-cell>
          <table:table-cell office:value-type="float" office:value="13009.1" calcext:value-type="float">
            <text:p>13009.1</text:p>
          </table:table-cell>
          <table:table-cell office:value-type="float" office:value="12952.2" calcext:value-type="float">
            <text:p>12952.2</text:p>
          </table:table-cell>
          <table:table-cell office:value-type="float" office:value="12716.9" calcext:value-type="float">
            <text:p>12716.9</text:p>
          </table:table-cell>
          <table:table-cell office:value-type="float" office:value="12875.9" calcext:value-type="float">
            <text:p>12875.9</text:p>
          </table:table-cell>
          <table:table-cell office:value-type="float" office:value="12950.4" calcext:value-type="float">
            <text:p>12950.4</text:p>
          </table:table-cell>
          <table:table-cell office:value-type="float" office:value="13005.2" calcext:value-type="float">
            <text:p>13005.2</text:p>
          </table:table-cell>
          <table:table-cell office:value-type="float" office:value="13751.4" calcext:value-type="float">
            <text:p>13751.4</text:p>
          </table:table-cell>
          <table:table-cell office:value-type="float" office:value="13033.2" calcext:value-type="float">
            <text:p>13033.2</text:p>
          </table:table-cell>
          <table:table-cell office:value-type="float" office:value="13498.1" calcext:value-type="float">
            <text:p>13498.1</text:p>
          </table:table-cell>
          <table:table-cell office:value-type="float" office:value="12456.9" calcext:value-type="float">
            <text:p>12456.9</text:p>
          </table:table-cell>
          <table:table-cell office:value-type="float" office:value="12047.1" calcext:value-type="float">
            <text:p>12047.1</text:p>
          </table:table-cell>
          <table:table-cell office:value-type="float" office:value="11760.2" calcext:value-type="float">
            <text:p>11760.2</text:p>
          </table:table-cell>
          <table:table-cell office:value-type="float" office:value="11440.8" calcext:value-type="float">
            <text:p>11440.8</text:p>
          </table:table-cell>
          <table:table-cell office:value-type="float" office:value="11350" calcext:value-type="float">
            <text:p>11350</text:p>
          </table:table-cell>
          <table:table-cell office:value-type="float" office:value="11264.9" calcext:value-type="float">
            <text:p>11264.9</text:p>
          </table:table-cell>
          <table:table-cell office:value-type="float" office:value="11255.7" calcext:value-type="float">
            <text:p>11255.7</text:p>
          </table:table-cell>
          <table:table-cell office:value-type="float" office:value="11259.4" calcext:value-type="float">
            <text:p>11259.4</text:p>
          </table:table-cell>
          <table:table-cell office:value-type="float" office:value="11241.4" calcext:value-type="float">
            <text:p>11241.4</text:p>
          </table:table-cell>
          <table:table-cell office:value-type="float" office:value="11274.8" calcext:value-type="float">
            <text:p>11274.8</text:p>
          </table:table-cell>
          <table:table-cell office:value-type="float" office:value="11523.7" calcext:value-type="float">
            <text:p>11523.7</text:p>
          </table:table-cell>
          <table:table-cell office:value-type="float" office:value="11749.5" calcext:value-type="float">
            <text:p>11749.5</text:p>
          </table:table-cell>
          <table:table-cell office:value-type="float" office:value="12051.9" calcext:value-type="float">
            <text:p>12051.9</text:p>
          </table:table-cell>
          <table:table-cell office:value-type="float" office:value="12266.9" calcext:value-type="float">
            <text:p>12266.9</text:p>
          </table:table-cell>
          <table:table-cell office:value-type="float" office:value="11871.4" calcext:value-type="float">
            <text:p>11871.4</text:p>
          </table:table-cell>
          <table:table-cell office:value-type="float" office:value="11254.7" calcext:value-type="float">
            <text:p>11254.7</text:p>
          </table:table-cell>
          <table:table-cell office:value-type="float" office:value="11242.3" calcext:value-type="float">
            <text:p>11242.3</text:p>
          </table:table-cell>
          <table:table-cell office:value-type="float" office:value="11222.9" calcext:value-type="float">
            <text:p>11222.9</text:p>
          </table:table-cell>
          <table:table-cell office:value-type="float" office:value="11211.3" calcext:value-type="float">
            <text:p>11211.3</text:p>
          </table:table-cell>
          <table:table-cell office:value-type="float" office:value="11240.9" calcext:value-type="float">
            <text:p>11240.9</text:p>
          </table:table-cell>
          <table:table-cell office:value-type="float" office:value="11738.4" calcext:value-type="float">
            <text:p>11738.4</text:p>
          </table:table-cell>
          <table:table-cell office:value-type="float" office:value="11663.9" calcext:value-type="float">
            <text:p>11663.9</text:p>
          </table:table-cell>
          <table:table-cell office:value-type="float" office:value="11634.2" calcext:value-type="float">
            <text:p>11634.2</text:p>
          </table:table-cell>
          <table:table-cell office:value-type="float" office:value="12163.3" calcext:value-type="float">
            <text:p>12163.3</text:p>
          </table:table-cell>
          <table:table-cell office:value-type="float" office:value="12016.9" calcext:value-type="float">
            <text:p>12016.9</text:p>
          </table:table-cell>
          <table:table-cell office:value-type="float" office:value="11619.6" calcext:value-type="float">
            <text:p>11619.6</text:p>
          </table:table-cell>
          <table:table-cell office:value-type="float" office:value="11207" calcext:value-type="float">
            <text:p>11207</text:p>
          </table:table-cell>
          <table:table-cell office:value-type="float" office:value="11079.3" calcext:value-type="float">
            <text:p>11079.3</text:p>
          </table:table-cell>
          <table:table-cell office:value-type="float" office:value="11027.5" calcext:value-type="float">
            <text:p>11027.5</text:p>
          </table:table-cell>
          <table:table-cell office:value-type="float" office:value="10967.3" calcext:value-type="float">
            <text:p>10967.3</text:p>
          </table:table-cell>
          <table:table-cell office:value-type="float" office:value="11081" calcext:value-type="float">
            <text:p>11081</text:p>
          </table:table-cell>
          <table:table-cell office:value-type="float" office:value="11322.9" calcext:value-type="float">
            <text:p>11322.9</text:p>
          </table:table-cell>
          <table:table-cell office:value-type="float" office:value="10898.7" calcext:value-type="float">
            <text:p>10898.7</text:p>
          </table:table-cell>
          <table:table-cell office:value-type="float" office:value="11100.1" calcext:value-type="float">
            <text:p>11100.1</text:p>
          </table:table-cell>
          <table:table-cell office:value-type="float" office:value="10861.2" calcext:value-type="float">
            <text:p>10861.2</text:p>
          </table:table-cell>
          <table:table-cell office:value-type="float" office:value="10853.3" calcext:value-type="float">
            <text:p>10853.3</text:p>
          </table:table-cell>
          <table:table-cell office:value-type="float" office:value="11247.3" calcext:value-type="float">
            <text:p>11247.3</text:p>
          </table:table-cell>
          <table:table-cell office:value-type="float" office:value="10993" calcext:value-type="float">
            <text:p>10993</text:p>
          </table:table-cell>
          <table:table-cell office:value-type="float" office:value="11273.8" calcext:value-type="float">
            <text:p>11273.8</text:p>
          </table:table-cell>
          <table:table-cell office:value-type="float" office:value="11852.6" calcext:value-type="float">
            <text:p>11852.6</text:p>
          </table:table-cell>
          <table:table-cell office:value-type="float" office:value="11437.9" calcext:value-type="float">
            <text:p>11437.9</text:p>
          </table:table-cell>
          <table:table-cell office:value-type="float" office:value="12306.7" calcext:value-type="float">
            <text:p>12306.7</text:p>
          </table:table-cell>
          <table:table-cell office:value-type="float" office:value="12217.1" calcext:value-type="float">
            <text:p>12217.1</text:p>
          </table:table-cell>
          <table:table-cell office:value-type="float" office:value="10869.5" calcext:value-type="float">
            <text:p>10869.5</text:p>
          </table:table-cell>
          <table:table-cell office:value-type="float" office:value="10623.1" calcext:value-type="float">
            <text:p>10623.1</text:p>
          </table:table-cell>
          <table:table-cell office:value-type="float" office:value="10596.1" calcext:value-type="float">
            <text:p>10596.1</text:p>
          </table:table-cell>
          <table:table-cell office:value-type="float" office:value="10648.2" calcext:value-type="float">
            <text:p>10648.2</text:p>
          </table:table-cell>
          <table:table-cell office:value-type="float" office:value="10568.6" calcext:value-type="float">
            <text:p>10568.6</text:p>
          </table:table-cell>
          <table:table-cell office:value-type="float" office:value="10612.8" calcext:value-type="float">
            <text:p>10612.8</text:p>
          </table:table-cell>
          <table:table-cell office:value-type="float" office:value="10887.4" calcext:value-type="float">
            <text:p>10887.4</text:p>
          </table:table-cell>
          <table:table-cell office:value-type="float" office:value="10970.5" calcext:value-type="float">
            <text:p>10970.5</text:p>
          </table:table-cell>
          <table:table-cell office:value-type="float" office:value="11679.8" calcext:value-type="float">
            <text:p>11679.8</text:p>
          </table:table-cell>
          <table:table-cell office:value-type="float" office:value="11013.9" calcext:value-type="float">
            <text:p>11013.9</text:p>
          </table:table-cell>
          <table:table-cell office:value-type="float" office:value="10683.6" calcext:value-type="float">
            <text:p>10683.6</text:p>
          </table:table-cell>
          <table:table-cell office:value-type="float" office:value="10548" calcext:value-type="float">
            <text:p>10548</text:p>
          </table:table-cell>
          <table:table-cell office:value-type="float" office:value="10087.5" calcext:value-type="float">
            <text:p>10087.5</text:p>
          </table:table-cell>
          <table:table-cell office:value-type="float" office:value="9858.96" calcext:value-type="float">
            <text:p>9858.96</text:p>
          </table:table-cell>
          <table:table-cell office:value-type="float" office:value="9862.84" calcext:value-type="float">
            <text:p>9862.84</text:p>
          </table:table-cell>
          <table:table-cell office:value-type="float" office:value="9824.94" calcext:value-type="float">
            <text:p>9824.94</text:p>
          </table:table-cell>
          <table:table-cell office:value-type="float" office:value="10107.3" calcext:value-type="float">
            <text:p>10107.3</text:p>
          </table:table-cell>
          <table:table-cell office:value-type="float" office:value="10098.2" calcext:value-type="float">
            <text:p>10098.2</text:p>
          </table:table-cell>
          <table:table-cell office:value-type="float" office:value="10508.7" calcext:value-type="float">
            <text:p>10508.7</text:p>
          </table:table-cell>
          <table:table-cell office:value-type="float" office:value="10384.9" calcext:value-type="float">
            <text:p>10384.9</text:p>
          </table:table-cell>
          <table:table-cell office:value-type="float" office:value="11109.8" calcext:value-type="float">
            <text:p>11109.8</text:p>
          </table:table-cell>
          <table:table-cell office:value-type="float" office:value="10874" calcext:value-type="float">
            <text:p>10874</text:p>
          </table:table-cell>
          <table:table-cell office:value-type="float" office:value="10033.5" calcext:value-type="float">
            <text:p>10033.5</text:p>
          </table:table-cell>
          <table:table-cell office:value-type="float" office:value="9548.7" calcext:value-type="float">
            <text:p>9548.7</text:p>
          </table:table-cell>
          <table:table-cell office:value-type="float" office:value="9564.18" calcext:value-type="float">
            <text:p>9564.18</text:p>
          </table:table-cell>
          <table:table-cell office:value-type="float" office:value="9561.21" calcext:value-type="float">
            <text:p>9561.21</text:p>
          </table:table-cell>
          <table:table-cell office:value-type="float" office:value="9591.14" calcext:value-type="float">
            <text:p>9591.14</text:p>
          </table:table-cell>
          <table:table-cell office:value-type="float" office:value="9608.17" calcext:value-type="float">
            <text:p>9608.17</text:p>
          </table:table-cell>
          <table:table-cell office:value-type="float" office:value="9752.89" calcext:value-type="float">
            <text:p>9752.89</text:p>
          </table:table-cell>
          <table:table-cell office:value-type="float" office:value="9796.45" calcext:value-type="float">
            <text:p>9796.45</text:p>
          </table:table-cell>
          <table:table-cell office:value-type="float" office:value="9838.66" calcext:value-type="float">
            <text:p>9838.66</text:p>
          </table:table-cell>
          <table:table-cell office:value-type="float" office:value="9903.43" calcext:value-type="float">
            <text:p>9903.43</text:p>
          </table:table-cell>
          <table:table-cell office:value-type="float" office:value="10136.1" calcext:value-type="float">
            <text:p>10136.1</text:p>
          </table:table-cell>
          <table:table-cell office:value-type="float" office:value="10400.3" calcext:value-type="float">
            <text:p>10400.3</text:p>
          </table:table-cell>
          <table:table-cell office:value-type="float" office:value="10221.7" calcext:value-type="float">
            <text:p>10221.7</text:p>
          </table:table-cell>
          <table:table-cell office:value-type="float" office:value="9993.72" calcext:value-type="float">
            <text:p>9993.72</text:p>
          </table:table-cell>
          <table:table-cell office:value-type="float" office:value="9654.96" calcext:value-type="float">
            <text:p>9654.96</text:p>
          </table:table-cell>
          <table:table-cell office:value-type="float" office:value="9552.19" calcext:value-type="float">
            <text:p>9552.19</text:p>
          </table:table-cell>
          <table:table-cell office:value-type="float" office:value="10457.9" calcext:value-type="float">
            <text:p>10457.9</text:p>
          </table:table-cell>
          <table:table-cell office:value-type="float" office:value="10163.1" calcext:value-type="float">
            <text:p>10163.1</text:p>
          </table:table-cell>
          <table:table-cell office:value-type="float" office:value="10254.1" calcext:value-type="float">
            <text:p>10254.1</text:p>
          </table:table-cell>
          <table:table-cell office:value-type="float" office:value="10085" calcext:value-type="float">
            <text:p>10085</text:p>
          </table:table-cell>
          <table:table-cell office:value-type="float" office:value="10948.6" calcext:value-type="float">
            <text:p>10948.6</text:p>
          </table:table-cell>
          <table:table-cell office:value-type="float" office:value="10519.6" calcext:value-type="float">
            <text:p>10519.6</text:p>
          </table:table-cell>
          <table:table-cell office:value-type="float" office:value="9718.77" calcext:value-type="float">
            <text:p>9718.77</text:p>
          </table:table-cell>
          <table:table-cell office:value-type="float" office:value="9481.05" calcext:value-type="float">
            <text:p>9481.05</text:p>
          </table:table-cell>
          <table:table-cell office:value-type="float" office:value="9416.33" calcext:value-type="float">
            <text:p>9416.33</text:p>
          </table:table-cell>
          <table:table-cell office:value-type="float" office:value="9341.92" calcext:value-type="float">
            <text:p>9341.92</text:p>
          </table:table-cell>
          <table:table-cell office:value-type="float" office:value="9067.85" calcext:value-type="float">
            <text:p>9067.85</text:p>
          </table:table-cell>
          <table:table-cell office:value-type="float" office:value="9052.31" calcext:value-type="float">
            <text:p>9052.31</text:p>
          </table:table-cell>
          <table:table-cell office:value-type="float" office:value="9008.46" calcext:value-type="float">
            <text:p>9008.46</text:p>
          </table:table-cell>
          <table:table-cell office:value-type="float" office:value="8987.52" calcext:value-type="float">
            <text:p>8987.52</text:p>
          </table:table-cell>
          <table:table-cell office:value-type="float" office:value="9029.68" calcext:value-type="float">
            <text:p>9029.68</text:p>
          </table:table-cell>
          <table:table-cell office:value-type="float" office:value="8904.64" calcext:value-type="float">
            <text:p>8904.64</text:p>
          </table:table-cell>
          <table:table-cell office:value-type="float" office:value="8852.21" calcext:value-type="float">
            <text:p>8852.21</text:p>
          </table:table-cell>
          <table:table-cell office:value-type="float" office:value="8810.08" calcext:value-type="float">
            <text:p>8810.08</text:p>
          </table:table-cell>
          <table:table-cell office:value-type="float" office:value="8873.36" calcext:value-type="float">
            <text:p>8873.36</text:p>
          </table:table-cell>
          <table:table-cell office:value-type="float" office:value="8816.27" calcext:value-type="float">
            <text:p>8816.27</text:p>
          </table:table-cell>
          <table:table-cell office:value-type="float" office:value="8878.6" calcext:value-type="float">
            <text:p>8878.6</text:p>
          </table:table-cell>
          <table:table-cell office:value-type="float" office:value="8904.02" calcext:value-type="float">
            <text:p>8904.02</text:p>
          </table:table-cell>
          <table:table-cell office:value-type="float" office:value="8866.89" calcext:value-type="float">
            <text:p>8866.89</text:p>
          </table:table-cell>
          <table:table-cell office:value-type="float" office:value="8899.69" calcext:value-type="float">
            <text:p>8899.69</text:p>
          </table:table-cell>
          <table:table-cell office:value-type="float" office:value="8887.19" calcext:value-type="float">
            <text:p>8887.19</text:p>
          </table:table-cell>
          <table:table-cell office:value-type="float" office:value="8931.39" calcext:value-type="float">
            <text:p>8931.39</text:p>
          </table:table-cell>
          <table:table-cell office:value-type="float" office:value="8965.45" calcext:value-type="float">
            <text:p>8965.45</text:p>
          </table:table-cell>
          <table:table-cell office:value-type="float" office:value="8914.65" calcext:value-type="float">
            <text:p>8914.65</text:p>
          </table:table-cell>
          <table:table-cell office:value-type="float" office:value="9089.62" calcext:value-type="float">
            <text:p>9089.62</text:p>
          </table:table-cell>
          <table:table-cell office:value-type="float" office:value="8943.95" calcext:value-type="float">
            <text:p>8943.95</text:p>
          </table:table-cell>
          <table:table-cell table:number-columns-repeated="75"/>
        </table:table-row>
        <table:table-row table:style-name="ro1">
          <table:table-cell table:number-columns-repeated="349"/>
        </table:table-row>
        <table:table-row table:style-name="ro1">
          <table:table-cell office:value-type="string" calcext:value-type="string">
            <text:p>Population Size: 100 </text:p>
          </table:table-cell>
          <table:table-cell office:value-type="string" calcext:value-type="string">
            <text:p><text:s/>K: 5 </text:p>
          </table:table-cell>
          <table:table-cell office:value-type="string" calcext:value-type="string">
            <text:p><text:s/>Seed: 30 </text:p>
          </table:table-cell>
          <table:table-cell office:value-type="string" calcext:value-type="string">
            <text:p><text:s/>Max Generations w/out improvement: 15 </text:p>
          </table:table-cell>
          <table:table-cell office:value-type="string" calcext:value-type="string">
            <text:p><text:s/>Mutation Rate: 10 </text:p>
          </table:table-cell>
          <table:table-cell office:value-type="string" calcext:value-type="string">
            <text:p><text:s/>Crossover Rate: 80</text:p>
          </table:table-cell>
          <table:table-cell office:value-type="string" calcext:value-type="string">
            <text:p>Dynamic Mutation: on</text:p>
          </table:table-cell>
          <table:table-cell office:value-type="string" calcext:value-type="string">
            <text:p>Run: 3</text:p>
          </table:table-cell>
          <table:table-cell table:number-columns-repeated="341"/>
        </table:table-row>
        <table:table-row table:style-name="ro1">
          <table:table-cell office:value-type="float" office:value="25494.1" calcext:value-type="float">
            <text:p>25494.1</text:p>
          </table:table-cell>
          <table:table-cell office:value-type="float" office:value="24691" calcext:value-type="float">
            <text:p>24691</text:p>
          </table:table-cell>
          <table:table-cell office:value-type="float" office:value="24550.5" calcext:value-type="float">
            <text:p>24550.5</text:p>
          </table:table-cell>
          <table:table-cell office:value-type="float" office:value="22782.7" calcext:value-type="float">
            <text:p>22782.7</text:p>
          </table:table-cell>
          <table:table-cell table:number-columns-repeated="4" office:value-type="float" office:value="21857.5" calcext:value-type="float">
            <text:p>21857.5</text:p>
          </table:table-cell>
          <table:table-cell office:value-type="float" office:value="21271.1" calcext:value-type="float">
            <text:p>21271.1</text:p>
          </table:table-cell>
          <table:table-cell table:number-columns-repeated="2" office:value-type="float" office:value="21242" calcext:value-type="float">
            <text:p>21242</text:p>
          </table:table-cell>
          <table:table-cell office:value-type="float" office:value="20543.9" calcext:value-type="float">
            <text:p>20543.9</text:p>
          </table:table-cell>
          <table:table-cell office:value-type="float" office:value="20336.8" calcext:value-type="float">
            <text:p>20336.8</text:p>
          </table:table-cell>
          <table:table-cell office:value-type="float" office:value="19634.2" calcext:value-type="float">
            <text:p>19634.2</text:p>
          </table:table-cell>
          <table:table-cell office:value-type="float" office:value="19432" calcext:value-type="float">
            <text:p>19432</text:p>
          </table:table-cell>
          <table:table-cell office:value-type="float" office:value="19197" calcext:value-type="float">
            <text:p>19197</text:p>
          </table:table-cell>
          <table:table-cell office:value-type="float" office:value="19045.8" calcext:value-type="float">
            <text:p>19045.8</text:p>
          </table:table-cell>
          <table:table-cell office:value-type="float" office:value="18973.7" calcext:value-type="float">
            <text:p>18973.7</text:p>
          </table:table-cell>
          <table:table-cell office:value-type="float" office:value="18767.5" calcext:value-type="float">
            <text:p>18767.5</text:p>
          </table:table-cell>
          <table:table-cell table:number-columns-repeated="2" office:value-type="float" office:value="18297.8" calcext:value-type="float">
            <text:p>18297.8</text:p>
          </table:table-cell>
          <table:table-cell table:number-columns-repeated="2" office:value-type="float" office:value="18042.4" calcext:value-type="float">
            <text:p>18042.4</text:p>
          </table:table-cell>
          <table:table-cell table:number-columns-repeated="2" office:value-type="float" office:value="17349.8" calcext:value-type="float">
            <text:p>17349.8</text:p>
          </table:table-cell>
          <table:table-cell office:value-type="float" office:value="17172.7" calcext:value-type="float">
            <text:p>17172.7</text:p>
          </table:table-cell>
          <table:table-cell table:number-columns-repeated="2" office:value-type="float" office:value="17092.9" calcext:value-type="float">
            <text:p>17092.9</text:p>
          </table:table-cell>
          <table:table-cell office:value-type="float" office:value="16959.2" calcext:value-type="float">
            <text:p>16959.2</text:p>
          </table:table-cell>
          <table:table-cell table:number-columns-repeated="2" office:value-type="float" office:value="16862.8" calcext:value-type="float">
            <text:p>16862.8</text:p>
          </table:table-cell>
          <table:table-cell office:value-type="float" office:value="16704.9" calcext:value-type="float">
            <text:p>16704.9</text:p>
          </table:table-cell>
          <table:table-cell office:value-type="float" office:value="16664.6" calcext:value-type="float">
            <text:p>16664.6</text:p>
          </table:table-cell>
          <table:table-cell office:value-type="float" office:value="16365.1" calcext:value-type="float">
            <text:p>16365.1</text:p>
          </table:table-cell>
          <table:table-cell table:number-columns-repeated="2" office:value-type="float" office:value="16284.2" calcext:value-type="float">
            <text:p>16284.2</text:p>
          </table:table-cell>
          <table:table-cell office:value-type="float" office:value="16176.4" calcext:value-type="float">
            <text:p>16176.4</text:p>
          </table:table-cell>
          <table:table-cell office:value-type="float" office:value="15841.6" calcext:value-type="float">
            <text:p>15841.6</text:p>
          </table:table-cell>
          <table:table-cell office:value-type="float" office:value="15788.9" calcext:value-type="float">
            <text:p>15788.9</text:p>
          </table:table-cell>
          <table:table-cell office:value-type="float" office:value="15658.9" calcext:value-type="float">
            <text:p>15658.9</text:p>
          </table:table-cell>
          <table:table-cell office:value-type="float" office:value="15466.3" calcext:value-type="float">
            <text:p>15466.3</text:p>
          </table:table-cell>
          <table:table-cell table:number-columns-repeated="2" office:value-type="float" office:value="15316.1" calcext:value-type="float">
            <text:p>15316.1</text:p>
          </table:table-cell>
          <table:table-cell office:value-type="float" office:value="15303.3" calcext:value-type="float">
            <text:p>15303.3</text:p>
          </table:table-cell>
          <table:table-cell table:number-columns-repeated="4" office:value-type="float" office:value="15273.9" calcext:value-type="float">
            <text:p>15273.9</text:p>
          </table:table-cell>
          <table:table-cell office:value-type="float" office:value="15100.7" calcext:value-type="float">
            <text:p>15100.7</text:p>
          </table:table-cell>
          <table:table-cell table:number-columns-repeated="3" office:value-type="float" office:value="14986.7" calcext:value-type="float">
            <text:p>14986.7</text:p>
          </table:table-cell>
          <table:table-cell office:value-type="float" office:value="14891.4" calcext:value-type="float">
            <text:p>14891.4</text:p>
          </table:table-cell>
          <table:table-cell table:number-columns-repeated="2" office:value-type="float" office:value="14865.6" calcext:value-type="float">
            <text:p>14865.6</text:p>
          </table:table-cell>
          <table:table-cell table:number-columns-repeated="8" office:value-type="float" office:value="14204.9" calcext:value-type="float">
            <text:p>14204.9</text:p>
          </table:table-cell>
          <table:table-cell table:number-columns-repeated="2" office:value-type="float" office:value="14110.4" calcext:value-type="float">
            <text:p>14110.4</text:p>
          </table:table-cell>
          <table:table-cell office:value-type="float" office:value="14053.7" calcext:value-type="float">
            <text:p>14053.7</text:p>
          </table:table-cell>
          <table:table-cell office:value-type="float" office:value="14012.7" calcext:value-type="float">
            <text:p>14012.7</text:p>
          </table:table-cell>
          <table:table-cell office:value-type="float" office:value="13979.2" calcext:value-type="float">
            <text:p>13979.2</text:p>
          </table:table-cell>
          <table:table-cell office:value-type="float" office:value="13872.5" calcext:value-type="float">
            <text:p>13872.5</text:p>
          </table:table-cell>
          <table:table-cell office:value-type="float" office:value="13821.4" calcext:value-type="float">
            <text:p>13821.4</text:p>
          </table:table-cell>
          <table:table-cell table:number-columns-repeated="6" office:value-type="float" office:value="13369.8" calcext:value-type="float">
            <text:p>13369.8</text:p>
          </table:table-cell>
          <table:table-cell office:value-type="float" office:value="13238.6" calcext:value-type="float">
            <text:p>13238.6</text:p>
          </table:table-cell>
          <table:table-cell office:value-type="float" office:value="13016.2" calcext:value-type="float">
            <text:p>13016.2</text:p>
          </table:table-cell>
          <table:table-cell table:number-columns-repeated="5" office:value-type="float" office:value="12951.3" calcext:value-type="float">
            <text:p>12951.3</text:p>
          </table:table-cell>
          <table:table-cell table:number-columns-repeated="8" office:value-type="float" office:value="12852.6" calcext:value-type="float">
            <text:p>12852.6</text:p>
          </table:table-cell>
          <table:table-cell table:number-columns-repeated="4" office:value-type="float" office:value="12785.2" calcext:value-type="float">
            <text:p>12785.2</text:p>
          </table:table-cell>
          <table:table-cell table:number-columns-repeated="8" office:value-type="float" office:value="12654.2" calcext:value-type="float">
            <text:p>12654.2</text:p>
          </table:table-cell>
          <table:table-cell table:number-columns-repeated="4" office:value-type="float" office:value="12279" calcext:value-type="float">
            <text:p>12279</text:p>
          </table:table-cell>
          <table:table-cell office:value-type="float" office:value="12011.2" calcext:value-type="float">
            <text:p>12011.2</text:p>
          </table:table-cell>
          <table:table-cell table:number-columns-repeated="4" office:value-type="float" office:value="11903.8" calcext:value-type="float">
            <text:p>11903.8</text:p>
          </table:table-cell>
          <table:table-cell table:number-columns-repeated="6" office:value-type="float" office:value="11679" calcext:value-type="float">
            <text:p>11679</text:p>
          </table:table-cell>
          <table:table-cell office:value-type="float" office:value="11602.9" calcext:value-type="float">
            <text:p>11602.9</text:p>
          </table:table-cell>
          <table:table-cell table:number-columns-repeated="4" office:value-type="float" office:value="11501" calcext:value-type="float">
            <text:p>11501</text:p>
          </table:table-cell>
          <table:table-cell table:number-columns-repeated="7" office:value-type="float" office:value="11490.7" calcext:value-type="float">
            <text:p>11490.7</text:p>
          </table:table-cell>
          <table:table-cell table:number-columns-repeated="2" office:value-type="float" office:value="11355.6" calcext:value-type="float">
            <text:p>11355.6</text:p>
          </table:table-cell>
          <table:table-cell office:value-type="float" office:value="11277.1" calcext:value-type="float">
            <text:p>11277.1</text:p>
          </table:table-cell>
          <table:table-cell table:number-columns-repeated="4" office:value-type="float" office:value="11243.6" calcext:value-type="float">
            <text:p>11243.6</text:p>
          </table:table-cell>
          <table:table-cell table:number-columns-repeated="4" office:value-type="float" office:value="11242.9" calcext:value-type="float">
            <text:p>11242.9</text:p>
          </table:table-cell>
          <table:table-cell table:number-columns-repeated="11" office:value-type="float" office:value="11190" calcext:value-type="float">
            <text:p>11190</text:p>
          </table:table-cell>
          <table:table-cell table:number-columns-repeated="7" office:value-type="float" office:value="10927.4" calcext:value-type="float">
            <text:p>10927.4</text:p>
          </table:table-cell>
          <table:table-cell table:number-columns-repeated="3" office:value-type="float" office:value="10916.3" calcext:value-type="float">
            <text:p>10916.3</text:p>
          </table:table-cell>
          <table:table-cell table:number-columns-repeated="2" office:value-type="float" office:value="10903.9" calcext:value-type="float">
            <text:p>10903.9</text:p>
          </table:table-cell>
          <table:table-cell table:number-columns-repeated="3" office:value-type="float" office:value="10798.1" calcext:value-type="float">
            <text:p>10798.1</text:p>
          </table:table-cell>
          <table:table-cell office:value-type="float" office:value="10785.6" calcext:value-type="float">
            <text:p>10785.6</text:p>
          </table:table-cell>
          <table:table-cell table:number-columns-repeated="2" office:value-type="float" office:value="10761.7" calcext:value-type="float">
            <text:p>10761.7</text:p>
          </table:table-cell>
          <table:table-cell table:number-columns-repeated="7" office:value-type="float" office:value="10760.7" calcext:value-type="float">
            <text:p>10760.7</text:p>
          </table:table-cell>
          <table:table-cell table:number-columns-repeated="6" office:value-type="float" office:value="10729.8" calcext:value-type="float">
            <text:p>10729.8</text:p>
          </table:table-cell>
          <table:table-cell table:number-columns-repeated="4" office:value-type="float" office:value="10724.2" calcext:value-type="float">
            <text:p>10724.2</text:p>
          </table:table-cell>
          <table:table-cell table:number-columns-repeated="4" office:value-type="float" office:value="10668.7" calcext:value-type="float">
            <text:p>10668.7</text:p>
          </table:table-cell>
          <table:table-cell table:number-columns-repeated="2" office:value-type="float" office:value="10635.9" calcext:value-type="float">
            <text:p>10635.9</text:p>
          </table:table-cell>
          <table:table-cell table:number-columns-repeated="2" office:value-type="float" office:value="10607" calcext:value-type="float">
            <text:p>10607</text:p>
          </table:table-cell>
          <table:table-cell office:value-type="float" office:value="10599.7" calcext:value-type="float">
            <text:p>10599.7</text:p>
          </table:table-cell>
          <table:table-cell table:number-columns-repeated="4" office:value-type="float" office:value="10537.7" calcext:value-type="float">
            <text:p>10537.7</text:p>
          </table:table-cell>
          <table:table-cell table:number-columns-repeated="2" office:value-type="float" office:value="10516.7" calcext:value-type="float">
            <text:p>10516.7</text:p>
          </table:table-cell>
          <table:table-cell table:number-columns-repeated="7" office:value-type="float" office:value="10489.3" calcext:value-type="float">
            <text:p>10489.3</text:p>
          </table:table-cell>
          <table:table-cell table:number-columns-repeated="14" office:value-type="float" office:value="10210.1" calcext:value-type="float">
            <text:p>10210.1</text:p>
          </table:table-cell>
          <table:table-cell table:number-columns-repeated="3" office:value-type="float" office:value="10117.5" calcext:value-type="float">
            <text:p>10117.5</text:p>
          </table:table-cell>
          <table:table-cell table:number-columns-repeated="6" office:value-type="float" office:value="10102.8" calcext:value-type="float">
            <text:p>10102.8</text:p>
          </table:table-cell>
          <table:table-cell table:number-columns-repeated="6" office:value-type="float" office:value="10064.4" calcext:value-type="float">
            <text:p>10064.4</text:p>
          </table:table-cell>
          <table:table-cell table:number-columns-repeated="6" office:value-type="float" office:value="10051.3" calcext:value-type="float">
            <text:p>10051.3</text:p>
          </table:table-cell>
          <table:table-cell table:number-columns-repeated="2" office:value-type="float" office:value="10047.4" calcext:value-type="float">
            <text:p>10047.4</text:p>
          </table:table-cell>
          <table:table-cell table:number-columns-repeated="15" office:value-type="float" office:value="10011.5" calcext:value-type="float">
            <text:p>10011.5</text:p>
          </table:table-cell>
          <table:table-cell office:value-type="float" office:value="9949.35" calcext:value-type="float">
            <text:p>9949.35</text:p>
          </table:table-cell>
          <table:table-cell table:number-columns-repeated="11" office:value-type="float" office:value="9921.09" calcext:value-type="float">
            <text:p>9921.09</text:p>
          </table:table-cell>
          <table:table-cell table:number-columns-repeated="2" office:value-type="float" office:value="9900.99" calcext:value-type="float">
            <text:p>9900.99</text:p>
          </table:table-cell>
          <table:table-cell table:number-columns-repeated="4" office:value-type="float" office:value="9899.01" calcext:value-type="float">
            <text:p>9899.01</text:p>
          </table:table-cell>
          <table:table-cell table:number-columns-repeated="16" office:value-type="float" office:value="9692.27" calcext:value-type="float">
            <text:p>9692.27</text:p>
          </table:table-cell>
          <table:table-cell table:number-columns-repeated="54"/>
        </table:table-row>
        <table:table-row table:style-name="ro1">
          <table:table-cell office:value-type="float" office:value="29202.2" calcext:value-type="float">
            <text:p>29202.2</text:p>
          </table:table-cell>
          <table:table-cell office:value-type="float" office:value="28380.7" calcext:value-type="float">
            <text:p>28380.7</text:p>
          </table:table-cell>
          <table:table-cell office:value-type="float" office:value="27964.8" calcext:value-type="float">
            <text:p>27964.8</text:p>
          </table:table-cell>
          <table:table-cell office:value-type="float" office:value="27479.3" calcext:value-type="float">
            <text:p>27479.3</text:p>
          </table:table-cell>
          <table:table-cell office:value-type="float" office:value="27308.5" calcext:value-type="float">
            <text:p>27308.5</text:p>
          </table:table-cell>
          <table:table-cell office:value-type="float" office:value="26870.1" calcext:value-type="float">
            <text:p>26870.1</text:p>
          </table:table-cell>
          <table:table-cell office:value-type="float" office:value="26599.9" calcext:value-type="float">
            <text:p>26599.9</text:p>
          </table:table-cell>
          <table:table-cell office:value-type="float" office:value="26110.6" calcext:value-type="float">
            <text:p>26110.6</text:p>
          </table:table-cell>
          <table:table-cell office:value-type="float" office:value="25815.3" calcext:value-type="float">
            <text:p>25815.3</text:p>
          </table:table-cell>
          <table:table-cell office:value-type="float" office:value="24838.9" calcext:value-type="float">
            <text:p>24838.9</text:p>
          </table:table-cell>
          <table:table-cell office:value-type="float" office:value="23127.8" calcext:value-type="float">
            <text:p>23127.8</text:p>
          </table:table-cell>
          <table:table-cell office:value-type="float" office:value="22200.2" calcext:value-type="float">
            <text:p>22200.2</text:p>
          </table:table-cell>
          <table:table-cell office:value-type="float" office:value="21812.1" calcext:value-type="float">
            <text:p>21812.1</text:p>
          </table:table-cell>
          <table:table-cell office:value-type="float" office:value="21684.8" calcext:value-type="float">
            <text:p>21684.8</text:p>
          </table:table-cell>
          <table:table-cell office:value-type="float" office:value="21398.7" calcext:value-type="float">
            <text:p>21398.7</text:p>
          </table:table-cell>
          <table:table-cell office:value-type="float" office:value="21226.5" calcext:value-type="float">
            <text:p>21226.5</text:p>
          </table:table-cell>
          <table:table-cell office:value-type="float" office:value="20524.6" calcext:value-type="float">
            <text:p>20524.6</text:p>
          </table:table-cell>
          <table:table-cell office:value-type="float" office:value="19942.4" calcext:value-type="float">
            <text:p>19942.4</text:p>
          </table:table-cell>
          <table:table-cell office:value-type="float" office:value="19478.8" calcext:value-type="float">
            <text:p>19478.8</text:p>
          </table:table-cell>
          <table:table-cell office:value-type="float" office:value="19229" calcext:value-type="float">
            <text:p>19229</text:p>
          </table:table-cell>
          <table:table-cell office:value-type="float" office:value="19586.2" calcext:value-type="float">
            <text:p>19586.2</text:p>
          </table:table-cell>
          <table:table-cell office:value-type="float" office:value="18970.1" calcext:value-type="float">
            <text:p>18970.1</text:p>
          </table:table-cell>
          <table:table-cell office:value-type="float" office:value="18967.3" calcext:value-type="float">
            <text:p>18967.3</text:p>
          </table:table-cell>
          <table:table-cell office:value-type="float" office:value="19031" calcext:value-type="float">
            <text:p>19031</text:p>
          </table:table-cell>
          <table:table-cell office:value-type="float" office:value="18893.7" calcext:value-type="float">
            <text:p>18893.7</text:p>
          </table:table-cell>
          <table:table-cell office:value-type="float" office:value="18954.1" calcext:value-type="float">
            <text:p>18954.1</text:p>
          </table:table-cell>
          <table:table-cell office:value-type="float" office:value="19303.9" calcext:value-type="float">
            <text:p>19303.9</text:p>
          </table:table-cell>
          <table:table-cell office:value-type="float" office:value="18939.8" calcext:value-type="float">
            <text:p>18939.8</text:p>
          </table:table-cell>
          <table:table-cell office:value-type="float" office:value="18511.9" calcext:value-type="float">
            <text:p>18511.9</text:p>
          </table:table-cell>
          <table:table-cell office:value-type="float" office:value="17841.7" calcext:value-type="float">
            <text:p>17841.7</text:p>
          </table:table-cell>
          <table:table-cell office:value-type="float" office:value="17508" calcext:value-type="float">
            <text:p>17508</text:p>
          </table:table-cell>
          <table:table-cell office:value-type="float" office:value="17301" calcext:value-type="float">
            <text:p>17301</text:p>
          </table:table-cell>
          <table:table-cell office:value-type="float" office:value="17567.3" calcext:value-type="float">
            <text:p>17567.3</text:p>
          </table:table-cell>
          <table:table-cell office:value-type="float" office:value="17262.1" calcext:value-type="float">
            <text:p>17262.1</text:p>
          </table:table-cell>
          <table:table-cell office:value-type="float" office:value="17021.6" calcext:value-type="float">
            <text:p>17021.6</text:p>
          </table:table-cell>
          <table:table-cell office:value-type="float" office:value="16956.1" calcext:value-type="float">
            <text:p>16956.1</text:p>
          </table:table-cell>
          <table:table-cell office:value-type="float" office:value="16802.6" calcext:value-type="float">
            <text:p>16802.6</text:p>
          </table:table-cell>
          <table:table-cell office:value-type="float" office:value="16616.8" calcext:value-type="float">
            <text:p>16616.8</text:p>
          </table:table-cell>
          <table:table-cell office:value-type="float" office:value="16895.4" calcext:value-type="float">
            <text:p>16895.4</text:p>
          </table:table-cell>
          <table:table-cell office:value-type="float" office:value="16886.7" calcext:value-type="float">
            <text:p>16886.7</text:p>
          </table:table-cell>
          <table:table-cell office:value-type="float" office:value="16285.3" calcext:value-type="float">
            <text:p>16285.3</text:p>
          </table:table-cell>
          <table:table-cell office:value-type="float" office:value="16131.7" calcext:value-type="float">
            <text:p>16131.7</text:p>
          </table:table-cell>
          <table:table-cell office:value-type="float" office:value="16172.1" calcext:value-type="float">
            <text:p>16172.1</text:p>
          </table:table-cell>
          <table:table-cell office:value-type="float" office:value="16562.1" calcext:value-type="float">
            <text:p>16562.1</text:p>
          </table:table-cell>
          <table:table-cell office:value-type="float" office:value="16222.9" calcext:value-type="float">
            <text:p>16222.9</text:p>
          </table:table-cell>
          <table:table-cell office:value-type="float" office:value="15873.9" calcext:value-type="float">
            <text:p>15873.9</text:p>
          </table:table-cell>
          <table:table-cell office:value-type="float" office:value="15765.6" calcext:value-type="float">
            <text:p>15765.6</text:p>
          </table:table-cell>
          <table:table-cell office:value-type="float" office:value="15736.2" calcext:value-type="float">
            <text:p>15736.2</text:p>
          </table:table-cell>
          <table:table-cell office:value-type="float" office:value="15838.9" calcext:value-type="float">
            <text:p>15838.9</text:p>
          </table:table-cell>
          <table:table-cell office:value-type="float" office:value="16743.6" calcext:value-type="float">
            <text:p>16743.6</text:p>
          </table:table-cell>
          <table:table-cell office:value-type="float" office:value="16625.9" calcext:value-type="float">
            <text:p>16625.9</text:p>
          </table:table-cell>
          <table:table-cell office:value-type="float" office:value="16399.1" calcext:value-type="float">
            <text:p>16399.1</text:p>
          </table:table-cell>
          <table:table-cell office:value-type="float" office:value="16313" calcext:value-type="float">
            <text:p>16313</text:p>
          </table:table-cell>
          <table:table-cell office:value-type="float" office:value="16314.5" calcext:value-type="float">
            <text:p>16314.5</text:p>
          </table:table-cell>
          <table:table-cell office:value-type="float" office:value="16069.2" calcext:value-type="float">
            <text:p>16069.2</text:p>
          </table:table-cell>
          <table:table-cell office:value-type="float" office:value="15779.1" calcext:value-type="float">
            <text:p>15779.1</text:p>
          </table:table-cell>
          <table:table-cell office:value-type="float" office:value="15483.2" calcext:value-type="float">
            <text:p>15483.2</text:p>
          </table:table-cell>
          <table:table-cell office:value-type="float" office:value="15364.1" calcext:value-type="float">
            <text:p>15364.1</text:p>
          </table:table-cell>
          <table:table-cell office:value-type="float" office:value="15566.6" calcext:value-type="float">
            <text:p>15566.6</text:p>
          </table:table-cell>
          <table:table-cell office:value-type="float" office:value="15417.1" calcext:value-type="float">
            <text:p>15417.1</text:p>
          </table:table-cell>
          <table:table-cell office:value-type="float" office:value="16131.1" calcext:value-type="float">
            <text:p>16131.1</text:p>
          </table:table-cell>
          <table:table-cell office:value-type="float" office:value="15829.1" calcext:value-type="float">
            <text:p>15829.1</text:p>
          </table:table-cell>
          <table:table-cell office:value-type="float" office:value="15762.8" calcext:value-type="float">
            <text:p>15762.8</text:p>
          </table:table-cell>
          <table:table-cell office:value-type="float" office:value="16166.1" calcext:value-type="float">
            <text:p>16166.1</text:p>
          </table:table-cell>
          <table:table-cell office:value-type="float" office:value="15752.5" calcext:value-type="float">
            <text:p>15752.5</text:p>
          </table:table-cell>
          <table:table-cell office:value-type="float" office:value="14947.7" calcext:value-type="float">
            <text:p>14947.7</text:p>
          </table:table-cell>
          <table:table-cell office:value-type="float" office:value="14879" calcext:value-type="float">
            <text:p>14879</text:p>
          </table:table-cell>
          <table:table-cell office:value-type="float" office:value="14770.4" calcext:value-type="float">
            <text:p>14770.4</text:p>
          </table:table-cell>
          <table:table-cell office:value-type="float" office:value="14685.5" calcext:value-type="float">
            <text:p>14685.5</text:p>
          </table:table-cell>
          <table:table-cell office:value-type="float" office:value="14621" calcext:value-type="float">
            <text:p>14621</text:p>
          </table:table-cell>
          <table:table-cell office:value-type="float" office:value="14587.7" calcext:value-type="float">
            <text:p>14587.7</text:p>
          </table:table-cell>
          <table:table-cell office:value-type="float" office:value="15441.9" calcext:value-type="float">
            <text:p>15441.9</text:p>
          </table:table-cell>
          <table:table-cell office:value-type="float" office:value="15124" calcext:value-type="float">
            <text:p>15124</text:p>
          </table:table-cell>
          <table:table-cell office:value-type="float" office:value="15083.1" calcext:value-type="float">
            <text:p>15083.1</text:p>
          </table:table-cell>
          <table:table-cell office:value-type="float" office:value="14688.8" calcext:value-type="float">
            <text:p>14688.8</text:p>
          </table:table-cell>
          <table:table-cell office:value-type="float" office:value="15844.6" calcext:value-type="float">
            <text:p>15844.6</text:p>
          </table:table-cell>
          <table:table-cell office:value-type="float" office:value="15469.4" calcext:value-type="float">
            <text:p>15469.4</text:p>
          </table:table-cell>
          <table:table-cell office:value-type="float" office:value="16055.6" calcext:value-type="float">
            <text:p>16055.6</text:p>
          </table:table-cell>
          <table:table-cell office:value-type="float" office:value="14948.8" calcext:value-type="float">
            <text:p>14948.8</text:p>
          </table:table-cell>
          <table:table-cell office:value-type="float" office:value="14236.3" calcext:value-type="float">
            <text:p>14236.3</text:p>
          </table:table-cell>
          <table:table-cell office:value-type="float" office:value="14159.1" calcext:value-type="float">
            <text:p>14159.1</text:p>
          </table:table-cell>
          <table:table-cell office:value-type="float" office:value="14204.3" calcext:value-type="float">
            <text:p>14204.3</text:p>
          </table:table-cell>
          <table:table-cell office:value-type="float" office:value="14155.1" calcext:value-type="float">
            <text:p>14155.1</text:p>
          </table:table-cell>
          <table:table-cell office:value-type="float" office:value="14262" calcext:value-type="float">
            <text:p>14262</text:p>
          </table:table-cell>
          <table:table-cell office:value-type="float" office:value="14242.5" calcext:value-type="float">
            <text:p>14242.5</text:p>
          </table:table-cell>
          <table:table-cell office:value-type="float" office:value="14190.4" calcext:value-type="float">
            <text:p>14190.4</text:p>
          </table:table-cell>
          <table:table-cell office:value-type="float" office:value="13903.6" calcext:value-type="float">
            <text:p>13903.6</text:p>
          </table:table-cell>
          <table:table-cell office:value-type="float" office:value="13612.6" calcext:value-type="float">
            <text:p>13612.6</text:p>
          </table:table-cell>
          <table:table-cell office:value-type="float" office:value="14055.6" calcext:value-type="float">
            <text:p>14055.6</text:p>
          </table:table-cell>
          <table:table-cell office:value-type="float" office:value="14371" calcext:value-type="float">
            <text:p>14371</text:p>
          </table:table-cell>
          <table:table-cell office:value-type="float" office:value="14026.5" calcext:value-type="float">
            <text:p>14026.5</text:p>
          </table:table-cell>
          <table:table-cell office:value-type="float" office:value="13694.4" calcext:value-type="float">
            <text:p>13694.4</text:p>
          </table:table-cell>
          <table:table-cell office:value-type="float" office:value="13336.2" calcext:value-type="float">
            <text:p>13336.2</text:p>
          </table:table-cell>
          <table:table-cell office:value-type="float" office:value="13767" calcext:value-type="float">
            <text:p>13767</text:p>
          </table:table-cell>
          <table:table-cell office:value-type="float" office:value="13396.8" calcext:value-type="float">
            <text:p>13396.8</text:p>
          </table:table-cell>
          <table:table-cell office:value-type="float" office:value="13062.9" calcext:value-type="float">
            <text:p>13062.9</text:p>
          </table:table-cell>
          <table:table-cell office:value-type="float" office:value="13514.9" calcext:value-type="float">
            <text:p>13514.9</text:p>
          </table:table-cell>
          <table:table-cell office:value-type="float" office:value="13436.8" calcext:value-type="float">
            <text:p>13436.8</text:p>
          </table:table-cell>
          <table:table-cell office:value-type="float" office:value="13766.9" calcext:value-type="float">
            <text:p>13766.9</text:p>
          </table:table-cell>
          <table:table-cell office:value-type="float" office:value="13912.2" calcext:value-type="float">
            <text:p>13912.2</text:p>
          </table:table-cell>
          <table:table-cell office:value-type="float" office:value="13907.4" calcext:value-type="float">
            <text:p>13907.4</text:p>
          </table:table-cell>
          <table:table-cell office:value-type="float" office:value="13884.2" calcext:value-type="float">
            <text:p>13884.2</text:p>
          </table:table-cell>
          <table:table-cell office:value-type="float" office:value="12952.8" calcext:value-type="float">
            <text:p>12952.8</text:p>
          </table:table-cell>
          <table:table-cell office:value-type="float" office:value="12970.9" calcext:value-type="float">
            <text:p>12970.9</text:p>
          </table:table-cell>
          <table:table-cell office:value-type="float" office:value="13089.4" calcext:value-type="float">
            <text:p>13089.4</text:p>
          </table:table-cell>
          <table:table-cell office:value-type="float" office:value="13194.1" calcext:value-type="float">
            <text:p>13194.1</text:p>
          </table:table-cell>
          <table:table-cell office:value-type="float" office:value="12910.9" calcext:value-type="float">
            <text:p>12910.9</text:p>
          </table:table-cell>
          <table:table-cell office:value-type="float" office:value="13014.7" calcext:value-type="float">
            <text:p>13014.7</text:p>
          </table:table-cell>
          <table:table-cell office:value-type="float" office:value="12872.7" calcext:value-type="float">
            <text:p>12872.7</text:p>
          </table:table-cell>
          <table:table-cell office:value-type="float" office:value="12849.9" calcext:value-type="float">
            <text:p>12849.9</text:p>
          </table:table-cell>
          <table:table-cell office:value-type="float" office:value="12805.1" calcext:value-type="float">
            <text:p>12805.1</text:p>
          </table:table-cell>
          <table:table-cell office:value-type="float" office:value="12665.6" calcext:value-type="float">
            <text:p>12665.6</text:p>
          </table:table-cell>
          <table:table-cell office:value-type="float" office:value="12495.3" calcext:value-type="float">
            <text:p>12495.3</text:p>
          </table:table-cell>
          <table:table-cell office:value-type="float" office:value="12176.4" calcext:value-type="float">
            <text:p>12176.4</text:p>
          </table:table-cell>
          <table:table-cell office:value-type="float" office:value="12120.2" calcext:value-type="float">
            <text:p>12120.2</text:p>
          </table:table-cell>
          <table:table-cell office:value-type="float" office:value="12098.7" calcext:value-type="float">
            <text:p>12098.7</text:p>
          </table:table-cell>
          <table:table-cell office:value-type="float" office:value="12157.4" calcext:value-type="float">
            <text:p>12157.4</text:p>
          </table:table-cell>
          <table:table-cell office:value-type="float" office:value="11981.3" calcext:value-type="float">
            <text:p>11981.3</text:p>
          </table:table-cell>
          <table:table-cell office:value-type="float" office:value="11892.2" calcext:value-type="float">
            <text:p>11892.2</text:p>
          </table:table-cell>
          <table:table-cell office:value-type="float" office:value="11900.3" calcext:value-type="float">
            <text:p>11900.3</text:p>
          </table:table-cell>
          <table:table-cell office:value-type="float" office:value="12038.9" calcext:value-type="float">
            <text:p>12038.9</text:p>
          </table:table-cell>
          <table:table-cell office:value-type="float" office:value="11834.3" calcext:value-type="float">
            <text:p>11834.3</text:p>
          </table:table-cell>
          <table:table-cell office:value-type="float" office:value="11813.9" calcext:value-type="float">
            <text:p>11813.9</text:p>
          </table:table-cell>
          <table:table-cell office:value-type="float" office:value="11763.5" calcext:value-type="float">
            <text:p>11763.5</text:p>
          </table:table-cell>
          <table:table-cell office:value-type="float" office:value="11726.5" calcext:value-type="float">
            <text:p>11726.5</text:p>
          </table:table-cell>
          <table:table-cell office:value-type="float" office:value="11748.5" calcext:value-type="float">
            <text:p>11748.5</text:p>
          </table:table-cell>
          <table:table-cell office:value-type="float" office:value="11673.5" calcext:value-type="float">
            <text:p>11673.5</text:p>
          </table:table-cell>
          <table:table-cell office:value-type="float" office:value="11641.5" calcext:value-type="float">
            <text:p>11641.5</text:p>
          </table:table-cell>
          <table:table-cell office:value-type="float" office:value="11675.2" calcext:value-type="float">
            <text:p>11675.2</text:p>
          </table:table-cell>
          <table:table-cell office:value-type="float" office:value="11714.6" calcext:value-type="float">
            <text:p>11714.6</text:p>
          </table:table-cell>
          <table:table-cell office:value-type="float" office:value="11714.5" calcext:value-type="float">
            <text:p>11714.5</text:p>
          </table:table-cell>
          <table:table-cell office:value-type="float" office:value="11864.6" calcext:value-type="float">
            <text:p>11864.6</text:p>
          </table:table-cell>
          <table:table-cell office:value-type="float" office:value="11960.5" calcext:value-type="float">
            <text:p>11960.5</text:p>
          </table:table-cell>
          <table:table-cell office:value-type="float" office:value="12009.1" calcext:value-type="float">
            <text:p>12009.1</text:p>
          </table:table-cell>
          <table:table-cell office:value-type="float" office:value="12077.2" calcext:value-type="float">
            <text:p>12077.2</text:p>
          </table:table-cell>
          <table:table-cell office:value-type="float" office:value="12010.8" calcext:value-type="float">
            <text:p>12010.8</text:p>
          </table:table-cell>
          <table:table-cell office:value-type="float" office:value="12076.4" calcext:value-type="float">
            <text:p>12076.4</text:p>
          </table:table-cell>
          <table:table-cell office:value-type="float" office:value="11867.3" calcext:value-type="float">
            <text:p>11867.3</text:p>
          </table:table-cell>
          <table:table-cell office:value-type="float" office:value="11613.7" calcext:value-type="float">
            <text:p>11613.7</text:p>
          </table:table-cell>
          <table:table-cell office:value-type="float" office:value="11539.1" calcext:value-type="float">
            <text:p>11539.1</text:p>
          </table:table-cell>
          <table:table-cell office:value-type="float" office:value="11478.6" calcext:value-type="float">
            <text:p>11478.6</text:p>
          </table:table-cell>
          <table:table-cell office:value-type="float" office:value="11406.9" calcext:value-type="float">
            <text:p>11406.9</text:p>
          </table:table-cell>
          <table:table-cell office:value-type="float" office:value="11510" calcext:value-type="float">
            <text:p>11510</text:p>
          </table:table-cell>
          <table:table-cell office:value-type="float" office:value="11482.3" calcext:value-type="float">
            <text:p>11482.3</text:p>
          </table:table-cell>
          <table:table-cell office:value-type="float" office:value="11531.7" calcext:value-type="float">
            <text:p>11531.7</text:p>
          </table:table-cell>
          <table:table-cell office:value-type="float" office:value="11514.1" calcext:value-type="float">
            <text:p>11514.1</text:p>
          </table:table-cell>
          <table:table-cell office:value-type="float" office:value="11604.7" calcext:value-type="float">
            <text:p>11604.7</text:p>
          </table:table-cell>
          <table:table-cell office:value-type="float" office:value="11732.5" calcext:value-type="float">
            <text:p>11732.5</text:p>
          </table:table-cell>
          <table:table-cell office:value-type="float" office:value="11824.6" calcext:value-type="float">
            <text:p>11824.6</text:p>
          </table:table-cell>
          <table:table-cell office:value-type="float" office:value="11823.1" calcext:value-type="float">
            <text:p>11823.1</text:p>
          </table:table-cell>
          <table:table-cell office:value-type="float" office:value="11724" calcext:value-type="float">
            <text:p>11724</text:p>
          </table:table-cell>
          <table:table-cell office:value-type="float" office:value="11445.9" calcext:value-type="float">
            <text:p>11445.9</text:p>
          </table:table-cell>
          <table:table-cell office:value-type="float" office:value="11454.2" calcext:value-type="float">
            <text:p>11454.2</text:p>
          </table:table-cell>
          <table:table-cell office:value-type="float" office:value="11837" calcext:value-type="float">
            <text:p>11837</text:p>
          </table:table-cell>
          <table:table-cell office:value-type="float" office:value="11766.6" calcext:value-type="float">
            <text:p>11766.6</text:p>
          </table:table-cell>
          <table:table-cell office:value-type="float" office:value="12258.5" calcext:value-type="float">
            <text:p>12258.5</text:p>
          </table:table-cell>
          <table:table-cell office:value-type="float" office:value="11897.4" calcext:value-type="float">
            <text:p>11897.4</text:p>
          </table:table-cell>
          <table:table-cell office:value-type="float" office:value="12218.8" calcext:value-type="float">
            <text:p>12218.8</text:p>
          </table:table-cell>
          <table:table-cell office:value-type="float" office:value="12114.4" calcext:value-type="float">
            <text:p>12114.4</text:p>
          </table:table-cell>
          <table:table-cell office:value-type="float" office:value="11996.5" calcext:value-type="float">
            <text:p>11996.5</text:p>
          </table:table-cell>
          <table:table-cell office:value-type="float" office:value="12032.5" calcext:value-type="float">
            <text:p>12032.5</text:p>
          </table:table-cell>
          <table:table-cell office:value-type="float" office:value="12049.8" calcext:value-type="float">
            <text:p>12049.8</text:p>
          </table:table-cell>
          <table:table-cell office:value-type="float" office:value="11839.2" calcext:value-type="float">
            <text:p>11839.2</text:p>
          </table:table-cell>
          <table:table-cell office:value-type="float" office:value="11735.7" calcext:value-type="float">
            <text:p>11735.7</text:p>
          </table:table-cell>
          <table:table-cell office:value-type="float" office:value="11313.2" calcext:value-type="float">
            <text:p>11313.2</text:p>
          </table:table-cell>
          <table:table-cell office:value-type="float" office:value="11280.2" calcext:value-type="float">
            <text:p>11280.2</text:p>
          </table:table-cell>
          <table:table-cell office:value-type="float" office:value="11185.9" calcext:value-type="float">
            <text:p>11185.9</text:p>
          </table:table-cell>
          <table:table-cell office:value-type="float" office:value="11260.1" calcext:value-type="float">
            <text:p>11260.1</text:p>
          </table:table-cell>
          <table:table-cell office:value-type="float" office:value="11219.1" calcext:value-type="float">
            <text:p>11219.1</text:p>
          </table:table-cell>
          <table:table-cell office:value-type="float" office:value="11086.1" calcext:value-type="float">
            <text:p>11086.1</text:p>
          </table:table-cell>
          <table:table-cell office:value-type="float" office:value="10971.4" calcext:value-type="float">
            <text:p>10971.4</text:p>
          </table:table-cell>
          <table:table-cell office:value-type="float" office:value="11029.7" calcext:value-type="float">
            <text:p>11029.7</text:p>
          </table:table-cell>
          <table:table-cell office:value-type="float" office:value="10945.4" calcext:value-type="float">
            <text:p>10945.4</text:p>
          </table:table-cell>
          <table:table-cell office:value-type="float" office:value="10940.5" calcext:value-type="float">
            <text:p>10940.5</text:p>
          </table:table-cell>
          <table:table-cell office:value-type="float" office:value="10907.4" calcext:value-type="float">
            <text:p>10907.4</text:p>
          </table:table-cell>
          <table:table-cell office:value-type="float" office:value="11024.3" calcext:value-type="float">
            <text:p>11024.3</text:p>
          </table:table-cell>
          <table:table-cell office:value-type="float" office:value="11022.5" calcext:value-type="float">
            <text:p>11022.5</text:p>
          </table:table-cell>
          <table:table-cell office:value-type="float" office:value="10995.4" calcext:value-type="float">
            <text:p>10995.4</text:p>
          </table:table-cell>
          <table:table-cell office:value-type="float" office:value="11078.3" calcext:value-type="float">
            <text:p>11078.3</text:p>
          </table:table-cell>
          <table:table-cell office:value-type="float" office:value="10965.3" calcext:value-type="float">
            <text:p>10965.3</text:p>
          </table:table-cell>
          <table:table-cell office:value-type="float" office:value="10871.6" calcext:value-type="float">
            <text:p>10871.6</text:p>
          </table:table-cell>
          <table:table-cell office:value-type="float" office:value="10969.9" calcext:value-type="float">
            <text:p>10969.9</text:p>
          </table:table-cell>
          <table:table-cell office:value-type="float" office:value="10976.9" calcext:value-type="float">
            <text:p>10976.9</text:p>
          </table:table-cell>
          <table:table-cell office:value-type="float" office:value="10947.3" calcext:value-type="float">
            <text:p>10947.3</text:p>
          </table:table-cell>
          <table:table-cell office:value-type="float" office:value="11008.5" calcext:value-type="float">
            <text:p>11008.5</text:p>
          </table:table-cell>
          <table:table-cell office:value-type="float" office:value="11183.7" calcext:value-type="float">
            <text:p>11183.7</text:p>
          </table:table-cell>
          <table:table-cell office:value-type="float" office:value="11370.6" calcext:value-type="float">
            <text:p>11370.6</text:p>
          </table:table-cell>
          <table:table-cell office:value-type="float" office:value="11276.5" calcext:value-type="float">
            <text:p>11276.5</text:p>
          </table:table-cell>
          <table:table-cell office:value-type="float" office:value="11535" calcext:value-type="float">
            <text:p>11535</text:p>
          </table:table-cell>
          <table:table-cell office:value-type="float" office:value="11987.1" calcext:value-type="float">
            <text:p>11987.1</text:p>
          </table:table-cell>
          <table:table-cell office:value-type="float" office:value="12068.8" calcext:value-type="float">
            <text:p>12068.8</text:p>
          </table:table-cell>
          <table:table-cell office:value-type="float" office:value="12050.4" calcext:value-type="float">
            <text:p>12050.4</text:p>
          </table:table-cell>
          <table:table-cell office:value-type="float" office:value="12453" calcext:value-type="float">
            <text:p>12453</text:p>
          </table:table-cell>
          <table:table-cell office:value-type="float" office:value="11518.6" calcext:value-type="float">
            <text:p>11518.6</text:p>
          </table:table-cell>
          <table:table-cell office:value-type="float" office:value="11012.8" calcext:value-type="float">
            <text:p>11012.8</text:p>
          </table:table-cell>
          <table:table-cell office:value-type="float" office:value="11414.6" calcext:value-type="float">
            <text:p>11414.6</text:p>
          </table:table-cell>
          <table:table-cell office:value-type="float" office:value="11349.5" calcext:value-type="float">
            <text:p>11349.5</text:p>
          </table:table-cell>
          <table:table-cell office:value-type="float" office:value="10935.8" calcext:value-type="float">
            <text:p>10935.8</text:p>
          </table:table-cell>
          <table:table-cell office:value-type="float" office:value="10908.5" calcext:value-type="float">
            <text:p>10908.5</text:p>
          </table:table-cell>
          <table:table-cell office:value-type="float" office:value="10860.2" calcext:value-type="float">
            <text:p>10860.2</text:p>
          </table:table-cell>
          <table:table-cell office:value-type="float" office:value="10875.6" calcext:value-type="float">
            <text:p>10875.6</text:p>
          </table:table-cell>
          <table:table-cell office:value-type="float" office:value="10723.1" calcext:value-type="float">
            <text:p>10723.1</text:p>
          </table:table-cell>
          <table:table-cell office:value-type="float" office:value="10762.9" calcext:value-type="float">
            <text:p>10762.9</text:p>
          </table:table-cell>
          <table:table-cell office:value-type="float" office:value="10710.2" calcext:value-type="float">
            <text:p>10710.2</text:p>
          </table:table-cell>
          <table:table-cell office:value-type="float" office:value="10684.2" calcext:value-type="float">
            <text:p>10684.2</text:p>
          </table:table-cell>
          <table:table-cell office:value-type="float" office:value="10685.2" calcext:value-type="float">
            <text:p>10685.2</text:p>
          </table:table-cell>
          <table:table-cell office:value-type="float" office:value="10743.9" calcext:value-type="float">
            <text:p>10743.9</text:p>
          </table:table-cell>
          <table:table-cell office:value-type="float" office:value="10699" calcext:value-type="float">
            <text:p>10699</text:p>
          </table:table-cell>
          <table:table-cell office:value-type="float" office:value="10714.7" calcext:value-type="float">
            <text:p>10714.7</text:p>
          </table:table-cell>
          <table:table-cell office:value-type="float" office:value="10707.9" calcext:value-type="float">
            <text:p>10707.9</text:p>
          </table:table-cell>
          <table:table-cell office:value-type="float" office:value="10865.8" calcext:value-type="float">
            <text:p>10865.8</text:p>
          </table:table-cell>
          <table:table-cell office:value-type="float" office:value="10935.8" calcext:value-type="float">
            <text:p>10935.8</text:p>
          </table:table-cell>
          <table:table-cell office:value-type="float" office:value="11122" calcext:value-type="float">
            <text:p>11122</text:p>
          </table:table-cell>
          <table:table-cell office:value-type="float" office:value="11057.4" calcext:value-type="float">
            <text:p>11057.4</text:p>
          </table:table-cell>
          <table:table-cell office:value-type="float" office:value="10847.8" calcext:value-type="float">
            <text:p>10847.8</text:p>
          </table:table-cell>
          <table:table-cell office:value-type="float" office:value="10937.6" calcext:value-type="float">
            <text:p>10937.6</text:p>
          </table:table-cell>
          <table:table-cell office:value-type="float" office:value="11147.2" calcext:value-type="float">
            <text:p>11147.2</text:p>
          </table:table-cell>
          <table:table-cell office:value-type="float" office:value="11266.1" calcext:value-type="float">
            <text:p>11266.1</text:p>
          </table:table-cell>
          <table:table-cell office:value-type="float" office:value="11295.1" calcext:value-type="float">
            <text:p>11295.1</text:p>
          </table:table-cell>
          <table:table-cell office:value-type="float" office:value="11183.3" calcext:value-type="float">
            <text:p>11183.3</text:p>
          </table:table-cell>
          <table:table-cell office:value-type="float" office:value="10621.1" calcext:value-type="float">
            <text:p>10621.1</text:p>
          </table:table-cell>
          <table:table-cell office:value-type="float" office:value="10470.6" calcext:value-type="float">
            <text:p>10470.6</text:p>
          </table:table-cell>
          <table:table-cell office:value-type="float" office:value="10505" calcext:value-type="float">
            <text:p>10505</text:p>
          </table:table-cell>
          <table:table-cell office:value-type="float" office:value="10470" calcext:value-type="float">
            <text:p>10470</text:p>
          </table:table-cell>
          <table:table-cell office:value-type="float" office:value="10521" calcext:value-type="float">
            <text:p>10521</text:p>
          </table:table-cell>
          <table:table-cell office:value-type="float" office:value="10694.9" calcext:value-type="float">
            <text:p>10694.9</text:p>
          </table:table-cell>
          <table:table-cell office:value-type="float" office:value="10404.7" calcext:value-type="float">
            <text:p>10404.7</text:p>
          </table:table-cell>
          <table:table-cell office:value-type="float" office:value="10412.7" calcext:value-type="float">
            <text:p>10412.7</text:p>
          </table:table-cell>
          <table:table-cell office:value-type="float" office:value="10339.9" calcext:value-type="float">
            <text:p>10339.9</text:p>
          </table:table-cell>
          <table:table-cell office:value-type="float" office:value="10279.6" calcext:value-type="float">
            <text:p>10279.6</text:p>
          </table:table-cell>
          <table:table-cell office:value-type="float" office:value="10299.8" calcext:value-type="float">
            <text:p>10299.8</text:p>
          </table:table-cell>
          <table:table-cell office:value-type="float" office:value="10290.8" calcext:value-type="float">
            <text:p>10290.8</text:p>
          </table:table-cell>
          <table:table-cell office:value-type="float" office:value="10263.2" calcext:value-type="float">
            <text:p>10263.2</text:p>
          </table:table-cell>
          <table:table-cell office:value-type="float" office:value="10282.7" calcext:value-type="float">
            <text:p>10282.7</text:p>
          </table:table-cell>
          <table:table-cell office:value-type="float" office:value="10372.6" calcext:value-type="float">
            <text:p>10372.6</text:p>
          </table:table-cell>
          <table:table-cell office:value-type="float" office:value="10303" calcext:value-type="float">
            <text:p>10303</text:p>
          </table:table-cell>
          <table:table-cell office:value-type="float" office:value="10327" calcext:value-type="float">
            <text:p>10327</text:p>
          </table:table-cell>
          <table:table-cell office:value-type="float" office:value="10359.8" calcext:value-type="float">
            <text:p>10359.8</text:p>
          </table:table-cell>
          <table:table-cell office:value-type="float" office:value="10361.2" calcext:value-type="float">
            <text:p>10361.2</text:p>
          </table:table-cell>
          <table:table-cell office:value-type="float" office:value="10353.1" calcext:value-type="float">
            <text:p>10353.1</text:p>
          </table:table-cell>
          <table:table-cell office:value-type="float" office:value="10313.4" calcext:value-type="float">
            <text:p>10313.4</text:p>
          </table:table-cell>
          <table:table-cell office:value-type="float" office:value="10182.1" calcext:value-type="float">
            <text:p>10182.1</text:p>
          </table:table-cell>
          <table:table-cell office:value-type="float" office:value="10262.4" calcext:value-type="float">
            <text:p>10262.4</text:p>
          </table:table-cell>
          <table:table-cell office:value-type="float" office:value="10279.6" calcext:value-type="float">
            <text:p>10279.6</text:p>
          </table:table-cell>
          <table:table-cell office:value-type="float" office:value="10287.5" calcext:value-type="float">
            <text:p>10287.5</text:p>
          </table:table-cell>
          <table:table-cell office:value-type="float" office:value="10312.6" calcext:value-type="float">
            <text:p>10312.6</text:p>
          </table:table-cell>
          <table:table-cell office:value-type="float" office:value="10270.3" calcext:value-type="float">
            <text:p>10270.3</text:p>
          </table:table-cell>
          <table:table-cell office:value-type="float" office:value="10206.5" calcext:value-type="float">
            <text:p>10206.5</text:p>
          </table:table-cell>
          <table:table-cell office:value-type="float" office:value="10191.6" calcext:value-type="float">
            <text:p>10191.6</text:p>
          </table:table-cell>
          <table:table-cell office:value-type="float" office:value="10164.7" calcext:value-type="float">
            <text:p>10164.7</text:p>
          </table:table-cell>
          <table:table-cell office:value-type="float" office:value="10208.2" calcext:value-type="float">
            <text:p>10208.2</text:p>
          </table:table-cell>
          <table:table-cell office:value-type="float" office:value="10203.5" calcext:value-type="float">
            <text:p>10203.5</text:p>
          </table:table-cell>
          <table:table-cell office:value-type="float" office:value="10180.4" calcext:value-type="float">
            <text:p>10180.4</text:p>
          </table:table-cell>
          <table:table-cell office:value-type="float" office:value="10239" calcext:value-type="float">
            <text:p>10239</text:p>
          </table:table-cell>
          <table:table-cell office:value-type="float" office:value="10263.1" calcext:value-type="float">
            <text:p>10263.1</text:p>
          </table:table-cell>
          <table:table-cell office:value-type="float" office:value="10204.5" calcext:value-type="float">
            <text:p>10204.5</text:p>
          </table:table-cell>
          <table:table-cell office:value-type="float" office:value="10260.1" calcext:value-type="float">
            <text:p>10260.1</text:p>
          </table:table-cell>
          <table:table-cell office:value-type="float" office:value="10293.8" calcext:value-type="float">
            <text:p>10293.8</text:p>
          </table:table-cell>
          <table:table-cell office:value-type="float" office:value="10360.3" calcext:value-type="float">
            <text:p>10360.3</text:p>
          </table:table-cell>
          <table:table-cell office:value-type="float" office:value="10296.3" calcext:value-type="float">
            <text:p>10296.3</text:p>
          </table:table-cell>
          <table:table-cell office:value-type="float" office:value="10360.4" calcext:value-type="float">
            <text:p>10360.4</text:p>
          </table:table-cell>
          <table:table-cell office:value-type="float" office:value="10285.4" calcext:value-type="float">
            <text:p>10285.4</text:p>
          </table:table-cell>
          <table:table-cell office:value-type="float" office:value="10379.7" calcext:value-type="float">
            <text:p>10379.7</text:p>
          </table:table-cell>
          <table:table-cell office:value-type="float" office:value="10520.2" calcext:value-type="float">
            <text:p>10520.2</text:p>
          </table:table-cell>
          <table:table-cell office:value-type="float" office:value="10254.5" calcext:value-type="float">
            <text:p>10254.5</text:p>
          </table:table-cell>
          <table:table-cell office:value-type="float" office:value="10396.7" calcext:value-type="float">
            <text:p>10396.7</text:p>
          </table:table-cell>
          <table:table-cell office:value-type="float" office:value="10390.8" calcext:value-type="float">
            <text:p>10390.8</text:p>
          </table:table-cell>
          <table:table-cell office:value-type="float" office:value="10446.7" calcext:value-type="float">
            <text:p>10446.7</text:p>
          </table:table-cell>
          <table:table-cell office:value-type="float" office:value="10576" calcext:value-type="float">
            <text:p>10576</text:p>
          </table:table-cell>
          <table:table-cell office:value-type="float" office:value="10700.6" calcext:value-type="float">
            <text:p>10700.6</text:p>
          </table:table-cell>
          <table:table-cell office:value-type="float" office:value="10401.1" calcext:value-type="float">
            <text:p>10401.1</text:p>
          </table:table-cell>
          <table:table-cell office:value-type="float" office:value="10483.5" calcext:value-type="float">
            <text:p>10483.5</text:p>
          </table:table-cell>
          <table:table-cell office:value-type="float" office:value="10569.7" calcext:value-type="float">
            <text:p>10569.7</text:p>
          </table:table-cell>
          <table:table-cell office:value-type="float" office:value="10228.6" calcext:value-type="float">
            <text:p>10228.6</text:p>
          </table:table-cell>
          <table:table-cell office:value-type="float" office:value="10209.1" calcext:value-type="float">
            <text:p>10209.1</text:p>
          </table:table-cell>
          <table:table-cell office:value-type="float" office:value="10140.1" calcext:value-type="float">
            <text:p>10140.1</text:p>
          </table:table-cell>
          <table:table-cell office:value-type="float" office:value="10081" calcext:value-type="float">
            <text:p>10081</text:p>
          </table:table-cell>
          <table:table-cell office:value-type="float" office:value="10135.6" calcext:value-type="float">
            <text:p>10135.6</text:p>
          </table:table-cell>
          <table:table-cell office:value-type="float" office:value="10108" calcext:value-type="float">
            <text:p>10108</text:p>
          </table:table-cell>
          <table:table-cell office:value-type="float" office:value="10056.7" calcext:value-type="float">
            <text:p>10056.7</text:p>
          </table:table-cell>
          <table:table-cell office:value-type="float" office:value="10131.6" calcext:value-type="float">
            <text:p>10131.6</text:p>
          </table:table-cell>
          <table:table-cell office:value-type="float" office:value="10139.7" calcext:value-type="float">
            <text:p>10139.7</text:p>
          </table:table-cell>
          <table:table-cell office:value-type="float" office:value="10189.4" calcext:value-type="float">
            <text:p>10189.4</text:p>
          </table:table-cell>
          <table:table-cell office:value-type="float" office:value="10184.2" calcext:value-type="float">
            <text:p>10184.2</text:p>
          </table:table-cell>
          <table:table-cell office:value-type="float" office:value="10213.7" calcext:value-type="float">
            <text:p>10213.7</text:p>
          </table:table-cell>
          <table:table-cell office:value-type="float" office:value="10416.3" calcext:value-type="float">
            <text:p>10416.3</text:p>
          </table:table-cell>
          <table:table-cell office:value-type="float" office:value="10155.6" calcext:value-type="float">
            <text:p>10155.6</text:p>
          </table:table-cell>
          <table:table-cell office:value-type="float" office:value="9980.96" calcext:value-type="float">
            <text:p>9980.96</text:p>
          </table:table-cell>
          <table:table-cell office:value-type="float" office:value="9930.1" calcext:value-type="float">
            <text:p>9930.1</text:p>
          </table:table-cell>
          <table:table-cell office:value-type="float" office:value="9969.32" calcext:value-type="float">
            <text:p>9969.32</text:p>
          </table:table-cell>
          <table:table-cell office:value-type="float" office:value="10012" calcext:value-type="float">
            <text:p>10012</text:p>
          </table:table-cell>
          <table:table-cell office:value-type="float" office:value="10075.9" calcext:value-type="float">
            <text:p>10075.9</text:p>
          </table:table-cell>
          <table:table-cell office:value-type="float" office:value="9977.29" calcext:value-type="float">
            <text:p>9977.29</text:p>
          </table:table-cell>
          <table:table-cell office:value-type="float" office:value="10002.3" calcext:value-type="float">
            <text:p>10002.3</text:p>
          </table:table-cell>
          <table:table-cell office:value-type="float" office:value="9978.86" calcext:value-type="float">
            <text:p>9978.86</text:p>
          </table:table-cell>
          <table:table-cell table:number-columns-repeated="54"/>
        </table:table-row>
        <table:table-row table:style-name="ro1">
          <table:table-cell table:number-columns-repeated="349"/>
        </table:table-row>
        <table:table-row table:style-name="ro1">
          <table:table-cell office:value-type="string" calcext:value-type="string">
            <text:p>Population Size: 100 </text:p>
          </table:table-cell>
          <table:table-cell office:value-type="string" calcext:value-type="string">
            <text:p><text:s/>K: 5 </text:p>
          </table:table-cell>
          <table:table-cell office:value-type="string" calcext:value-type="string">
            <text:p><text:s/>Seed: 40 </text:p>
          </table:table-cell>
          <table:table-cell office:value-type="string" calcext:value-type="string">
            <text:p><text:s/>Max Generations w/out improvement: 15 </text:p>
          </table:table-cell>
          <table:table-cell office:value-type="string" calcext:value-type="string">
            <text:p><text:s/>Mutation Rate: 10 </text:p>
          </table:table-cell>
          <table:table-cell office:value-type="string" calcext:value-type="string">
            <text:p><text:s/>Crossover Rate: 80</text:p>
          </table:table-cell>
          <table:table-cell office:value-type="string" calcext:value-type="string">
            <text:p>Dynamic Mutation: on</text:p>
          </table:table-cell>
          <table:table-cell office:value-type="string" calcext:value-type="string">
            <text:p>Run: 4</text:p>
          </table:table-cell>
          <table:table-cell table:number-columns-repeated="341"/>
        </table:table-row>
        <table:table-row table:style-name="ro1">
          <table:table-cell table:number-columns-repeated="3" office:value-type="float" office:value="24928.9" calcext:value-type="float">
            <text:p>24928.9</text:p>
          </table:table-cell>
          <table:table-cell office:value-type="float" office:value="24507.3" calcext:value-type="float">
            <text:p>24507.3</text:p>
          </table:table-cell>
          <table:table-cell office:value-type="float" office:value="22283.2" calcext:value-type="float">
            <text:p>22283.2</text:p>
          </table:table-cell>
          <table:table-cell table:number-columns-repeated="3" office:value-type="float" office:value="22052.6" calcext:value-type="float">
            <text:p>22052.6</text:p>
          </table:table-cell>
          <table:table-cell office:value-type="float" office:value="21575.5" calcext:value-type="float">
            <text:p>21575.5</text:p>
          </table:table-cell>
          <table:table-cell table:number-columns-repeated="2" office:value-type="float" office:value="20447.2" calcext:value-type="float">
            <text:p>20447.2</text:p>
          </table:table-cell>
          <table:table-cell office:value-type="float" office:value="20053.4" calcext:value-type="float">
            <text:p>20053.4</text:p>
          </table:table-cell>
          <table:table-cell office:value-type="float" office:value="19573.5" calcext:value-type="float">
            <text:p>19573.5</text:p>
          </table:table-cell>
          <table:table-cell table:number-columns-repeated="4" office:value-type="float" office:value="19372.4" calcext:value-type="float">
            <text:p>19372.4</text:p>
          </table:table-cell>
          <table:table-cell office:value-type="float" office:value="19006.7" calcext:value-type="float">
            <text:p>19006.7</text:p>
          </table:table-cell>
          <table:table-cell office:value-type="float" office:value="18903.1" calcext:value-type="float">
            <text:p>18903.1</text:p>
          </table:table-cell>
          <table:table-cell office:value-type="float" office:value="18615.7" calcext:value-type="float">
            <text:p>18615.7</text:p>
          </table:table-cell>
          <table:table-cell office:value-type="float" office:value="18212.9" calcext:value-type="float">
            <text:p>18212.9</text:p>
          </table:table-cell>
          <table:table-cell office:value-type="float" office:value="18071" calcext:value-type="float">
            <text:p>18071</text:p>
          </table:table-cell>
          <table:table-cell office:value-type="float" office:value="17495.3" calcext:value-type="float">
            <text:p>17495.3</text:p>
          </table:table-cell>
          <table:table-cell office:value-type="float" office:value="16738.9" calcext:value-type="float">
            <text:p>16738.9</text:p>
          </table:table-cell>
          <table:table-cell office:value-type="float" office:value="16434.3" calcext:value-type="float">
            <text:p>16434.3</text:p>
          </table:table-cell>
          <table:table-cell office:value-type="float" office:value="16289.1" calcext:value-type="float">
            <text:p>16289.1</text:p>
          </table:table-cell>
          <table:table-cell office:value-type="float" office:value="16058.7" calcext:value-type="float">
            <text:p>16058.7</text:p>
          </table:table-cell>
          <table:table-cell office:value-type="float" office:value="15608.2" calcext:value-type="float">
            <text:p>15608.2</text:p>
          </table:table-cell>
          <table:table-cell office:value-type="float" office:value="15583.1" calcext:value-type="float">
            <text:p>15583.1</text:p>
          </table:table-cell>
          <table:table-cell office:value-type="float" office:value="15466.6" calcext:value-type="float">
            <text:p>15466.6</text:p>
          </table:table-cell>
          <table:table-cell office:value-type="float" office:value="15431.2" calcext:value-type="float">
            <text:p>15431.2</text:p>
          </table:table-cell>
          <table:table-cell office:value-type="float" office:value="15396.2" calcext:value-type="float">
            <text:p>15396.2</text:p>
          </table:table-cell>
          <table:table-cell office:value-type="float" office:value="15371.1" calcext:value-type="float">
            <text:p>15371.1</text:p>
          </table:table-cell>
          <table:table-cell office:value-type="float" office:value="15326.3" calcext:value-type="float">
            <text:p>15326.3</text:p>
          </table:table-cell>
          <table:table-cell table:number-columns-repeated="3" office:value-type="float" office:value="15051.4" calcext:value-type="float">
            <text:p>15051.4</text:p>
          </table:table-cell>
          <table:table-cell table:number-columns-repeated="2" office:value-type="float" office:value="14979.4" calcext:value-type="float">
            <text:p>14979.4</text:p>
          </table:table-cell>
          <table:table-cell table:number-columns-repeated="3" office:value-type="float" office:value="14919.2" calcext:value-type="float">
            <text:p>14919.2</text:p>
          </table:table-cell>
          <table:table-cell office:value-type="float" office:value="14690.6" calcext:value-type="float">
            <text:p>14690.6</text:p>
          </table:table-cell>
          <table:table-cell office:value-type="float" office:value="14684.6" calcext:value-type="float">
            <text:p>14684.6</text:p>
          </table:table-cell>
          <table:table-cell table:number-columns-repeated="3" office:value-type="float" office:value="14523.7" calcext:value-type="float">
            <text:p>14523.7</text:p>
          </table:table-cell>
          <table:table-cell table:number-columns-repeated="5" office:value-type="float" office:value="14005" calcext:value-type="float">
            <text:p>14005</text:p>
          </table:table-cell>
          <table:table-cell office:value-type="float" office:value="13957.6" calcext:value-type="float">
            <text:p>13957.6</text:p>
          </table:table-cell>
          <table:table-cell office:value-type="float" office:value="13918.3" calcext:value-type="float">
            <text:p>13918.3</text:p>
          </table:table-cell>
          <table:table-cell office:value-type="float" office:value="13868.6" calcext:value-type="float">
            <text:p>13868.6</text:p>
          </table:table-cell>
          <table:table-cell table:number-columns-repeated="3" office:value-type="float" office:value="13681.1" calcext:value-type="float">
            <text:p>13681.1</text:p>
          </table:table-cell>
          <table:table-cell office:value-type="float" office:value="13607.8" calcext:value-type="float">
            <text:p>13607.8</text:p>
          </table:table-cell>
          <table:table-cell table:number-columns-repeated="2" office:value-type="float" office:value="13518.8" calcext:value-type="float">
            <text:p>13518.8</text:p>
          </table:table-cell>
          <table:table-cell table:number-columns-repeated="2" office:value-type="float" office:value="13488.5" calcext:value-type="float">
            <text:p>13488.5</text:p>
          </table:table-cell>
          <table:table-cell office:value-type="float" office:value="13415.2" calcext:value-type="float">
            <text:p>13415.2</text:p>
          </table:table-cell>
          <table:table-cell office:value-type="float" office:value="13326.1" calcext:value-type="float">
            <text:p>13326.1</text:p>
          </table:table-cell>
          <table:table-cell table:number-columns-repeated="2" office:value-type="float" office:value="13292.8" calcext:value-type="float">
            <text:p>13292.8</text:p>
          </table:table-cell>
          <table:table-cell office:value-type="float" office:value="13258.4" calcext:value-type="float">
            <text:p>13258.4</text:p>
          </table:table-cell>
          <table:table-cell office:value-type="float" office:value="13146" calcext:value-type="float">
            <text:p>13146</text:p>
          </table:table-cell>
          <table:table-cell table:number-columns-repeated="2" office:value-type="float" office:value="13099.3" calcext:value-type="float">
            <text:p>13099.3</text:p>
          </table:table-cell>
          <table:table-cell office:value-type="float" office:value="13045.9" calcext:value-type="float">
            <text:p>13045.9</text:p>
          </table:table-cell>
          <table:table-cell table:number-columns-repeated="3" office:value-type="float" office:value="12989.4" calcext:value-type="float">
            <text:p>12989.4</text:p>
          </table:table-cell>
          <table:table-cell table:number-columns-repeated="5" office:value-type="float" office:value="12740.6" calcext:value-type="float">
            <text:p>12740.6</text:p>
          </table:table-cell>
          <table:table-cell office:value-type="float" office:value="12723" calcext:value-type="float">
            <text:p>12723</text:p>
          </table:table-cell>
          <table:table-cell table:number-columns-repeated="2" office:value-type="float" office:value="12690.6" calcext:value-type="float">
            <text:p>12690.6</text:p>
          </table:table-cell>
          <table:table-cell table:number-columns-repeated="7" office:value-type="float" office:value="12560.4" calcext:value-type="float">
            <text:p>12560.4</text:p>
          </table:table-cell>
          <table:table-cell office:value-type="float" office:value="12523.7" calcext:value-type="float">
            <text:p>12523.7</text:p>
          </table:table-cell>
          <table:table-cell table:number-columns-repeated="5" office:value-type="float" office:value="12090.2" calcext:value-type="float">
            <text:p>12090.2</text:p>
          </table:table-cell>
          <table:table-cell table:number-columns-repeated="4" office:value-type="float" office:value="12035.2" calcext:value-type="float">
            <text:p>12035.2</text:p>
          </table:table-cell>
          <table:table-cell office:value-type="float" office:value="12016.1" calcext:value-type="float">
            <text:p>12016.1</text:p>
          </table:table-cell>
          <table:table-cell table:number-columns-repeated="6" office:value-type="float" office:value="11593.5" calcext:value-type="float">
            <text:p>11593.5</text:p>
          </table:table-cell>
          <table:table-cell office:value-type="float" office:value="11397.3" calcext:value-type="float">
            <text:p>11397.3</text:p>
          </table:table-cell>
          <table:table-cell table:number-columns-repeated="4" office:value-type="float" office:value="11308.8" calcext:value-type="float">
            <text:p>11308.8</text:p>
          </table:table-cell>
          <table:table-cell table:number-columns-repeated="4" office:value-type="float" office:value="11285.5" calcext:value-type="float">
            <text:p>11285.5</text:p>
          </table:table-cell>
          <table:table-cell table:number-columns-repeated="5" office:value-type="float" office:value="11216.1" calcext:value-type="float">
            <text:p>11216.1</text:p>
          </table:table-cell>
          <table:table-cell table:number-columns-repeated="16" office:value-type="float" office:value="11122.2" calcext:value-type="float">
            <text:p>11122.2</text:p>
          </table:table-cell>
          <table:table-cell table:number-columns-repeated="212"/>
        </table:table-row>
        <table:table-row table:style-name="ro1">
          <table:table-cell office:value-type="float" office:value="29553.2" calcext:value-type="float">
            <text:p>29553.2</text:p>
          </table:table-cell>
          <table:table-cell office:value-type="float" office:value="28428.2" calcext:value-type="float">
            <text:p>28428.2</text:p>
          </table:table-cell>
          <table:table-cell office:value-type="float" office:value="27978.2" calcext:value-type="float">
            <text:p>27978.2</text:p>
          </table:table-cell>
          <table:table-cell office:value-type="float" office:value="27633.9" calcext:value-type="float">
            <text:p>27633.9</text:p>
          </table:table-cell>
          <table:table-cell office:value-type="float" office:value="26742.7" calcext:value-type="float">
            <text:p>26742.7</text:p>
          </table:table-cell>
          <table:table-cell office:value-type="float" office:value="26445.9" calcext:value-type="float">
            <text:p>26445.9</text:p>
          </table:table-cell>
          <table:table-cell office:value-type="float" office:value="25781.4" calcext:value-type="float">
            <text:p>25781.4</text:p>
          </table:table-cell>
          <table:table-cell office:value-type="float" office:value="25157.5" calcext:value-type="float">
            <text:p>25157.5</text:p>
          </table:table-cell>
          <table:table-cell office:value-type="float" office:value="24695.2" calcext:value-type="float">
            <text:p>24695.2</text:p>
          </table:table-cell>
          <table:table-cell office:value-type="float" office:value="24029.4" calcext:value-type="float">
            <text:p>24029.4</text:p>
          </table:table-cell>
          <table:table-cell office:value-type="float" office:value="23369.8" calcext:value-type="float">
            <text:p>23369.8</text:p>
          </table:table-cell>
          <table:table-cell office:value-type="float" office:value="23293.1" calcext:value-type="float">
            <text:p>23293.1</text:p>
          </table:table-cell>
          <table:table-cell office:value-type="float" office:value="23130.9" calcext:value-type="float">
            <text:p>23130.9</text:p>
          </table:table-cell>
          <table:table-cell office:value-type="float" office:value="22518.3" calcext:value-type="float">
            <text:p>22518.3</text:p>
          </table:table-cell>
          <table:table-cell office:value-type="float" office:value="22013.3" calcext:value-type="float">
            <text:p>22013.3</text:p>
          </table:table-cell>
          <table:table-cell office:value-type="float" office:value="21787.2" calcext:value-type="float">
            <text:p>21787.2</text:p>
          </table:table-cell>
          <table:table-cell office:value-type="float" office:value="20997.4" calcext:value-type="float">
            <text:p>20997.4</text:p>
          </table:table-cell>
          <table:table-cell office:value-type="float" office:value="20191.3" calcext:value-type="float">
            <text:p>20191.3</text:p>
          </table:table-cell>
          <table:table-cell office:value-type="float" office:value="19609.6" calcext:value-type="float">
            <text:p>19609.6</text:p>
          </table:table-cell>
          <table:table-cell office:value-type="float" office:value="19674.8" calcext:value-type="float">
            <text:p>19674.8</text:p>
          </table:table-cell>
          <table:table-cell office:value-type="float" office:value="19536.8" calcext:value-type="float">
            <text:p>19536.8</text:p>
          </table:table-cell>
          <table:table-cell office:value-type="float" office:value="19380.5" calcext:value-type="float">
            <text:p>19380.5</text:p>
          </table:table-cell>
          <table:table-cell office:value-type="float" office:value="19248.6" calcext:value-type="float">
            <text:p>19248.6</text:p>
          </table:table-cell>
          <table:table-cell office:value-type="float" office:value="18900.4" calcext:value-type="float">
            <text:p>18900.4</text:p>
          </table:table-cell>
          <table:table-cell office:value-type="float" office:value="18487.7" calcext:value-type="float">
            <text:p>18487.7</text:p>
          </table:table-cell>
          <table:table-cell office:value-type="float" office:value="17931.7" calcext:value-type="float">
            <text:p>17931.7</text:p>
          </table:table-cell>
          <table:table-cell office:value-type="float" office:value="17241.5" calcext:value-type="float">
            <text:p>17241.5</text:p>
          </table:table-cell>
          <table:table-cell office:value-type="float" office:value="16766.3" calcext:value-type="float">
            <text:p>16766.3</text:p>
          </table:table-cell>
          <table:table-cell office:value-type="float" office:value="16382.5" calcext:value-type="float">
            <text:p>16382.5</text:p>
          </table:table-cell>
          <table:table-cell office:value-type="float" office:value="16180.2" calcext:value-type="float">
            <text:p>16180.2</text:p>
          </table:table-cell>
          <table:table-cell office:value-type="float" office:value="15906.2" calcext:value-type="float">
            <text:p>15906.2</text:p>
          </table:table-cell>
          <table:table-cell office:value-type="float" office:value="16284.3" calcext:value-type="float">
            <text:p>16284.3</text:p>
          </table:table-cell>
          <table:table-cell office:value-type="float" office:value="16197.4" calcext:value-type="float">
            <text:p>16197.4</text:p>
          </table:table-cell>
          <table:table-cell office:value-type="float" office:value="16346.9" calcext:value-type="float">
            <text:p>16346.9</text:p>
          </table:table-cell>
          <table:table-cell office:value-type="float" office:value="15738.6" calcext:value-type="float">
            <text:p>15738.6</text:p>
          </table:table-cell>
          <table:table-cell office:value-type="float" office:value="15593.1" calcext:value-type="float">
            <text:p>15593.1</text:p>
          </table:table-cell>
          <table:table-cell office:value-type="float" office:value="15849.4" calcext:value-type="float">
            <text:p>15849.4</text:p>
          </table:table-cell>
          <table:table-cell office:value-type="float" office:value="15727.9" calcext:value-type="float">
            <text:p>15727.9</text:p>
          </table:table-cell>
          <table:table-cell office:value-type="float" office:value="15913" calcext:value-type="float">
            <text:p>15913</text:p>
          </table:table-cell>
          <table:table-cell office:value-type="float" office:value="16091.1" calcext:value-type="float">
            <text:p>16091.1</text:p>
          </table:table-cell>
          <table:table-cell office:value-type="float" office:value="16263.1" calcext:value-type="float">
            <text:p>16263.1</text:p>
          </table:table-cell>
          <table:table-cell office:value-type="float" office:value="16372.8" calcext:value-type="float">
            <text:p>16372.8</text:p>
          </table:table-cell>
          <table:table-cell office:value-type="float" office:value="16261.7" calcext:value-type="float">
            <text:p>16261.7</text:p>
          </table:table-cell>
          <table:table-cell office:value-type="float" office:value="16308.8" calcext:value-type="float">
            <text:p>16308.8</text:p>
          </table:table-cell>
          <table:table-cell office:value-type="float" office:value="15733.9" calcext:value-type="float">
            <text:p>15733.9</text:p>
          </table:table-cell>
          <table:table-cell office:value-type="float" office:value="15402.6" calcext:value-type="float">
            <text:p>15402.6</text:p>
          </table:table-cell>
          <table:table-cell office:value-type="float" office:value="15131.4" calcext:value-type="float">
            <text:p>15131.4</text:p>
          </table:table-cell>
          <table:table-cell office:value-type="float" office:value="14776.9" calcext:value-type="float">
            <text:p>14776.9</text:p>
          </table:table-cell>
          <table:table-cell office:value-type="float" office:value="14910.1" calcext:value-type="float">
            <text:p>14910.1</text:p>
          </table:table-cell>
          <table:table-cell office:value-type="float" office:value="15290.4" calcext:value-type="float">
            <text:p>15290.4</text:p>
          </table:table-cell>
          <table:table-cell office:value-type="float" office:value="15414.5" calcext:value-type="float">
            <text:p>15414.5</text:p>
          </table:table-cell>
          <table:table-cell office:value-type="float" office:value="15870.7" calcext:value-type="float">
            <text:p>15870.7</text:p>
          </table:table-cell>
          <table:table-cell office:value-type="float" office:value="16446.4" calcext:value-type="float">
            <text:p>16446.4</text:p>
          </table:table-cell>
          <table:table-cell office:value-type="float" office:value="16684.1" calcext:value-type="float">
            <text:p>16684.1</text:p>
          </table:table-cell>
          <table:table-cell office:value-type="float" office:value="16569.5" calcext:value-type="float">
            <text:p>16569.5</text:p>
          </table:table-cell>
          <table:table-cell office:value-type="float" office:value="15784.9" calcext:value-type="float">
            <text:p>15784.9</text:p>
          </table:table-cell>
          <table:table-cell office:value-type="float" office:value="15479.6" calcext:value-type="float">
            <text:p>15479.6</text:p>
          </table:table-cell>
          <table:table-cell office:value-type="float" office:value="14928.5" calcext:value-type="float">
            <text:p>14928.5</text:p>
          </table:table-cell>
          <table:table-cell office:value-type="float" office:value="14438.1" calcext:value-type="float">
            <text:p>14438.1</text:p>
          </table:table-cell>
          <table:table-cell office:value-type="float" office:value="14123.5" calcext:value-type="float">
            <text:p>14123.5</text:p>
          </table:table-cell>
          <table:table-cell office:value-type="float" office:value="13961.6" calcext:value-type="float">
            <text:p>13961.6</text:p>
          </table:table-cell>
          <table:table-cell office:value-type="float" office:value="13928.6" calcext:value-type="float">
            <text:p>13928.6</text:p>
          </table:table-cell>
          <table:table-cell office:value-type="float" office:value="13968.5" calcext:value-type="float">
            <text:p>13968.5</text:p>
          </table:table-cell>
          <table:table-cell office:value-type="float" office:value="14015.7" calcext:value-type="float">
            <text:p>14015.7</text:p>
          </table:table-cell>
          <table:table-cell office:value-type="float" office:value="14107.4" calcext:value-type="float">
            <text:p>14107.4</text:p>
          </table:table-cell>
          <table:table-cell office:value-type="float" office:value="13883.2" calcext:value-type="float">
            <text:p>13883.2</text:p>
          </table:table-cell>
          <table:table-cell office:value-type="float" office:value="13710.3" calcext:value-type="float">
            <text:p>13710.3</text:p>
          </table:table-cell>
          <table:table-cell office:value-type="float" office:value="13832.9" calcext:value-type="float">
            <text:p>13832.9</text:p>
          </table:table-cell>
          <table:table-cell office:value-type="float" office:value="13950.6" calcext:value-type="float">
            <text:p>13950.6</text:p>
          </table:table-cell>
          <table:table-cell office:value-type="float" office:value="13879.9" calcext:value-type="float">
            <text:p>13879.9</text:p>
          </table:table-cell>
          <table:table-cell office:value-type="float" office:value="13597.6" calcext:value-type="float">
            <text:p>13597.6</text:p>
          </table:table-cell>
          <table:table-cell office:value-type="float" office:value="13483.6" calcext:value-type="float">
            <text:p>13483.6</text:p>
          </table:table-cell>
          <table:table-cell office:value-type="float" office:value="13348.8" calcext:value-type="float">
            <text:p>13348.8</text:p>
          </table:table-cell>
          <table:table-cell office:value-type="float" office:value="13338.1" calcext:value-type="float">
            <text:p>13338.1</text:p>
          </table:table-cell>
          <table:table-cell office:value-type="float" office:value="13222.6" calcext:value-type="float">
            <text:p>13222.6</text:p>
          </table:table-cell>
          <table:table-cell office:value-type="float" office:value="13282.8" calcext:value-type="float">
            <text:p>13282.8</text:p>
          </table:table-cell>
          <table:table-cell office:value-type="float" office:value="13274.5" calcext:value-type="float">
            <text:p>13274.5</text:p>
          </table:table-cell>
          <table:table-cell office:value-type="float" office:value="13702.8" calcext:value-type="float">
            <text:p>13702.8</text:p>
          </table:table-cell>
          <table:table-cell office:value-type="float" office:value="13664.6" calcext:value-type="float">
            <text:p>13664.6</text:p>
          </table:table-cell>
          <table:table-cell office:value-type="float" office:value="14047.3" calcext:value-type="float">
            <text:p>14047.3</text:p>
          </table:table-cell>
          <table:table-cell office:value-type="float" office:value="15529.6" calcext:value-type="float">
            <text:p>15529.6</text:p>
          </table:table-cell>
          <table:table-cell office:value-type="float" office:value="14232.7" calcext:value-type="float">
            <text:p>14232.7</text:p>
          </table:table-cell>
          <table:table-cell office:value-type="float" office:value="13439.8" calcext:value-type="float">
            <text:p>13439.8</text:p>
          </table:table-cell>
          <table:table-cell office:value-type="float" office:value="13160.9" calcext:value-type="float">
            <text:p>13160.9</text:p>
          </table:table-cell>
          <table:table-cell office:value-type="float" office:value="13632.8" calcext:value-type="float">
            <text:p>13632.8</text:p>
          </table:table-cell>
          <table:table-cell office:value-type="float" office:value="13905.9" calcext:value-type="float">
            <text:p>13905.9</text:p>
          </table:table-cell>
          <table:table-cell office:value-type="float" office:value="14019.7" calcext:value-type="float">
            <text:p>14019.7</text:p>
          </table:table-cell>
          <table:table-cell office:value-type="float" office:value="13836.3" calcext:value-type="float">
            <text:p>13836.3</text:p>
          </table:table-cell>
          <table:table-cell office:value-type="float" office:value="13761.3" calcext:value-type="float">
            <text:p>13761.3</text:p>
          </table:table-cell>
          <table:table-cell office:value-type="float" office:value="13096.3" calcext:value-type="float">
            <text:p>13096.3</text:p>
          </table:table-cell>
          <table:table-cell office:value-type="float" office:value="12783.1" calcext:value-type="float">
            <text:p>12783.1</text:p>
          </table:table-cell>
          <table:table-cell office:value-type="float" office:value="12862.1" calcext:value-type="float">
            <text:p>12862.1</text:p>
          </table:table-cell>
          <table:table-cell office:value-type="float" office:value="13023.5" calcext:value-type="float">
            <text:p>13023.5</text:p>
          </table:table-cell>
          <table:table-cell office:value-type="float" office:value="12943.5" calcext:value-type="float">
            <text:p>12943.5</text:p>
          </table:table-cell>
          <table:table-cell office:value-type="float" office:value="13312.5" calcext:value-type="float">
            <text:p>13312.5</text:p>
          </table:table-cell>
          <table:table-cell office:value-type="float" office:value="13400.8" calcext:value-type="float">
            <text:p>13400.8</text:p>
          </table:table-cell>
          <table:table-cell office:value-type="float" office:value="12689.3" calcext:value-type="float">
            <text:p>12689.3</text:p>
          </table:table-cell>
          <table:table-cell office:value-type="float" office:value="12435.4" calcext:value-type="float">
            <text:p>12435.4</text:p>
          </table:table-cell>
          <table:table-cell office:value-type="float" office:value="13694" calcext:value-type="float">
            <text:p>13694</text:p>
          </table:table-cell>
          <table:table-cell office:value-type="float" office:value="13243.7" calcext:value-type="float">
            <text:p>13243.7</text:p>
          </table:table-cell>
          <table:table-cell office:value-type="float" office:value="13270.2" calcext:value-type="float">
            <text:p>13270.2</text:p>
          </table:table-cell>
          <table:table-cell office:value-type="float" office:value="12492.4" calcext:value-type="float">
            <text:p>12492.4</text:p>
          </table:table-cell>
          <table:table-cell office:value-type="float" office:value="12514.7" calcext:value-type="float">
            <text:p>12514.7</text:p>
          </table:table-cell>
          <table:table-cell office:value-type="float" office:value="12831.2" calcext:value-type="float">
            <text:p>12831.2</text:p>
          </table:table-cell>
          <table:table-cell office:value-type="float" office:value="12900.6" calcext:value-type="float">
            <text:p>12900.6</text:p>
          </table:table-cell>
          <table:table-cell office:value-type="float" office:value="13298.8" calcext:value-type="float">
            <text:p>13298.8</text:p>
          </table:table-cell>
          <table:table-cell office:value-type="float" office:value="13354.1" calcext:value-type="float">
            <text:p>13354.1</text:p>
          </table:table-cell>
          <table:table-cell office:value-type="float" office:value="12310.6" calcext:value-type="float">
            <text:p>12310.6</text:p>
          </table:table-cell>
          <table:table-cell office:value-type="float" office:value="11794.7" calcext:value-type="float">
            <text:p>11794.7</text:p>
          </table:table-cell>
          <table:table-cell office:value-type="float" office:value="11904.7" calcext:value-type="float">
            <text:p>11904.7</text:p>
          </table:table-cell>
          <table:table-cell office:value-type="float" office:value="11702.9" calcext:value-type="float">
            <text:p>11702.9</text:p>
          </table:table-cell>
          <table:table-cell office:value-type="float" office:value="11608.8" calcext:value-type="float">
            <text:p>11608.8</text:p>
          </table:table-cell>
          <table:table-cell office:value-type="float" office:value="11541" calcext:value-type="float">
            <text:p>11541</text:p>
          </table:table-cell>
          <table:table-cell office:value-type="float" office:value="11531.6" calcext:value-type="float">
            <text:p>11531.6</text:p>
          </table:table-cell>
          <table:table-cell office:value-type="float" office:value="11576.2" calcext:value-type="float">
            <text:p>11576.2</text:p>
          </table:table-cell>
          <table:table-cell office:value-type="float" office:value="12240.8" calcext:value-type="float">
            <text:p>12240.8</text:p>
          </table:table-cell>
          <table:table-cell office:value-type="float" office:value="12353.2" calcext:value-type="float">
            <text:p>12353.2</text:p>
          </table:table-cell>
          <table:table-cell office:value-type="float" office:value="12465.6" calcext:value-type="float">
            <text:p>12465.6</text:p>
          </table:table-cell>
          <table:table-cell office:value-type="float" office:value="12365.4" calcext:value-type="float">
            <text:p>12365.4</text:p>
          </table:table-cell>
          <table:table-cell office:value-type="float" office:value="12115.6" calcext:value-type="float">
            <text:p>12115.6</text:p>
          </table:table-cell>
          <table:table-cell office:value-type="float" office:value="12173.6" calcext:value-type="float">
            <text:p>12173.6</text:p>
          </table:table-cell>
          <table:table-cell office:value-type="float" office:value="12952.8" calcext:value-type="float">
            <text:p>12952.8</text:p>
          </table:table-cell>
          <table:table-cell office:value-type="float" office:value="12194" calcext:value-type="float">
            <text:p>12194</text:p>
          </table:table-cell>
          <table:table-cell office:value-type="float" office:value="11936.8" calcext:value-type="float">
            <text:p>11936.8</text:p>
          </table:table-cell>
          <table:table-cell office:value-type="float" office:value="11958.6" calcext:value-type="float">
            <text:p>11958.6</text:p>
          </table:table-cell>
          <table:table-cell office:value-type="float" office:value="11591.3" calcext:value-type="float">
            <text:p>11591.3</text:p>
          </table:table-cell>
          <table:table-cell office:value-type="float" office:value="12026.9" calcext:value-type="float">
            <text:p>12026.9</text:p>
          </table:table-cell>
          <table:table-cell office:value-type="float" office:value="12325.8" calcext:value-type="float">
            <text:p>12325.8</text:p>
          </table:table-cell>
          <table:table-cell office:value-type="float" office:value="12305.2" calcext:value-type="float">
            <text:p>12305.2</text:p>
          </table:table-cell>
          <table:table-cell office:value-type="float" office:value="12398.7" calcext:value-type="float">
            <text:p>12398.7</text:p>
          </table:table-cell>
          <table:table-cell office:value-type="float" office:value="12581.3" calcext:value-type="float">
            <text:p>12581.3</text:p>
          </table:table-cell>
          <table:table-cell office:value-type="float" office:value="11455" calcext:value-type="float">
            <text:p>11455</text:p>
          </table:table-cell>
          <table:table-cell office:value-type="float" office:value="11384.2" calcext:value-type="float">
            <text:p>11384.2</text:p>
          </table:table-cell>
          <table:table-cell office:value-type="float" office:value="11332.3" calcext:value-type="float">
            <text:p>11332.3</text:p>
          </table:table-cell>
          <table:table-cell office:value-type="float" office:value="11373" calcext:value-type="float">
            <text:p>11373</text:p>
          </table:table-cell>
          <table:table-cell office:value-type="float" office:value="11424.4" calcext:value-type="float">
            <text:p>11424.4</text:p>
          </table:table-cell>
          <table:table-cell office:value-type="float" office:value="11382.1" calcext:value-type="float">
            <text:p>11382.1</text:p>
          </table:table-cell>
          <table:table-cell table:number-columns-repeated="212"/>
        </table:table-row>
        <table:table-row table:style-name="ro1">
          <table:table-cell table:number-columns-repeated="349"/>
        </table:table-row>
        <table:table-row table:style-name="ro1">
          <table:table-cell office:value-type="string" calcext:value-type="string">
            <text:p>Population Size: 100 </text:p>
          </table:table-cell>
          <table:table-cell office:value-type="string" calcext:value-type="string">
            <text:p><text:s/>K: 5 </text:p>
          </table:table-cell>
          <table:table-cell office:value-type="string" calcext:value-type="string">
            <text:p><text:s/>Seed: 50 </text:p>
          </table:table-cell>
          <table:table-cell office:value-type="string" calcext:value-type="string">
            <text:p><text:s/>Max Generations w/out improvement: 15 </text:p>
          </table:table-cell>
          <table:table-cell office:value-type="string" calcext:value-type="string">
            <text:p><text:s/>Mutation Rate: 10 </text:p>
          </table:table-cell>
          <table:table-cell office:value-type="string" calcext:value-type="string">
            <text:p><text:s/>Crossover Rate: 80</text:p>
          </table:table-cell>
          <table:table-cell office:value-type="string" calcext:value-type="string">
            <text:p>Dynamic Mutation: on</text:p>
          </table:table-cell>
          <table:table-cell office:value-type="string" calcext:value-type="string">
            <text:p>Run: 5</text:p>
          </table:table-cell>
          <table:table-cell table:number-columns-repeated="341"/>
        </table:table-row>
        <table:table-row table:style-name="ro1">
          <table:table-cell office:value-type="float" office:value="25405.4" calcext:value-type="float">
            <text:p>25405.4</text:p>
          </table:table-cell>
          <table:table-cell table:number-columns-repeated="3" office:value-type="float" office:value="23531.4" calcext:value-type="float">
            <text:p>23531.4</text:p>
          </table:table-cell>
          <table:table-cell table:number-columns-repeated="2" office:value-type="float" office:value="22277" calcext:value-type="float">
            <text:p>22277</text:p>
          </table:table-cell>
          <table:table-cell office:value-type="float" office:value="21770.1" calcext:value-type="float">
            <text:p>21770.1</text:p>
          </table:table-cell>
          <table:table-cell office:value-type="float" office:value="21494.6" calcext:value-type="float">
            <text:p>21494.6</text:p>
          </table:table-cell>
          <table:table-cell office:value-type="float" office:value="21451" calcext:value-type="float">
            <text:p>21451</text:p>
          </table:table-cell>
          <table:table-cell office:value-type="float" office:value="21419.5" calcext:value-type="float">
            <text:p>21419.5</text:p>
          </table:table-cell>
          <table:table-cell office:value-type="float" office:value="20794.1" calcext:value-type="float">
            <text:p>20794.1</text:p>
          </table:table-cell>
          <table:table-cell office:value-type="float" office:value="20265.6" calcext:value-type="float">
            <text:p>20265.6</text:p>
          </table:table-cell>
          <table:table-cell table:number-columns-repeated="2" office:value-type="float" office:value="19746.7" calcext:value-type="float">
            <text:p>19746.7</text:p>
          </table:table-cell>
          <table:table-cell table:number-columns-repeated="2" office:value-type="float" office:value="19335.1" calcext:value-type="float">
            <text:p>19335.1</text:p>
          </table:table-cell>
          <table:table-cell table:number-columns-repeated="4" office:value-type="float" office:value="18505.9" calcext:value-type="float">
            <text:p>18505.9</text:p>
          </table:table-cell>
          <table:table-cell table:number-columns-repeated="2" office:value-type="float" office:value="18346.1" calcext:value-type="float">
            <text:p>18346.1</text:p>
          </table:table-cell>
          <table:table-cell office:value-type="float" office:value="18316.1" calcext:value-type="float">
            <text:p>18316.1</text:p>
          </table:table-cell>
          <table:table-cell table:number-columns-repeated="2" office:value-type="float" office:value="17844" calcext:value-type="float">
            <text:p>17844</text:p>
          </table:table-cell>
          <table:table-cell table:number-columns-repeated="2" office:value-type="float" office:value="17291.9" calcext:value-type="float">
            <text:p>17291.9</text:p>
          </table:table-cell>
          <table:table-cell table:number-columns-repeated="2" office:value-type="float" office:value="17223.9" calcext:value-type="float">
            <text:p>17223.9</text:p>
          </table:table-cell>
          <table:table-cell office:value-type="float" office:value="16927.8" calcext:value-type="float">
            <text:p>16927.8</text:p>
          </table:table-cell>
          <table:table-cell office:value-type="float" office:value="16831" calcext:value-type="float">
            <text:p>16831</text:p>
          </table:table-cell>
          <table:table-cell table:number-columns-repeated="2" office:value-type="float" office:value="16798.4" calcext:value-type="float">
            <text:p>16798.4</text:p>
          </table:table-cell>
          <table:table-cell table:number-columns-repeated="3" office:value-type="float" office:value="16733" calcext:value-type="float">
            <text:p>16733</text:p>
          </table:table-cell>
          <table:table-cell office:value-type="float" office:value="16677.3" calcext:value-type="float">
            <text:p>16677.3</text:p>
          </table:table-cell>
          <table:table-cell table:number-columns-repeated="3" office:value-type="float" office:value="16453" calcext:value-type="float">
            <text:p>16453</text:p>
          </table:table-cell>
          <table:table-cell office:value-type="float" office:value="16388" calcext:value-type="float">
            <text:p>16388</text:p>
          </table:table-cell>
          <table:table-cell table:number-columns-repeated="2" office:value-type="float" office:value="16295.6" calcext:value-type="float">
            <text:p>16295.6</text:p>
          </table:table-cell>
          <table:table-cell office:value-type="float" office:value="16173" calcext:value-type="float">
            <text:p>16173</text:p>
          </table:table-cell>
          <table:table-cell table:number-columns-repeated="3" office:value-type="float" office:value="15765.9" calcext:value-type="float">
            <text:p>15765.9</text:p>
          </table:table-cell>
          <table:table-cell office:value-type="float" office:value="15639.9" calcext:value-type="float">
            <text:p>15639.9</text:p>
          </table:table-cell>
          <table:table-cell office:value-type="float" office:value="15608.8" calcext:value-type="float">
            <text:p>15608.8</text:p>
          </table:table-cell>
          <table:table-cell office:value-type="float" office:value="15416.1" calcext:value-type="float">
            <text:p>15416.1</text:p>
          </table:table-cell>
          <table:table-cell table:number-columns-repeated="2" office:value-type="float" office:value="15104.5" calcext:value-type="float">
            <text:p>15104.5</text:p>
          </table:table-cell>
          <table:table-cell table:number-columns-repeated="2" office:value-type="float" office:value="15077.1" calcext:value-type="float">
            <text:p>15077.1</text:p>
          </table:table-cell>
          <table:table-cell table:number-columns-repeated="4" office:value-type="float" office:value="14947.4" calcext:value-type="float">
            <text:p>14947.4</text:p>
          </table:table-cell>
          <table:table-cell table:number-columns-repeated="2" office:value-type="float" office:value="14840.8" calcext:value-type="float">
            <text:p>14840.8</text:p>
          </table:table-cell>
          <table:table-cell table:number-columns-repeated="4" office:value-type="float" office:value="14821.3" calcext:value-type="float">
            <text:p>14821.3</text:p>
          </table:table-cell>
          <table:table-cell office:value-type="float" office:value="14538.4" calcext:value-type="float">
            <text:p>14538.4</text:p>
          </table:table-cell>
          <table:table-cell table:number-columns-repeated="2" office:value-type="float" office:value="14456.5" calcext:value-type="float">
            <text:p>14456.5</text:p>
          </table:table-cell>
          <table:table-cell table:number-columns-repeated="4" office:value-type="float" office:value="14099.5" calcext:value-type="float">
            <text:p>14099.5</text:p>
          </table:table-cell>
          <table:table-cell table:number-columns-repeated="3" office:value-type="float" office:value="14029.7" calcext:value-type="float">
            <text:p>14029.7</text:p>
          </table:table-cell>
          <table:table-cell table:number-columns-repeated="2" office:value-type="float" office:value="13961.4" calcext:value-type="float">
            <text:p>13961.4</text:p>
          </table:table-cell>
          <table:table-cell table:number-columns-repeated="6" office:value-type="float" office:value="13746.8" calcext:value-type="float">
            <text:p>13746.8</text:p>
          </table:table-cell>
          <table:table-cell table:number-columns-repeated="3" office:value-type="float" office:value="13280.3" calcext:value-type="float">
            <text:p>13280.3</text:p>
          </table:table-cell>
          <table:table-cell table:number-columns-repeated="2" office:value-type="float" office:value="13035.1" calcext:value-type="float">
            <text:p>13035.1</text:p>
          </table:table-cell>
          <table:table-cell office:value-type="float" office:value="12966.9" calcext:value-type="float">
            <text:p>12966.9</text:p>
          </table:table-cell>
          <table:table-cell office:value-type="float" office:value="12887.3" calcext:value-type="float">
            <text:p>12887.3</text:p>
          </table:table-cell>
          <table:table-cell table:number-columns-repeated="4" office:value-type="float" office:value="12746.6" calcext:value-type="float">
            <text:p>12746.6</text:p>
          </table:table-cell>
          <table:table-cell table:number-columns-repeated="3" office:value-type="float" office:value="12529.8" calcext:value-type="float">
            <text:p>12529.8</text:p>
          </table:table-cell>
          <table:table-cell table:number-columns-repeated="6" office:value-type="float" office:value="12399.6" calcext:value-type="float">
            <text:p>12399.6</text:p>
          </table:table-cell>
          <table:table-cell table:number-columns-repeated="6" office:value-type="float" office:value="11951.7" calcext:value-type="float">
            <text:p>11951.7</text:p>
          </table:table-cell>
          <table:table-cell table:number-columns-repeated="9" office:value-type="float" office:value="11685.5" calcext:value-type="float">
            <text:p>11685.5</text:p>
          </table:table-cell>
          <table:table-cell table:number-columns-repeated="3" office:value-type="float" office:value="11675.4" calcext:value-type="float">
            <text:p>11675.4</text:p>
          </table:table-cell>
          <table:table-cell table:number-columns-repeated="3" office:value-type="float" office:value="11649" calcext:value-type="float">
            <text:p>11649</text:p>
          </table:table-cell>
          <table:table-cell office:value-type="float" office:value="11579.3" calcext:value-type="float">
            <text:p>11579.3</text:p>
          </table:table-cell>
          <table:table-cell table:number-columns-repeated="5" office:value-type="float" office:value="11403.6" calcext:value-type="float">
            <text:p>11403.6</text:p>
          </table:table-cell>
          <table:table-cell office:value-type="float" office:value="11338.6" calcext:value-type="float">
            <text:p>11338.6</text:p>
          </table:table-cell>
          <table:table-cell table:number-columns-repeated="2" office:value-type="float" office:value="11204.9" calcext:value-type="float">
            <text:p>11204.9</text:p>
          </table:table-cell>
          <table:table-cell office:value-type="float" office:value="11172.8" calcext:value-type="float">
            <text:p>11172.8</text:p>
          </table:table-cell>
          <table:table-cell table:number-columns-repeated="4" office:value-type="float" office:value="11100.7" calcext:value-type="float">
            <text:p>11100.7</text:p>
          </table:table-cell>
          <table:table-cell table:number-columns-repeated="8" office:value-type="float" office:value="11025.1" calcext:value-type="float">
            <text:p>11025.1</text:p>
          </table:table-cell>
          <table:table-cell table:number-columns-repeated="3" office:value-type="float" office:value="10921.5" calcext:value-type="float">
            <text:p>10921.5</text:p>
          </table:table-cell>
          <table:table-cell table:number-columns-repeated="3" office:value-type="float" office:value="10871.8" calcext:value-type="float">
            <text:p>10871.8</text:p>
          </table:table-cell>
          <table:table-cell table:number-columns-repeated="5" office:value-type="float" office:value="10738.6" calcext:value-type="float">
            <text:p>10738.6</text:p>
          </table:table-cell>
          <table:table-cell table:number-columns-repeated="4" office:value-type="float" office:value="10683.4" calcext:value-type="float">
            <text:p>10683.4</text:p>
          </table:table-cell>
          <table:table-cell table:number-columns-repeated="2" office:value-type="float" office:value="10624.5" calcext:value-type="float">
            <text:p>10624.5</text:p>
          </table:table-cell>
          <table:table-cell table:number-columns-repeated="2" office:value-type="float" office:value="10575" calcext:value-type="float">
            <text:p>10575</text:p>
          </table:table-cell>
          <table:table-cell table:number-columns-repeated="3" office:value-type="float" office:value="10507.9" calcext:value-type="float">
            <text:p>10507.9</text:p>
          </table:table-cell>
          <table:table-cell table:number-columns-repeated="2" office:value-type="float" office:value="10428.3" calcext:value-type="float">
            <text:p>10428.3</text:p>
          </table:table-cell>
          <table:table-cell table:number-columns-repeated="3" office:value-type="float" office:value="10391.8" calcext:value-type="float">
            <text:p>10391.8</text:p>
          </table:table-cell>
          <table:table-cell table:number-columns-repeated="2" office:value-type="float" office:value="10378.2" calcext:value-type="float">
            <text:p>10378.2</text:p>
          </table:table-cell>
          <table:table-cell table:number-columns-repeated="3" office:value-type="float" office:value="10368.4" calcext:value-type="float">
            <text:p>10368.4</text:p>
          </table:table-cell>
          <table:table-cell table:number-columns-repeated="9" office:value-type="float" office:value="10356.6" calcext:value-type="float">
            <text:p>10356.6</text:p>
          </table:table-cell>
          <table:table-cell office:value-type="float" office:value="10239.4" calcext:value-type="float">
            <text:p>10239.4</text:p>
          </table:table-cell>
          <table:table-cell table:number-columns-repeated="4" office:value-type="float" office:value="10211.6" calcext:value-type="float">
            <text:p>10211.6</text:p>
          </table:table-cell>
          <table:table-cell table:number-columns-repeated="5" office:value-type="float" office:value="9834.73" calcext:value-type="float">
            <text:p>9834.73</text:p>
          </table:table-cell>
          <table:table-cell table:number-columns-repeated="4" office:value-type="float" office:value="9783.14" calcext:value-type="float">
            <text:p>9783.14</text:p>
          </table:table-cell>
          <table:table-cell office:value-type="float" office:value="9769.07" calcext:value-type="float">
            <text:p>9769.07</text:p>
          </table:table-cell>
          <table:table-cell table:number-columns-repeated="4" office:value-type="float" office:value="9764.24" calcext:value-type="float">
            <text:p>9764.24</text:p>
          </table:table-cell>
          <table:table-cell office:value-type="float" office:value="9762.79" calcext:value-type="float">
            <text:p>9762.79</text:p>
          </table:table-cell>
          <table:table-cell office:value-type="float" office:value="9670.81" calcext:value-type="float">
            <text:p>9670.81</text:p>
          </table:table-cell>
          <table:table-cell table:number-columns-repeated="5" office:value-type="float" office:value="9550.68" calcext:value-type="float">
            <text:p>9550.68</text:p>
          </table:table-cell>
          <table:table-cell table:number-columns-repeated="2" office:value-type="float" office:value="9458.7" calcext:value-type="float">
            <text:p>9458.7</text:p>
          </table:table-cell>
          <table:table-cell table:number-columns-repeated="5" office:value-type="float" office:value="9394.55" calcext:value-type="float">
            <text:p>9394.55</text:p>
          </table:table-cell>
          <table:table-cell table:number-columns-repeated="2" office:value-type="float" office:value="9266.34" calcext:value-type="float">
            <text:p>9266.34</text:p>
          </table:table-cell>
          <table:table-cell office:value-type="float" office:value="9258.54" calcext:value-type="float">
            <text:p>9258.54</text:p>
          </table:table-cell>
          <table:table-cell table:number-columns-repeated="2" office:value-type="float" office:value="9251.4" calcext:value-type="float">
            <text:p>9251.4</text:p>
          </table:table-cell>
          <table:table-cell table:number-columns-repeated="12" office:value-type="float" office:value="9061.01" calcext:value-type="float">
            <text:p>9061.01</text:p>
          </table:table-cell>
          <table:table-cell office:value-type="float" office:value="9006.35" calcext:value-type="float">
            <text:p>9006.35</text:p>
          </table:table-cell>
          <table:table-cell table:number-columns-repeated="9" office:value-type="float" office:value="8985.15" calcext:value-type="float">
            <text:p>8985.15</text:p>
          </table:table-cell>
          <table:table-cell office:value-type="float" office:value="8960.72" calcext:value-type="float">
            <text:p>8960.72</text:p>
          </table:table-cell>
          <table:table-cell table:number-columns-repeated="6" office:value-type="float" office:value="8887.52" calcext:value-type="float">
            <text:p>8887.52</text:p>
          </table:table-cell>
          <table:table-cell table:number-columns-repeated="6" office:value-type="float" office:value="8828.38" calcext:value-type="float">
            <text:p>8828.38</text:p>
          </table:table-cell>
          <table:table-cell office:value-type="float" office:value="8794.15" calcext:value-type="float">
            <text:p>8794.15</text:p>
          </table:table-cell>
          <table:table-cell table:number-columns-repeated="6" office:value-type="float" office:value="8685" calcext:value-type="float">
            <text:p>8685</text:p>
          </table:table-cell>
          <table:table-cell table:number-columns-repeated="3" office:value-type="float" office:value="8638.87" calcext:value-type="float">
            <text:p>8638.87</text:p>
          </table:table-cell>
          <table:table-cell office:value-type="float" office:value="8632.06" calcext:value-type="float">
            <text:p>8632.06</text:p>
          </table:table-cell>
          <table:table-cell office:value-type="float" office:value="8607.71" calcext:value-type="float">
            <text:p>8607.71</text:p>
          </table:table-cell>
          <table:table-cell table:number-columns-repeated="4" office:value-type="float" office:value="8597.17" calcext:value-type="float">
            <text:p>8597.17</text:p>
          </table:table-cell>
          <table:table-cell table:number-columns-repeated="3" office:value-type="float" office:value="8578.82" calcext:value-type="float">
            <text:p>8578.82</text:p>
          </table:table-cell>
          <table:table-cell table:number-columns-repeated="2" office:value-type="float" office:value="8513.69" calcext:value-type="float">
            <text:p>8513.69</text:p>
          </table:table-cell>
          <table:table-cell table:number-columns-repeated="2" office:value-type="float" office:value="8491.23" calcext:value-type="float">
            <text:p>8491.23</text:p>
          </table:table-cell>
          <table:table-cell office:value-type="float" office:value="8477.53" calcext:value-type="float">
            <text:p>8477.53</text:p>
          </table:table-cell>
          <table:table-cell table:number-columns-repeated="2" office:value-type="float" office:value="8433.75" calcext:value-type="float">
            <text:p>8433.75</text:p>
          </table:table-cell>
          <table:table-cell office:value-type="float" office:value="8426.21" calcext:value-type="float">
            <text:p>8426.21</text:p>
          </table:table-cell>
          <table:table-cell table:number-columns-repeated="6" office:value-type="float" office:value="8368.73" calcext:value-type="float">
            <text:p>8368.73</text:p>
          </table:table-cell>
          <table:table-cell table:number-columns-repeated="15" office:value-type="float" office:value="8349.63" calcext:value-type="float">
            <text:p>8349.63</text:p>
          </table:table-cell>
          <table:table-cell table:number-columns-repeated="3" office:value-type="float" office:value="8313.18" calcext:value-type="float">
            <text:p>8313.18</text:p>
          </table:table-cell>
          <table:table-cell office:value-type="float" office:value="8299.12" calcext:value-type="float">
            <text:p>8299.12</text:p>
          </table:table-cell>
          <table:table-cell table:number-columns-repeated="5" office:value-type="float" office:value="8237.33" calcext:value-type="float">
            <text:p>8237.33</text:p>
          </table:table-cell>
          <table:table-cell table:number-columns-repeated="13" office:value-type="float" office:value="8223.26" calcext:value-type="float">
            <text:p>8223.26</text:p>
          </table:table-cell>
          <table:table-cell table:number-columns-repeated="2" office:value-type="float" office:value="8172.64" calcext:value-type="float">
            <text:p>8172.64</text:p>
          </table:table-cell>
          <table:table-cell table:number-columns-repeated="2" office:value-type="float" office:value="8137.74" calcext:value-type="float">
            <text:p>8137.74</text:p>
          </table:table-cell>
          <table:table-cell table:number-columns-repeated="16" office:value-type="float" office:value="8069.61" calcext:value-type="float">
            <text:p>8069.61</text:p>
          </table:table-cell>
        </table:table-row>
        <table:table-row table:style-name="ro1">
          <table:table-cell office:value-type="float" office:value="29011.4" calcext:value-type="float">
            <text:p>29011.4</text:p>
          </table:table-cell>
          <table:table-cell office:value-type="float" office:value="28411.7" calcext:value-type="float">
            <text:p>28411.7</text:p>
          </table:table-cell>
          <table:table-cell office:value-type="float" office:value="28021.4" calcext:value-type="float">
            <text:p>28021.4</text:p>
          </table:table-cell>
          <table:table-cell office:value-type="float" office:value="27133.6" calcext:value-type="float">
            <text:p>27133.6</text:p>
          </table:table-cell>
          <table:table-cell office:value-type="float" office:value="26864.8" calcext:value-type="float">
            <text:p>26864.8</text:p>
          </table:table-cell>
          <table:table-cell office:value-type="float" office:value="25540.4" calcext:value-type="float">
            <text:p>25540.4</text:p>
          </table:table-cell>
          <table:table-cell office:value-type="float" office:value="24305.9" calcext:value-type="float">
            <text:p>24305.9</text:p>
          </table:table-cell>
          <table:table-cell office:value-type="float" office:value="24281.9" calcext:value-type="float">
            <text:p>24281.9</text:p>
          </table:table-cell>
          <table:table-cell office:value-type="float" office:value="24049.1" calcext:value-type="float">
            <text:p>24049.1</text:p>
          </table:table-cell>
          <table:table-cell office:value-type="float" office:value="23608.9" calcext:value-type="float">
            <text:p>23608.9</text:p>
          </table:table-cell>
          <table:table-cell office:value-type="float" office:value="23595.7" calcext:value-type="float">
            <text:p>23595.7</text:p>
          </table:table-cell>
          <table:table-cell office:value-type="float" office:value="22921.2" calcext:value-type="float">
            <text:p>22921.2</text:p>
          </table:table-cell>
          <table:table-cell office:value-type="float" office:value="22597.3" calcext:value-type="float">
            <text:p>22597.3</text:p>
          </table:table-cell>
          <table:table-cell office:value-type="float" office:value="22323.6" calcext:value-type="float">
            <text:p>22323.6</text:p>
          </table:table-cell>
          <table:table-cell office:value-type="float" office:value="21811.4" calcext:value-type="float">
            <text:p>21811.4</text:p>
          </table:table-cell>
          <table:table-cell office:value-type="float" office:value="22126.5" calcext:value-type="float">
            <text:p>22126.5</text:p>
          </table:table-cell>
          <table:table-cell office:value-type="float" office:value="21809.3" calcext:value-type="float">
            <text:p>21809.3</text:p>
          </table:table-cell>
          <table:table-cell office:value-type="float" office:value="22259.6" calcext:value-type="float">
            <text:p>22259.6</text:p>
          </table:table-cell>
          <table:table-cell office:value-type="float" office:value="21398.9" calcext:value-type="float">
            <text:p>21398.9</text:p>
          </table:table-cell>
          <table:table-cell office:value-type="float" office:value="21275.6" calcext:value-type="float">
            <text:p>21275.6</text:p>
          </table:table-cell>
          <table:table-cell office:value-type="float" office:value="20656.4" calcext:value-type="float">
            <text:p>20656.4</text:p>
          </table:table-cell>
          <table:table-cell office:value-type="float" office:value="19602.5" calcext:value-type="float">
            <text:p>19602.5</text:p>
          </table:table-cell>
          <table:table-cell office:value-type="float" office:value="18941.1" calcext:value-type="float">
            <text:p>18941.1</text:p>
          </table:table-cell>
          <table:table-cell office:value-type="float" office:value="19043.7" calcext:value-type="float">
            <text:p>19043.7</text:p>
          </table:table-cell>
          <table:table-cell office:value-type="float" office:value="18760.8" calcext:value-type="float">
            <text:p>18760.8</text:p>
          </table:table-cell>
          <table:table-cell office:value-type="float" office:value="18748.7" calcext:value-type="float">
            <text:p>18748.7</text:p>
          </table:table-cell>
          <table:table-cell office:value-type="float" office:value="18476.9" calcext:value-type="float">
            <text:p>18476.9</text:p>
          </table:table-cell>
          <table:table-cell office:value-type="float" office:value="18258.4" calcext:value-type="float">
            <text:p>18258.4</text:p>
          </table:table-cell>
          <table:table-cell office:value-type="float" office:value="17861.6" calcext:value-type="float">
            <text:p>17861.6</text:p>
          </table:table-cell>
          <table:table-cell office:value-type="float" office:value="17529.3" calcext:value-type="float">
            <text:p>17529.3</text:p>
          </table:table-cell>
          <table:table-cell office:value-type="float" office:value="17466.9" calcext:value-type="float">
            <text:p>17466.9</text:p>
          </table:table-cell>
          <table:table-cell office:value-type="float" office:value="17477.8" calcext:value-type="float">
            <text:p>17477.8</text:p>
          </table:table-cell>
          <table:table-cell office:value-type="float" office:value="17380.8" calcext:value-type="float">
            <text:p>17380.8</text:p>
          </table:table-cell>
          <table:table-cell office:value-type="float" office:value="17104.3" calcext:value-type="float">
            <text:p>17104.3</text:p>
          </table:table-cell>
          <table:table-cell office:value-type="float" office:value="17162.4" calcext:value-type="float">
            <text:p>17162.4</text:p>
          </table:table-cell>
          <table:table-cell office:value-type="float" office:value="17219" calcext:value-type="float">
            <text:p>17219</text:p>
          </table:table-cell>
          <table:table-cell office:value-type="float" office:value="17374.5" calcext:value-type="float">
            <text:p>17374.5</text:p>
          </table:table-cell>
          <table:table-cell office:value-type="float" office:value="17366.4" calcext:value-type="float">
            <text:p>17366.4</text:p>
          </table:table-cell>
          <table:table-cell office:value-type="float" office:value="17839.7" calcext:value-type="float">
            <text:p>17839.7</text:p>
          </table:table-cell>
          <table:table-cell office:value-type="float" office:value="18562" calcext:value-type="float">
            <text:p>18562</text:p>
          </table:table-cell>
          <table:table-cell office:value-type="float" office:value="17656.4" calcext:value-type="float">
            <text:p>17656.4</text:p>
          </table:table-cell>
          <table:table-cell office:value-type="float" office:value="18007.8" calcext:value-type="float">
            <text:p>18007.8</text:p>
          </table:table-cell>
          <table:table-cell office:value-type="float" office:value="17717.7" calcext:value-type="float">
            <text:p>17717.7</text:p>
          </table:table-cell>
          <table:table-cell office:value-type="float" office:value="17498" calcext:value-type="float">
            <text:p>17498</text:p>
          </table:table-cell>
          <table:table-cell office:value-type="float" office:value="17074.4" calcext:value-type="float">
            <text:p>17074.4</text:p>
          </table:table-cell>
          <table:table-cell office:value-type="float" office:value="17084.8" calcext:value-type="float">
            <text:p>17084.8</text:p>
          </table:table-cell>
          <table:table-cell office:value-type="float" office:value="17026.5" calcext:value-type="float">
            <text:p>17026.5</text:p>
          </table:table-cell>
          <table:table-cell office:value-type="float" office:value="16570.1" calcext:value-type="float">
            <text:p>16570.1</text:p>
          </table:table-cell>
          <table:table-cell office:value-type="float" office:value="16439.1" calcext:value-type="float">
            <text:p>16439.1</text:p>
          </table:table-cell>
          <table:table-cell office:value-type="float" office:value="16091.2" calcext:value-type="float">
            <text:p>16091.2</text:p>
          </table:table-cell>
          <table:table-cell office:value-type="float" office:value="16106.1" calcext:value-type="float">
            <text:p>16106.1</text:p>
          </table:table-cell>
          <table:table-cell office:value-type="float" office:value="16008.2" calcext:value-type="float">
            <text:p>16008.2</text:p>
          </table:table-cell>
          <table:table-cell office:value-type="float" office:value="15891.5" calcext:value-type="float">
            <text:p>15891.5</text:p>
          </table:table-cell>
          <table:table-cell office:value-type="float" office:value="15732.3" calcext:value-type="float">
            <text:p>15732.3</text:p>
          </table:table-cell>
          <table:table-cell office:value-type="float" office:value="15548.3" calcext:value-type="float">
            <text:p>15548.3</text:p>
          </table:table-cell>
          <table:table-cell office:value-type="float" office:value="15565.9" calcext:value-type="float">
            <text:p>15565.9</text:p>
          </table:table-cell>
          <table:table-cell office:value-type="float" office:value="15419.7" calcext:value-type="float">
            <text:p>15419.7</text:p>
          </table:table-cell>
          <table:table-cell office:value-type="float" office:value="15133.6" calcext:value-type="float">
            <text:p>15133.6</text:p>
          </table:table-cell>
          <table:table-cell office:value-type="float" office:value="15201.4" calcext:value-type="float">
            <text:p>15201.4</text:p>
          </table:table-cell>
          <table:table-cell office:value-type="float" office:value="15497.6" calcext:value-type="float">
            <text:p>15497.6</text:p>
          </table:table-cell>
          <table:table-cell office:value-type="float" office:value="16029.2" calcext:value-type="float">
            <text:p>16029.2</text:p>
          </table:table-cell>
          <table:table-cell office:value-type="float" office:value="15965.7" calcext:value-type="float">
            <text:p>15965.7</text:p>
          </table:table-cell>
          <table:table-cell office:value-type="float" office:value="15671.2" calcext:value-type="float">
            <text:p>15671.2</text:p>
          </table:table-cell>
          <table:table-cell office:value-type="float" office:value="15454.1" calcext:value-type="float">
            <text:p>15454.1</text:p>
          </table:table-cell>
          <table:table-cell office:value-type="float" office:value="15656.9" calcext:value-type="float">
            <text:p>15656.9</text:p>
          </table:table-cell>
          <table:table-cell office:value-type="float" office:value="16471.8" calcext:value-type="float">
            <text:p>16471.8</text:p>
          </table:table-cell>
          <table:table-cell office:value-type="float" office:value="17066.8" calcext:value-type="float">
            <text:p>17066.8</text:p>
          </table:table-cell>
          <table:table-cell office:value-type="float" office:value="16739.4" calcext:value-type="float">
            <text:p>16739.4</text:p>
          </table:table-cell>
          <table:table-cell office:value-type="float" office:value="16374.9" calcext:value-type="float">
            <text:p>16374.9</text:p>
          </table:table-cell>
          <table:table-cell office:value-type="float" office:value="16122.5" calcext:value-type="float">
            <text:p>16122.5</text:p>
          </table:table-cell>
          <table:table-cell office:value-type="float" office:value="16088.1" calcext:value-type="float">
            <text:p>16088.1</text:p>
          </table:table-cell>
          <table:table-cell office:value-type="float" office:value="16000.9" calcext:value-type="float">
            <text:p>16000.9</text:p>
          </table:table-cell>
          <table:table-cell office:value-type="float" office:value="16031" calcext:value-type="float">
            <text:p>16031</text:p>
          </table:table-cell>
          <table:table-cell office:value-type="float" office:value="15498.8" calcext:value-type="float">
            <text:p>15498.8</text:p>
          </table:table-cell>
          <table:table-cell office:value-type="float" office:value="15087.6" calcext:value-type="float">
            <text:p>15087.6</text:p>
          </table:table-cell>
          <table:table-cell office:value-type="float" office:value="14715.3" calcext:value-type="float">
            <text:p>14715.3</text:p>
          </table:table-cell>
          <table:table-cell office:value-type="float" office:value="14574.3" calcext:value-type="float">
            <text:p>14574.3</text:p>
          </table:table-cell>
          <table:table-cell office:value-type="float" office:value="14374.3" calcext:value-type="float">
            <text:p>14374.3</text:p>
          </table:table-cell>
          <table:table-cell office:value-type="float" office:value="14594.5" calcext:value-type="float">
            <text:p>14594.5</text:p>
          </table:table-cell>
          <table:table-cell office:value-type="float" office:value="14856.9" calcext:value-type="float">
            <text:p>14856.9</text:p>
          </table:table-cell>
          <table:table-cell office:value-type="float" office:value="15193.4" calcext:value-type="float">
            <text:p>15193.4</text:p>
          </table:table-cell>
          <table:table-cell office:value-type="float" office:value="14825.9" calcext:value-type="float">
            <text:p>14825.9</text:p>
          </table:table-cell>
          <table:table-cell office:value-type="float" office:value="14501.5" calcext:value-type="float">
            <text:p>14501.5</text:p>
          </table:table-cell>
          <table:table-cell office:value-type="float" office:value="14413.8" calcext:value-type="float">
            <text:p>14413.8</text:p>
          </table:table-cell>
          <table:table-cell office:value-type="float" office:value="14696.2" calcext:value-type="float">
            <text:p>14696.2</text:p>
          </table:table-cell>
          <table:table-cell office:value-type="float" office:value="14881.8" calcext:value-type="float">
            <text:p>14881.8</text:p>
          </table:table-cell>
          <table:table-cell office:value-type="float" office:value="14730.8" calcext:value-type="float">
            <text:p>14730.8</text:p>
          </table:table-cell>
          <table:table-cell office:value-type="float" office:value="13781.7" calcext:value-type="float">
            <text:p>13781.7</text:p>
          </table:table-cell>
          <table:table-cell office:value-type="float" office:value="13656.8" calcext:value-type="float">
            <text:p>13656.8</text:p>
          </table:table-cell>
          <table:table-cell office:value-type="float" office:value="13610" calcext:value-type="float">
            <text:p>13610</text:p>
          </table:table-cell>
          <table:table-cell office:value-type="float" office:value="13353.4" calcext:value-type="float">
            <text:p>13353.4</text:p>
          </table:table-cell>
          <table:table-cell office:value-type="float" office:value="13557" calcext:value-type="float">
            <text:p>13557</text:p>
          </table:table-cell>
          <table:table-cell office:value-type="float" office:value="13211.9" calcext:value-type="float">
            <text:p>13211.9</text:p>
          </table:table-cell>
          <table:table-cell office:value-type="float" office:value="12939.9" calcext:value-type="float">
            <text:p>12939.9</text:p>
          </table:table-cell>
          <table:table-cell office:value-type="float" office:value="13112.8" calcext:value-type="float">
            <text:p>13112.8</text:p>
          </table:table-cell>
          <table:table-cell office:value-type="float" office:value="13048.4" calcext:value-type="float">
            <text:p>13048.4</text:p>
          </table:table-cell>
          <table:table-cell office:value-type="float" office:value="13310" calcext:value-type="float">
            <text:p>13310</text:p>
          </table:table-cell>
          <table:table-cell office:value-type="float" office:value="13589.2" calcext:value-type="float">
            <text:p>13589.2</text:p>
          </table:table-cell>
          <table:table-cell office:value-type="float" office:value="13645.4" calcext:value-type="float">
            <text:p>13645.4</text:p>
          </table:table-cell>
          <table:table-cell office:value-type="float" office:value="13346.6" calcext:value-type="float">
            <text:p>13346.6</text:p>
          </table:table-cell>
          <table:table-cell office:value-type="float" office:value="12856" calcext:value-type="float">
            <text:p>12856</text:p>
          </table:table-cell>
          <table:table-cell office:value-type="float" office:value="12718.1" calcext:value-type="float">
            <text:p>12718.1</text:p>
          </table:table-cell>
          <table:table-cell office:value-type="float" office:value="12669.2" calcext:value-type="float">
            <text:p>12669.2</text:p>
          </table:table-cell>
          <table:table-cell office:value-type="float" office:value="12800.5" calcext:value-type="float">
            <text:p>12800.5</text:p>
          </table:table-cell>
          <table:table-cell office:value-type="float" office:value="13179.8" calcext:value-type="float">
            <text:p>13179.8</text:p>
          </table:table-cell>
          <table:table-cell office:value-type="float" office:value="13139.8" calcext:value-type="float">
            <text:p>13139.8</text:p>
          </table:table-cell>
          <table:table-cell office:value-type="float" office:value="13588.7" calcext:value-type="float">
            <text:p>13588.7</text:p>
          </table:table-cell>
          <table:table-cell office:value-type="float" office:value="13563.2" calcext:value-type="float">
            <text:p>13563.2</text:p>
          </table:table-cell>
          <table:table-cell office:value-type="float" office:value="12146.4" calcext:value-type="float">
            <text:p>12146.4</text:p>
          </table:table-cell>
          <table:table-cell office:value-type="float" office:value="12460.4" calcext:value-type="float">
            <text:p>12460.4</text:p>
          </table:table-cell>
          <table:table-cell office:value-type="float" office:value="13044.8" calcext:value-type="float">
            <text:p>13044.8</text:p>
          </table:table-cell>
          <table:table-cell office:value-type="float" office:value="12898.5" calcext:value-type="float">
            <text:p>12898.5</text:p>
          </table:table-cell>
          <table:table-cell office:value-type="float" office:value="13530.3" calcext:value-type="float">
            <text:p>13530.3</text:p>
          </table:table-cell>
          <table:table-cell office:value-type="float" office:value="13907.2" calcext:value-type="float">
            <text:p>13907.2</text:p>
          </table:table-cell>
          <table:table-cell office:value-type="float" office:value="13896.3" calcext:value-type="float">
            <text:p>13896.3</text:p>
          </table:table-cell>
          <table:table-cell office:value-type="float" office:value="13643.2" calcext:value-type="float">
            <text:p>13643.2</text:p>
          </table:table-cell>
          <table:table-cell office:value-type="float" office:value="14006.8" calcext:value-type="float">
            <text:p>14006.8</text:p>
          </table:table-cell>
          <table:table-cell office:value-type="float" office:value="13949.1" calcext:value-type="float">
            <text:p>13949.1</text:p>
          </table:table-cell>
          <table:table-cell office:value-type="float" office:value="13300.2" calcext:value-type="float">
            <text:p>13300.2</text:p>
          </table:table-cell>
          <table:table-cell office:value-type="float" office:value="13222.3" calcext:value-type="float">
            <text:p>13222.3</text:p>
          </table:table-cell>
          <table:table-cell office:value-type="float" office:value="12799.1" calcext:value-type="float">
            <text:p>12799.1</text:p>
          </table:table-cell>
          <table:table-cell office:value-type="float" office:value="12992.1" calcext:value-type="float">
            <text:p>12992.1</text:p>
          </table:table-cell>
          <table:table-cell office:value-type="float" office:value="12901.8" calcext:value-type="float">
            <text:p>12901.8</text:p>
          </table:table-cell>
          <table:table-cell office:value-type="float" office:value="12447" calcext:value-type="float">
            <text:p>12447</text:p>
          </table:table-cell>
          <table:table-cell office:value-type="float" office:value="12615.8" calcext:value-type="float">
            <text:p>12615.8</text:p>
          </table:table-cell>
          <table:table-cell office:value-type="float" office:value="12454.7" calcext:value-type="float">
            <text:p>12454.7</text:p>
          </table:table-cell>
          <table:table-cell office:value-type="float" office:value="13454.5" calcext:value-type="float">
            <text:p>13454.5</text:p>
          </table:table-cell>
          <table:table-cell office:value-type="float" office:value="13024.7" calcext:value-type="float">
            <text:p>13024.7</text:p>
          </table:table-cell>
          <table:table-cell office:value-type="float" office:value="13573.2" calcext:value-type="float">
            <text:p>13573.2</text:p>
          </table:table-cell>
          <table:table-cell office:value-type="float" office:value="13347.2" calcext:value-type="float">
            <text:p>13347.2</text:p>
          </table:table-cell>
          <table:table-cell office:value-type="float" office:value="13151.5" calcext:value-type="float">
            <text:p>13151.5</text:p>
          </table:table-cell>
          <table:table-cell office:value-type="float" office:value="12321.6" calcext:value-type="float">
            <text:p>12321.6</text:p>
          </table:table-cell>
          <table:table-cell office:value-type="float" office:value="12328.9" calcext:value-type="float">
            <text:p>12328.9</text:p>
          </table:table-cell>
          <table:table-cell office:value-type="float" office:value="12516" calcext:value-type="float">
            <text:p>12516</text:p>
          </table:table-cell>
          <table:table-cell office:value-type="float" office:value="12124.3" calcext:value-type="float">
            <text:p>12124.3</text:p>
          </table:table-cell>
          <table:table-cell office:value-type="float" office:value="11537.2" calcext:value-type="float">
            <text:p>11537.2</text:p>
          </table:table-cell>
          <table:table-cell office:value-type="float" office:value="11402.9" calcext:value-type="float">
            <text:p>11402.9</text:p>
          </table:table-cell>
          <table:table-cell office:value-type="float" office:value="11389.3" calcext:value-type="float">
            <text:p>11389.3</text:p>
          </table:table-cell>
          <table:table-cell office:value-type="float" office:value="11545.1" calcext:value-type="float">
            <text:p>11545.1</text:p>
          </table:table-cell>
          <table:table-cell office:value-type="float" office:value="11646.8" calcext:value-type="float">
            <text:p>11646.8</text:p>
          </table:table-cell>
          <table:table-cell office:value-type="float" office:value="11745.9" calcext:value-type="float">
            <text:p>11745.9</text:p>
          </table:table-cell>
          <table:table-cell office:value-type="float" office:value="11743.5" calcext:value-type="float">
            <text:p>11743.5</text:p>
          </table:table-cell>
          <table:table-cell office:value-type="float" office:value="12042.6" calcext:value-type="float">
            <text:p>12042.6</text:p>
          </table:table-cell>
          <table:table-cell office:value-type="float" office:value="12127.8" calcext:value-type="float">
            <text:p>12127.8</text:p>
          </table:table-cell>
          <table:table-cell office:value-type="float" office:value="11815.1" calcext:value-type="float">
            <text:p>11815.1</text:p>
          </table:table-cell>
          <table:table-cell office:value-type="float" office:value="11388.9" calcext:value-type="float">
            <text:p>11388.9</text:p>
          </table:table-cell>
          <table:table-cell office:value-type="float" office:value="11618.5" calcext:value-type="float">
            <text:p>11618.5</text:p>
          </table:table-cell>
          <table:table-cell office:value-type="float" office:value="11525.1" calcext:value-type="float">
            <text:p>11525.1</text:p>
          </table:table-cell>
          <table:table-cell office:value-type="float" office:value="12394.3" calcext:value-type="float">
            <text:p>12394.3</text:p>
          </table:table-cell>
          <table:table-cell office:value-type="float" office:value="11939.5" calcext:value-type="float">
            <text:p>11939.5</text:p>
          </table:table-cell>
          <table:table-cell office:value-type="float" office:value="12519.7" calcext:value-type="float">
            <text:p>12519.7</text:p>
          </table:table-cell>
          <table:table-cell office:value-type="float" office:value="12236.6" calcext:value-type="float">
            <text:p>12236.6</text:p>
          </table:table-cell>
          <table:table-cell office:value-type="float" office:value="12752.8" calcext:value-type="float">
            <text:p>12752.8</text:p>
          </table:table-cell>
          <table:table-cell office:value-type="float" office:value="12929.5" calcext:value-type="float">
            <text:p>12929.5</text:p>
          </table:table-cell>
          <table:table-cell office:value-type="float" office:value="12792.2" calcext:value-type="float">
            <text:p>12792.2</text:p>
          </table:table-cell>
          <table:table-cell office:value-type="float" office:value="12590.1" calcext:value-type="float">
            <text:p>12590.1</text:p>
          </table:table-cell>
          <table:table-cell office:value-type="float" office:value="13102.3" calcext:value-type="float">
            <text:p>13102.3</text:p>
          </table:table-cell>
          <table:table-cell office:value-type="float" office:value="13148.7" calcext:value-type="float">
            <text:p>13148.7</text:p>
          </table:table-cell>
          <table:table-cell office:value-type="float" office:value="11290.6" calcext:value-type="float">
            <text:p>11290.6</text:p>
          </table:table-cell>
          <table:table-cell office:value-type="float" office:value="11333.6" calcext:value-type="float">
            <text:p>11333.6</text:p>
          </table:table-cell>
          <table:table-cell office:value-type="float" office:value="11470.9" calcext:value-type="float">
            <text:p>11470.9</text:p>
          </table:table-cell>
          <table:table-cell office:value-type="float" office:value="11480.2" calcext:value-type="float">
            <text:p>11480.2</text:p>
          </table:table-cell>
          <table:table-cell office:value-type="float" office:value="11602.4" calcext:value-type="float">
            <text:p>11602.4</text:p>
          </table:table-cell>
          <table:table-cell office:value-type="float" office:value="11522.4" calcext:value-type="float">
            <text:p>11522.4</text:p>
          </table:table-cell>
          <table:table-cell office:value-type="float" office:value="11584.4" calcext:value-type="float">
            <text:p>11584.4</text:p>
          </table:table-cell>
          <table:table-cell office:value-type="float" office:value="11517.9" calcext:value-type="float">
            <text:p>11517.9</text:p>
          </table:table-cell>
          <table:table-cell office:value-type="float" office:value="11434.1" calcext:value-type="float">
            <text:p>11434.1</text:p>
          </table:table-cell>
          <table:table-cell office:value-type="float" office:value="11264.9" calcext:value-type="float">
            <text:p>11264.9</text:p>
          </table:table-cell>
          <table:table-cell office:value-type="float" office:value="11322.9" calcext:value-type="float">
            <text:p>11322.9</text:p>
          </table:table-cell>
          <table:table-cell office:value-type="float" office:value="11489.3" calcext:value-type="float">
            <text:p>11489.3</text:p>
          </table:table-cell>
          <table:table-cell office:value-type="float" office:value="11309.5" calcext:value-type="float">
            <text:p>11309.5</text:p>
          </table:table-cell>
          <table:table-cell office:value-type="float" office:value="11263.4" calcext:value-type="float">
            <text:p>11263.4</text:p>
          </table:table-cell>
          <table:table-cell office:value-type="float" office:value="10822.6" calcext:value-type="float">
            <text:p>10822.6</text:p>
          </table:table-cell>
          <table:table-cell office:value-type="float" office:value="10714.9" calcext:value-type="float">
            <text:p>10714.9</text:p>
          </table:table-cell>
          <table:table-cell office:value-type="float" office:value="10711.7" calcext:value-type="float">
            <text:p>10711.7</text:p>
          </table:table-cell>
          <table:table-cell office:value-type="float" office:value="10877.6" calcext:value-type="float">
            <text:p>10877.6</text:p>
          </table:table-cell>
          <table:table-cell office:value-type="float" office:value="11545.3" calcext:value-type="float">
            <text:p>11545.3</text:p>
          </table:table-cell>
          <table:table-cell office:value-type="float" office:value="11442.9" calcext:value-type="float">
            <text:p>11442.9</text:p>
          </table:table-cell>
          <table:table-cell office:value-type="float" office:value="11785.4" calcext:value-type="float">
            <text:p>11785.4</text:p>
          </table:table-cell>
          <table:table-cell office:value-type="float" office:value="11950.1" calcext:value-type="float">
            <text:p>11950.1</text:p>
          </table:table-cell>
          <table:table-cell office:value-type="float" office:value="11456.6" calcext:value-type="float">
            <text:p>11456.6</text:p>
          </table:table-cell>
          <table:table-cell office:value-type="float" office:value="11514.9" calcext:value-type="float">
            <text:p>11514.9</text:p>
          </table:table-cell>
          <table:table-cell office:value-type="float" office:value="12388.8" calcext:value-type="float">
            <text:p>12388.8</text:p>
          </table:table-cell>
          <table:table-cell office:value-type="float" office:value="12581.3" calcext:value-type="float">
            <text:p>12581.3</text:p>
          </table:table-cell>
          <table:table-cell office:value-type="float" office:value="12446" calcext:value-type="float">
            <text:p>12446</text:p>
          </table:table-cell>
          <table:table-cell office:value-type="float" office:value="12439.8" calcext:value-type="float">
            <text:p>12439.8</text:p>
          </table:table-cell>
          <table:table-cell office:value-type="float" office:value="12531.6" calcext:value-type="float">
            <text:p>12531.6</text:p>
          </table:table-cell>
          <table:table-cell office:value-type="float" office:value="12424.9" calcext:value-type="float">
            <text:p>12424.9</text:p>
          </table:table-cell>
          <table:table-cell office:value-type="float" office:value="12114.5" calcext:value-type="float">
            <text:p>12114.5</text:p>
          </table:table-cell>
          <table:table-cell office:value-type="float" office:value="11169.6" calcext:value-type="float">
            <text:p>11169.6</text:p>
          </table:table-cell>
          <table:table-cell office:value-type="float" office:value="11218.8" calcext:value-type="float">
            <text:p>11218.8</text:p>
          </table:table-cell>
          <table:table-cell office:value-type="float" office:value="10624.3" calcext:value-type="float">
            <text:p>10624.3</text:p>
          </table:table-cell>
          <table:table-cell office:value-type="float" office:value="10652.5" calcext:value-type="float">
            <text:p>10652.5</text:p>
          </table:table-cell>
          <table:table-cell office:value-type="float" office:value="10434.6" calcext:value-type="float">
            <text:p>10434.6</text:p>
          </table:table-cell>
          <table:table-cell office:value-type="float" office:value="10713.7" calcext:value-type="float">
            <text:p>10713.7</text:p>
          </table:table-cell>
          <table:table-cell office:value-type="float" office:value="10861.5" calcext:value-type="float">
            <text:p>10861.5</text:p>
          </table:table-cell>
          <table:table-cell office:value-type="float" office:value="11040.5" calcext:value-type="float">
            <text:p>11040.5</text:p>
          </table:table-cell>
          <table:table-cell office:value-type="float" office:value="11360.3" calcext:value-type="float">
            <text:p>11360.3</text:p>
          </table:table-cell>
          <table:table-cell office:value-type="float" office:value="10627.7" calcext:value-type="float">
            <text:p>10627.7</text:p>
          </table:table-cell>
          <table:table-cell office:value-type="float" office:value="10332" calcext:value-type="float">
            <text:p>10332</text:p>
          </table:table-cell>
          <table:table-cell office:value-type="float" office:value="10366.7" calcext:value-type="float">
            <text:p>10366.7</text:p>
          </table:table-cell>
          <table:table-cell office:value-type="float" office:value="10133.7" calcext:value-type="float">
            <text:p>10133.7</text:p>
          </table:table-cell>
          <table:table-cell office:value-type="float" office:value="10090.6" calcext:value-type="float">
            <text:p>10090.6</text:p>
          </table:table-cell>
          <table:table-cell office:value-type="float" office:value="9929.26" calcext:value-type="float">
            <text:p>9929.26</text:p>
          </table:table-cell>
          <table:table-cell office:value-type="float" office:value="9920.19" calcext:value-type="float">
            <text:p>9920.19</text:p>
          </table:table-cell>
          <table:table-cell office:value-type="float" office:value="9913.54" calcext:value-type="float">
            <text:p>9913.54</text:p>
          </table:table-cell>
          <table:table-cell office:value-type="float" office:value="9945.79" calcext:value-type="float">
            <text:p>9945.79</text:p>
          </table:table-cell>
          <table:table-cell office:value-type="float" office:value="9950.11" calcext:value-type="float">
            <text:p>9950.11</text:p>
          </table:table-cell>
          <table:table-cell office:value-type="float" office:value="10035.4" calcext:value-type="float">
            <text:p>10035.4</text:p>
          </table:table-cell>
          <table:table-cell office:value-type="float" office:value="10172.3" calcext:value-type="float">
            <text:p>10172.3</text:p>
          </table:table-cell>
          <table:table-cell office:value-type="float" office:value="10232.9" calcext:value-type="float">
            <text:p>10232.9</text:p>
          </table:table-cell>
          <table:table-cell office:value-type="float" office:value="10309.5" calcext:value-type="float">
            <text:p>10309.5</text:p>
          </table:table-cell>
          <table:table-cell office:value-type="float" office:value="9974.52" calcext:value-type="float">
            <text:p>9974.52</text:p>
          </table:table-cell>
          <table:table-cell office:value-type="float" office:value="9739.91" calcext:value-type="float">
            <text:p>9739.91</text:p>
          </table:table-cell>
          <table:table-cell office:value-type="float" office:value="9755.67" calcext:value-type="float">
            <text:p>9755.67</text:p>
          </table:table-cell>
          <table:table-cell office:value-type="float" office:value="9795.23" calcext:value-type="float">
            <text:p>9795.23</text:p>
          </table:table-cell>
          <table:table-cell office:value-type="float" office:value="9869.77" calcext:value-type="float">
            <text:p>9869.77</text:p>
          </table:table-cell>
          <table:table-cell office:value-type="float" office:value="9639.78" calcext:value-type="float">
            <text:p>9639.78</text:p>
          </table:table-cell>
          <table:table-cell office:value-type="float" office:value="10012.7" calcext:value-type="float">
            <text:p>10012.7</text:p>
          </table:table-cell>
          <table:table-cell office:value-type="float" office:value="10140.1" calcext:value-type="float">
            <text:p>10140.1</text:p>
          </table:table-cell>
          <table:table-cell office:value-type="float" office:value="9878.37" calcext:value-type="float">
            <text:p>9878.37</text:p>
          </table:table-cell>
          <table:table-cell office:value-type="float" office:value="9749.67" calcext:value-type="float">
            <text:p>9749.67</text:p>
          </table:table-cell>
          <table:table-cell office:value-type="float" office:value="9939.83" calcext:value-type="float">
            <text:p>9939.83</text:p>
          </table:table-cell>
          <table:table-cell office:value-type="float" office:value="9856.39" calcext:value-type="float">
            <text:p>9856.39</text:p>
          </table:table-cell>
          <table:table-cell office:value-type="float" office:value="9684.29" calcext:value-type="float">
            <text:p>9684.29</text:p>
          </table:table-cell>
          <table:table-cell office:value-type="float" office:value="9578.04" calcext:value-type="float">
            <text:p>9578.04</text:p>
          </table:table-cell>
          <table:table-cell office:value-type="float" office:value="9544.98" calcext:value-type="float">
            <text:p>9544.98</text:p>
          </table:table-cell>
          <table:table-cell office:value-type="float" office:value="9432.76" calcext:value-type="float">
            <text:p>9432.76</text:p>
          </table:table-cell>
          <table:table-cell office:value-type="float" office:value="9437.02" calcext:value-type="float">
            <text:p>9437.02</text:p>
          </table:table-cell>
          <table:table-cell office:value-type="float" office:value="9895.41" calcext:value-type="float">
            <text:p>9895.41</text:p>
          </table:table-cell>
          <table:table-cell office:value-type="float" office:value="9662.48" calcext:value-type="float">
            <text:p>9662.48</text:p>
          </table:table-cell>
          <table:table-cell office:value-type="float" office:value="9889.31" calcext:value-type="float">
            <text:p>9889.31</text:p>
          </table:table-cell>
          <table:table-cell office:value-type="float" office:value="10320.1" calcext:value-type="float">
            <text:p>10320.1</text:p>
          </table:table-cell>
          <table:table-cell office:value-type="float" office:value="10581.1" calcext:value-type="float">
            <text:p>10581.1</text:p>
          </table:table-cell>
          <table:table-cell office:value-type="float" office:value="10574.9" calcext:value-type="float">
            <text:p>10574.9</text:p>
          </table:table-cell>
          <table:table-cell office:value-type="float" office:value="9841.64" calcext:value-type="float">
            <text:p>9841.64</text:p>
          </table:table-cell>
          <table:table-cell office:value-type="float" office:value="9372.23" calcext:value-type="float">
            <text:p>9372.23</text:p>
          </table:table-cell>
          <table:table-cell office:value-type="float" office:value="9337.58" calcext:value-type="float">
            <text:p>9337.58</text:p>
          </table:table-cell>
          <table:table-cell office:value-type="float" office:value="9441.48" calcext:value-type="float">
            <text:p>9441.48</text:p>
          </table:table-cell>
          <table:table-cell office:value-type="float" office:value="9360.59" calcext:value-type="float">
            <text:p>9360.59</text:p>
          </table:table-cell>
          <table:table-cell office:value-type="float" office:value="9578.85" calcext:value-type="float">
            <text:p>9578.85</text:p>
          </table:table-cell>
          <table:table-cell office:value-type="float" office:value="9309.76" calcext:value-type="float">
            <text:p>9309.76</text:p>
          </table:table-cell>
          <table:table-cell office:value-type="float" office:value="9312.34" calcext:value-type="float">
            <text:p>9312.34</text:p>
          </table:table-cell>
          <table:table-cell office:value-type="float" office:value="9317.36" calcext:value-type="float">
            <text:p>9317.36</text:p>
          </table:table-cell>
          <table:table-cell office:value-type="float" office:value="9299.03" calcext:value-type="float">
            <text:p>9299.03</text:p>
          </table:table-cell>
          <table:table-cell office:value-type="float" office:value="9366.23" calcext:value-type="float">
            <text:p>9366.23</text:p>
          </table:table-cell>
          <table:table-cell office:value-type="float" office:value="9464.78" calcext:value-type="float">
            <text:p>9464.78</text:p>
          </table:table-cell>
          <table:table-cell office:value-type="float" office:value="9385.79" calcext:value-type="float">
            <text:p>9385.79</text:p>
          </table:table-cell>
          <table:table-cell office:value-type="float" office:value="9402.14" calcext:value-type="float">
            <text:p>9402.14</text:p>
          </table:table-cell>
          <table:table-cell office:value-type="float" office:value="9340.65" calcext:value-type="float">
            <text:p>9340.65</text:p>
          </table:table-cell>
          <table:table-cell office:value-type="float" office:value="9279.56" calcext:value-type="float">
            <text:p>9279.56</text:p>
          </table:table-cell>
          <table:table-cell office:value-type="float" office:value="9318.81" calcext:value-type="float">
            <text:p>9318.81</text:p>
          </table:table-cell>
          <table:table-cell office:value-type="float" office:value="9208.33" calcext:value-type="float">
            <text:p>9208.33</text:p>
          </table:table-cell>
          <table:table-cell office:value-type="float" office:value="9065.54" calcext:value-type="float">
            <text:p>9065.54</text:p>
          </table:table-cell>
          <table:table-cell office:value-type="float" office:value="9174.25" calcext:value-type="float">
            <text:p>9174.25</text:p>
          </table:table-cell>
          <table:table-cell office:value-type="float" office:value="9133.02" calcext:value-type="float">
            <text:p>9133.02</text:p>
          </table:table-cell>
          <table:table-cell office:value-type="float" office:value="9125.38" calcext:value-type="float">
            <text:p>9125.38</text:p>
          </table:table-cell>
          <table:table-cell office:value-type="float" office:value="9137.64" calcext:value-type="float">
            <text:p>9137.64</text:p>
          </table:table-cell>
          <table:table-cell office:value-type="float" office:value="9477.9" calcext:value-type="float">
            <text:p>9477.9</text:p>
          </table:table-cell>
          <table:table-cell office:value-type="float" office:value="9443.46" calcext:value-type="float">
            <text:p>9443.46</text:p>
          </table:table-cell>
          <table:table-cell office:value-type="float" office:value="9336.85" calcext:value-type="float">
            <text:p>9336.85</text:p>
          </table:table-cell>
          <table:table-cell office:value-type="float" office:value="9121.21" calcext:value-type="float">
            <text:p>9121.21</text:p>
          </table:table-cell>
          <table:table-cell office:value-type="float" office:value="9161.87" calcext:value-type="float">
            <text:p>9161.87</text:p>
          </table:table-cell>
          <table:table-cell office:value-type="float" office:value="9119.9" calcext:value-type="float">
            <text:p>9119.9</text:p>
          </table:table-cell>
          <table:table-cell office:value-type="float" office:value="9029.62" calcext:value-type="float">
            <text:p>9029.62</text:p>
          </table:table-cell>
          <table:table-cell office:value-type="float" office:value="9043.55" calcext:value-type="float">
            <text:p>9043.55</text:p>
          </table:table-cell>
          <table:table-cell office:value-type="float" office:value="9108.91" calcext:value-type="float">
            <text:p>9108.91</text:p>
          </table:table-cell>
          <table:table-cell office:value-type="float" office:value="9166.03" calcext:value-type="float">
            <text:p>9166.03</text:p>
          </table:table-cell>
          <table:table-cell office:value-type="float" office:value="9287.39" calcext:value-type="float">
            <text:p>9287.39</text:p>
          </table:table-cell>
          <table:table-cell office:value-type="float" office:value="9056.88" calcext:value-type="float">
            <text:p>9056.88</text:p>
          </table:table-cell>
          <table:table-cell office:value-type="float" office:value="8805.66" calcext:value-type="float">
            <text:p>8805.66</text:p>
          </table:table-cell>
          <table:table-cell office:value-type="float" office:value="8872.85" calcext:value-type="float">
            <text:p>8872.85</text:p>
          </table:table-cell>
          <table:table-cell office:value-type="float" office:value="8845.86" calcext:value-type="float">
            <text:p>8845.86</text:p>
          </table:table-cell>
          <table:table-cell office:value-type="float" office:value="8826.85" calcext:value-type="float">
            <text:p>8826.85</text:p>
          </table:table-cell>
          <table:table-cell office:value-type="float" office:value="8746.61" calcext:value-type="float">
            <text:p>8746.61</text:p>
          </table:table-cell>
          <table:table-cell office:value-type="float" office:value="8769.76" calcext:value-type="float">
            <text:p>8769.76</text:p>
          </table:table-cell>
          <table:table-cell office:value-type="float" office:value="8756.83" calcext:value-type="float">
            <text:p>8756.83</text:p>
          </table:table-cell>
          <table:table-cell office:value-type="float" office:value="8778.25" calcext:value-type="float">
            <text:p>8778.25</text:p>
          </table:table-cell>
          <table:table-cell office:value-type="float" office:value="8726.79" calcext:value-type="float">
            <text:p>8726.79</text:p>
          </table:table-cell>
          <table:table-cell office:value-type="float" office:value="8706.88" calcext:value-type="float">
            <text:p>8706.88</text:p>
          </table:table-cell>
          <table:table-cell office:value-type="float" office:value="8771.88" calcext:value-type="float">
            <text:p>8771.88</text:p>
          </table:table-cell>
          <table:table-cell office:value-type="float" office:value="8711.14" calcext:value-type="float">
            <text:p>8711.14</text:p>
          </table:table-cell>
          <table:table-cell office:value-type="float" office:value="8669.24" calcext:value-type="float">
            <text:p>8669.24</text:p>
          </table:table-cell>
          <table:table-cell office:value-type="float" office:value="8657.17" calcext:value-type="float">
            <text:p>8657.17</text:p>
          </table:table-cell>
          <table:table-cell office:value-type="float" office:value="8698.72" calcext:value-type="float">
            <text:p>8698.72</text:p>
          </table:table-cell>
          <table:table-cell office:value-type="float" office:value="8658.69" calcext:value-type="float">
            <text:p>8658.69</text:p>
          </table:table-cell>
          <table:table-cell office:value-type="float" office:value="8614.65" calcext:value-type="float">
            <text:p>8614.65</text:p>
          </table:table-cell>
          <table:table-cell office:value-type="float" office:value="8590.36" calcext:value-type="float">
            <text:p>8590.36</text:p>
          </table:table-cell>
          <table:table-cell office:value-type="float" office:value="8537.56" calcext:value-type="float">
            <text:p>8537.56</text:p>
          </table:table-cell>
          <table:table-cell office:value-type="float" office:value="8561.41" calcext:value-type="float">
            <text:p>8561.41</text:p>
          </table:table-cell>
          <table:table-cell office:value-type="float" office:value="8510.97" calcext:value-type="float">
            <text:p>8510.97</text:p>
          </table:table-cell>
          <table:table-cell office:value-type="float" office:value="8536.71" calcext:value-type="float">
            <text:p>8536.71</text:p>
          </table:table-cell>
          <table:table-cell office:value-type="float" office:value="8497.61" calcext:value-type="float">
            <text:p>8497.61</text:p>
          </table:table-cell>
          <table:table-cell office:value-type="float" office:value="8529.67" calcext:value-type="float">
            <text:p>8529.67</text:p>
          </table:table-cell>
          <table:table-cell office:value-type="float" office:value="8502.55" calcext:value-type="float">
            <text:p>8502.55</text:p>
          </table:table-cell>
          <table:table-cell office:value-type="float" office:value="8505.61" calcext:value-type="float">
            <text:p>8505.61</text:p>
          </table:table-cell>
          <table:table-cell office:value-type="float" office:value="8528.54" calcext:value-type="float">
            <text:p>8528.54</text:p>
          </table:table-cell>
          <table:table-cell office:value-type="float" office:value="8502.4" calcext:value-type="float">
            <text:p>8502.4</text:p>
          </table:table-cell>
          <table:table-cell office:value-type="float" office:value="8523.89" calcext:value-type="float">
            <text:p>8523.89</text:p>
          </table:table-cell>
          <table:table-cell office:value-type="float" office:value="8601.42" calcext:value-type="float">
            <text:p>8601.42</text:p>
          </table:table-cell>
          <table:table-cell office:value-type="float" office:value="8570.72" calcext:value-type="float">
            <text:p>8570.72</text:p>
          </table:table-cell>
          <table:table-cell office:value-type="float" office:value="8515.46" calcext:value-type="float">
            <text:p>8515.46</text:p>
          </table:table-cell>
          <table:table-cell office:value-type="float" office:value="8634.19" calcext:value-type="float">
            <text:p>8634.19</text:p>
          </table:table-cell>
          <table:table-cell office:value-type="float" office:value="8576.88" calcext:value-type="float">
            <text:p>8576.88</text:p>
          </table:table-cell>
          <table:table-cell office:value-type="float" office:value="8537.42" calcext:value-type="float">
            <text:p>8537.42</text:p>
          </table:table-cell>
          <table:table-cell office:value-type="float" office:value="8604.14" calcext:value-type="float">
            <text:p>8604.14</text:p>
          </table:table-cell>
          <table:table-cell office:value-type="float" office:value="8586.93" calcext:value-type="float">
            <text:p>8586.93</text:p>
          </table:table-cell>
          <table:table-cell office:value-type="float" office:value="8595.13" calcext:value-type="float">
            <text:p>8595.13</text:p>
          </table:table-cell>
          <table:table-cell office:value-type="float" office:value="8653.76" calcext:value-type="float">
            <text:p>8653.76</text:p>
          </table:table-cell>
          <table:table-cell office:value-type="float" office:value="8578.18" calcext:value-type="float">
            <text:p>8578.18</text:p>
          </table:table-cell>
          <table:table-cell office:value-type="float" office:value="8496.02" calcext:value-type="float">
            <text:p>8496.02</text:p>
          </table:table-cell>
          <table:table-cell office:value-type="float" office:value="8480.69" calcext:value-type="float">
            <text:p>8480.69</text:p>
          </table:table-cell>
          <table:table-cell office:value-type="float" office:value="8514.13" calcext:value-type="float">
            <text:p>8514.13</text:p>
          </table:table-cell>
          <table:table-cell office:value-type="float" office:value="8493.52" calcext:value-type="float">
            <text:p>8493.52</text:p>
          </table:table-cell>
          <table:table-cell office:value-type="float" office:value="8521.26" calcext:value-type="float">
            <text:p>8521.26</text:p>
          </table:table-cell>
          <table:table-cell office:value-type="float" office:value="8532.15" calcext:value-type="float">
            <text:p>8532.15</text:p>
          </table:table-cell>
          <table:table-cell office:value-type="float" office:value="8570.27" calcext:value-type="float">
            <text:p>8570.27</text:p>
          </table:table-cell>
          <table:table-cell office:value-type="float" office:value="8624.96" calcext:value-type="float">
            <text:p>8624.96</text:p>
          </table:table-cell>
          <table:table-cell office:value-type="float" office:value="8497.89" calcext:value-type="float">
            <text:p>8497.89</text:p>
          </table:table-cell>
          <table:table-cell office:value-type="float" office:value="8366.63" calcext:value-type="float">
            <text:p>8366.63</text:p>
          </table:table-cell>
          <table:table-cell office:value-type="float" office:value="8362.67" calcext:value-type="float">
            <text:p>8362.67</text:p>
          </table:table-cell>
          <table:table-cell office:value-type="float" office:value="8414.52" calcext:value-type="float">
            <text:p>8414.52</text:p>
          </table:table-cell>
          <table:table-cell office:value-type="float" office:value="8410.16" calcext:value-type="float">
            <text:p>8410.16</text:p>
          </table:table-cell>
          <table:table-cell office:value-type="float" office:value="8414.89" calcext:value-type="float">
            <text:p>8414.89</text:p>
          </table:table-cell>
          <table:table-cell office:value-type="float" office:value="8386.9" calcext:value-type="float">
            <text:p>8386.9</text:p>
          </table:table-cell>
          <table:table-cell office:value-type="float" office:value="8419.27" calcext:value-type="float">
            <text:p>8419.27</text:p>
          </table:table-cell>
          <table:table-cell office:value-type="float" office:value="8485.61" calcext:value-type="float">
            <text:p>8485.61</text:p>
          </table:table-cell>
          <table:table-cell office:value-type="float" office:value="8451.62" calcext:value-type="float">
            <text:p>8451.62</text:p>
          </table:table-cell>
          <table:table-cell office:value-type="float" office:value="8408.78" calcext:value-type="float">
            <text:p>8408.78</text:p>
          </table:table-cell>
          <table:table-cell office:value-type="float" office:value="8469.92" calcext:value-type="float">
            <text:p>8469.92</text:p>
          </table:table-cell>
          <table:table-cell office:value-type="float" office:value="8506.78" calcext:value-type="float">
            <text:p>8506.78</text:p>
          </table:table-cell>
          <table:table-cell office:value-type="float" office:value="8482.99" calcext:value-type="float">
            <text:p>8482.99</text:p>
          </table:table-cell>
          <table:table-cell office:value-type="float" office:value="8422.65" calcext:value-type="float">
            <text:p>8422.65</text:p>
          </table:table-cell>
          <table:table-cell office:value-type="float" office:value="8367.97" calcext:value-type="float">
            <text:p>8367.97</text:p>
          </table:table-cell>
          <table:table-cell office:value-type="float" office:value="8279.65" calcext:value-type="float">
            <text:p>8279.65</text:p>
          </table:table-cell>
          <table:table-cell office:value-type="float" office:value="8281.68" calcext:value-type="float">
            <text:p>8281.68</text:p>
          </table:table-cell>
          <table:table-cell office:value-type="float" office:value="8216.34" calcext:value-type="float">
            <text:p>8216.34</text:p>
          </table:table-cell>
          <table:table-cell office:value-type="float" office:value="8208.65" calcext:value-type="float">
            <text:p>8208.65</text:p>
          </table:table-cell>
          <table:table-cell office:value-type="float" office:value="8298.18" calcext:value-type="float">
            <text:p>8298.18</text:p>
          </table:table-cell>
          <table:table-cell office:value-type="float" office:value="8258.7" calcext:value-type="float">
            <text:p>8258.7</text:p>
          </table:table-cell>
          <table:table-cell office:value-type="float" office:value="8231.44" calcext:value-type="float">
            <text:p>8231.44</text:p>
          </table:table-cell>
          <table:table-cell office:value-type="float" office:value="8246.54" calcext:value-type="float">
            <text:p>8246.54</text:p>
          </table:table-cell>
          <table:table-cell office:value-type="float" office:value="8268.94" calcext:value-type="float">
            <text:p>8268.94</text:p>
          </table:table-cell>
          <table:table-cell office:value-type="float" office:value="8289.31" calcext:value-type="float">
            <text:p>8289.31</text:p>
          </table:table-cell>
          <table:table-cell office:value-type="float" office:value="8344.32" calcext:value-type="float">
            <text:p>8344.32</text:p>
          </table:table-cell>
          <table:table-cell office:value-type="float" office:value="8315.97" calcext:value-type="float">
            <text:p>8315.97</text:p>
          </table:table-cell>
          <table:table-cell office:value-type="float" office:value="8295.65" calcext:value-type="float">
            <text:p>8295.65</text:p>
          </table:table-cell>
          <table:table-cell office:value-type="float" office:value="8330.13" calcext:value-type="float">
            <text:p>8330.13</text:p>
          </table:table-cell>
          <table:table-cell office:value-type="float" office:value="8279.27" calcext:value-type="float">
            <text:p>8279.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00-00-00</text:date>, <text:time style:data-style-name="N2" text:time-value="11:58:30.0104664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6T12:09:36.344107307</dc:date>
    <dc:creator>Eric </dc:creator>
    <meta:generator>LibreOffice/4.2.7.2$Linux_X86_64 LibreOffice_project/420m0$Build-2</meta:generator>
    <meta:editing-duration>P0D</meta:editing-duration>
    <meta:editing-cycles>1</meta:editing-cycles>
    <meta:document-statistic meta:table-count="1" meta:cell-count="282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48cm" svg:height="9.83cm" xlink:href=".." xlink:type="simple" chart:class="chart:line" chart:style-name="ch1">
        <chart:title svg:x="5.453cm" svg:y="0.056cm" chart:style-name="ch2">
          <text:p>Elite Fitness for each Generation</text:p>
        </chart:title>
        <chart:subtitle svg:x="2.166cm" svg:y="0.755cm" chart:style-name="ch3">
          <text:p>Crossover: 80%, Mutation: 10%, Population: 100, K: 5, Dynamic Mutation: On</text:p>
        </chart:subtitle>
        <chart:legend chart:legend-position="end" svg:x="15.131cm" svg:y="3.62cm" style:legend-expansion="high" chart:style-name="ch4"/>
        <chart:plot-area chart:style-name="ch5" table:cell-range-address="Sheet1.H1:Sheet1.H1 Sheet1.A2:Sheet1.LZ2 Sheet1.H5:Sheet1.H5 Sheet1.A6:Sheet1.JN6 Sheet1.H9:Sheet1.H9 Sheet1.A10:Sheet1.KI10 Sheet1.H13:Sheet1.H13 Sheet1.A14:Sheet1.EG14 Sheet1.H17:Sheet1.H17 Sheet1.A18:Sheet1.MK18" chart:data-source-has-labels="column" svg:x="1.561cm" svg:y="1.446cm" svg:width="13.625cm" svg:height="7.685cm">
          <chartooo:coordinate-region svg:x="2.738cm" svg:y="1.645cm" svg:width="12.448cm" svg:height="6.562cm"/>
          <chart:axis chart:dimension="x" chart:name="primary-x" chart:style-name="ch6">
            <chart:title svg:x="7.509cm" svg:y="9.27cm" chart:style-name="ch7">
              <text:p>Generation</text:p>
            </chart:title>
          </chart:axis>
          <chart:axis chart:dimension="y" chart:name="primary-y" chart:style-name="ch6">
            <chart:title svg:x="0.652cm" svg:y="5.861cm" chart:style-name="ch8">
              <text:p>Fitness</text:p>
            </chart:title>
            <chart:grid chart:style-name="ch9" chart:class="major"/>
          </chart:axis>
          <chart:series chart:style-name="ch10" chart:values-cell-range-address="Sheet1.A2:Sheet1.LZ2" chart:label-cell-address="Sheet1.H1:Sheet1.H1" chart:class="chart:line">
            <chart:data-point chart:repeated="338"/>
          </chart:series>
          <chart:series chart:style-name="ch11" chart:values-cell-range-address="Sheet1.A6:Sheet1.JN6" chart:label-cell-address="Sheet1.H5:Sheet1.H5" chart:class="chart:line">
            <chart:data-point chart:repeated="274"/>
          </chart:series>
          <chart:series chart:style-name="ch12" chart:values-cell-range-address="Sheet1.A10:Sheet1.KI10" chart:label-cell-address="Sheet1.H9:Sheet1.H9" chart:class="chart:line">
            <chart:data-point chart:repeated="295"/>
          </chart:series>
          <chart:series chart:style-name="ch13" chart:values-cell-range-address="Sheet1.A14:Sheet1.EG14" chart:label-cell-address="Sheet1.H13:Sheet1.H13" chart:class="chart:line">
            <chart:data-point chart:repeated="137"/>
          </chart:series>
          <chart:series chart:style-name="ch14" chart:values-cell-range-address="Sheet1.A18:Sheet1.MK18" chart:label-cell-address="Sheet1.H17:Sheet1.H17" chart:class="chart:line">
            <chart:data-point chart:repeated="34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3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</table:table-row>
          </table:table-header-rows>
          <table:table-rows>
            <table:table-row>
              <table:table-cell office:value-type="string">
                <text:p>Run: 1</text:p>
                <draw:g>
                  <svg:desc>Sheet1.H1:Sheet1.H1</svg:desc>
                </draw:g>
              </table:table-cell>
              <table:table-cell office:value-type="float" office:value="25299.9">
                <text:p>25299.9</text:p>
                <draw:g>
                  <svg:desc>Sheet1.A2:Sheet1.LZ2</svg:desc>
                </draw:g>
              </table:table-cell>
              <table:table-cell office:value-type="float" office:value="22284.7">
                <text:p>22284.7</text:p>
              </table:table-cell>
              <table:table-cell office:value-type="float" office:value="22284.7">
                <text:p>22284.7</text:p>
              </table:table-cell>
              <table:table-cell office:value-type="float" office:value="22284.7">
                <text:p>22284.7</text:p>
              </table:table-cell>
              <table:table-cell office:value-type="float" office:value="22284.7">
                <text:p>22284.7</text:p>
              </table:table-cell>
              <table:table-cell office:value-type="float" office:value="22284.7">
                <text:p>22284.7</text:p>
              </table:table-cell>
              <table:table-cell office:value-type="float" office:value="22284.7">
                <text:p>22284.7</text:p>
              </table:table-cell>
              <table:table-cell office:value-type="float" office:value="22284.7">
                <text:p>22284.7</text:p>
              </table:table-cell>
              <table:table-cell office:value-type="float" office:value="22284.7">
                <text:p>22284.7</text:p>
              </table:table-cell>
              <table:table-cell office:value-type="float" office:value="21215.8">
                <text:p>21215.8</text:p>
              </table:table-cell>
              <table:table-cell office:value-type="float" office:value="21215.8">
                <text:p>21215.8</text:p>
              </table:table-cell>
              <table:table-cell office:value-type="float" office:value="20789.9">
                <text:p>20789.9</text:p>
              </table:table-cell>
              <table:table-cell office:value-type="float" office:value="20718.6">
                <text:p>20718.6</text:p>
              </table:table-cell>
              <table:table-cell office:value-type="float" office:value="20265.6">
                <text:p>20265.6</text:p>
              </table:table-cell>
              <table:table-cell office:value-type="float" office:value="20265.6">
                <text:p>20265.6</text:p>
              </table:table-cell>
              <table:table-cell office:value-type="float" office:value="19553.5">
                <text:p>19553.5</text:p>
              </table:table-cell>
              <table:table-cell office:value-type="float" office:value="19372">
                <text:p>19372</text:p>
              </table:table-cell>
              <table:table-cell office:value-type="float" office:value="19264.4">
                <text:p>19264.4</text:p>
              </table:table-cell>
              <table:table-cell office:value-type="float" office:value="18846.2">
                <text:p>18846.2</text:p>
              </table:table-cell>
              <table:table-cell office:value-type="float" office:value="18695.2">
                <text:p>18695.2</text:p>
              </table:table-cell>
              <table:table-cell office:value-type="float" office:value="18565.2">
                <text:p>18565.2</text:p>
              </table:table-cell>
              <table:table-cell office:value-type="float" office:value="18565.2">
                <text:p>18565.2</text:p>
              </table:table-cell>
              <table:table-cell office:value-type="float" office:value="18293.9">
                <text:p>18293.9</text:p>
              </table:table-cell>
              <table:table-cell office:value-type="float" office:value="18018.4">
                <text:p>18018.4</text:p>
              </table:table-cell>
              <table:table-cell office:value-type="float" office:value="18015.7">
                <text:p>18015.7</text:p>
              </table:table-cell>
              <table:table-cell office:value-type="float" office:value="18015.7">
                <text:p>18015.7</text:p>
              </table:table-cell>
              <table:table-cell office:value-type="float" office:value="17743.4">
                <text:p>17743.4</text:p>
              </table:table-cell>
              <table:table-cell office:value-type="float" office:value="17646.9">
                <text:p>17646.9</text:p>
              </table:table-cell>
              <table:table-cell office:value-type="float" office:value="17493">
                <text:p>17493</text:p>
              </table:table-cell>
              <table:table-cell office:value-type="float" office:value="17493">
                <text:p>17493</text:p>
              </table:table-cell>
              <table:table-cell office:value-type="float" office:value="17471.8">
                <text:p>17471.8</text:p>
              </table:table-cell>
              <table:table-cell office:value-type="float" office:value="17361.7">
                <text:p>17361.7</text:p>
              </table:table-cell>
              <table:table-cell office:value-type="float" office:value="17165.8">
                <text:p>17165.8</text:p>
              </table:table-cell>
              <table:table-cell office:value-type="float" office:value="17111">
                <text:p>17111</text:p>
              </table:table-cell>
              <table:table-cell office:value-type="float" office:value="17111">
                <text:p>17111</text:p>
              </table:table-cell>
              <table:table-cell office:value-type="float" office:value="17111">
                <text:p>17111</text:p>
              </table:table-cell>
              <table:table-cell office:value-type="float" office:value="17111">
                <text:p>17111</text:p>
              </table:table-cell>
              <table:table-cell office:value-type="float" office:value="16993.3">
                <text:p>16993.3</text:p>
              </table:table-cell>
              <table:table-cell office:value-type="float" office:value="16776.9">
                <text:p>16776.9</text:p>
              </table:table-cell>
              <table:table-cell office:value-type="float" office:value="16761.4">
                <text:p>16761.4</text:p>
              </table:table-cell>
              <table:table-cell office:value-type="float" office:value="16761.4">
                <text:p>16761.4</text:p>
              </table:table-cell>
              <table:table-cell office:value-type="float" office:value="16761.4">
                <text:p>16761.4</text:p>
              </table:table-cell>
              <table:table-cell office:value-type="float" office:value="16751.5">
                <text:p>16751.5</text:p>
              </table:table-cell>
              <table:table-cell office:value-type="float" office:value="16751.5">
                <text:p>16751.5</text:p>
              </table:table-cell>
              <table:table-cell office:value-type="float" office:value="16681.2">
                <text:p>16681.2</text:p>
              </table:table-cell>
              <table:table-cell office:value-type="float" office:value="16681.2">
                <text:p>16681.2</text:p>
              </table:table-cell>
              <table:table-cell office:value-type="float" office:value="16607.3">
                <text:p>16607.3</text:p>
              </table:table-cell>
              <table:table-cell office:value-type="float" office:value="16607.3">
                <text:p>16607.3</text:p>
              </table:table-cell>
              <table:table-cell office:value-type="float" office:value="16607.3">
                <text:p>16607.3</text:p>
              </table:table-cell>
              <table:table-cell office:value-type="float" office:value="16503.9">
                <text:p>16503.9</text:p>
              </table:table-cell>
              <table:table-cell office:value-type="float" office:value="16503.9">
                <text:p>16503.9</text:p>
              </table:table-cell>
              <table:table-cell office:value-type="float" office:value="16503.9">
                <text:p>16503.9</text:p>
              </table:table-cell>
              <table:table-cell office:value-type="float" office:value="16503.9">
                <text:p>16503.9</text:p>
              </table:table-cell>
              <table:table-cell office:value-type="float" office:value="16503.9">
                <text:p>16503.9</text:p>
              </table:table-cell>
              <table:table-cell office:value-type="float" office:value="16403.2">
                <text:p>16403.2</text:p>
              </table:table-cell>
              <table:table-cell office:value-type="float" office:value="16403.2">
                <text:p>16403.2</text:p>
              </table:table-cell>
              <table:table-cell office:value-type="float" office:value="16306.3">
                <text:p>16306.3</text:p>
              </table:table-cell>
              <table:table-cell office:value-type="float" office:value="16250.9">
                <text:p>16250.9</text:p>
              </table:table-cell>
              <table:table-cell office:value-type="float" office:value="16250.9">
                <text:p>16250.9</text:p>
              </table:table-cell>
              <table:table-cell office:value-type="float" office:value="16250.9">
                <text:p>16250.9</text:p>
              </table:table-cell>
              <table:table-cell office:value-type="float" office:value="16250.9">
                <text:p>16250.9</text:p>
              </table:table-cell>
              <table:table-cell office:value-type="float" office:value="16250.9">
                <text:p>16250.9</text:p>
              </table:table-cell>
              <table:table-cell office:value-type="float" office:value="16250.9">
                <text:p>16250.9</text:p>
              </table:table-cell>
              <table:table-cell office:value-type="float" office:value="15743.7">
                <text:p>15743.7</text:p>
              </table:table-cell>
              <table:table-cell office:value-type="float" office:value="14796.1">
                <text:p>14796.1</text:p>
              </table:table-cell>
              <table:table-cell office:value-type="float" office:value="14796.1">
                <text:p>14796.1</text:p>
              </table:table-cell>
              <table:table-cell office:value-type="float" office:value="14796.1">
                <text:p>14796.1</text:p>
              </table:table-cell>
              <table:table-cell office:value-type="float" office:value="14796.1">
                <text:p>14796.1</text:p>
              </table:table-cell>
              <table:table-cell office:value-type="float" office:value="14796.1">
                <text:p>14796.1</text:p>
              </table:table-cell>
              <table:table-cell office:value-type="float" office:value="14796.1">
                <text:p>14796.1</text:p>
              </table:table-cell>
              <table:table-cell office:value-type="float" office:value="14796.1">
                <text:p>14796.1</text:p>
              </table:table-cell>
              <table:table-cell office:value-type="float" office:value="14789.3">
                <text:p>14789.3</text:p>
              </table:table-cell>
              <table:table-cell office:value-type="float" office:value="14727.4">
                <text:p>14727.4</text:p>
              </table:table-cell>
              <table:table-cell office:value-type="float" office:value="14706.6">
                <text:p>14706.6</text:p>
              </table:table-cell>
              <table:table-cell office:value-type="float" office:value="14449.6">
                <text:p>14449.6</text:p>
              </table:table-cell>
              <table:table-cell office:value-type="float" office:value="14449.6">
                <text:p>14449.6</text:p>
              </table:table-cell>
              <table:table-cell office:value-type="float" office:value="14449.6">
                <text:p>14449.6</text:p>
              </table:table-cell>
              <table:table-cell office:value-type="float" office:value="14449.6">
                <text:p>14449.6</text:p>
              </table:table-cell>
              <table:table-cell office:value-type="float" office:value="14449.6">
                <text:p>14449.6</text:p>
              </table:table-cell>
              <table:table-cell office:value-type="float" office:value="14449.6">
                <text:p>14449.6</text:p>
              </table:table-cell>
              <table:table-cell office:value-type="float" office:value="14422.8">
                <text:p>14422.8</text:p>
              </table:table-cell>
              <table:table-cell office:value-type="float" office:value="14422.8">
                <text:p>14422.8</text:p>
              </table:table-cell>
              <table:table-cell office:value-type="float" office:value="14072">
                <text:p>14072</text:p>
              </table:table-cell>
              <table:table-cell office:value-type="float" office:value="14072">
                <text:p>14072</text:p>
              </table:table-cell>
              <table:table-cell office:value-type="float" office:value="13859.1">
                <text:p>13859.1</text:p>
              </table:table-cell>
              <table:table-cell office:value-type="float" office:value="13859.1">
                <text:p>13859.1</text:p>
              </table:table-cell>
              <table:table-cell office:value-type="float" office:value="13727">
                <text:p>13727</text:p>
              </table:table-cell>
              <table:table-cell office:value-type="float" office:value="13565.1">
                <text:p>13565.1</text:p>
              </table:table-cell>
              <table:table-cell office:value-type="float" office:value="13461.2">
                <text:p>13461.2</text:p>
              </table:table-cell>
              <table:table-cell office:value-type="float" office:value="13234.6">
                <text:p>13234.6</text:p>
              </table:table-cell>
              <table:table-cell office:value-type="float" office:value="13234.6">
                <text:p>13234.6</text:p>
              </table:table-cell>
              <table:table-cell office:value-type="float" office:value="12980.3">
                <text:p>12980.3</text:p>
              </table:table-cell>
              <table:table-cell office:value-type="float" office:value="12980.3">
                <text:p>12980.3</text:p>
              </table:table-cell>
              <table:table-cell office:value-type="float" office:value="12980.3">
                <text:p>12980.3</text:p>
              </table:table-cell>
              <table:table-cell office:value-type="float" office:value="12980.3">
                <text:p>12980.3</text:p>
              </table:table-cell>
              <table:table-cell office:value-type="float" office:value="12900">
                <text:p>12900</text:p>
              </table:table-cell>
              <table:table-cell office:value-type="float" office:value="12900">
                <text:p>12900</text:p>
              </table:table-cell>
              <table:table-cell office:value-type="float" office:value="12900">
                <text:p>12900</text:p>
              </table:table-cell>
              <table:table-cell office:value-type="float" office:value="12900">
                <text:p>12900</text:p>
              </table:table-cell>
              <table:table-cell office:value-type="float" office:value="12900">
                <text:p>12900</text:p>
              </table:table-cell>
              <table:table-cell office:value-type="float" office:value="12889.8">
                <text:p>12889.8</text:p>
              </table:table-cell>
              <table:table-cell office:value-type="float" office:value="12777">
                <text:p>12777</text:p>
              </table:table-cell>
              <table:table-cell office:value-type="float" office:value="12777">
                <text:p>12777</text:p>
              </table:table-cell>
              <table:table-cell office:value-type="float" office:value="12777">
                <text:p>12777</text:p>
              </table:table-cell>
              <table:table-cell office:value-type="float" office:value="12777">
                <text:p>12777</text:p>
              </table:table-cell>
              <table:table-cell office:value-type="float" office:value="12777">
                <text:p>12777</text:p>
              </table:table-cell>
              <table:table-cell office:value-type="float" office:value="12777">
                <text:p>12777</text:p>
              </table:table-cell>
              <table:table-cell office:value-type="float" office:value="12777">
                <text:p>12777</text:p>
              </table:table-cell>
              <table:table-cell office:value-type="float" office:value="12777">
                <text:p>12777</text:p>
              </table:table-cell>
              <table:table-cell office:value-type="float" office:value="12084.5">
                <text:p>12084.5</text:p>
              </table:table-cell>
              <table:table-cell office:value-type="float" office:value="12084.5">
                <text:p>12084.5</text:p>
              </table:table-cell>
              <table:table-cell office:value-type="float" office:value="11886.1">
                <text:p>11886.1</text:p>
              </table:table-cell>
              <table:table-cell office:value-type="float" office:value="11886.1">
                <text:p>11886.1</text:p>
              </table:table-cell>
              <table:table-cell office:value-type="float" office:value="11886.1">
                <text:p>11886.1</text:p>
              </table:table-cell>
              <table:table-cell office:value-type="float" office:value="11886.1">
                <text:p>11886.1</text:p>
              </table:table-cell>
              <table:table-cell office:value-type="float" office:value="11874.4">
                <text:p>11874.4</text:p>
              </table:table-cell>
              <table:table-cell office:value-type="float" office:value="11874.4">
                <text:p>11874.4</text:p>
              </table:table-cell>
              <table:table-cell office:value-type="float" office:value="11874.4">
                <text:p>11874.4</text:p>
              </table:table-cell>
              <table:table-cell office:value-type="float" office:value="11853.3">
                <text:p>11853.3</text:p>
              </table:table-cell>
              <table:table-cell office:value-type="float" office:value="11784.1">
                <text:p>11784.1</text:p>
              </table:table-cell>
              <table:table-cell office:value-type="float" office:value="11208.7">
                <text:p>11208.7</text:p>
              </table:table-cell>
              <table:table-cell office:value-type="float" office:value="11208.7">
                <text:p>11208.7</text:p>
              </table:table-cell>
              <table:table-cell office:value-type="float" office:value="11208.7">
                <text:p>11208.7</text:p>
              </table:table-cell>
              <table:table-cell office:value-type="float" office:value="11208.7">
                <text:p>11208.7</text:p>
              </table:table-cell>
              <table:table-cell office:value-type="float" office:value="11208.7">
                <text:p>11208.7</text:p>
              </table:table-cell>
              <table:table-cell office:value-type="float" office:value="11208.7">
                <text:p>11208.7</text:p>
              </table:table-cell>
              <table:table-cell office:value-type="float" office:value="10880.6">
                <text:p>10880.6</text:p>
              </table:table-cell>
              <table:table-cell office:value-type="float" office:value="10880.6">
                <text:p>10880.6</text:p>
              </table:table-cell>
              <table:table-cell office:value-type="float" office:value="10880.6">
                <text:p>10880.6</text:p>
              </table:table-cell>
              <table:table-cell office:value-type="float" office:value="10880.6">
                <text:p>10880.6</text:p>
              </table:table-cell>
              <table:table-cell office:value-type="float" office:value="10880.6">
                <text:p>10880.6</text:p>
              </table:table-cell>
              <table:table-cell office:value-type="float" office:value="10880.6">
                <text:p>10880.6</text:p>
              </table:table-cell>
              <table:table-cell office:value-type="float" office:value="10880.6">
                <text:p>10880.6</text:p>
              </table:table-cell>
              <table:table-cell office:value-type="float" office:value="10790">
                <text:p>10790</text:p>
              </table:table-cell>
              <table:table-cell office:value-type="float" office:value="10605.8">
                <text:p>10605.8</text:p>
              </table:table-cell>
              <table:table-cell office:value-type="float" office:value="10521.9">
                <text:p>10521.9</text:p>
              </table:table-cell>
              <table:table-cell office:value-type="float" office:value="10521.9">
                <text:p>10521.9</text:p>
              </table:table-cell>
              <table:table-cell office:value-type="float" office:value="10469.9">
                <text:p>10469.9</text:p>
              </table:table-cell>
              <table:table-cell office:value-type="float" office:value="10469.9">
                <text:p>10469.9</text:p>
              </table:table-cell>
              <table:table-cell office:value-type="float" office:value="10469.9">
                <text:p>10469.9</text:p>
              </table:table-cell>
              <table:table-cell office:value-type="float" office:value="10469.9">
                <text:p>10469.9</text:p>
              </table:table-cell>
              <table:table-cell office:value-type="float" office:value="10469.9">
                <text:p>10469.9</text:p>
              </table:table-cell>
              <table:table-cell office:value-type="float" office:value="10469.9">
                <text:p>10469.9</text:p>
              </table:table-cell>
              <table:table-cell office:value-type="float" office:value="10469.9">
                <text:p>10469.9</text:p>
              </table:table-cell>
              <table:table-cell office:value-type="float" office:value="10469.9">
                <text:p>10469.9</text:p>
              </table:table-cell>
              <table:table-cell office:value-type="float" office:value="10469.9">
                <text:p>10469.9</text:p>
              </table:table-cell>
              <table:table-cell office:value-type="float" office:value="10393.6">
                <text:p>10393.6</text:p>
              </table:table-cell>
              <table:table-cell office:value-type="float" office:value="10393.6">
                <text:p>10393.6</text:p>
              </table:table-cell>
              <table:table-cell office:value-type="float" office:value="10371.3">
                <text:p>10371.3</text:p>
              </table:table-cell>
              <table:table-cell office:value-type="float" office:value="10371.3">
                <text:p>10371.3</text:p>
              </table:table-cell>
              <table:table-cell office:value-type="float" office:value="10371.3">
                <text:p>10371.3</text:p>
              </table:table-cell>
              <table:table-cell office:value-type="float" office:value="10295.1">
                <text:p>10295.1</text:p>
              </table:table-cell>
              <table:table-cell office:value-type="float" office:value="10295.1">
                <text:p>10295.1</text:p>
              </table:table-cell>
              <table:table-cell office:value-type="float" office:value="10295.1">
                <text:p>10295.1</text:p>
              </table:table-cell>
              <table:table-cell office:value-type="float" office:value="10295.1">
                <text:p>10295.1</text:p>
              </table:table-cell>
              <table:table-cell office:value-type="float" office:value="10295.1">
                <text:p>10295.1</text:p>
              </table:table-cell>
              <table:table-cell office:value-type="float" office:value="10295.1">
                <text:p>10295.1</text:p>
              </table:table-cell>
              <table:table-cell office:value-type="float" office:value="10295.1">
                <text:p>10295.1</text:p>
              </table:table-cell>
              <table:table-cell office:value-type="float" office:value="10287.4">
                <text:p>10287.4</text:p>
              </table:table-cell>
              <table:table-cell office:value-type="float" office:value="10287.4">
                <text:p>10287.4</text:p>
              </table:table-cell>
              <table:table-cell office:value-type="float" office:value="10287.4">
                <text:p>10287.4</text:p>
              </table:table-cell>
              <table:table-cell office:value-type="float" office:value="10255.1">
                <text:p>10255.1</text:p>
              </table:table-cell>
              <table:table-cell office:value-type="float" office:value="10255.1">
                <text:p>10255.1</text:p>
              </table:table-cell>
              <table:table-cell office:value-type="float" office:value="10255.1">
                <text:p>10255.1</text:p>
              </table:table-cell>
              <table:table-cell office:value-type="float" office:value="10255.1">
                <text:p>10255.1</text:p>
              </table:table-cell>
              <table:table-cell office:value-type="float" office:value="10255.1">
                <text:p>10255.1</text:p>
              </table:table-cell>
              <table:table-cell office:value-type="float" office:value="10255.1">
                <text:p>10255.1</text:p>
              </table:table-cell>
              <table:table-cell office:value-type="float" office:value="10165.3">
                <text:p>10165.3</text:p>
              </table:table-cell>
              <table:table-cell office:value-type="float" office:value="10159.9">
                <text:p>10159.9</text:p>
              </table:table-cell>
              <table:table-cell office:value-type="float" office:value="9990.57">
                <text:p>9990.57</text:p>
              </table:table-cell>
              <table:table-cell office:value-type="float" office:value="9892.41">
                <text:p>9892.41</text:p>
              </table:table-cell>
              <table:table-cell office:value-type="float" office:value="9892.41">
                <text:p>9892.41</text:p>
              </table:table-cell>
              <table:table-cell office:value-type="float" office:value="9692.96">
                <text:p>9692.96</text:p>
              </table:table-cell>
              <table:table-cell office:value-type="float" office:value="9627.86">
                <text:p>9627.86</text:p>
              </table:table-cell>
              <table:table-cell office:value-type="float" office:value="9627.86">
                <text:p>9627.86</text:p>
              </table:table-cell>
              <table:table-cell office:value-type="float" office:value="9627.86">
                <text:p>9627.86</text:p>
              </table:table-cell>
              <table:table-cell office:value-type="float" office:value="9627.86">
                <text:p>9627.86</text:p>
              </table:table-cell>
              <table:table-cell office:value-type="float" office:value="9627.86">
                <text:p>9627.86</text:p>
              </table:table-cell>
              <table:table-cell office:value-type="float" office:value="9461.04">
                <text:p>9461.04</text:p>
              </table:table-cell>
              <table:table-cell office:value-type="float" office:value="9461.04">
                <text:p>9461.04</text:p>
              </table:table-cell>
              <table:table-cell office:value-type="float" office:value="9461.04">
                <text:p>9461.04</text:p>
              </table:table-cell>
              <table:table-cell office:value-type="float" office:value="9461.04">
                <text:p>9461.04</text:p>
              </table:table-cell>
              <table:table-cell office:value-type="float" office:value="9461.04">
                <text:p>9461.04</text:p>
              </table:table-cell>
              <table:table-cell office:value-type="float" office:value="9461.04">
                <text:p>9461.04</text:p>
              </table:table-cell>
              <table:table-cell office:value-type="float" office:value="9461.04">
                <text:p>9461.04</text:p>
              </table:table-cell>
              <table:table-cell office:value-type="float" office:value="9461.04">
                <text:p>9461.04</text:p>
              </table:table-cell>
              <table:table-cell office:value-type="float" office:value="9461.04">
                <text:p>9461.04</text:p>
              </table:table-cell>
              <table:table-cell office:value-type="float" office:value="9461.04">
                <text:p>9461.04</text:p>
              </table:table-cell>
              <table:table-cell office:value-type="float" office:value="9461.04">
                <text:p>9461.04</text:p>
              </table:table-cell>
              <table:table-cell office:value-type="float" office:value="9461.04">
                <text:p>9461.04</text:p>
              </table:table-cell>
              <table:table-cell office:value-type="float" office:value="9461.04">
                <text:p>9461.04</text:p>
              </table:table-cell>
              <table:table-cell office:value-type="float" office:value="9460.75">
                <text:p>9460.75</text:p>
              </table:table-cell>
              <table:table-cell office:value-type="float" office:value="9460.75">
                <text:p>9460.75</text:p>
              </table:table-cell>
              <table:table-cell office:value-type="float" office:value="9460.75">
                <text:p>9460.75</text:p>
              </table:table-cell>
              <table:table-cell office:value-type="float" office:value="9460.75">
                <text:p>9460.75</text:p>
              </table:table-cell>
              <table:table-cell office:value-type="float" office:value="9460.75">
                <text:p>9460.75</text:p>
              </table:table-cell>
              <table:table-cell office:value-type="float" office:value="9460.75">
                <text:p>9460.75</text:p>
              </table:table-cell>
              <table:table-cell office:value-type="float" office:value="9460.75">
                <text:p>9460.75</text:p>
              </table:table-cell>
              <table:table-cell office:value-type="float" office:value="9460.75">
                <text:p>9460.75</text:p>
              </table:table-cell>
              <table:table-cell office:value-type="float" office:value="9460.75">
                <text:p>9460.75</text:p>
              </table:table-cell>
              <table:table-cell office:value-type="float" office:value="9434.53">
                <text:p>9434.53</text:p>
              </table:table-cell>
              <table:table-cell office:value-type="float" office:value="9434.53">
                <text:p>9434.53</text:p>
              </table:table-cell>
              <table:table-cell office:value-type="float" office:value="9434.53">
                <text:p>9434.53</text:p>
              </table:table-cell>
              <table:table-cell office:value-type="float" office:value="9434.53">
                <text:p>9434.53</text:p>
              </table:table-cell>
              <table:table-cell office:value-type="float" office:value="9434.53">
                <text:p>9434.53</text:p>
              </table:table-cell>
              <table:table-cell office:value-type="float" office:value="9434.53">
                <text:p>9434.53</text:p>
              </table:table-cell>
              <table:table-cell office:value-type="float" office:value="9434.53">
                <text:p>9434.53</text:p>
              </table:table-cell>
              <table:table-cell office:value-type="float" office:value="9434.53">
                <text:p>9434.53</text:p>
              </table:table-cell>
              <table:table-cell office:value-type="float" office:value="9434.53">
                <text:p>9434.53</text:p>
              </table:table-cell>
              <table:table-cell office:value-type="float" office:value="9434.53">
                <text:p>9434.53</text:p>
              </table:table-cell>
              <table:table-cell office:value-type="float" office:value="9434.53">
                <text:p>9434.53</text:p>
              </table:table-cell>
              <table:table-cell office:value-type="float" office:value="9434.53">
                <text:p>9434.53</text:p>
              </table:table-cell>
              <table:table-cell office:value-type="float" office:value="9425.71">
                <text:p>9425.71</text:p>
              </table:table-cell>
              <table:table-cell office:value-type="float" office:value="9425.71">
                <text:p>9425.71</text:p>
              </table:table-cell>
              <table:table-cell office:value-type="float" office:value="9425.71">
                <text:p>9425.71</text:p>
              </table:table-cell>
              <table:table-cell office:value-type="float" office:value="9425.71">
                <text:p>9425.71</text:p>
              </table:table-cell>
              <table:table-cell office:value-type="float" office:value="9425.71">
                <text:p>9425.71</text:p>
              </table:table-cell>
              <table:table-cell office:value-type="float" office:value="9425.71">
                <text:p>9425.71</text:p>
              </table:table-cell>
              <table:table-cell office:value-type="float" office:value="9425.71">
                <text:p>9425.71</text:p>
              </table:table-cell>
              <table:table-cell office:value-type="float" office:value="9425.71">
                <text:p>9425.71</text:p>
              </table:table-cell>
              <table:table-cell office:value-type="float" office:value="9425.71">
                <text:p>9425.71</text:p>
              </table:table-cell>
              <table:table-cell office:value-type="float" office:value="9387.62">
                <text:p>9387.62</text:p>
              </table:table-cell>
              <table:table-cell office:value-type="float" office:value="9387.62">
                <text:p>9387.62</text:p>
              </table:table-cell>
              <table:table-cell office:value-type="float" office:value="9387.62">
                <text:p>9387.62</text:p>
              </table:table-cell>
              <table:table-cell office:value-type="float" office:value="9387.62">
                <text:p>9387.62</text:p>
              </table:table-cell>
              <table:table-cell office:value-type="float" office:value="9387.62">
                <text:p>9387.62</text:p>
              </table:table-cell>
              <table:table-cell office:value-type="float" office:value="9387.62">
                <text:p>9387.62</text:p>
              </table:table-cell>
              <table:table-cell office:value-type="float" office:value="9387.62">
                <text:p>9387.62</text:p>
              </table:table-cell>
              <table:table-cell office:value-type="float" office:value="9387.62">
                <text:p>9387.62</text:p>
              </table:table-cell>
              <table:table-cell office:value-type="float" office:value="9387.62">
                <text:p>9387.62</text:p>
              </table:table-cell>
              <table:table-cell office:value-type="float" office:value="9351.61">
                <text:p>9351.61</text:p>
              </table:table-cell>
              <table:table-cell office:value-type="float" office:value="9351.61">
                <text:p>9351.61</text:p>
              </table:table-cell>
              <table:table-cell office:value-type="float" office:value="9351.61">
                <text:p>9351.61</text:p>
              </table:table-cell>
              <table:table-cell office:value-type="float" office:value="9351.61">
                <text:p>9351.61</text:p>
              </table:table-cell>
              <table:table-cell office:value-type="float" office:value="9351.61">
                <text:p>9351.61</text:p>
              </table:table-cell>
              <table:table-cell office:value-type="float" office:value="9351.61">
                <text:p>9351.61</text:p>
              </table:table-cell>
              <table:table-cell office:value-type="float" office:value="9351.61">
                <text:p>9351.61</text:p>
              </table:table-cell>
              <table:table-cell office:value-type="float" office:value="9351.61">
                <text:p>9351.61</text:p>
              </table:table-cell>
              <table:table-cell office:value-type="float" office:value="9351.61">
                <text:p>9351.61</text:p>
              </table:table-cell>
              <table:table-cell office:value-type="float" office:value="9351.61">
                <text:p>9351.61</text:p>
              </table:table-cell>
              <table:table-cell office:value-type="float" office:value="9329.28">
                <text:p>9329.28</text:p>
              </table:table-cell>
              <table:table-cell office:value-type="float" office:value="9329.28">
                <text:p>9329.28</text:p>
              </table:table-cell>
              <table:table-cell office:value-type="float" office:value="9329.28">
                <text:p>9329.28</text:p>
              </table:table-cell>
              <table:table-cell office:value-type="float" office:value="9329.28">
                <text:p>9329.28</text:p>
              </table:table-cell>
              <table:table-cell office:value-type="float" office:value="9329.28">
                <text:p>9329.28</text:p>
              </table:table-cell>
              <table:table-cell office:value-type="float" office:value="9329.28">
                <text:p>9329.28</text:p>
              </table:table-cell>
              <table:table-cell office:value-type="float" office:value="9329.28">
                <text:p>9329.28</text:p>
              </table:table-cell>
              <table:table-cell office:value-type="float" office:value="9329.28">
                <text:p>9329.28</text:p>
              </table:table-cell>
              <table:table-cell office:value-type="float" office:value="9327.26">
                <text:p>9327.26</text:p>
              </table:table-cell>
              <table:table-cell office:value-type="float" office:value="9327.26">
                <text:p>9327.26</text:p>
              </table:table-cell>
              <table:table-cell office:value-type="float" office:value="9327.26">
                <text:p>9327.26</text:p>
              </table:table-cell>
              <table:table-cell office:value-type="float" office:value="9327.26">
                <text:p>9327.26</text:p>
              </table:table-cell>
              <table:table-cell office:value-type="float" office:value="9327.26">
                <text:p>9327.26</text:p>
              </table:table-cell>
              <table:table-cell office:value-type="float" office:value="9327.26">
                <text:p>9327.26</text:p>
              </table:table-cell>
              <table:table-cell office:value-type="float" office:value="9327.26">
                <text:p>9327.26</text:p>
              </table:table-cell>
              <table:table-cell office:value-type="float" office:value="9232.31">
                <text:p>9232.31</text:p>
              </table:table-cell>
              <table:table-cell office:value-type="float" office:value="9232.31">
                <text:p>9232.31</text:p>
              </table:table-cell>
              <table:table-cell office:value-type="float" office:value="9232.31">
                <text:p>9232.31</text:p>
              </table:table-cell>
              <table:table-cell office:value-type="float" office:value="9232.31">
                <text:p>9232.31</text:p>
              </table:table-cell>
              <table:table-cell office:value-type="float" office:value="9232.31">
                <text:p>9232.31</text:p>
              </table:table-cell>
              <table:table-cell office:value-type="float" office:value="9232.31">
                <text:p>9232.31</text:p>
              </table:table-cell>
              <table:table-cell office:value-type="float" office:value="9232.31">
                <text:p>9232.31</text:p>
              </table:table-cell>
              <table:table-cell office:value-type="float" office:value="9232.31">
                <text:p>9232.31</text:p>
              </table:table-cell>
              <table:table-cell office:value-type="float" office:value="9232.31">
                <text:p>9232.31</text:p>
              </table:table-cell>
              <table:table-cell office:value-type="float" office:value="9232.31">
                <text:p>9232.31</text:p>
              </table:table-cell>
              <table:table-cell office:value-type="float" office:value="9232.31">
                <text:p>9232.31</text:p>
              </table:table-cell>
              <table:table-cell office:value-type="float" office:value="9232.31">
                <text:p>9232.31</text:p>
              </table:table-cell>
              <table:table-cell office:value-type="float" office:value="9232.31">
                <text:p>9232.31</text:p>
              </table:table-cell>
              <table:table-cell office:value-type="float" office:value="9232.31">
                <text:p>9232.31</text:p>
              </table:table-cell>
              <table:table-cell office:value-type="float" office:value="9194.67">
                <text:p>9194.67</text:p>
              </table:table-cell>
              <table:table-cell office:value-type="float" office:value="9194.67">
                <text:p>9194.67</text:p>
              </table:table-cell>
              <table:table-cell office:value-type="float" office:value="9194.67">
                <text:p>9194.67</text:p>
              </table:table-cell>
              <table:table-cell office:value-type="float" office:value="9194.67">
                <text:p>9194.67</text:p>
              </table:table-cell>
              <table:table-cell office:value-type="float" office:value="9194.67">
                <text:p>9194.67</text:p>
              </table:table-cell>
              <table:table-cell office:value-type="float" office:value="9194.67">
                <text:p>9194.67</text:p>
              </table:table-cell>
              <table:table-cell office:value-type="float" office:value="9194.67">
                <text:p>9194.67</text:p>
              </table:table-cell>
              <table:table-cell office:value-type="float" office:value="9194.67">
                <text:p>9194.67</text:p>
              </table:table-cell>
              <table:table-cell office:value-type="float" office:value="9194.67">
                <text:p>9194.67</text:p>
              </table:table-cell>
              <table:table-cell office:value-type="float" office:value="9194.67">
                <text:p>9194.67</text:p>
              </table:table-cell>
              <table:table-cell office:value-type="float" office:value="9194.67">
                <text:p>9194.67</text:p>
              </table:table-cell>
              <table:table-cell office:value-type="float" office:value="9168.29">
                <text:p>9168.29</text:p>
              </table:table-cell>
              <table:table-cell office:value-type="float" office:value="9168.29">
                <text:p>9168.29</text:p>
              </table:table-cell>
              <table:table-cell office:value-type="float" office:value="9168.29">
                <text:p>9168.29</text:p>
              </table:table-cell>
              <table:table-cell office:value-type="float" office:value="9168.29">
                <text:p>9168.29</text:p>
              </table:table-cell>
              <table:table-cell office:value-type="float" office:value="9168.29">
                <text:p>9168.29</text:p>
              </table:table-cell>
              <table:table-cell office:value-type="float" office:value="9168.29">
                <text:p>9168.29</text:p>
              </table:table-cell>
              <table:table-cell office:value-type="float" office:value="9168.29">
                <text:p>9168.29</text:p>
              </table:table-cell>
              <table:table-cell office:value-type="float" office:value="9168.29">
                <text:p>9168.29</text:p>
              </table:table-cell>
              <table:table-cell office:value-type="float" office:value="9168.29">
                <text:p>9168.29</text:p>
              </table:table-cell>
              <table:table-cell office:value-type="float" office:value="9168.29">
                <text:p>9168.29</text:p>
              </table:table-cell>
              <table:table-cell office:value-type="float" office:value="9168.29">
                <text:p>9168.29</text:p>
              </table:table-cell>
              <table:table-cell office:value-type="float" office:value="9143.2">
                <text:p>9143.2</text:p>
              </table:table-cell>
              <table:table-cell office:value-type="float" office:value="9143.2">
                <text:p>9143.2</text:p>
              </table:table-cell>
              <table:table-cell office:value-type="float" office:value="9143.2">
                <text:p>9143.2</text:p>
              </table:table-cell>
              <table:table-cell office:value-type="float" office:value="9143.2">
                <text:p>9143.2</text:p>
              </table:table-cell>
              <table:table-cell office:value-type="float" office:value="9143.2">
                <text:p>9143.2</text:p>
              </table:table-cell>
              <table:table-cell office:value-type="float" office:value="9143.2">
                <text:p>9143.2</text:p>
              </table:table-cell>
              <table:table-cell office:value-type="float" office:value="9143.2">
                <text:p>9143.2</text:p>
              </table:table-cell>
              <table:table-cell office:value-type="float" office:value="9143.2">
                <text:p>9143.2</text:p>
              </table:table-cell>
              <table:table-cell office:value-type="float" office:value="9143.2">
                <text:p>9143.2</text:p>
              </table:table-cell>
              <table:table-cell office:value-type="float" office:value="9140.1">
                <text:p>9140.1</text:p>
              </table:table-cell>
              <table:table-cell office:value-type="float" office:value="9140.1">
                <text:p>9140.1</text:p>
              </table:table-cell>
              <table:table-cell office:value-type="float" office:value="9140.1">
                <text:p>9140.1</text:p>
              </table:table-cell>
              <table:table-cell office:value-type="float" office:value="8880.8">
                <text:p>8880.8</text:p>
              </table:table-cell>
              <table:table-cell office:value-type="float" office:value="8880.8">
                <text:p>8880.8</text:p>
              </table:table-cell>
              <table:table-cell office:value-type="float" office:value="8880.8">
                <text:p>8880.8</text:p>
              </table:table-cell>
              <table:table-cell office:value-type="float" office:value="8880.8">
                <text:p>8880.8</text:p>
              </table:table-cell>
              <table:table-cell office:value-type="float" office:value="8880.8">
                <text:p>8880.8</text:p>
              </table:table-cell>
              <table:table-cell office:value-type="float" office:value="8880.8">
                <text:p>8880.8</text:p>
              </table:table-cell>
              <table:table-cell office:value-type="float" office:value="8880.8">
                <text:p>8880.8</text:p>
              </table:table-cell>
              <table:table-cell office:value-type="float" office:value="8880.8">
                <text:p>8880.8</text:p>
              </table:table-cell>
              <table:table-cell office:value-type="float" office:value="8880.8">
                <text:p>8880.8</text:p>
              </table:table-cell>
              <table:table-cell office:value-type="float" office:value="8880.8">
                <text:p>8880.8</text:p>
              </table:table-cell>
              <table:table-cell office:value-type="float" office:value="8880.8">
                <text:p>8880.8</text:p>
              </table:table-cell>
              <table:table-cell office:value-type="float" office:value="8880.8">
                <text:p>8880.8</text:p>
              </table:table-cell>
              <table:table-cell office:value-type="float" office:value="8797.57">
                <text:p>8797.57</text:p>
              </table:table-cell>
              <table:table-cell office:value-type="float" office:value="8797.57">
                <text:p>8797.57</text:p>
              </table:table-cell>
              <table:table-cell office:value-type="float" office:value="8797.57">
                <text:p>8797.57</text:p>
              </table:table-cell>
              <table:table-cell office:value-type="float" office:value="8797.57">
                <text:p>8797.57</text:p>
              </table:table-cell>
              <table:table-cell office:value-type="float" office:value="8797.57">
                <text:p>8797.57</text:p>
              </table:table-cell>
              <table:table-cell office:value-type="float" office:value="8794.77">
                <text:p>8794.77</text:p>
              </table:table-cell>
              <table:table-cell office:value-type="float" office:value="8794.48">
                <text:p>8794.48</text:p>
              </table:table-cell>
              <table:table-cell office:value-type="float" office:value="8551.46">
                <text:p>8551.46</text:p>
              </table:table-cell>
              <table:table-cell office:value-type="float" office:value="8551.46">
                <text:p>8551.46</text:p>
              </table:table-cell>
              <table:table-cell office:value-type="float" office:value="8551.46">
                <text:p>8551.46</text:p>
              </table:table-cell>
              <table:table-cell office:value-type="float" office:value="8551.46">
                <text:p>8551.46</text:p>
              </table:table-cell>
              <table:table-cell office:value-type="float" office:value="8551.46">
                <text:p>8551.46</text:p>
              </table:table-cell>
              <table:table-cell office:value-type="float" office:value="8551.46">
                <text:p>8551.46</text:p>
              </table:table-cell>
              <table:table-cell office:value-type="float" office:value="8551.46">
                <text:p>8551.46</text:p>
              </table:table-cell>
              <table:table-cell office:value-type="float" office:value="8551.46">
                <text:p>8551.46</text:p>
              </table:table-cell>
              <table:table-cell office:value-type="float" office:value="8551.46">
                <text:p>8551.46</text:p>
              </table:table-cell>
              <table:table-cell office:value-type="float" office:value="8551.46">
                <text:p>8551.46</text:p>
              </table:table-cell>
              <table:table-cell office:value-type="float" office:value="8551.46">
                <text:p>8551.46</text:p>
              </table:table-cell>
              <table:table-cell office:value-type="float" office:value="8551.46">
                <text:p>8551.46</text:p>
              </table:table-cell>
              <table:table-cell office:value-type="float" office:value="8551.46">
                <text:p>8551.46</text:p>
              </table:table-cell>
              <table:table-cell office:value-type="float" office:value="8551.46">
                <text:p>8551.46</text:p>
              </table:table-cell>
              <table:table-cell office:value-type="float" office:value="8551.46">
                <text:p>8551.46</text:p>
              </table:table-cell>
              <table:table-cell office:value-type="float" office:value="8551.46">
                <text:p>8551.46</text:p>
              </table:table-cell>
            </table:table-row>
            <table:table-row>
              <table:table-cell office:value-type="string">
                <text:p>Run: 2</text:p>
                <draw:g>
                  <svg:desc>Sheet1.H5:Sheet1.H5</svg:desc>
                </draw:g>
              </table:table-cell>
              <table:table-cell office:value-type="float" office:value="24180.1">
                <text:p>24180.1</text:p>
                <draw:g>
                  <svg:desc>Sheet1.A6:Sheet1.JN6</svg:desc>
                </draw:g>
              </table:table-cell>
              <table:table-cell office:value-type="float" office:value="24180.1">
                <text:p>24180.1</text:p>
              </table:table-cell>
              <table:table-cell office:value-type="float" office:value="23661.2">
                <text:p>23661.2</text:p>
              </table:table-cell>
              <table:table-cell office:value-type="float" office:value="22934.2">
                <text:p>22934.2</text:p>
              </table:table-cell>
              <table:table-cell office:value-type="float" office:value="22934.2">
                <text:p>22934.2</text:p>
              </table:table-cell>
              <table:table-cell office:value-type="float" office:value="22140.3">
                <text:p>22140.3</text:p>
              </table:table-cell>
              <table:table-cell office:value-type="float" office:value="22140.3">
                <text:p>22140.3</text:p>
              </table:table-cell>
              <table:table-cell office:value-type="float" office:value="22140.3">
                <text:p>22140.3</text:p>
              </table:table-cell>
              <table:table-cell office:value-type="float" office:value="21286.7">
                <text:p>21286.7</text:p>
              </table:table-cell>
              <table:table-cell office:value-type="float" office:value="21220.2">
                <text:p>21220.2</text:p>
              </table:table-cell>
              <table:table-cell office:value-type="float" office:value="21091.6">
                <text:p>21091.6</text:p>
              </table:table-cell>
              <table:table-cell office:value-type="float" office:value="20901.5">
                <text:p>20901.5</text:p>
              </table:table-cell>
              <table:table-cell office:value-type="float" office:value="20595.1">
                <text:p>20595.1</text:p>
              </table:table-cell>
              <table:table-cell office:value-type="float" office:value="20568.6">
                <text:p>20568.6</text:p>
              </table:table-cell>
              <table:table-cell office:value-type="float" office:value="20177.3">
                <text:p>20177.3</text:p>
              </table:table-cell>
              <table:table-cell office:value-type="float" office:value="20074.8">
                <text:p>20074.8</text:p>
              </table:table-cell>
              <table:table-cell office:value-type="float" office:value="19646">
                <text:p>19646</text:p>
              </table:table-cell>
              <table:table-cell office:value-type="float" office:value="19642.3">
                <text:p>19642.3</text:p>
              </table:table-cell>
              <table:table-cell office:value-type="float" office:value="19011.2">
                <text:p>19011.2</text:p>
              </table:table-cell>
              <table:table-cell office:value-type="float" office:value="19011.2">
                <text:p>19011.2</text:p>
              </table:table-cell>
              <table:table-cell office:value-type="float" office:value="18750.3">
                <text:p>18750.3</text:p>
              </table:table-cell>
              <table:table-cell office:value-type="float" office:value="18692.8">
                <text:p>18692.8</text:p>
              </table:table-cell>
              <table:table-cell office:value-type="float" office:value="18692.8">
                <text:p>18692.8</text:p>
              </table:table-cell>
              <table:table-cell office:value-type="float" office:value="18633.5">
                <text:p>18633.5</text:p>
              </table:table-cell>
              <table:table-cell office:value-type="float" office:value="18506.8">
                <text:p>18506.8</text:p>
              </table:table-cell>
              <table:table-cell office:value-type="float" office:value="18506.8">
                <text:p>18506.8</text:p>
              </table:table-cell>
              <table:table-cell office:value-type="float" office:value="18454.1">
                <text:p>18454.1</text:p>
              </table:table-cell>
              <table:table-cell office:value-type="float" office:value="18267.4">
                <text:p>18267.4</text:p>
              </table:table-cell>
              <table:table-cell office:value-type="float" office:value="18195.7">
                <text:p>18195.7</text:p>
              </table:table-cell>
              <table:table-cell office:value-type="float" office:value="18076">
                <text:p>18076</text:p>
              </table:table-cell>
              <table:table-cell office:value-type="float" office:value="17866">
                <text:p>17866</text:p>
              </table:table-cell>
              <table:table-cell office:value-type="float" office:value="17866">
                <text:p>17866</text:p>
              </table:table-cell>
              <table:table-cell office:value-type="float" office:value="17700.9">
                <text:p>17700.9</text:p>
              </table:table-cell>
              <table:table-cell office:value-type="float" office:value="17700.9">
                <text:p>17700.9</text:p>
              </table:table-cell>
              <table:table-cell office:value-type="float" office:value="17700.9">
                <text:p>17700.9</text:p>
              </table:table-cell>
              <table:table-cell office:value-type="float" office:value="17700.9">
                <text:p>17700.9</text:p>
              </table:table-cell>
              <table:table-cell office:value-type="float" office:value="17353.4">
                <text:p>17353.4</text:p>
              </table:table-cell>
              <table:table-cell office:value-type="float" office:value="17353.4">
                <text:p>17353.4</text:p>
              </table:table-cell>
              <table:table-cell office:value-type="float" office:value="17353.4">
                <text:p>17353.4</text:p>
              </table:table-cell>
              <table:table-cell office:value-type="float" office:value="17353.4">
                <text:p>17353.4</text:p>
              </table:table-cell>
              <table:table-cell office:value-type="float" office:value="17353.4">
                <text:p>17353.4</text:p>
              </table:table-cell>
              <table:table-cell office:value-type="float" office:value="16963.2">
                <text:p>16963.2</text:p>
              </table:table-cell>
              <table:table-cell office:value-type="float" office:value="16963.2">
                <text:p>16963.2</text:p>
              </table:table-cell>
              <table:table-cell office:value-type="float" office:value="16963.2">
                <text:p>16963.2</text:p>
              </table:table-cell>
              <table:table-cell office:value-type="float" office:value="16963.2">
                <text:p>16963.2</text:p>
              </table:table-cell>
              <table:table-cell office:value-type="float" office:value="16963.2">
                <text:p>16963.2</text:p>
              </table:table-cell>
              <table:table-cell office:value-type="float" office:value="16963.2">
                <text:p>16963.2</text:p>
              </table:table-cell>
              <table:table-cell office:value-type="float" office:value="16831.5">
                <text:p>16831.5</text:p>
              </table:table-cell>
              <table:table-cell office:value-type="float" office:value="16641">
                <text:p>16641</text:p>
              </table:table-cell>
              <table:table-cell office:value-type="float" office:value="16641">
                <text:p>16641</text:p>
              </table:table-cell>
              <table:table-cell office:value-type="float" office:value="16641">
                <text:p>16641</text:p>
              </table:table-cell>
              <table:table-cell office:value-type="float" office:value="16641">
                <text:p>16641</text:p>
              </table:table-cell>
              <table:table-cell office:value-type="float" office:value="16641">
                <text:p>16641</text:p>
              </table:table-cell>
              <table:table-cell office:value-type="float" office:value="16358.4">
                <text:p>16358.4</text:p>
              </table:table-cell>
              <table:table-cell office:value-type="float" office:value="16358.4">
                <text:p>16358.4</text:p>
              </table:table-cell>
              <table:table-cell office:value-type="float" office:value="16228.1">
                <text:p>16228.1</text:p>
              </table:table-cell>
              <table:table-cell office:value-type="float" office:value="15737.7">
                <text:p>15737.7</text:p>
              </table:table-cell>
              <table:table-cell office:value-type="float" office:value="15737.7">
                <text:p>15737.7</text:p>
              </table:table-cell>
              <table:table-cell office:value-type="float" office:value="15737.7">
                <text:p>15737.7</text:p>
              </table:table-cell>
              <table:table-cell office:value-type="float" office:value="15555.4">
                <text:p>15555.4</text:p>
              </table:table-cell>
              <table:table-cell office:value-type="float" office:value="15555.4">
                <text:p>15555.4</text:p>
              </table:table-cell>
              <table:table-cell office:value-type="float" office:value="15375.8">
                <text:p>15375.8</text:p>
              </table:table-cell>
              <table:table-cell office:value-type="float" office:value="15066.9">
                <text:p>15066.9</text:p>
              </table:table-cell>
              <table:table-cell office:value-type="float" office:value="15066.9">
                <text:p>15066.9</text:p>
              </table:table-cell>
              <table:table-cell office:value-type="float" office:value="15047.3">
                <text:p>15047.3</text:p>
              </table:table-cell>
              <table:table-cell office:value-type="float" office:value="15047.3">
                <text:p>15047.3</text:p>
              </table:table-cell>
              <table:table-cell office:value-type="float" office:value="15047.3">
                <text:p>15047.3</text:p>
              </table:table-cell>
              <table:table-cell office:value-type="float" office:value="15047.3">
                <text:p>15047.3</text:p>
              </table:table-cell>
              <table:table-cell office:value-type="float" office:value="15001.3">
                <text:p>15001.3</text:p>
              </table:table-cell>
              <table:table-cell office:value-type="float" office:value="15001.3">
                <text:p>15001.3</text:p>
              </table:table-cell>
              <table:table-cell office:value-type="float" office:value="14754.7">
                <text:p>14754.7</text:p>
              </table:table-cell>
              <table:table-cell office:value-type="float" office:value="14754.7">
                <text:p>14754.7</text:p>
              </table:table-cell>
              <table:table-cell office:value-type="float" office:value="14573.3">
                <text:p>14573.3</text:p>
              </table:table-cell>
              <table:table-cell office:value-type="float" office:value="14573.3">
                <text:p>14573.3</text:p>
              </table:table-cell>
              <table:table-cell office:value-type="float" office:value="14573.3">
                <text:p>14573.3</text:p>
              </table:table-cell>
              <table:table-cell office:value-type="float" office:value="14573.3">
                <text:p>14573.3</text:p>
              </table:table-cell>
              <table:table-cell office:value-type="float" office:value="14499">
                <text:p>14499</text:p>
              </table:table-cell>
              <table:table-cell office:value-type="float" office:value="14496">
                <text:p>14496</text:p>
              </table:table-cell>
              <table:table-cell office:value-type="float" office:value="14325">
                <text:p>14325</text:p>
              </table:table-cell>
              <table:table-cell office:value-type="float" office:value="14325">
                <text:p>14325</text:p>
              </table:table-cell>
              <table:table-cell office:value-type="float" office:value="14325">
                <text:p>14325</text:p>
              </table:table-cell>
              <table:table-cell office:value-type="float" office:value="14325">
                <text:p>14325</text:p>
              </table:table-cell>
              <table:table-cell office:value-type="float" office:value="14306.6">
                <text:p>14306.6</text:p>
              </table:table-cell>
              <table:table-cell office:value-type="float" office:value="14192.1">
                <text:p>14192.1</text:p>
              </table:table-cell>
              <table:table-cell office:value-type="float" office:value="14166.6">
                <text:p>14166.6</text:p>
              </table:table-cell>
              <table:table-cell office:value-type="float" office:value="14150.4">
                <text:p>14150.4</text:p>
              </table:table-cell>
              <table:table-cell office:value-type="float" office:value="14150.4">
                <text:p>14150.4</text:p>
              </table:table-cell>
              <table:table-cell office:value-type="float" office:value="14150.4">
                <text:p>14150.4</text:p>
              </table:table-cell>
              <table:table-cell office:value-type="float" office:value="14150.4">
                <text:p>14150.4</text:p>
              </table:table-cell>
              <table:table-cell office:value-type="float" office:value="14150.4">
                <text:p>14150.4</text:p>
              </table:table-cell>
              <table:table-cell office:value-type="float" office:value="14150.4">
                <text:p>14150.4</text:p>
              </table:table-cell>
              <table:table-cell office:value-type="float" office:value="14136.5">
                <text:p>14136.5</text:p>
              </table:table-cell>
              <table:table-cell office:value-type="float" office:value="14129.6">
                <text:p>14129.6</text:p>
              </table:table-cell>
              <table:table-cell office:value-type="float" office:value="14006.5">
                <text:p>14006.5</text:p>
              </table:table-cell>
              <table:table-cell office:value-type="float" office:value="14000.1">
                <text:p>14000.1</text:p>
              </table:table-cell>
              <table:table-cell office:value-type="float" office:value="13910.6">
                <text:p>13910.6</text:p>
              </table:table-cell>
              <table:table-cell office:value-type="float" office:value="13439">
                <text:p>13439</text:p>
              </table:table-cell>
              <table:table-cell office:value-type="float" office:value="13393.2">
                <text:p>13393.2</text:p>
              </table:table-cell>
              <table:table-cell office:value-type="float" office:value="13288.7">
                <text:p>13288.7</text:p>
              </table:table-cell>
              <table:table-cell office:value-type="float" office:value="13288.7">
                <text:p>13288.7</text:p>
              </table:table-cell>
              <table:table-cell office:value-type="float" office:value="13206.3">
                <text:p>13206.3</text:p>
              </table:table-cell>
              <table:table-cell office:value-type="float" office:value="13022.7">
                <text:p>13022.7</text:p>
              </table:table-cell>
              <table:table-cell office:value-type="float" office:value="12995.4">
                <text:p>12995.4</text:p>
              </table:table-cell>
              <table:table-cell office:value-type="float" office:value="12944.1">
                <text:p>12944.1</text:p>
              </table:table-cell>
              <table:table-cell office:value-type="float" office:value="12944.1">
                <text:p>12944.1</text:p>
              </table:table-cell>
              <table:table-cell office:value-type="float" office:value="12758.6">
                <text:p>12758.6</text:p>
              </table:table-cell>
              <table:table-cell office:value-type="float" office:value="12751.6">
                <text:p>12751.6</text:p>
              </table:table-cell>
              <table:table-cell office:value-type="float" office:value="12751.6">
                <text:p>12751.6</text:p>
              </table:table-cell>
              <table:table-cell office:value-type="float" office:value="12751.6">
                <text:p>12751.6</text:p>
              </table:table-cell>
              <table:table-cell office:value-type="float" office:value="12751.6">
                <text:p>12751.6</text:p>
              </table:table-cell>
              <table:table-cell office:value-type="float" office:value="12751.6">
                <text:p>12751.6</text:p>
              </table:table-cell>
              <table:table-cell office:value-type="float" office:value="12751.6">
                <text:p>12751.6</text:p>
              </table:table-cell>
              <table:table-cell office:value-type="float" office:value="12751.6">
                <text:p>12751.6</text:p>
              </table:table-cell>
              <table:table-cell office:value-type="float" office:value="12744.1">
                <text:p>12744.1</text:p>
              </table:table-cell>
              <table:table-cell office:value-type="float" office:value="12644.2">
                <text:p>12644.2</text:p>
              </table:table-cell>
              <table:table-cell office:value-type="float" office:value="12644.2">
                <text:p>12644.2</text:p>
              </table:table-cell>
              <table:table-cell office:value-type="float" office:value="12644.2">
                <text:p>12644.2</text:p>
              </table:table-cell>
              <table:table-cell office:value-type="float" office:value="12644.2">
                <text:p>12644.2</text:p>
              </table:table-cell>
              <table:table-cell office:value-type="float" office:value="12644.2">
                <text:p>12644.2</text:p>
              </table:table-cell>
              <table:table-cell office:value-type="float" office:value="12644.2">
                <text:p>12644.2</text:p>
              </table:table-cell>
              <table:table-cell office:value-type="float" office:value="12644.2">
                <text:p>12644.2</text:p>
              </table:table-cell>
              <table:table-cell office:value-type="float" office:value="12465.3">
                <text:p>12465.3</text:p>
              </table:table-cell>
              <table:table-cell office:value-type="float" office:value="12465.3">
                <text:p>12465.3</text:p>
              </table:table-cell>
              <table:table-cell office:value-type="float" office:value="12461.1">
                <text:p>12461.1</text:p>
              </table:table-cell>
              <table:table-cell office:value-type="float" office:value="12461.1">
                <text:p>12461.1</text:p>
              </table:table-cell>
              <table:table-cell office:value-type="float" office:value="12394.9">
                <text:p>12394.9</text:p>
              </table:table-cell>
              <table:table-cell office:value-type="float" office:value="12394.9">
                <text:p>12394.9</text:p>
              </table:table-cell>
              <table:table-cell office:value-type="float" office:value="12394.9">
                <text:p>12394.9</text:p>
              </table:table-cell>
              <table:table-cell office:value-type="float" office:value="12231.4">
                <text:p>12231.4</text:p>
              </table:table-cell>
              <table:table-cell office:value-type="float" office:value="12231.4">
                <text:p>12231.4</text:p>
              </table:table-cell>
              <table:table-cell office:value-type="float" office:value="12231.4">
                <text:p>12231.4</text:p>
              </table:table-cell>
              <table:table-cell office:value-type="float" office:value="12231.4">
                <text:p>12231.4</text:p>
              </table:table-cell>
              <table:table-cell office:value-type="float" office:value="12231.4">
                <text:p>12231.4</text:p>
              </table:table-cell>
              <table:table-cell office:value-type="float" office:value="12231.4">
                <text:p>12231.4</text:p>
              </table:table-cell>
              <table:table-cell office:value-type="float" office:value="12139.4">
                <text:p>12139.4</text:p>
              </table:table-cell>
              <table:table-cell office:value-type="float" office:value="12139.4">
                <text:p>12139.4</text:p>
              </table:table-cell>
              <table:table-cell office:value-type="float" office:value="12139.4">
                <text:p>12139.4</text:p>
              </table:table-cell>
              <table:table-cell office:value-type="float" office:value="12139.4">
                <text:p>12139.4</text:p>
              </table:table-cell>
              <table:table-cell office:value-type="float" office:value="12139.4">
                <text:p>12139.4</text:p>
              </table:table-cell>
              <table:table-cell office:value-type="float" office:value="12139.4">
                <text:p>12139.4</text:p>
              </table:table-cell>
              <table:table-cell office:value-type="float" office:value="12139.4">
                <text:p>12139.4</text:p>
              </table:table-cell>
              <table:table-cell office:value-type="float" office:value="12139.4">
                <text:p>12139.4</text:p>
              </table:table-cell>
              <table:table-cell office:value-type="float" office:value="12139.4">
                <text:p>12139.4</text:p>
              </table:table-cell>
              <table:table-cell office:value-type="float" office:value="12139.4">
                <text:p>12139.4</text:p>
              </table:table-cell>
              <table:table-cell office:value-type="float" office:value="12138.2">
                <text:p>12138.2</text:p>
              </table:table-cell>
              <table:table-cell office:value-type="float" office:value="12136.2">
                <text:p>12136.2</text:p>
              </table:table-cell>
              <table:table-cell office:value-type="float" office:value="11869.6">
                <text:p>11869.6</text:p>
              </table:table-cell>
              <table:table-cell office:value-type="float" office:value="11869.6">
                <text:p>11869.6</text:p>
              </table:table-cell>
              <table:table-cell office:value-type="float" office:value="11869.6">
                <text:p>11869.6</text:p>
              </table:table-cell>
              <table:table-cell office:value-type="float" office:value="11869.6">
                <text:p>11869.6</text:p>
              </table:table-cell>
              <table:table-cell office:value-type="float" office:value="11869.6">
                <text:p>11869.6</text:p>
              </table:table-cell>
              <table:table-cell office:value-type="float" office:value="11837.8">
                <text:p>11837.8</text:p>
              </table:table-cell>
              <table:table-cell office:value-type="float" office:value="11581.2">
                <text:p>11581.2</text:p>
              </table:table-cell>
              <table:table-cell office:value-type="float" office:value="11581.2">
                <text:p>11581.2</text:p>
              </table:table-cell>
              <table:table-cell office:value-type="float" office:value="11581.2">
                <text:p>11581.2</text:p>
              </table:table-cell>
              <table:table-cell office:value-type="float" office:value="11459.2">
                <text:p>11459.2</text:p>
              </table:table-cell>
              <table:table-cell office:value-type="float" office:value="11314.5">
                <text:p>11314.5</text:p>
              </table:table-cell>
              <table:table-cell office:value-type="float" office:value="11314.5">
                <text:p>11314.5</text:p>
              </table:table-cell>
              <table:table-cell office:value-type="float" office:value="11314.5">
                <text:p>11314.5</text:p>
              </table:table-cell>
              <table:table-cell office:value-type="float" office:value="11314.5">
                <text:p>11314.5</text:p>
              </table:table-cell>
              <table:table-cell office:value-type="float" office:value="11314.5">
                <text:p>11314.5</text:p>
              </table:table-cell>
              <table:table-cell office:value-type="float" office:value="11314.5">
                <text:p>11314.5</text:p>
              </table:table-cell>
              <table:table-cell office:value-type="float" office:value="11310.1">
                <text:p>11310.1</text:p>
              </table:table-cell>
              <table:table-cell office:value-type="float" office:value="11091.3">
                <text:p>11091.3</text:p>
              </table:table-cell>
              <table:table-cell office:value-type="float" office:value="11091.3">
                <text:p>11091.3</text:p>
              </table:table-cell>
              <table:table-cell office:value-type="float" office:value="11091.3">
                <text:p>11091.3</text:p>
              </table:table-cell>
              <table:table-cell office:value-type="float" office:value="11091.3">
                <text:p>11091.3</text:p>
              </table:table-cell>
              <table:table-cell office:value-type="float" office:value="11079.1">
                <text:p>11079.1</text:p>
              </table:table-cell>
              <table:table-cell office:value-type="float" office:value="11079.1">
                <text:p>11079.1</text:p>
              </table:table-cell>
              <table:table-cell office:value-type="float" office:value="11079.1">
                <text:p>11079.1</text:p>
              </table:table-cell>
              <table:table-cell office:value-type="float" office:value="11079.1">
                <text:p>11079.1</text:p>
              </table:table-cell>
              <table:table-cell office:value-type="float" office:value="11079.1">
                <text:p>11079.1</text:p>
              </table:table-cell>
              <table:table-cell office:value-type="float" office:value="11002.8">
                <text:p>11002.8</text:p>
              </table:table-cell>
              <table:table-cell office:value-type="float" office:value="11002.8">
                <text:p>11002.8</text:p>
              </table:table-cell>
              <table:table-cell office:value-type="float" office:value="11002.8">
                <text:p>11002.8</text:p>
              </table:table-cell>
              <table:table-cell office:value-type="float" office:value="11002.8">
                <text:p>11002.8</text:p>
              </table:table-cell>
              <table:table-cell office:value-type="float" office:value="11002.8">
                <text:p>11002.8</text:p>
              </table:table-cell>
              <table:table-cell office:value-type="float" office:value="11002.8">
                <text:p>11002.8</text:p>
              </table:table-cell>
              <table:table-cell office:value-type="float" office:value="11002.8">
                <text:p>11002.8</text:p>
              </table:table-cell>
              <table:table-cell office:value-type="float" office:value="11002.8">
                <text:p>11002.8</text:p>
              </table:table-cell>
              <table:table-cell office:value-type="float" office:value="11002.8">
                <text:p>11002.8</text:p>
              </table:table-cell>
              <table:table-cell office:value-type="float" office:value="11002.8">
                <text:p>11002.8</text:p>
              </table:table-cell>
              <table:table-cell office:value-type="float" office:value="10948.2">
                <text:p>10948.2</text:p>
              </table:table-cell>
              <table:table-cell office:value-type="float" office:value="10948.2">
                <text:p>10948.2</text:p>
              </table:table-cell>
              <table:table-cell office:value-type="float" office:value="10896.3">
                <text:p>10896.3</text:p>
              </table:table-cell>
              <table:table-cell office:value-type="float" office:value="10896.3">
                <text:p>10896.3</text:p>
              </table:table-cell>
              <table:table-cell office:value-type="float" office:value="10896.3">
                <text:p>10896.3</text:p>
              </table:table-cell>
              <table:table-cell office:value-type="float" office:value="10874.2">
                <text:p>10874.2</text:p>
              </table:table-cell>
              <table:table-cell office:value-type="float" office:value="10874.2">
                <text:p>10874.2</text:p>
              </table:table-cell>
              <table:table-cell office:value-type="float" office:value="10751.4">
                <text:p>10751.4</text:p>
              </table:table-cell>
              <table:table-cell office:value-type="float" office:value="10686.4">
                <text:p>10686.4</text:p>
              </table:table-cell>
              <table:table-cell office:value-type="float" office:value="10686.4">
                <text:p>10686.4</text:p>
              </table:table-cell>
              <table:table-cell office:value-type="float" office:value="10686.4">
                <text:p>10686.4</text:p>
              </table:table-cell>
              <table:table-cell office:value-type="float" office:value="10662">
                <text:p>10662</text:p>
              </table:table-cell>
              <table:table-cell office:value-type="float" office:value="10662">
                <text:p>10662</text:p>
              </table:table-cell>
              <table:table-cell office:value-type="float" office:value="10662">
                <text:p>10662</text:p>
              </table:table-cell>
              <table:table-cell office:value-type="float" office:value="10662">
                <text:p>10662</text:p>
              </table:table-cell>
              <table:table-cell office:value-type="float" office:value="10662">
                <text:p>10662</text:p>
              </table:table-cell>
              <table:table-cell office:value-type="float" office:value="10351">
                <text:p>10351</text:p>
              </table:table-cell>
              <table:table-cell office:value-type="float" office:value="10351">
                <text:p>10351</text:p>
              </table:table-cell>
              <table:table-cell office:value-type="float" office:value="10351">
                <text:p>10351</text:p>
              </table:table-cell>
              <table:table-cell office:value-type="float" office:value="10351">
                <text:p>10351</text:p>
              </table:table-cell>
              <table:table-cell office:value-type="float" office:value="10351">
                <text:p>10351</text:p>
              </table:table-cell>
              <table:table-cell office:value-type="float" office:value="10351">
                <text:p>10351</text:p>
              </table:table-cell>
              <table:table-cell office:value-type="float" office:value="10351">
                <text:p>10351</text:p>
              </table:table-cell>
              <table:table-cell office:value-type="float" office:value="10351">
                <text:p>10351</text:p>
              </table:table-cell>
              <table:table-cell office:value-type="float" office:value="10351">
                <text:p>10351</text:p>
              </table:table-cell>
              <table:table-cell office:value-type="float" office:value="10351">
                <text:p>10351</text:p>
              </table:table-cell>
              <table:table-cell office:value-type="float" office:value="10351">
                <text:p>10351</text:p>
              </table:table-cell>
              <table:table-cell office:value-type="float" office:value="10351">
                <text:p>10351</text:p>
              </table:table-cell>
              <table:table-cell office:value-type="float" office:value="10351">
                <text:p>10351</text:p>
              </table:table-cell>
              <table:table-cell office:value-type="float" office:value="9636.13">
                <text:p>9636.13</text:p>
              </table:table-cell>
              <table:table-cell office:value-type="float" office:value="9636.13">
                <text:p>9636.13</text:p>
              </table:table-cell>
              <table:table-cell office:value-type="float" office:value="9636.13">
                <text:p>9636.13</text:p>
              </table:table-cell>
              <table:table-cell office:value-type="float" office:value="9636.13">
                <text:p>9636.13</text:p>
              </table:table-cell>
              <table:table-cell office:value-type="float" office:value="9636.13">
                <text:p>9636.13</text:p>
              </table:table-cell>
              <table:table-cell office:value-type="float" office:value="9636.13">
                <text:p>9636.13</text:p>
              </table:table-cell>
              <table:table-cell office:value-type="float" office:value="9636.13">
                <text:p>9636.13</text:p>
              </table:table-cell>
              <table:table-cell office:value-type="float" office:value="9636.13">
                <text:p>9636.13</text:p>
              </table:table-cell>
              <table:table-cell office:value-type="float" office:value="9636.13">
                <text:p>9636.13</text:p>
              </table:table-cell>
              <table:table-cell office:value-type="float" office:value="9636.13">
                <text:p>9636.13</text:p>
              </table:table-cell>
              <table:table-cell office:value-type="float" office:value="9316.17">
                <text:p>9316.17</text:p>
              </table:table-cell>
              <table:table-cell office:value-type="float" office:value="9316.17">
                <text:p>9316.17</text:p>
              </table:table-cell>
              <table:table-cell office:value-type="float" office:value="9316.17">
                <text:p>9316.17</text:p>
              </table:table-cell>
              <table:table-cell office:value-type="float" office:value="9316.17">
                <text:p>9316.17</text:p>
              </table:table-cell>
              <table:table-cell office:value-type="float" office:value="9316.17">
                <text:p>9316.17</text:p>
              </table:table-cell>
              <table:table-cell office:value-type="float" office:value="9316.17">
                <text:p>9316.17</text:p>
              </table:table-cell>
              <table:table-cell office:value-type="float" office:value="9316.17">
                <text:p>9316.17</text:p>
              </table:table-cell>
              <table:table-cell office:value-type="float" office:value="9316.17">
                <text:p>9316.17</text:p>
              </table:table-cell>
              <table:table-cell office:value-type="float" office:value="9316.17">
                <text:p>9316.17</text:p>
              </table:table-cell>
              <table:table-cell office:value-type="float" office:value="9316.17">
                <text:p>9316.17</text:p>
              </table:table-cell>
              <table:table-cell office:value-type="float" office:value="9316.17">
                <text:p>9316.17</text:p>
              </table:table-cell>
              <table:table-cell office:value-type="float" office:value="9316.17">
                <text:p>9316.17</text:p>
              </table:table-cell>
              <table:table-cell office:value-type="float" office:value="9264.44">
                <text:p>9264.44</text:p>
              </table:table-cell>
              <table:table-cell office:value-type="float" office:value="9264.44">
                <text:p>9264.44</text:p>
              </table:table-cell>
              <table:table-cell office:value-type="float" office:value="9264.44">
                <text:p>9264.44</text:p>
              </table:table-cell>
              <table:table-cell office:value-type="float" office:value="9264.44">
                <text:p>9264.44</text:p>
              </table:table-cell>
              <table:table-cell office:value-type="float" office:value="9264.44">
                <text:p>9264.44</text:p>
              </table:table-cell>
              <table:table-cell office:value-type="float" office:value="9264.44">
                <text:p>9264.44</text:p>
              </table:table-cell>
              <table:table-cell office:value-type="float" office:value="9264.44">
                <text:p>9264.44</text:p>
              </table:table-cell>
              <table:table-cell office:value-type="float" office:value="9264.44">
                <text:p>9264.44</text:p>
              </table:table-cell>
              <table:table-cell office:value-type="float" office:value="9229.73">
                <text:p>9229.73</text:p>
              </table:table-cell>
              <table:table-cell office:value-type="float" office:value="9229.73">
                <text:p>9229.73</text:p>
              </table:table-cell>
              <table:table-cell office:value-type="float" office:value="9229.73">
                <text:p>9229.73</text:p>
              </table:table-cell>
              <table:table-cell office:value-type="float" office:value="9229.73">
                <text:p>9229.73</text:p>
              </table:table-cell>
              <table:table-cell office:value-type="float" office:value="9229.73">
                <text:p>9229.73</text:p>
              </table:table-cell>
              <table:table-cell office:value-type="float" office:value="9229.73">
                <text:p>9229.73</text:p>
              </table:table-cell>
              <table:table-cell office:value-type="float" office:value="9229.73">
                <text:p>9229.73</text:p>
              </table:table-cell>
              <table:table-cell office:value-type="float" office:value="9229.73">
                <text:p>9229.73</text:p>
              </table:table-cell>
              <table:table-cell office:value-type="float" office:value="8897.92">
                <text:p>8897.92</text:p>
              </table:table-cell>
              <table:table-cell office:value-type="float" office:value="8897.92">
                <text:p>8897.92</text:p>
              </table:table-cell>
              <table:table-cell office:value-type="float" office:value="8897.92">
                <text:p>8897.92</text:p>
              </table:table-cell>
              <table:table-cell office:value-type="float" office:value="8887.85">
                <text:p>8887.85</text:p>
              </table:table-cell>
              <table:table-cell office:value-type="float" office:value="8887.85">
                <text:p>8887.85</text:p>
              </table:table-cell>
              <table:table-cell office:value-type="float" office:value="8845.7">
                <text:p>8845.7</text:p>
              </table:table-cell>
              <table:table-cell office:value-type="float" office:value="8795.6">
                <text:p>8795.6</text:p>
              </table:table-cell>
              <table:table-cell office:value-type="float" office:value="8765.94">
                <text:p>8765.94</text:p>
              </table:table-cell>
              <table:table-cell office:value-type="float" office:value="8765.94">
                <text:p>8765.94</text:p>
              </table:table-cell>
              <table:table-cell office:value-type="float" office:value="8673.69">
                <text:p>8673.69</text:p>
              </table:table-cell>
              <table:table-cell office:value-type="float" office:value="8673.69">
                <text:p>8673.69</text:p>
              </table:table-cell>
              <table:table-cell office:value-type="float" office:value="8673.69">
                <text:p>8673.69</text:p>
              </table:table-cell>
              <table:table-cell office:value-type="float" office:value="8673.69">
                <text:p>8673.69</text:p>
              </table:table-cell>
              <table:table-cell office:value-type="float" office:value="8673.69">
                <text:p>8673.69</text:p>
              </table:table-cell>
              <table:table-cell office:value-type="float" office:value="8673.69">
                <text:p>8673.69</text:p>
              </table:table-cell>
              <table:table-cell office:value-type="float" office:value="8673.69">
                <text:p>8673.69</text:p>
              </table:table-cell>
              <table:table-cell office:value-type="float" office:value="8673.69">
                <text:p>8673.69</text:p>
              </table:table-cell>
              <table:table-cell office:value-type="float" office:value="8673.69">
                <text:p>8673.69</text:p>
              </table:table-cell>
              <table:table-cell office:value-type="float" office:value="8673.69">
                <text:p>8673.69</text:p>
              </table:table-cell>
              <table:table-cell office:value-type="float" office:value="8673.69">
                <text:p>8673.69</text:p>
              </table:table-cell>
              <table:table-cell office:value-type="float" office:value="8673.69">
                <text:p>8673.69</text:p>
              </table:table-cell>
              <table:table-cell office:value-type="float" office:value="8673.69">
                <text:p>8673.69</text:p>
              </table:table-cell>
              <table:table-cell office:value-type="float" office:value="8673.69">
                <text:p>8673.69</text:p>
              </table:table-cell>
              <table:table-cell office:value-type="float" office:value="8673.69">
                <text:p>8673.69</text:p>
              </table:table-cell>
              <table:table-cell office:value-type="float" office:value="8673.69">
                <text:p>8673.69</text:p>
              </table:table-cell>
            </table:table-row>
            <table:table-row>
              <table:table-cell office:value-type="string">
                <text:p>Run: 3</text:p>
                <draw:g>
                  <svg:desc>Sheet1.H9:Sheet1.H9</svg:desc>
                </draw:g>
              </table:table-cell>
              <table:table-cell office:value-type="float" office:value="25494.1">
                <text:p>25494.1</text:p>
                <draw:g>
                  <svg:desc>Sheet1.A10:Sheet1.KI10</svg:desc>
                </draw:g>
              </table:table-cell>
              <table:table-cell office:value-type="float" office:value="24691">
                <text:p>24691</text:p>
              </table:table-cell>
              <table:table-cell office:value-type="float" office:value="24550.5">
                <text:p>24550.5</text:p>
              </table:table-cell>
              <table:table-cell office:value-type="float" office:value="22782.7">
                <text:p>22782.7</text:p>
              </table:table-cell>
              <table:table-cell office:value-type="float" office:value="21857.5">
                <text:p>21857.5</text:p>
              </table:table-cell>
              <table:table-cell office:value-type="float" office:value="21857.5">
                <text:p>21857.5</text:p>
              </table:table-cell>
              <table:table-cell office:value-type="float" office:value="21857.5">
                <text:p>21857.5</text:p>
              </table:table-cell>
              <table:table-cell office:value-type="float" office:value="21857.5">
                <text:p>21857.5</text:p>
              </table:table-cell>
              <table:table-cell office:value-type="float" office:value="21271.1">
                <text:p>21271.1</text:p>
              </table:table-cell>
              <table:table-cell office:value-type="float" office:value="21242">
                <text:p>21242</text:p>
              </table:table-cell>
              <table:table-cell office:value-type="float" office:value="21242">
                <text:p>21242</text:p>
              </table:table-cell>
              <table:table-cell office:value-type="float" office:value="20543.9">
                <text:p>20543.9</text:p>
              </table:table-cell>
              <table:table-cell office:value-type="float" office:value="20336.8">
                <text:p>20336.8</text:p>
              </table:table-cell>
              <table:table-cell office:value-type="float" office:value="19634.2">
                <text:p>19634.2</text:p>
              </table:table-cell>
              <table:table-cell office:value-type="float" office:value="19432">
                <text:p>19432</text:p>
              </table:table-cell>
              <table:table-cell office:value-type="float" office:value="19197">
                <text:p>19197</text:p>
              </table:table-cell>
              <table:table-cell office:value-type="float" office:value="19045.8">
                <text:p>19045.8</text:p>
              </table:table-cell>
              <table:table-cell office:value-type="float" office:value="18973.7">
                <text:p>18973.7</text:p>
              </table:table-cell>
              <table:table-cell office:value-type="float" office:value="18767.5">
                <text:p>18767.5</text:p>
              </table:table-cell>
              <table:table-cell office:value-type="float" office:value="18297.8">
                <text:p>18297.8</text:p>
              </table:table-cell>
              <table:table-cell office:value-type="float" office:value="18297.8">
                <text:p>18297.8</text:p>
              </table:table-cell>
              <table:table-cell office:value-type="float" office:value="18042.4">
                <text:p>18042.4</text:p>
              </table:table-cell>
              <table:table-cell office:value-type="float" office:value="18042.4">
                <text:p>18042.4</text:p>
              </table:table-cell>
              <table:table-cell office:value-type="float" office:value="17349.8">
                <text:p>17349.8</text:p>
              </table:table-cell>
              <table:table-cell office:value-type="float" office:value="17349.8">
                <text:p>17349.8</text:p>
              </table:table-cell>
              <table:table-cell office:value-type="float" office:value="17172.7">
                <text:p>17172.7</text:p>
              </table:table-cell>
              <table:table-cell office:value-type="float" office:value="17092.9">
                <text:p>17092.9</text:p>
              </table:table-cell>
              <table:table-cell office:value-type="float" office:value="17092.9">
                <text:p>17092.9</text:p>
              </table:table-cell>
              <table:table-cell office:value-type="float" office:value="16959.2">
                <text:p>16959.2</text:p>
              </table:table-cell>
              <table:table-cell office:value-type="float" office:value="16862.8">
                <text:p>16862.8</text:p>
              </table:table-cell>
              <table:table-cell office:value-type="float" office:value="16862.8">
                <text:p>16862.8</text:p>
              </table:table-cell>
              <table:table-cell office:value-type="float" office:value="16704.9">
                <text:p>16704.9</text:p>
              </table:table-cell>
              <table:table-cell office:value-type="float" office:value="16664.6">
                <text:p>16664.6</text:p>
              </table:table-cell>
              <table:table-cell office:value-type="float" office:value="16365.1">
                <text:p>16365.1</text:p>
              </table:table-cell>
              <table:table-cell office:value-type="float" office:value="16284.2">
                <text:p>16284.2</text:p>
              </table:table-cell>
              <table:table-cell office:value-type="float" office:value="16284.2">
                <text:p>16284.2</text:p>
              </table:table-cell>
              <table:table-cell office:value-type="float" office:value="16176.4">
                <text:p>16176.4</text:p>
              </table:table-cell>
              <table:table-cell office:value-type="float" office:value="15841.6">
                <text:p>15841.6</text:p>
              </table:table-cell>
              <table:table-cell office:value-type="float" office:value="15788.9">
                <text:p>15788.9</text:p>
              </table:table-cell>
              <table:table-cell office:value-type="float" office:value="15658.9">
                <text:p>15658.9</text:p>
              </table:table-cell>
              <table:table-cell office:value-type="float" office:value="15466.3">
                <text:p>15466.3</text:p>
              </table:table-cell>
              <table:table-cell office:value-type="float" office:value="15316.1">
                <text:p>15316.1</text:p>
              </table:table-cell>
              <table:table-cell office:value-type="float" office:value="15316.1">
                <text:p>15316.1</text:p>
              </table:table-cell>
              <table:table-cell office:value-type="float" office:value="15303.3">
                <text:p>15303.3</text:p>
              </table:table-cell>
              <table:table-cell office:value-type="float" office:value="15273.9">
                <text:p>15273.9</text:p>
              </table:table-cell>
              <table:table-cell office:value-type="float" office:value="15273.9">
                <text:p>15273.9</text:p>
              </table:table-cell>
              <table:table-cell office:value-type="float" office:value="15273.9">
                <text:p>15273.9</text:p>
              </table:table-cell>
              <table:table-cell office:value-type="float" office:value="15273.9">
                <text:p>15273.9</text:p>
              </table:table-cell>
              <table:table-cell office:value-type="float" office:value="15100.7">
                <text:p>15100.7</text:p>
              </table:table-cell>
              <table:table-cell office:value-type="float" office:value="14986.7">
                <text:p>14986.7</text:p>
              </table:table-cell>
              <table:table-cell office:value-type="float" office:value="14986.7">
                <text:p>14986.7</text:p>
              </table:table-cell>
              <table:table-cell office:value-type="float" office:value="14986.7">
                <text:p>14986.7</text:p>
              </table:table-cell>
              <table:table-cell office:value-type="float" office:value="14891.4">
                <text:p>14891.4</text:p>
              </table:table-cell>
              <table:table-cell office:value-type="float" office:value="14865.6">
                <text:p>14865.6</text:p>
              </table:table-cell>
              <table:table-cell office:value-type="float" office:value="14865.6">
                <text:p>14865.6</text:p>
              </table:table-cell>
              <table:table-cell office:value-type="float" office:value="14204.9">
                <text:p>14204.9</text:p>
              </table:table-cell>
              <table:table-cell office:value-type="float" office:value="14204.9">
                <text:p>14204.9</text:p>
              </table:table-cell>
              <table:table-cell office:value-type="float" office:value="14204.9">
                <text:p>14204.9</text:p>
              </table:table-cell>
              <table:table-cell office:value-type="float" office:value="14204.9">
                <text:p>14204.9</text:p>
              </table:table-cell>
              <table:table-cell office:value-type="float" office:value="14204.9">
                <text:p>14204.9</text:p>
              </table:table-cell>
              <table:table-cell office:value-type="float" office:value="14204.9">
                <text:p>14204.9</text:p>
              </table:table-cell>
              <table:table-cell office:value-type="float" office:value="14204.9">
                <text:p>14204.9</text:p>
              </table:table-cell>
              <table:table-cell office:value-type="float" office:value="14204.9">
                <text:p>14204.9</text:p>
              </table:table-cell>
              <table:table-cell office:value-type="float" office:value="14110.4">
                <text:p>14110.4</text:p>
              </table:table-cell>
              <table:table-cell office:value-type="float" office:value="14110.4">
                <text:p>14110.4</text:p>
              </table:table-cell>
              <table:table-cell office:value-type="float" office:value="14053.7">
                <text:p>14053.7</text:p>
              </table:table-cell>
              <table:table-cell office:value-type="float" office:value="14012.7">
                <text:p>14012.7</text:p>
              </table:table-cell>
              <table:table-cell office:value-type="float" office:value="13979.2">
                <text:p>13979.2</text:p>
              </table:table-cell>
              <table:table-cell office:value-type="float" office:value="13872.5">
                <text:p>13872.5</text:p>
              </table:table-cell>
              <table:table-cell office:value-type="float" office:value="13821.4">
                <text:p>13821.4</text:p>
              </table:table-cell>
              <table:table-cell office:value-type="float" office:value="13369.8">
                <text:p>13369.8</text:p>
              </table:table-cell>
              <table:table-cell office:value-type="float" office:value="13369.8">
                <text:p>13369.8</text:p>
              </table:table-cell>
              <table:table-cell office:value-type="float" office:value="13369.8">
                <text:p>13369.8</text:p>
              </table:table-cell>
              <table:table-cell office:value-type="float" office:value="13369.8">
                <text:p>13369.8</text:p>
              </table:table-cell>
              <table:table-cell office:value-type="float" office:value="13369.8">
                <text:p>13369.8</text:p>
              </table:table-cell>
              <table:table-cell office:value-type="float" office:value="13369.8">
                <text:p>13369.8</text:p>
              </table:table-cell>
              <table:table-cell office:value-type="float" office:value="13238.6">
                <text:p>13238.6</text:p>
              </table:table-cell>
              <table:table-cell office:value-type="float" office:value="13016.2">
                <text:p>13016.2</text:p>
              </table:table-cell>
              <table:table-cell office:value-type="float" office:value="12951.3">
                <text:p>12951.3</text:p>
              </table:table-cell>
              <table:table-cell office:value-type="float" office:value="12951.3">
                <text:p>12951.3</text:p>
              </table:table-cell>
              <table:table-cell office:value-type="float" office:value="12951.3">
                <text:p>12951.3</text:p>
              </table:table-cell>
              <table:table-cell office:value-type="float" office:value="12951.3">
                <text:p>12951.3</text:p>
              </table:table-cell>
              <table:table-cell office:value-type="float" office:value="12951.3">
                <text:p>12951.3</text:p>
              </table:table-cell>
              <table:table-cell office:value-type="float" office:value="12852.6">
                <text:p>12852.6</text:p>
              </table:table-cell>
              <table:table-cell office:value-type="float" office:value="12852.6">
                <text:p>12852.6</text:p>
              </table:table-cell>
              <table:table-cell office:value-type="float" office:value="12852.6">
                <text:p>12852.6</text:p>
              </table:table-cell>
              <table:table-cell office:value-type="float" office:value="12852.6">
                <text:p>12852.6</text:p>
              </table:table-cell>
              <table:table-cell office:value-type="float" office:value="12852.6">
                <text:p>12852.6</text:p>
              </table:table-cell>
              <table:table-cell office:value-type="float" office:value="12852.6">
                <text:p>12852.6</text:p>
              </table:table-cell>
              <table:table-cell office:value-type="float" office:value="12852.6">
                <text:p>12852.6</text:p>
              </table:table-cell>
              <table:table-cell office:value-type="float" office:value="12852.6">
                <text:p>12852.6</text:p>
              </table:table-cell>
              <table:table-cell office:value-type="float" office:value="12785.2">
                <text:p>12785.2</text:p>
              </table:table-cell>
              <table:table-cell office:value-type="float" office:value="12785.2">
                <text:p>12785.2</text:p>
              </table:table-cell>
              <table:table-cell office:value-type="float" office:value="12785.2">
                <text:p>12785.2</text:p>
              </table:table-cell>
              <table:table-cell office:value-type="float" office:value="12785.2">
                <text:p>12785.2</text:p>
              </table:table-cell>
              <table:table-cell office:value-type="float" office:value="12654.2">
                <text:p>12654.2</text:p>
              </table:table-cell>
              <table:table-cell office:value-type="float" office:value="12654.2">
                <text:p>12654.2</text:p>
              </table:table-cell>
              <table:table-cell office:value-type="float" office:value="12654.2">
                <text:p>12654.2</text:p>
              </table:table-cell>
              <table:table-cell office:value-type="float" office:value="12654.2">
                <text:p>12654.2</text:p>
              </table:table-cell>
              <table:table-cell office:value-type="float" office:value="12654.2">
                <text:p>12654.2</text:p>
              </table:table-cell>
              <table:table-cell office:value-type="float" office:value="12654.2">
                <text:p>12654.2</text:p>
              </table:table-cell>
              <table:table-cell office:value-type="float" office:value="12654.2">
                <text:p>12654.2</text:p>
              </table:table-cell>
              <table:table-cell office:value-type="float" office:value="12654.2">
                <text:p>12654.2</text:p>
              </table:table-cell>
              <table:table-cell office:value-type="float" office:value="12279">
                <text:p>12279</text:p>
              </table:table-cell>
              <table:table-cell office:value-type="float" office:value="12279">
                <text:p>12279</text:p>
              </table:table-cell>
              <table:table-cell office:value-type="float" office:value="12279">
                <text:p>12279</text:p>
              </table:table-cell>
              <table:table-cell office:value-type="float" office:value="12279">
                <text:p>12279</text:p>
              </table:table-cell>
              <table:table-cell office:value-type="float" office:value="12011.2">
                <text:p>12011.2</text:p>
              </table:table-cell>
              <table:table-cell office:value-type="float" office:value="11903.8">
                <text:p>11903.8</text:p>
              </table:table-cell>
              <table:table-cell office:value-type="float" office:value="11903.8">
                <text:p>11903.8</text:p>
              </table:table-cell>
              <table:table-cell office:value-type="float" office:value="11903.8">
                <text:p>11903.8</text:p>
              </table:table-cell>
              <table:table-cell office:value-type="float" office:value="11903.8">
                <text:p>11903.8</text:p>
              </table:table-cell>
              <table:table-cell office:value-type="float" office:value="11679">
                <text:p>11679</text:p>
              </table:table-cell>
              <table:table-cell office:value-type="float" office:value="11679">
                <text:p>11679</text:p>
              </table:table-cell>
              <table:table-cell office:value-type="float" office:value="11679">
                <text:p>11679</text:p>
              </table:table-cell>
              <table:table-cell office:value-type="float" office:value="11679">
                <text:p>11679</text:p>
              </table:table-cell>
              <table:table-cell office:value-type="float" office:value="11679">
                <text:p>11679</text:p>
              </table:table-cell>
              <table:table-cell office:value-type="float" office:value="11679">
                <text:p>11679</text:p>
              </table:table-cell>
              <table:table-cell office:value-type="float" office:value="11602.9">
                <text:p>11602.9</text:p>
              </table:table-cell>
              <table:table-cell office:value-type="float" office:value="11501">
                <text:p>11501</text:p>
              </table:table-cell>
              <table:table-cell office:value-type="float" office:value="11501">
                <text:p>11501</text:p>
              </table:table-cell>
              <table:table-cell office:value-type="float" office:value="11501">
                <text:p>11501</text:p>
              </table:table-cell>
              <table:table-cell office:value-type="float" office:value="11501">
                <text:p>11501</text:p>
              </table:table-cell>
              <table:table-cell office:value-type="float" office:value="11490.7">
                <text:p>11490.7</text:p>
              </table:table-cell>
              <table:table-cell office:value-type="float" office:value="11490.7">
                <text:p>11490.7</text:p>
              </table:table-cell>
              <table:table-cell office:value-type="float" office:value="11490.7">
                <text:p>11490.7</text:p>
              </table:table-cell>
              <table:table-cell office:value-type="float" office:value="11490.7">
                <text:p>11490.7</text:p>
              </table:table-cell>
              <table:table-cell office:value-type="float" office:value="11490.7">
                <text:p>11490.7</text:p>
              </table:table-cell>
              <table:table-cell office:value-type="float" office:value="11490.7">
                <text:p>11490.7</text:p>
              </table:table-cell>
              <table:table-cell office:value-type="float" office:value="11490.7">
                <text:p>11490.7</text:p>
              </table:table-cell>
              <table:table-cell office:value-type="float" office:value="11355.6">
                <text:p>11355.6</text:p>
              </table:table-cell>
              <table:table-cell office:value-type="float" office:value="11355.6">
                <text:p>11355.6</text:p>
              </table:table-cell>
              <table:table-cell office:value-type="float" office:value="11277.1">
                <text:p>11277.1</text:p>
              </table:table-cell>
              <table:table-cell office:value-type="float" office:value="11243.6">
                <text:p>11243.6</text:p>
              </table:table-cell>
              <table:table-cell office:value-type="float" office:value="11243.6">
                <text:p>11243.6</text:p>
              </table:table-cell>
              <table:table-cell office:value-type="float" office:value="11243.6">
                <text:p>11243.6</text:p>
              </table:table-cell>
              <table:table-cell office:value-type="float" office:value="11243.6">
                <text:p>11243.6</text:p>
              </table:table-cell>
              <table:table-cell office:value-type="float" office:value="11242.9">
                <text:p>11242.9</text:p>
              </table:table-cell>
              <table:table-cell office:value-type="float" office:value="11242.9">
                <text:p>11242.9</text:p>
              </table:table-cell>
              <table:table-cell office:value-type="float" office:value="11242.9">
                <text:p>11242.9</text:p>
              </table:table-cell>
              <table:table-cell office:value-type="float" office:value="11242.9">
                <text:p>11242.9</text:p>
              </table:table-cell>
              <table:table-cell office:value-type="float" office:value="11190">
                <text:p>11190</text:p>
              </table:table-cell>
              <table:table-cell office:value-type="float" office:value="11190">
                <text:p>11190</text:p>
              </table:table-cell>
              <table:table-cell office:value-type="float" office:value="11190">
                <text:p>11190</text:p>
              </table:table-cell>
              <table:table-cell office:value-type="float" office:value="11190">
                <text:p>11190</text:p>
              </table:table-cell>
              <table:table-cell office:value-type="float" office:value="11190">
                <text:p>11190</text:p>
              </table:table-cell>
              <table:table-cell office:value-type="float" office:value="11190">
                <text:p>11190</text:p>
              </table:table-cell>
              <table:table-cell office:value-type="float" office:value="11190">
                <text:p>11190</text:p>
              </table:table-cell>
              <table:table-cell office:value-type="float" office:value="11190">
                <text:p>11190</text:p>
              </table:table-cell>
              <table:table-cell office:value-type="float" office:value="11190">
                <text:p>11190</text:p>
              </table:table-cell>
              <table:table-cell office:value-type="float" office:value="11190">
                <text:p>11190</text:p>
              </table:table-cell>
              <table:table-cell office:value-type="float" office:value="11190">
                <text:p>11190</text:p>
              </table:table-cell>
              <table:table-cell office:value-type="float" office:value="10927.4">
                <text:p>10927.4</text:p>
              </table:table-cell>
              <table:table-cell office:value-type="float" office:value="10927.4">
                <text:p>10927.4</text:p>
              </table:table-cell>
              <table:table-cell office:value-type="float" office:value="10927.4">
                <text:p>10927.4</text:p>
              </table:table-cell>
              <table:table-cell office:value-type="float" office:value="10927.4">
                <text:p>10927.4</text:p>
              </table:table-cell>
              <table:table-cell office:value-type="float" office:value="10927.4">
                <text:p>10927.4</text:p>
              </table:table-cell>
              <table:table-cell office:value-type="float" office:value="10927.4">
                <text:p>10927.4</text:p>
              </table:table-cell>
              <table:table-cell office:value-type="float" office:value="10927.4">
                <text:p>10927.4</text:p>
              </table:table-cell>
              <table:table-cell office:value-type="float" office:value="10916.3">
                <text:p>10916.3</text:p>
              </table:table-cell>
              <table:table-cell office:value-type="float" office:value="10916.3">
                <text:p>10916.3</text:p>
              </table:table-cell>
              <table:table-cell office:value-type="float" office:value="10916.3">
                <text:p>10916.3</text:p>
              </table:table-cell>
              <table:table-cell office:value-type="float" office:value="10903.9">
                <text:p>10903.9</text:p>
              </table:table-cell>
              <table:table-cell office:value-type="float" office:value="10903.9">
                <text:p>10903.9</text:p>
              </table:table-cell>
              <table:table-cell office:value-type="float" office:value="10798.1">
                <text:p>10798.1</text:p>
              </table:table-cell>
              <table:table-cell office:value-type="float" office:value="10798.1">
                <text:p>10798.1</text:p>
              </table:table-cell>
              <table:table-cell office:value-type="float" office:value="10798.1">
                <text:p>10798.1</text:p>
              </table:table-cell>
              <table:table-cell office:value-type="float" office:value="10785.6">
                <text:p>10785.6</text:p>
              </table:table-cell>
              <table:table-cell office:value-type="float" office:value="10761.7">
                <text:p>10761.7</text:p>
              </table:table-cell>
              <table:table-cell office:value-type="float" office:value="10761.7">
                <text:p>10761.7</text:p>
              </table:table-cell>
              <table:table-cell office:value-type="float" office:value="10760.7">
                <text:p>10760.7</text:p>
              </table:table-cell>
              <table:table-cell office:value-type="float" office:value="10760.7">
                <text:p>10760.7</text:p>
              </table:table-cell>
              <table:table-cell office:value-type="float" office:value="10760.7">
                <text:p>10760.7</text:p>
              </table:table-cell>
              <table:table-cell office:value-type="float" office:value="10760.7">
                <text:p>10760.7</text:p>
              </table:table-cell>
              <table:table-cell office:value-type="float" office:value="10760.7">
                <text:p>10760.7</text:p>
              </table:table-cell>
              <table:table-cell office:value-type="float" office:value="10760.7">
                <text:p>10760.7</text:p>
              </table:table-cell>
              <table:table-cell office:value-type="float" office:value="10760.7">
                <text:p>10760.7</text:p>
              </table:table-cell>
              <table:table-cell office:value-type="float" office:value="10729.8">
                <text:p>10729.8</text:p>
              </table:table-cell>
              <table:table-cell office:value-type="float" office:value="10729.8">
                <text:p>10729.8</text:p>
              </table:table-cell>
              <table:table-cell office:value-type="float" office:value="10729.8">
                <text:p>10729.8</text:p>
              </table:table-cell>
              <table:table-cell office:value-type="float" office:value="10729.8">
                <text:p>10729.8</text:p>
              </table:table-cell>
              <table:table-cell office:value-type="float" office:value="10729.8">
                <text:p>10729.8</text:p>
              </table:table-cell>
              <table:table-cell office:value-type="float" office:value="10729.8">
                <text:p>10729.8</text:p>
              </table:table-cell>
              <table:table-cell office:value-type="float" office:value="10724.2">
                <text:p>10724.2</text:p>
              </table:table-cell>
              <table:table-cell office:value-type="float" office:value="10724.2">
                <text:p>10724.2</text:p>
              </table:table-cell>
              <table:table-cell office:value-type="float" office:value="10724.2">
                <text:p>10724.2</text:p>
              </table:table-cell>
              <table:table-cell office:value-type="float" office:value="10724.2">
                <text:p>10724.2</text:p>
              </table:table-cell>
              <table:table-cell office:value-type="float" office:value="10668.7">
                <text:p>10668.7</text:p>
              </table:table-cell>
              <table:table-cell office:value-type="float" office:value="10668.7">
                <text:p>10668.7</text:p>
              </table:table-cell>
              <table:table-cell office:value-type="float" office:value="10668.7">
                <text:p>10668.7</text:p>
              </table:table-cell>
              <table:table-cell office:value-type="float" office:value="10668.7">
                <text:p>10668.7</text:p>
              </table:table-cell>
              <table:table-cell office:value-type="float" office:value="10635.9">
                <text:p>10635.9</text:p>
              </table:table-cell>
              <table:table-cell office:value-type="float" office:value="10635.9">
                <text:p>10635.9</text:p>
              </table:table-cell>
              <table:table-cell office:value-type="float" office:value="10607">
                <text:p>10607</text:p>
              </table:table-cell>
              <table:table-cell office:value-type="float" office:value="10607">
                <text:p>10607</text:p>
              </table:table-cell>
              <table:table-cell office:value-type="float" office:value="10599.7">
                <text:p>10599.7</text:p>
              </table:table-cell>
              <table:table-cell office:value-type="float" office:value="10537.7">
                <text:p>10537.7</text:p>
              </table:table-cell>
              <table:table-cell office:value-type="float" office:value="10537.7">
                <text:p>10537.7</text:p>
              </table:table-cell>
              <table:table-cell office:value-type="float" office:value="10537.7">
                <text:p>10537.7</text:p>
              </table:table-cell>
              <table:table-cell office:value-type="float" office:value="10537.7">
                <text:p>10537.7</text:p>
              </table:table-cell>
              <table:table-cell office:value-type="float" office:value="10516.7">
                <text:p>10516.7</text:p>
              </table:table-cell>
              <table:table-cell office:value-type="float" office:value="10516.7">
                <text:p>10516.7</text:p>
              </table:table-cell>
              <table:table-cell office:value-type="float" office:value="10489.3">
                <text:p>10489.3</text:p>
              </table:table-cell>
              <table:table-cell office:value-type="float" office:value="10489.3">
                <text:p>10489.3</text:p>
              </table:table-cell>
              <table:table-cell office:value-type="float" office:value="10489.3">
                <text:p>10489.3</text:p>
              </table:table-cell>
              <table:table-cell office:value-type="float" office:value="10489.3">
                <text:p>10489.3</text:p>
              </table:table-cell>
              <table:table-cell office:value-type="float" office:value="10489.3">
                <text:p>10489.3</text:p>
              </table:table-cell>
              <table:table-cell office:value-type="float" office:value="10489.3">
                <text:p>10489.3</text:p>
              </table:table-cell>
              <table:table-cell office:value-type="float" office:value="10489.3">
                <text:p>10489.3</text:p>
              </table:table-cell>
              <table:table-cell office:value-type="float" office:value="10210.1">
                <text:p>10210.1</text:p>
              </table:table-cell>
              <table:table-cell office:value-type="float" office:value="10210.1">
                <text:p>10210.1</text:p>
              </table:table-cell>
              <table:table-cell office:value-type="float" office:value="10210.1">
                <text:p>10210.1</text:p>
              </table:table-cell>
              <table:table-cell office:value-type="float" office:value="10210.1">
                <text:p>10210.1</text:p>
              </table:table-cell>
              <table:table-cell office:value-type="float" office:value="10210.1">
                <text:p>10210.1</text:p>
              </table:table-cell>
              <table:table-cell office:value-type="float" office:value="10210.1">
                <text:p>10210.1</text:p>
              </table:table-cell>
              <table:table-cell office:value-type="float" office:value="10210.1">
                <text:p>10210.1</text:p>
              </table:table-cell>
              <table:table-cell office:value-type="float" office:value="10210.1">
                <text:p>10210.1</text:p>
              </table:table-cell>
              <table:table-cell office:value-type="float" office:value="10210.1">
                <text:p>10210.1</text:p>
              </table:table-cell>
              <table:table-cell office:value-type="float" office:value="10210.1">
                <text:p>10210.1</text:p>
              </table:table-cell>
              <table:table-cell office:value-type="float" office:value="10210.1">
                <text:p>10210.1</text:p>
              </table:table-cell>
              <table:table-cell office:value-type="float" office:value="10210.1">
                <text:p>10210.1</text:p>
              </table:table-cell>
              <table:table-cell office:value-type="float" office:value="10210.1">
                <text:p>10210.1</text:p>
              </table:table-cell>
              <table:table-cell office:value-type="float" office:value="10210.1">
                <text:p>10210.1</text:p>
              </table:table-cell>
              <table:table-cell office:value-type="float" office:value="10117.5">
                <text:p>10117.5</text:p>
              </table:table-cell>
              <table:table-cell office:value-type="float" office:value="10117.5">
                <text:p>10117.5</text:p>
              </table:table-cell>
              <table:table-cell office:value-type="float" office:value="10117.5">
                <text:p>10117.5</text:p>
              </table:table-cell>
              <table:table-cell office:value-type="float" office:value="10102.8">
                <text:p>10102.8</text:p>
              </table:table-cell>
              <table:table-cell office:value-type="float" office:value="10102.8">
                <text:p>10102.8</text:p>
              </table:table-cell>
              <table:table-cell office:value-type="float" office:value="10102.8">
                <text:p>10102.8</text:p>
              </table:table-cell>
              <table:table-cell office:value-type="float" office:value="10102.8">
                <text:p>10102.8</text:p>
              </table:table-cell>
              <table:table-cell office:value-type="float" office:value="10102.8">
                <text:p>10102.8</text:p>
              </table:table-cell>
              <table:table-cell office:value-type="float" office:value="10102.8">
                <text:p>10102.8</text:p>
              </table:table-cell>
              <table:table-cell office:value-type="float" office:value="10064.4">
                <text:p>10064.4</text:p>
              </table:table-cell>
              <table:table-cell office:value-type="float" office:value="10064.4">
                <text:p>10064.4</text:p>
              </table:table-cell>
              <table:table-cell office:value-type="float" office:value="10064.4">
                <text:p>10064.4</text:p>
              </table:table-cell>
              <table:table-cell office:value-type="float" office:value="10064.4">
                <text:p>10064.4</text:p>
              </table:table-cell>
              <table:table-cell office:value-type="float" office:value="10064.4">
                <text:p>10064.4</text:p>
              </table:table-cell>
              <table:table-cell office:value-type="float" office:value="10064.4">
                <text:p>10064.4</text:p>
              </table:table-cell>
              <table:table-cell office:value-type="float" office:value="10051.3">
                <text:p>10051.3</text:p>
              </table:table-cell>
              <table:table-cell office:value-type="float" office:value="10051.3">
                <text:p>10051.3</text:p>
              </table:table-cell>
              <table:table-cell office:value-type="float" office:value="10051.3">
                <text:p>10051.3</text:p>
              </table:table-cell>
              <table:table-cell office:value-type="float" office:value="10051.3">
                <text:p>10051.3</text:p>
              </table:table-cell>
              <table:table-cell office:value-type="float" office:value="10051.3">
                <text:p>10051.3</text:p>
              </table:table-cell>
              <table:table-cell office:value-type="float" office:value="10051.3">
                <text:p>10051.3</text:p>
              </table:table-cell>
              <table:table-cell office:value-type="float" office:value="10047.4">
                <text:p>10047.4</text:p>
              </table:table-cell>
              <table:table-cell office:value-type="float" office:value="10047.4">
                <text:p>10047.4</text:p>
              </table:table-cell>
              <table:table-cell office:value-type="float" office:value="10011.5">
                <text:p>10011.5</text:p>
              </table:table-cell>
              <table:table-cell office:value-type="float" office:value="10011.5">
                <text:p>10011.5</text:p>
              </table:table-cell>
              <table:table-cell office:value-type="float" office:value="10011.5">
                <text:p>10011.5</text:p>
              </table:table-cell>
              <table:table-cell office:value-type="float" office:value="10011.5">
                <text:p>10011.5</text:p>
              </table:table-cell>
              <table:table-cell office:value-type="float" office:value="10011.5">
                <text:p>10011.5</text:p>
              </table:table-cell>
              <table:table-cell office:value-type="float" office:value="10011.5">
                <text:p>10011.5</text:p>
              </table:table-cell>
              <table:table-cell office:value-type="float" office:value="10011.5">
                <text:p>10011.5</text:p>
              </table:table-cell>
              <table:table-cell office:value-type="float" office:value="10011.5">
                <text:p>10011.5</text:p>
              </table:table-cell>
              <table:table-cell office:value-type="float" office:value="10011.5">
                <text:p>10011.5</text:p>
              </table:table-cell>
              <table:table-cell office:value-type="float" office:value="10011.5">
                <text:p>10011.5</text:p>
              </table:table-cell>
              <table:table-cell office:value-type="float" office:value="10011.5">
                <text:p>10011.5</text:p>
              </table:table-cell>
              <table:table-cell office:value-type="float" office:value="10011.5">
                <text:p>10011.5</text:p>
              </table:table-cell>
              <table:table-cell office:value-type="float" office:value="10011.5">
                <text:p>10011.5</text:p>
              </table:table-cell>
              <table:table-cell office:value-type="float" office:value="10011.5">
                <text:p>10011.5</text:p>
              </table:table-cell>
              <table:table-cell office:value-type="float" office:value="10011.5">
                <text:p>10011.5</text:p>
              </table:table-cell>
              <table:table-cell office:value-type="float" office:value="9949.35">
                <text:p>9949.35</text:p>
              </table:table-cell>
              <table:table-cell office:value-type="float" office:value="9921.09">
                <text:p>9921.09</text:p>
              </table:table-cell>
              <table:table-cell office:value-type="float" office:value="9921.09">
                <text:p>9921.09</text:p>
              </table:table-cell>
              <table:table-cell office:value-type="float" office:value="9921.09">
                <text:p>9921.09</text:p>
              </table:table-cell>
              <table:table-cell office:value-type="float" office:value="9921.09">
                <text:p>9921.09</text:p>
              </table:table-cell>
              <table:table-cell office:value-type="float" office:value="9921.09">
                <text:p>9921.09</text:p>
              </table:table-cell>
              <table:table-cell office:value-type="float" office:value="9921.09">
                <text:p>9921.09</text:p>
              </table:table-cell>
              <table:table-cell office:value-type="float" office:value="9921.09">
                <text:p>9921.09</text:p>
              </table:table-cell>
              <table:table-cell office:value-type="float" office:value="9921.09">
                <text:p>9921.09</text:p>
              </table:table-cell>
              <table:table-cell office:value-type="float" office:value="9921.09">
                <text:p>9921.09</text:p>
              </table:table-cell>
              <table:table-cell office:value-type="float" office:value="9921.09">
                <text:p>9921.09</text:p>
              </table:table-cell>
              <table:table-cell office:value-type="float" office:value="9921.09">
                <text:p>9921.09</text:p>
              </table:table-cell>
              <table:table-cell office:value-type="float" office:value="9900.99">
                <text:p>9900.99</text:p>
              </table:table-cell>
              <table:table-cell office:value-type="float" office:value="9900.99">
                <text:p>9900.99</text:p>
              </table:table-cell>
              <table:table-cell office:value-type="float" office:value="9899.01">
                <text:p>9899.01</text:p>
              </table:table-cell>
              <table:table-cell office:value-type="float" office:value="9899.01">
                <text:p>9899.01</text:p>
              </table:table-cell>
              <table:table-cell office:value-type="float" office:value="9899.01">
                <text:p>9899.01</text:p>
              </table:table-cell>
              <table:table-cell office:value-type="float" office:value="9899.01">
                <text:p>9899.01</text:p>
              </table:table-cell>
              <table:table-cell office:value-type="float" office:value="9692.27">
                <text:p>9692.27</text:p>
              </table:table-cell>
              <table:table-cell office:value-type="float" office:value="9692.27">
                <text:p>9692.27</text:p>
              </table:table-cell>
              <table:table-cell office:value-type="float" office:value="9692.27">
                <text:p>9692.27</text:p>
              </table:table-cell>
              <table:table-cell office:value-type="float" office:value="9692.27">
                <text:p>9692.27</text:p>
              </table:table-cell>
              <table:table-cell office:value-type="float" office:value="9692.27">
                <text:p>9692.27</text:p>
              </table:table-cell>
              <table:table-cell office:value-type="float" office:value="9692.27">
                <text:p>9692.27</text:p>
              </table:table-cell>
              <table:table-cell office:value-type="float" office:value="9692.27">
                <text:p>9692.27</text:p>
              </table:table-cell>
              <table:table-cell office:value-type="float" office:value="9692.27">
                <text:p>9692.27</text:p>
              </table:table-cell>
              <table:table-cell office:value-type="float" office:value="9692.27">
                <text:p>9692.27</text:p>
              </table:table-cell>
              <table:table-cell office:value-type="float" office:value="9692.27">
                <text:p>9692.27</text:p>
              </table:table-cell>
              <table:table-cell office:value-type="float" office:value="9692.27">
                <text:p>9692.27</text:p>
              </table:table-cell>
              <table:table-cell office:value-type="float" office:value="9692.27">
                <text:p>9692.27</text:p>
              </table:table-cell>
              <table:table-cell office:value-type="float" office:value="9692.27">
                <text:p>9692.27</text:p>
              </table:table-cell>
              <table:table-cell office:value-type="float" office:value="9692.27">
                <text:p>9692.27</text:p>
              </table:table-cell>
              <table:table-cell office:value-type="float" office:value="9692.27">
                <text:p>9692.27</text:p>
              </table:table-cell>
              <table:table-cell office:value-type="float" office:value="9692.27">
                <text:p>9692.27</text:p>
              </table:table-cell>
            </table:table-row>
            <table:table-row>
              <table:table-cell office:value-type="string">
                <text:p>Run: 4</text:p>
                <draw:g>
                  <svg:desc>Sheet1.H13:Sheet1.H13</svg:desc>
                </draw:g>
              </table:table-cell>
              <table:table-cell office:value-type="float" office:value="24928.9">
                <text:p>24928.9</text:p>
                <draw:g>
                  <svg:desc>Sheet1.A14:Sheet1.EG14</svg:desc>
                </draw:g>
              </table:table-cell>
              <table:table-cell office:value-type="float" office:value="24928.9">
                <text:p>24928.9</text:p>
              </table:table-cell>
              <table:table-cell office:value-type="float" office:value="24928.9">
                <text:p>24928.9</text:p>
              </table:table-cell>
              <table:table-cell office:value-type="float" office:value="24507.3">
                <text:p>24507.3</text:p>
              </table:table-cell>
              <table:table-cell office:value-type="float" office:value="22283.2">
                <text:p>22283.2</text:p>
              </table:table-cell>
              <table:table-cell office:value-type="float" office:value="22052.6">
                <text:p>22052.6</text:p>
              </table:table-cell>
              <table:table-cell office:value-type="float" office:value="22052.6">
                <text:p>22052.6</text:p>
              </table:table-cell>
              <table:table-cell office:value-type="float" office:value="22052.6">
                <text:p>22052.6</text:p>
              </table:table-cell>
              <table:table-cell office:value-type="float" office:value="21575.5">
                <text:p>21575.5</text:p>
              </table:table-cell>
              <table:table-cell office:value-type="float" office:value="20447.2">
                <text:p>20447.2</text:p>
              </table:table-cell>
              <table:table-cell office:value-type="float" office:value="20447.2">
                <text:p>20447.2</text:p>
              </table:table-cell>
              <table:table-cell office:value-type="float" office:value="20053.4">
                <text:p>20053.4</text:p>
              </table:table-cell>
              <table:table-cell office:value-type="float" office:value="19573.5">
                <text:p>19573.5</text:p>
              </table:table-cell>
              <table:table-cell office:value-type="float" office:value="19372.4">
                <text:p>19372.4</text:p>
              </table:table-cell>
              <table:table-cell office:value-type="float" office:value="19372.4">
                <text:p>19372.4</text:p>
              </table:table-cell>
              <table:table-cell office:value-type="float" office:value="19372.4">
                <text:p>19372.4</text:p>
              </table:table-cell>
              <table:table-cell office:value-type="float" office:value="19372.4">
                <text:p>19372.4</text:p>
              </table:table-cell>
              <table:table-cell office:value-type="float" office:value="19006.7">
                <text:p>19006.7</text:p>
              </table:table-cell>
              <table:table-cell office:value-type="float" office:value="18903.1">
                <text:p>18903.1</text:p>
              </table:table-cell>
              <table:table-cell office:value-type="float" office:value="18615.7">
                <text:p>18615.7</text:p>
              </table:table-cell>
              <table:table-cell office:value-type="float" office:value="18212.9">
                <text:p>18212.9</text:p>
              </table:table-cell>
              <table:table-cell office:value-type="float" office:value="18071">
                <text:p>18071</text:p>
              </table:table-cell>
              <table:table-cell office:value-type="float" office:value="17495.3">
                <text:p>17495.3</text:p>
              </table:table-cell>
              <table:table-cell office:value-type="float" office:value="16738.9">
                <text:p>16738.9</text:p>
              </table:table-cell>
              <table:table-cell office:value-type="float" office:value="16434.3">
                <text:p>16434.3</text:p>
              </table:table-cell>
              <table:table-cell office:value-type="float" office:value="16289.1">
                <text:p>16289.1</text:p>
              </table:table-cell>
              <table:table-cell office:value-type="float" office:value="16058.7">
                <text:p>16058.7</text:p>
              </table:table-cell>
              <table:table-cell office:value-type="float" office:value="15608.2">
                <text:p>15608.2</text:p>
              </table:table-cell>
              <table:table-cell office:value-type="float" office:value="15583.1">
                <text:p>15583.1</text:p>
              </table:table-cell>
              <table:table-cell office:value-type="float" office:value="15466.6">
                <text:p>15466.6</text:p>
              </table:table-cell>
              <table:table-cell office:value-type="float" office:value="15431.2">
                <text:p>15431.2</text:p>
              </table:table-cell>
              <table:table-cell office:value-type="float" office:value="15396.2">
                <text:p>15396.2</text:p>
              </table:table-cell>
              <table:table-cell office:value-type="float" office:value="15371.1">
                <text:p>15371.1</text:p>
              </table:table-cell>
              <table:table-cell office:value-type="float" office:value="15326.3">
                <text:p>15326.3</text:p>
              </table:table-cell>
              <table:table-cell office:value-type="float" office:value="15051.4">
                <text:p>15051.4</text:p>
              </table:table-cell>
              <table:table-cell office:value-type="float" office:value="15051.4">
                <text:p>15051.4</text:p>
              </table:table-cell>
              <table:table-cell office:value-type="float" office:value="15051.4">
                <text:p>15051.4</text:p>
              </table:table-cell>
              <table:table-cell office:value-type="float" office:value="14979.4">
                <text:p>14979.4</text:p>
              </table:table-cell>
              <table:table-cell office:value-type="float" office:value="14979.4">
                <text:p>14979.4</text:p>
              </table:table-cell>
              <table:table-cell office:value-type="float" office:value="14919.2">
                <text:p>14919.2</text:p>
              </table:table-cell>
              <table:table-cell office:value-type="float" office:value="14919.2">
                <text:p>14919.2</text:p>
              </table:table-cell>
              <table:table-cell office:value-type="float" office:value="14919.2">
                <text:p>14919.2</text:p>
              </table:table-cell>
              <table:table-cell office:value-type="float" office:value="14690.6">
                <text:p>14690.6</text:p>
              </table:table-cell>
              <table:table-cell office:value-type="float" office:value="14684.6">
                <text:p>14684.6</text:p>
              </table:table-cell>
              <table:table-cell office:value-type="float" office:value="14523.7">
                <text:p>14523.7</text:p>
              </table:table-cell>
              <table:table-cell office:value-type="float" office:value="14523.7">
                <text:p>14523.7</text:p>
              </table:table-cell>
              <table:table-cell office:value-type="float" office:value="14523.7">
                <text:p>14523.7</text:p>
              </table:table-cell>
              <table:table-cell office:value-type="float" office:value="14005">
                <text:p>14005</text:p>
              </table:table-cell>
              <table:table-cell office:value-type="float" office:value="14005">
                <text:p>14005</text:p>
              </table:table-cell>
              <table:table-cell office:value-type="float" office:value="14005">
                <text:p>14005</text:p>
              </table:table-cell>
              <table:table-cell office:value-type="float" office:value="14005">
                <text:p>14005</text:p>
              </table:table-cell>
              <table:table-cell office:value-type="float" office:value="14005">
                <text:p>14005</text:p>
              </table:table-cell>
              <table:table-cell office:value-type="float" office:value="13957.6">
                <text:p>13957.6</text:p>
              </table:table-cell>
              <table:table-cell office:value-type="float" office:value="13918.3">
                <text:p>13918.3</text:p>
              </table:table-cell>
              <table:table-cell office:value-type="float" office:value="13868.6">
                <text:p>13868.6</text:p>
              </table:table-cell>
              <table:table-cell office:value-type="float" office:value="13681.1">
                <text:p>13681.1</text:p>
              </table:table-cell>
              <table:table-cell office:value-type="float" office:value="13681.1">
                <text:p>13681.1</text:p>
              </table:table-cell>
              <table:table-cell office:value-type="float" office:value="13681.1">
                <text:p>13681.1</text:p>
              </table:table-cell>
              <table:table-cell office:value-type="float" office:value="13607.8">
                <text:p>13607.8</text:p>
              </table:table-cell>
              <table:table-cell office:value-type="float" office:value="13518.8">
                <text:p>13518.8</text:p>
              </table:table-cell>
              <table:table-cell office:value-type="float" office:value="13518.8">
                <text:p>13518.8</text:p>
              </table:table-cell>
              <table:table-cell office:value-type="float" office:value="13488.5">
                <text:p>13488.5</text:p>
              </table:table-cell>
              <table:table-cell office:value-type="float" office:value="13488.5">
                <text:p>13488.5</text:p>
              </table:table-cell>
              <table:table-cell office:value-type="float" office:value="13415.2">
                <text:p>13415.2</text:p>
              </table:table-cell>
              <table:table-cell office:value-type="float" office:value="13326.1">
                <text:p>13326.1</text:p>
              </table:table-cell>
              <table:table-cell office:value-type="float" office:value="13292.8">
                <text:p>13292.8</text:p>
              </table:table-cell>
              <table:table-cell office:value-type="float" office:value="13292.8">
                <text:p>13292.8</text:p>
              </table:table-cell>
              <table:table-cell office:value-type="float" office:value="13258.4">
                <text:p>13258.4</text:p>
              </table:table-cell>
              <table:table-cell office:value-type="float" office:value="13146">
                <text:p>13146</text:p>
              </table:table-cell>
              <table:table-cell office:value-type="float" office:value="13099.3">
                <text:p>13099.3</text:p>
              </table:table-cell>
              <table:table-cell office:value-type="float" office:value="13099.3">
                <text:p>13099.3</text:p>
              </table:table-cell>
              <table:table-cell office:value-type="float" office:value="13045.9">
                <text:p>13045.9</text:p>
              </table:table-cell>
              <table:table-cell office:value-type="float" office:value="12989.4">
                <text:p>12989.4</text:p>
              </table:table-cell>
              <table:table-cell office:value-type="float" office:value="12989.4">
                <text:p>12989.4</text:p>
              </table:table-cell>
              <table:table-cell office:value-type="float" office:value="12989.4">
                <text:p>12989.4</text:p>
              </table:table-cell>
              <table:table-cell office:value-type="float" office:value="12740.6">
                <text:p>12740.6</text:p>
              </table:table-cell>
              <table:table-cell office:value-type="float" office:value="12740.6">
                <text:p>12740.6</text:p>
              </table:table-cell>
              <table:table-cell office:value-type="float" office:value="12740.6">
                <text:p>12740.6</text:p>
              </table:table-cell>
              <table:table-cell office:value-type="float" office:value="12740.6">
                <text:p>12740.6</text:p>
              </table:table-cell>
              <table:table-cell office:value-type="float" office:value="12740.6">
                <text:p>12740.6</text:p>
              </table:table-cell>
              <table:table-cell office:value-type="float" office:value="12723">
                <text:p>12723</text:p>
              </table:table-cell>
              <table:table-cell office:value-type="float" office:value="12690.6">
                <text:p>12690.6</text:p>
              </table:table-cell>
              <table:table-cell office:value-type="float" office:value="12690.6">
                <text:p>12690.6</text:p>
              </table:table-cell>
              <table:table-cell office:value-type="float" office:value="12560.4">
                <text:p>12560.4</text:p>
              </table:table-cell>
              <table:table-cell office:value-type="float" office:value="12560.4">
                <text:p>12560.4</text:p>
              </table:table-cell>
              <table:table-cell office:value-type="float" office:value="12560.4">
                <text:p>12560.4</text:p>
              </table:table-cell>
              <table:table-cell office:value-type="float" office:value="12560.4">
                <text:p>12560.4</text:p>
              </table:table-cell>
              <table:table-cell office:value-type="float" office:value="12560.4">
                <text:p>12560.4</text:p>
              </table:table-cell>
              <table:table-cell office:value-type="float" office:value="12560.4">
                <text:p>12560.4</text:p>
              </table:table-cell>
              <table:table-cell office:value-type="float" office:value="12560.4">
                <text:p>12560.4</text:p>
              </table:table-cell>
              <table:table-cell office:value-type="float" office:value="12523.7">
                <text:p>12523.7</text:p>
              </table:table-cell>
              <table:table-cell office:value-type="float" office:value="12090.2">
                <text:p>12090.2</text:p>
              </table:table-cell>
              <table:table-cell office:value-type="float" office:value="12090.2">
                <text:p>12090.2</text:p>
              </table:table-cell>
              <table:table-cell office:value-type="float" office:value="12090.2">
                <text:p>12090.2</text:p>
              </table:table-cell>
              <table:table-cell office:value-type="float" office:value="12090.2">
                <text:p>12090.2</text:p>
              </table:table-cell>
              <table:table-cell office:value-type="float" office:value="12090.2">
                <text:p>12090.2</text:p>
              </table:table-cell>
              <table:table-cell office:value-type="float" office:value="12035.2">
                <text:p>12035.2</text:p>
              </table:table-cell>
              <table:table-cell office:value-type="float" office:value="12035.2">
                <text:p>12035.2</text:p>
              </table:table-cell>
              <table:table-cell office:value-type="float" office:value="12035.2">
                <text:p>12035.2</text:p>
              </table:table-cell>
              <table:table-cell office:value-type="float" office:value="12035.2">
                <text:p>12035.2</text:p>
              </table:table-cell>
              <table:table-cell office:value-type="float" office:value="12016.1">
                <text:p>12016.1</text:p>
              </table:table-cell>
              <table:table-cell office:value-type="float" office:value="11593.5">
                <text:p>11593.5</text:p>
              </table:table-cell>
              <table:table-cell office:value-type="float" office:value="11593.5">
                <text:p>11593.5</text:p>
              </table:table-cell>
              <table:table-cell office:value-type="float" office:value="11593.5">
                <text:p>11593.5</text:p>
              </table:table-cell>
              <table:table-cell office:value-type="float" office:value="11593.5">
                <text:p>11593.5</text:p>
              </table:table-cell>
              <table:table-cell office:value-type="float" office:value="11593.5">
                <text:p>11593.5</text:p>
              </table:table-cell>
              <table:table-cell office:value-type="float" office:value="11593.5">
                <text:p>11593.5</text:p>
              </table:table-cell>
              <table:table-cell office:value-type="float" office:value="11397.3">
                <text:p>11397.3</text:p>
              </table:table-cell>
              <table:table-cell office:value-type="float" office:value="11308.8">
                <text:p>11308.8</text:p>
              </table:table-cell>
              <table:table-cell office:value-type="float" office:value="11308.8">
                <text:p>11308.8</text:p>
              </table:table-cell>
              <table:table-cell office:value-type="float" office:value="11308.8">
                <text:p>11308.8</text:p>
              </table:table-cell>
              <table:table-cell office:value-type="float" office:value="11308.8">
                <text:p>11308.8</text:p>
              </table:table-cell>
              <table:table-cell office:value-type="float" office:value="11285.5">
                <text:p>11285.5</text:p>
              </table:table-cell>
              <table:table-cell office:value-type="float" office:value="11285.5">
                <text:p>11285.5</text:p>
              </table:table-cell>
              <table:table-cell office:value-type="float" office:value="11285.5">
                <text:p>11285.5</text:p>
              </table:table-cell>
              <table:table-cell office:value-type="float" office:value="11285.5">
                <text:p>11285.5</text:p>
              </table:table-cell>
              <table:table-cell office:value-type="float" office:value="11216.1">
                <text:p>11216.1</text:p>
              </table:table-cell>
              <table:table-cell office:value-type="float" office:value="11216.1">
                <text:p>11216.1</text:p>
              </table:table-cell>
              <table:table-cell office:value-type="float" office:value="11216.1">
                <text:p>11216.1</text:p>
              </table:table-cell>
              <table:table-cell office:value-type="float" office:value="11216.1">
                <text:p>11216.1</text:p>
              </table:table-cell>
              <table:table-cell office:value-type="float" office:value="11216.1">
                <text:p>11216.1</text:p>
              </table:table-cell>
              <table:table-cell office:value-type="float" office:value="11122.2">
                <text:p>11122.2</text:p>
              </table:table-cell>
              <table:table-cell office:value-type="float" office:value="11122.2">
                <text:p>11122.2</text:p>
              </table:table-cell>
              <table:table-cell office:value-type="float" office:value="11122.2">
                <text:p>11122.2</text:p>
              </table:table-cell>
              <table:table-cell office:value-type="float" office:value="11122.2">
                <text:p>11122.2</text:p>
              </table:table-cell>
              <table:table-cell office:value-type="float" office:value="11122.2">
                <text:p>11122.2</text:p>
              </table:table-cell>
              <table:table-cell office:value-type="float" office:value="11122.2">
                <text:p>11122.2</text:p>
              </table:table-cell>
              <table:table-cell office:value-type="float" office:value="11122.2">
                <text:p>11122.2</text:p>
              </table:table-cell>
              <table:table-cell office:value-type="float" office:value="11122.2">
                <text:p>11122.2</text:p>
              </table:table-cell>
              <table:table-cell office:value-type="float" office:value="11122.2">
                <text:p>11122.2</text:p>
              </table:table-cell>
              <table:table-cell office:value-type="float" office:value="11122.2">
                <text:p>11122.2</text:p>
              </table:table-cell>
              <table:table-cell office:value-type="float" office:value="11122.2">
                <text:p>11122.2</text:p>
              </table:table-cell>
              <table:table-cell office:value-type="float" office:value="11122.2">
                <text:p>11122.2</text:p>
              </table:table-cell>
              <table:table-cell office:value-type="float" office:value="11122.2">
                <text:p>11122.2</text:p>
              </table:table-cell>
              <table:table-cell office:value-type="float" office:value="11122.2">
                <text:p>11122.2</text:p>
              </table:table-cell>
              <table:table-cell office:value-type="float" office:value="11122.2">
                <text:p>11122.2</text:p>
              </table:table-cell>
              <table:table-cell office:value-type="float" office:value="11122.2">
                <text:p>11122.2</text:p>
              </table:table-cell>
            </table:table-row>
            <table:table-row>
              <table:table-cell office:value-type="string">
                <text:p>Run: 5</text:p>
                <draw:g>
                  <svg:desc>Sheet1.H17:Sheet1.H17</svg:desc>
                </draw:g>
              </table:table-cell>
              <table:table-cell office:value-type="float" office:value="25405.4">
                <text:p>25405.4</text:p>
                <draw:g>
                  <svg:desc>Sheet1.A18:Sheet1.MK18</svg:desc>
                </draw:g>
              </table:table-cell>
              <table:table-cell office:value-type="float" office:value="23531.4">
                <text:p>23531.4</text:p>
              </table:table-cell>
              <table:table-cell office:value-type="float" office:value="23531.4">
                <text:p>23531.4</text:p>
              </table:table-cell>
              <table:table-cell office:value-type="float" office:value="23531.4">
                <text:p>23531.4</text:p>
              </table:table-cell>
              <table:table-cell office:value-type="float" office:value="22277">
                <text:p>22277</text:p>
              </table:table-cell>
              <table:table-cell office:value-type="float" office:value="22277">
                <text:p>22277</text:p>
              </table:table-cell>
              <table:table-cell office:value-type="float" office:value="21770.1">
                <text:p>21770.1</text:p>
              </table:table-cell>
              <table:table-cell office:value-type="float" office:value="21494.6">
                <text:p>21494.6</text:p>
              </table:table-cell>
              <table:table-cell office:value-type="float" office:value="21451">
                <text:p>21451</text:p>
              </table:table-cell>
              <table:table-cell office:value-type="float" office:value="21419.5">
                <text:p>21419.5</text:p>
              </table:table-cell>
              <table:table-cell office:value-type="float" office:value="20794.1">
                <text:p>20794.1</text:p>
              </table:table-cell>
              <table:table-cell office:value-type="float" office:value="20265.6">
                <text:p>20265.6</text:p>
              </table:table-cell>
              <table:table-cell office:value-type="float" office:value="19746.7">
                <text:p>19746.7</text:p>
              </table:table-cell>
              <table:table-cell office:value-type="float" office:value="19746.7">
                <text:p>19746.7</text:p>
              </table:table-cell>
              <table:table-cell office:value-type="float" office:value="19335.1">
                <text:p>19335.1</text:p>
              </table:table-cell>
              <table:table-cell office:value-type="float" office:value="19335.1">
                <text:p>19335.1</text:p>
              </table:table-cell>
              <table:table-cell office:value-type="float" office:value="18505.9">
                <text:p>18505.9</text:p>
              </table:table-cell>
              <table:table-cell office:value-type="float" office:value="18505.9">
                <text:p>18505.9</text:p>
              </table:table-cell>
              <table:table-cell office:value-type="float" office:value="18505.9">
                <text:p>18505.9</text:p>
              </table:table-cell>
              <table:table-cell office:value-type="float" office:value="18505.9">
                <text:p>18505.9</text:p>
              </table:table-cell>
              <table:table-cell office:value-type="float" office:value="18346.1">
                <text:p>18346.1</text:p>
              </table:table-cell>
              <table:table-cell office:value-type="float" office:value="18346.1">
                <text:p>18346.1</text:p>
              </table:table-cell>
              <table:table-cell office:value-type="float" office:value="18316.1">
                <text:p>18316.1</text:p>
              </table:table-cell>
              <table:table-cell office:value-type="float" office:value="17844">
                <text:p>17844</text:p>
              </table:table-cell>
              <table:table-cell office:value-type="float" office:value="17844">
                <text:p>17844</text:p>
              </table:table-cell>
              <table:table-cell office:value-type="float" office:value="17291.9">
                <text:p>17291.9</text:p>
              </table:table-cell>
              <table:table-cell office:value-type="float" office:value="17291.9">
                <text:p>17291.9</text:p>
              </table:table-cell>
              <table:table-cell office:value-type="float" office:value="17223.9">
                <text:p>17223.9</text:p>
              </table:table-cell>
              <table:table-cell office:value-type="float" office:value="17223.9">
                <text:p>17223.9</text:p>
              </table:table-cell>
              <table:table-cell office:value-type="float" office:value="16927.8">
                <text:p>16927.8</text:p>
              </table:table-cell>
              <table:table-cell office:value-type="float" office:value="16831">
                <text:p>16831</text:p>
              </table:table-cell>
              <table:table-cell office:value-type="float" office:value="16798.4">
                <text:p>16798.4</text:p>
              </table:table-cell>
              <table:table-cell office:value-type="float" office:value="16798.4">
                <text:p>16798.4</text:p>
              </table:table-cell>
              <table:table-cell office:value-type="float" office:value="16733">
                <text:p>16733</text:p>
              </table:table-cell>
              <table:table-cell office:value-type="float" office:value="16733">
                <text:p>16733</text:p>
              </table:table-cell>
              <table:table-cell office:value-type="float" office:value="16733">
                <text:p>16733</text:p>
              </table:table-cell>
              <table:table-cell office:value-type="float" office:value="16677.3">
                <text:p>16677.3</text:p>
              </table:table-cell>
              <table:table-cell office:value-type="float" office:value="16453">
                <text:p>16453</text:p>
              </table:table-cell>
              <table:table-cell office:value-type="float" office:value="16453">
                <text:p>16453</text:p>
              </table:table-cell>
              <table:table-cell office:value-type="float" office:value="16453">
                <text:p>16453</text:p>
              </table:table-cell>
              <table:table-cell office:value-type="float" office:value="16388">
                <text:p>16388</text:p>
              </table:table-cell>
              <table:table-cell office:value-type="float" office:value="16295.6">
                <text:p>16295.6</text:p>
              </table:table-cell>
              <table:table-cell office:value-type="float" office:value="16295.6">
                <text:p>16295.6</text:p>
              </table:table-cell>
              <table:table-cell office:value-type="float" office:value="16173">
                <text:p>16173</text:p>
              </table:table-cell>
              <table:table-cell office:value-type="float" office:value="15765.9">
                <text:p>15765.9</text:p>
              </table:table-cell>
              <table:table-cell office:value-type="float" office:value="15765.9">
                <text:p>15765.9</text:p>
              </table:table-cell>
              <table:table-cell office:value-type="float" office:value="15765.9">
                <text:p>15765.9</text:p>
              </table:table-cell>
              <table:table-cell office:value-type="float" office:value="15639.9">
                <text:p>15639.9</text:p>
              </table:table-cell>
              <table:table-cell office:value-type="float" office:value="15608.8">
                <text:p>15608.8</text:p>
              </table:table-cell>
              <table:table-cell office:value-type="float" office:value="15416.1">
                <text:p>15416.1</text:p>
              </table:table-cell>
              <table:table-cell office:value-type="float" office:value="15104.5">
                <text:p>15104.5</text:p>
              </table:table-cell>
              <table:table-cell office:value-type="float" office:value="15104.5">
                <text:p>15104.5</text:p>
              </table:table-cell>
              <table:table-cell office:value-type="float" office:value="15077.1">
                <text:p>15077.1</text:p>
              </table:table-cell>
              <table:table-cell office:value-type="float" office:value="15077.1">
                <text:p>15077.1</text:p>
              </table:table-cell>
              <table:table-cell office:value-type="float" office:value="14947.4">
                <text:p>14947.4</text:p>
              </table:table-cell>
              <table:table-cell office:value-type="float" office:value="14947.4">
                <text:p>14947.4</text:p>
              </table:table-cell>
              <table:table-cell office:value-type="float" office:value="14947.4">
                <text:p>14947.4</text:p>
              </table:table-cell>
              <table:table-cell office:value-type="float" office:value="14947.4">
                <text:p>14947.4</text:p>
              </table:table-cell>
              <table:table-cell office:value-type="float" office:value="14840.8">
                <text:p>14840.8</text:p>
              </table:table-cell>
              <table:table-cell office:value-type="float" office:value="14840.8">
                <text:p>14840.8</text:p>
              </table:table-cell>
              <table:table-cell office:value-type="float" office:value="14821.3">
                <text:p>14821.3</text:p>
              </table:table-cell>
              <table:table-cell office:value-type="float" office:value="14821.3">
                <text:p>14821.3</text:p>
              </table:table-cell>
              <table:table-cell office:value-type="float" office:value="14821.3">
                <text:p>14821.3</text:p>
              </table:table-cell>
              <table:table-cell office:value-type="float" office:value="14821.3">
                <text:p>14821.3</text:p>
              </table:table-cell>
              <table:table-cell office:value-type="float" office:value="14538.4">
                <text:p>14538.4</text:p>
              </table:table-cell>
              <table:table-cell office:value-type="float" office:value="14456.5">
                <text:p>14456.5</text:p>
              </table:table-cell>
              <table:table-cell office:value-type="float" office:value="14456.5">
                <text:p>14456.5</text:p>
              </table:table-cell>
              <table:table-cell office:value-type="float" office:value="14099.5">
                <text:p>14099.5</text:p>
              </table:table-cell>
              <table:table-cell office:value-type="float" office:value="14099.5">
                <text:p>14099.5</text:p>
              </table:table-cell>
              <table:table-cell office:value-type="float" office:value="14099.5">
                <text:p>14099.5</text:p>
              </table:table-cell>
              <table:table-cell office:value-type="float" office:value="14099.5">
                <text:p>14099.5</text:p>
              </table:table-cell>
              <table:table-cell office:value-type="float" office:value="14029.7">
                <text:p>14029.7</text:p>
              </table:table-cell>
              <table:table-cell office:value-type="float" office:value="14029.7">
                <text:p>14029.7</text:p>
              </table:table-cell>
              <table:table-cell office:value-type="float" office:value="14029.7">
                <text:p>14029.7</text:p>
              </table:table-cell>
              <table:table-cell office:value-type="float" office:value="13961.4">
                <text:p>13961.4</text:p>
              </table:table-cell>
              <table:table-cell office:value-type="float" office:value="13961.4">
                <text:p>13961.4</text:p>
              </table:table-cell>
              <table:table-cell office:value-type="float" office:value="13746.8">
                <text:p>13746.8</text:p>
              </table:table-cell>
              <table:table-cell office:value-type="float" office:value="13746.8">
                <text:p>13746.8</text:p>
              </table:table-cell>
              <table:table-cell office:value-type="float" office:value="13746.8">
                <text:p>13746.8</text:p>
              </table:table-cell>
              <table:table-cell office:value-type="float" office:value="13746.8">
                <text:p>13746.8</text:p>
              </table:table-cell>
              <table:table-cell office:value-type="float" office:value="13746.8">
                <text:p>13746.8</text:p>
              </table:table-cell>
              <table:table-cell office:value-type="float" office:value="13746.8">
                <text:p>13746.8</text:p>
              </table:table-cell>
              <table:table-cell office:value-type="float" office:value="13280.3">
                <text:p>13280.3</text:p>
              </table:table-cell>
              <table:table-cell office:value-type="float" office:value="13280.3">
                <text:p>13280.3</text:p>
              </table:table-cell>
              <table:table-cell office:value-type="float" office:value="13280.3">
                <text:p>13280.3</text:p>
              </table:table-cell>
              <table:table-cell office:value-type="float" office:value="13035.1">
                <text:p>13035.1</text:p>
              </table:table-cell>
              <table:table-cell office:value-type="float" office:value="13035.1">
                <text:p>13035.1</text:p>
              </table:table-cell>
              <table:table-cell office:value-type="float" office:value="12966.9">
                <text:p>12966.9</text:p>
              </table:table-cell>
              <table:table-cell office:value-type="float" office:value="12887.3">
                <text:p>12887.3</text:p>
              </table:table-cell>
              <table:table-cell office:value-type="float" office:value="12746.6">
                <text:p>12746.6</text:p>
              </table:table-cell>
              <table:table-cell office:value-type="float" office:value="12746.6">
                <text:p>12746.6</text:p>
              </table:table-cell>
              <table:table-cell office:value-type="float" office:value="12746.6">
                <text:p>12746.6</text:p>
              </table:table-cell>
              <table:table-cell office:value-type="float" office:value="12746.6">
                <text:p>12746.6</text:p>
              </table:table-cell>
              <table:table-cell office:value-type="float" office:value="12529.8">
                <text:p>12529.8</text:p>
              </table:table-cell>
              <table:table-cell office:value-type="float" office:value="12529.8">
                <text:p>12529.8</text:p>
              </table:table-cell>
              <table:table-cell office:value-type="float" office:value="12529.8">
                <text:p>12529.8</text:p>
              </table:table-cell>
              <table:table-cell office:value-type="float" office:value="12399.6">
                <text:p>12399.6</text:p>
              </table:table-cell>
              <table:table-cell office:value-type="float" office:value="12399.6">
                <text:p>12399.6</text:p>
              </table:table-cell>
              <table:table-cell office:value-type="float" office:value="12399.6">
                <text:p>12399.6</text:p>
              </table:table-cell>
              <table:table-cell office:value-type="float" office:value="12399.6">
                <text:p>12399.6</text:p>
              </table:table-cell>
              <table:table-cell office:value-type="float" office:value="12399.6">
                <text:p>12399.6</text:p>
              </table:table-cell>
              <table:table-cell office:value-type="float" office:value="12399.6">
                <text:p>12399.6</text:p>
              </table:table-cell>
              <table:table-cell office:value-type="float" office:value="11951.7">
                <text:p>11951.7</text:p>
              </table:table-cell>
              <table:table-cell office:value-type="float" office:value="11951.7">
                <text:p>11951.7</text:p>
              </table:table-cell>
              <table:table-cell office:value-type="float" office:value="11951.7">
                <text:p>11951.7</text:p>
              </table:table-cell>
              <table:table-cell office:value-type="float" office:value="11951.7">
                <text:p>11951.7</text:p>
              </table:table-cell>
              <table:table-cell office:value-type="float" office:value="11951.7">
                <text:p>11951.7</text:p>
              </table:table-cell>
              <table:table-cell office:value-type="float" office:value="11951.7">
                <text:p>11951.7</text:p>
              </table:table-cell>
              <table:table-cell office:value-type="float" office:value="11685.5">
                <text:p>11685.5</text:p>
              </table:table-cell>
              <table:table-cell office:value-type="float" office:value="11685.5">
                <text:p>11685.5</text:p>
              </table:table-cell>
              <table:table-cell office:value-type="float" office:value="11685.5">
                <text:p>11685.5</text:p>
              </table:table-cell>
              <table:table-cell office:value-type="float" office:value="11685.5">
                <text:p>11685.5</text:p>
              </table:table-cell>
              <table:table-cell office:value-type="float" office:value="11685.5">
                <text:p>11685.5</text:p>
              </table:table-cell>
              <table:table-cell office:value-type="float" office:value="11685.5">
                <text:p>11685.5</text:p>
              </table:table-cell>
              <table:table-cell office:value-type="float" office:value="11685.5">
                <text:p>11685.5</text:p>
              </table:table-cell>
              <table:table-cell office:value-type="float" office:value="11685.5">
                <text:p>11685.5</text:p>
              </table:table-cell>
              <table:table-cell office:value-type="float" office:value="11685.5">
                <text:p>11685.5</text:p>
              </table:table-cell>
              <table:table-cell office:value-type="float" office:value="11675.4">
                <text:p>11675.4</text:p>
              </table:table-cell>
              <table:table-cell office:value-type="float" office:value="11675.4">
                <text:p>11675.4</text:p>
              </table:table-cell>
              <table:table-cell office:value-type="float" office:value="11675.4">
                <text:p>11675.4</text:p>
              </table:table-cell>
              <table:table-cell office:value-type="float" office:value="11649">
                <text:p>11649</text:p>
              </table:table-cell>
              <table:table-cell office:value-type="float" office:value="11649">
                <text:p>11649</text:p>
              </table:table-cell>
              <table:table-cell office:value-type="float" office:value="11649">
                <text:p>11649</text:p>
              </table:table-cell>
              <table:table-cell office:value-type="float" office:value="11579.3">
                <text:p>11579.3</text:p>
              </table:table-cell>
              <table:table-cell office:value-type="float" office:value="11403.6">
                <text:p>11403.6</text:p>
              </table:table-cell>
              <table:table-cell office:value-type="float" office:value="11403.6">
                <text:p>11403.6</text:p>
              </table:table-cell>
              <table:table-cell office:value-type="float" office:value="11403.6">
                <text:p>11403.6</text:p>
              </table:table-cell>
              <table:table-cell office:value-type="float" office:value="11403.6">
                <text:p>11403.6</text:p>
              </table:table-cell>
              <table:table-cell office:value-type="float" office:value="11403.6">
                <text:p>11403.6</text:p>
              </table:table-cell>
              <table:table-cell office:value-type="float" office:value="11338.6">
                <text:p>11338.6</text:p>
              </table:table-cell>
              <table:table-cell office:value-type="float" office:value="11204.9">
                <text:p>11204.9</text:p>
              </table:table-cell>
              <table:table-cell office:value-type="float" office:value="11204.9">
                <text:p>11204.9</text:p>
              </table:table-cell>
              <table:table-cell office:value-type="float" office:value="11172.8">
                <text:p>11172.8</text:p>
              </table:table-cell>
              <table:table-cell office:value-type="float" office:value="11100.7">
                <text:p>11100.7</text:p>
              </table:table-cell>
              <table:table-cell office:value-type="float" office:value="11100.7">
                <text:p>11100.7</text:p>
              </table:table-cell>
              <table:table-cell office:value-type="float" office:value="11100.7">
                <text:p>11100.7</text:p>
              </table:table-cell>
              <table:table-cell office:value-type="float" office:value="11100.7">
                <text:p>11100.7</text:p>
              </table:table-cell>
              <table:table-cell office:value-type="float" office:value="11025.1">
                <text:p>11025.1</text:p>
              </table:table-cell>
              <table:table-cell office:value-type="float" office:value="11025.1">
                <text:p>11025.1</text:p>
              </table:table-cell>
              <table:table-cell office:value-type="float" office:value="11025.1">
                <text:p>11025.1</text:p>
              </table:table-cell>
              <table:table-cell office:value-type="float" office:value="11025.1">
                <text:p>11025.1</text:p>
              </table:table-cell>
              <table:table-cell office:value-type="float" office:value="11025.1">
                <text:p>11025.1</text:p>
              </table:table-cell>
              <table:table-cell office:value-type="float" office:value="11025.1">
                <text:p>11025.1</text:p>
              </table:table-cell>
              <table:table-cell office:value-type="float" office:value="11025.1">
                <text:p>11025.1</text:p>
              </table:table-cell>
              <table:table-cell office:value-type="float" office:value="11025.1">
                <text:p>11025.1</text:p>
              </table:table-cell>
              <table:table-cell office:value-type="float" office:value="10921.5">
                <text:p>10921.5</text:p>
              </table:table-cell>
              <table:table-cell office:value-type="float" office:value="10921.5">
                <text:p>10921.5</text:p>
              </table:table-cell>
              <table:table-cell office:value-type="float" office:value="10921.5">
                <text:p>10921.5</text:p>
              </table:table-cell>
              <table:table-cell office:value-type="float" office:value="10871.8">
                <text:p>10871.8</text:p>
              </table:table-cell>
              <table:table-cell office:value-type="float" office:value="10871.8">
                <text:p>10871.8</text:p>
              </table:table-cell>
              <table:table-cell office:value-type="float" office:value="10871.8">
                <text:p>10871.8</text:p>
              </table:table-cell>
              <table:table-cell office:value-type="float" office:value="10738.6">
                <text:p>10738.6</text:p>
              </table:table-cell>
              <table:table-cell office:value-type="float" office:value="10738.6">
                <text:p>10738.6</text:p>
              </table:table-cell>
              <table:table-cell office:value-type="float" office:value="10738.6">
                <text:p>10738.6</text:p>
              </table:table-cell>
              <table:table-cell office:value-type="float" office:value="10738.6">
                <text:p>10738.6</text:p>
              </table:table-cell>
              <table:table-cell office:value-type="float" office:value="10738.6">
                <text:p>10738.6</text:p>
              </table:table-cell>
              <table:table-cell office:value-type="float" office:value="10683.4">
                <text:p>10683.4</text:p>
              </table:table-cell>
              <table:table-cell office:value-type="float" office:value="10683.4">
                <text:p>10683.4</text:p>
              </table:table-cell>
              <table:table-cell office:value-type="float" office:value="10683.4">
                <text:p>10683.4</text:p>
              </table:table-cell>
              <table:table-cell office:value-type="float" office:value="10683.4">
                <text:p>10683.4</text:p>
              </table:table-cell>
              <table:table-cell office:value-type="float" office:value="10624.5">
                <text:p>10624.5</text:p>
              </table:table-cell>
              <table:table-cell office:value-type="float" office:value="10624.5">
                <text:p>10624.5</text:p>
              </table:table-cell>
              <table:table-cell office:value-type="float" office:value="10575">
                <text:p>10575</text:p>
              </table:table-cell>
              <table:table-cell office:value-type="float" office:value="10575">
                <text:p>10575</text:p>
              </table:table-cell>
              <table:table-cell office:value-type="float" office:value="10507.9">
                <text:p>10507.9</text:p>
              </table:table-cell>
              <table:table-cell office:value-type="float" office:value="10507.9">
                <text:p>10507.9</text:p>
              </table:table-cell>
              <table:table-cell office:value-type="float" office:value="10507.9">
                <text:p>10507.9</text:p>
              </table:table-cell>
              <table:table-cell office:value-type="float" office:value="10428.3">
                <text:p>10428.3</text:p>
              </table:table-cell>
              <table:table-cell office:value-type="float" office:value="10428.3">
                <text:p>10428.3</text:p>
              </table:table-cell>
              <table:table-cell office:value-type="float" office:value="10391.8">
                <text:p>10391.8</text:p>
              </table:table-cell>
              <table:table-cell office:value-type="float" office:value="10391.8">
                <text:p>10391.8</text:p>
              </table:table-cell>
              <table:table-cell office:value-type="float" office:value="10391.8">
                <text:p>10391.8</text:p>
              </table:table-cell>
              <table:table-cell office:value-type="float" office:value="10378.2">
                <text:p>10378.2</text:p>
              </table:table-cell>
              <table:table-cell office:value-type="float" office:value="10378.2">
                <text:p>10378.2</text:p>
              </table:table-cell>
              <table:table-cell office:value-type="float" office:value="10368.4">
                <text:p>10368.4</text:p>
              </table:table-cell>
              <table:table-cell office:value-type="float" office:value="10368.4">
                <text:p>10368.4</text:p>
              </table:table-cell>
              <table:table-cell office:value-type="float" office:value="10368.4">
                <text:p>10368.4</text:p>
              </table:table-cell>
              <table:table-cell office:value-type="float" office:value="10356.6">
                <text:p>10356.6</text:p>
              </table:table-cell>
              <table:table-cell office:value-type="float" office:value="10356.6">
                <text:p>10356.6</text:p>
              </table:table-cell>
              <table:table-cell office:value-type="float" office:value="10356.6">
                <text:p>10356.6</text:p>
              </table:table-cell>
              <table:table-cell office:value-type="float" office:value="10356.6">
                <text:p>10356.6</text:p>
              </table:table-cell>
              <table:table-cell office:value-type="float" office:value="10356.6">
                <text:p>10356.6</text:p>
              </table:table-cell>
              <table:table-cell office:value-type="float" office:value="10356.6">
                <text:p>10356.6</text:p>
              </table:table-cell>
              <table:table-cell office:value-type="float" office:value="10356.6">
                <text:p>10356.6</text:p>
              </table:table-cell>
              <table:table-cell office:value-type="float" office:value="10356.6">
                <text:p>10356.6</text:p>
              </table:table-cell>
              <table:table-cell office:value-type="float" office:value="10356.6">
                <text:p>10356.6</text:p>
              </table:table-cell>
              <table:table-cell office:value-type="float" office:value="10239.4">
                <text:p>10239.4</text:p>
              </table:table-cell>
              <table:table-cell office:value-type="float" office:value="10211.6">
                <text:p>10211.6</text:p>
              </table:table-cell>
              <table:table-cell office:value-type="float" office:value="10211.6">
                <text:p>10211.6</text:p>
              </table:table-cell>
              <table:table-cell office:value-type="float" office:value="10211.6">
                <text:p>10211.6</text:p>
              </table:table-cell>
              <table:table-cell office:value-type="float" office:value="10211.6">
                <text:p>10211.6</text:p>
              </table:table-cell>
              <table:table-cell office:value-type="float" office:value="9834.73">
                <text:p>9834.73</text:p>
              </table:table-cell>
              <table:table-cell office:value-type="float" office:value="9834.73">
                <text:p>9834.73</text:p>
              </table:table-cell>
              <table:table-cell office:value-type="float" office:value="9834.73">
                <text:p>9834.73</text:p>
              </table:table-cell>
              <table:table-cell office:value-type="float" office:value="9834.73">
                <text:p>9834.73</text:p>
              </table:table-cell>
              <table:table-cell office:value-type="float" office:value="9834.73">
                <text:p>9834.73</text:p>
              </table:table-cell>
              <table:table-cell office:value-type="float" office:value="9783.14">
                <text:p>9783.14</text:p>
              </table:table-cell>
              <table:table-cell office:value-type="float" office:value="9783.14">
                <text:p>9783.14</text:p>
              </table:table-cell>
              <table:table-cell office:value-type="float" office:value="9783.14">
                <text:p>9783.14</text:p>
              </table:table-cell>
              <table:table-cell office:value-type="float" office:value="9783.14">
                <text:p>9783.14</text:p>
              </table:table-cell>
              <table:table-cell office:value-type="float" office:value="9769.07">
                <text:p>9769.07</text:p>
              </table:table-cell>
              <table:table-cell office:value-type="float" office:value="9764.24">
                <text:p>9764.24</text:p>
              </table:table-cell>
              <table:table-cell office:value-type="float" office:value="9764.24">
                <text:p>9764.24</text:p>
              </table:table-cell>
              <table:table-cell office:value-type="float" office:value="9764.24">
                <text:p>9764.24</text:p>
              </table:table-cell>
              <table:table-cell office:value-type="float" office:value="9764.24">
                <text:p>9764.24</text:p>
              </table:table-cell>
              <table:table-cell office:value-type="float" office:value="9762.79">
                <text:p>9762.79</text:p>
              </table:table-cell>
              <table:table-cell office:value-type="float" office:value="9670.81">
                <text:p>9670.81</text:p>
              </table:table-cell>
              <table:table-cell office:value-type="float" office:value="9550.68">
                <text:p>9550.68</text:p>
              </table:table-cell>
              <table:table-cell office:value-type="float" office:value="9550.68">
                <text:p>9550.68</text:p>
              </table:table-cell>
              <table:table-cell office:value-type="float" office:value="9550.68">
                <text:p>9550.68</text:p>
              </table:table-cell>
              <table:table-cell office:value-type="float" office:value="9550.68">
                <text:p>9550.68</text:p>
              </table:table-cell>
              <table:table-cell office:value-type="float" office:value="9550.68">
                <text:p>9550.68</text:p>
              </table:table-cell>
              <table:table-cell office:value-type="float" office:value="9458.7">
                <text:p>9458.7</text:p>
              </table:table-cell>
              <table:table-cell office:value-type="float" office:value="9458.7">
                <text:p>9458.7</text:p>
              </table:table-cell>
              <table:table-cell office:value-type="float" office:value="9394.55">
                <text:p>9394.55</text:p>
              </table:table-cell>
              <table:table-cell office:value-type="float" office:value="9394.55">
                <text:p>9394.55</text:p>
              </table:table-cell>
              <table:table-cell office:value-type="float" office:value="9394.55">
                <text:p>9394.55</text:p>
              </table:table-cell>
              <table:table-cell office:value-type="float" office:value="9394.55">
                <text:p>9394.55</text:p>
              </table:table-cell>
              <table:table-cell office:value-type="float" office:value="9394.55">
                <text:p>9394.55</text:p>
              </table:table-cell>
              <table:table-cell office:value-type="float" office:value="9266.34">
                <text:p>9266.34</text:p>
              </table:table-cell>
              <table:table-cell office:value-type="float" office:value="9266.34">
                <text:p>9266.34</text:p>
              </table:table-cell>
              <table:table-cell office:value-type="float" office:value="9258.54">
                <text:p>9258.54</text:p>
              </table:table-cell>
              <table:table-cell office:value-type="float" office:value="9251.4">
                <text:p>9251.4</text:p>
              </table:table-cell>
              <table:table-cell office:value-type="float" office:value="9251.4">
                <text:p>9251.4</text:p>
              </table:table-cell>
              <table:table-cell office:value-type="float" office:value="9061.01">
                <text:p>9061.01</text:p>
              </table:table-cell>
              <table:table-cell office:value-type="float" office:value="9061.01">
                <text:p>9061.01</text:p>
              </table:table-cell>
              <table:table-cell office:value-type="float" office:value="9061.01">
                <text:p>9061.01</text:p>
              </table:table-cell>
              <table:table-cell office:value-type="float" office:value="9061.01">
                <text:p>9061.01</text:p>
              </table:table-cell>
              <table:table-cell office:value-type="float" office:value="9061.01">
                <text:p>9061.01</text:p>
              </table:table-cell>
              <table:table-cell office:value-type="float" office:value="9061.01">
                <text:p>9061.01</text:p>
              </table:table-cell>
              <table:table-cell office:value-type="float" office:value="9061.01">
                <text:p>9061.01</text:p>
              </table:table-cell>
              <table:table-cell office:value-type="float" office:value="9061.01">
                <text:p>9061.01</text:p>
              </table:table-cell>
              <table:table-cell office:value-type="float" office:value="9061.01">
                <text:p>9061.01</text:p>
              </table:table-cell>
              <table:table-cell office:value-type="float" office:value="9061.01">
                <text:p>9061.01</text:p>
              </table:table-cell>
              <table:table-cell office:value-type="float" office:value="9061.01">
                <text:p>9061.01</text:p>
              </table:table-cell>
              <table:table-cell office:value-type="float" office:value="9061.01">
                <text:p>9061.01</text:p>
              </table:table-cell>
              <table:table-cell office:value-type="float" office:value="9006.35">
                <text:p>9006.35</text:p>
              </table:table-cell>
              <table:table-cell office:value-type="float" office:value="8985.15">
                <text:p>8985.15</text:p>
              </table:table-cell>
              <table:table-cell office:value-type="float" office:value="8985.15">
                <text:p>8985.15</text:p>
              </table:table-cell>
              <table:table-cell office:value-type="float" office:value="8985.15">
                <text:p>8985.15</text:p>
              </table:table-cell>
              <table:table-cell office:value-type="float" office:value="8985.15">
                <text:p>8985.15</text:p>
              </table:table-cell>
              <table:table-cell office:value-type="float" office:value="8985.15">
                <text:p>8985.15</text:p>
              </table:table-cell>
              <table:table-cell office:value-type="float" office:value="8985.15">
                <text:p>8985.15</text:p>
              </table:table-cell>
              <table:table-cell office:value-type="float" office:value="8985.15">
                <text:p>8985.15</text:p>
              </table:table-cell>
              <table:table-cell office:value-type="float" office:value="8985.15">
                <text:p>8985.15</text:p>
              </table:table-cell>
              <table:table-cell office:value-type="float" office:value="8985.15">
                <text:p>8985.15</text:p>
              </table:table-cell>
              <table:table-cell office:value-type="float" office:value="8960.72">
                <text:p>8960.72</text:p>
              </table:table-cell>
              <table:table-cell office:value-type="float" office:value="8887.52">
                <text:p>8887.52</text:p>
              </table:table-cell>
              <table:table-cell office:value-type="float" office:value="8887.52">
                <text:p>8887.52</text:p>
              </table:table-cell>
              <table:table-cell office:value-type="float" office:value="8887.52">
                <text:p>8887.52</text:p>
              </table:table-cell>
              <table:table-cell office:value-type="float" office:value="8887.52">
                <text:p>8887.52</text:p>
              </table:table-cell>
              <table:table-cell office:value-type="float" office:value="8887.52">
                <text:p>8887.52</text:p>
              </table:table-cell>
              <table:table-cell office:value-type="float" office:value="8887.52">
                <text:p>8887.52</text:p>
              </table:table-cell>
              <table:table-cell office:value-type="float" office:value="8828.38">
                <text:p>8828.38</text:p>
              </table:table-cell>
              <table:table-cell office:value-type="float" office:value="8828.38">
                <text:p>8828.38</text:p>
              </table:table-cell>
              <table:table-cell office:value-type="float" office:value="8828.38">
                <text:p>8828.38</text:p>
              </table:table-cell>
              <table:table-cell office:value-type="float" office:value="8828.38">
                <text:p>8828.38</text:p>
              </table:table-cell>
              <table:table-cell office:value-type="float" office:value="8828.38">
                <text:p>8828.38</text:p>
              </table:table-cell>
              <table:table-cell office:value-type="float" office:value="8828.38">
                <text:p>8828.38</text:p>
              </table:table-cell>
              <table:table-cell office:value-type="float" office:value="8794.15">
                <text:p>8794.15</text:p>
              </table:table-cell>
              <table:table-cell office:value-type="float" office:value="8685">
                <text:p>8685</text:p>
              </table:table-cell>
              <table:table-cell office:value-type="float" office:value="8685">
                <text:p>8685</text:p>
              </table:table-cell>
              <table:table-cell office:value-type="float" office:value="8685">
                <text:p>8685</text:p>
              </table:table-cell>
              <table:table-cell office:value-type="float" office:value="8685">
                <text:p>8685</text:p>
              </table:table-cell>
              <table:table-cell office:value-type="float" office:value="8685">
                <text:p>8685</text:p>
              </table:table-cell>
              <table:table-cell office:value-type="float" office:value="8685">
                <text:p>8685</text:p>
              </table:table-cell>
              <table:table-cell office:value-type="float" office:value="8638.87">
                <text:p>8638.87</text:p>
              </table:table-cell>
              <table:table-cell office:value-type="float" office:value="8638.87">
                <text:p>8638.87</text:p>
              </table:table-cell>
              <table:table-cell office:value-type="float" office:value="8638.87">
                <text:p>8638.87</text:p>
              </table:table-cell>
              <table:table-cell office:value-type="float" office:value="8632.06">
                <text:p>8632.06</text:p>
              </table:table-cell>
              <table:table-cell office:value-type="float" office:value="8607.71">
                <text:p>8607.71</text:p>
              </table:table-cell>
              <table:table-cell office:value-type="float" office:value="8597.17">
                <text:p>8597.17</text:p>
              </table:table-cell>
              <table:table-cell office:value-type="float" office:value="8597.17">
                <text:p>8597.17</text:p>
              </table:table-cell>
              <table:table-cell office:value-type="float" office:value="8597.17">
                <text:p>8597.17</text:p>
              </table:table-cell>
              <table:table-cell office:value-type="float" office:value="8597.17">
                <text:p>8597.17</text:p>
              </table:table-cell>
              <table:table-cell office:value-type="float" office:value="8578.82">
                <text:p>8578.82</text:p>
              </table:table-cell>
              <table:table-cell office:value-type="float" office:value="8578.82">
                <text:p>8578.82</text:p>
              </table:table-cell>
              <table:table-cell office:value-type="float" office:value="8578.82">
                <text:p>8578.82</text:p>
              </table:table-cell>
              <table:table-cell office:value-type="float" office:value="8513.69">
                <text:p>8513.69</text:p>
              </table:table-cell>
              <table:table-cell office:value-type="float" office:value="8513.69">
                <text:p>8513.69</text:p>
              </table:table-cell>
              <table:table-cell office:value-type="float" office:value="8491.23">
                <text:p>8491.23</text:p>
              </table:table-cell>
              <table:table-cell office:value-type="float" office:value="8491.23">
                <text:p>8491.23</text:p>
              </table:table-cell>
              <table:table-cell office:value-type="float" office:value="8477.53">
                <text:p>8477.53</text:p>
              </table:table-cell>
              <table:table-cell office:value-type="float" office:value="8433.75">
                <text:p>8433.75</text:p>
              </table:table-cell>
              <table:table-cell office:value-type="float" office:value="8433.75">
                <text:p>8433.75</text:p>
              </table:table-cell>
              <table:table-cell office:value-type="float" office:value="8426.21">
                <text:p>8426.21</text:p>
              </table:table-cell>
              <table:table-cell office:value-type="float" office:value="8368.73">
                <text:p>8368.73</text:p>
              </table:table-cell>
              <table:table-cell office:value-type="float" office:value="8368.73">
                <text:p>8368.73</text:p>
              </table:table-cell>
              <table:table-cell office:value-type="float" office:value="8368.73">
                <text:p>8368.73</text:p>
              </table:table-cell>
              <table:table-cell office:value-type="float" office:value="8368.73">
                <text:p>8368.73</text:p>
              </table:table-cell>
              <table:table-cell office:value-type="float" office:value="8368.73">
                <text:p>8368.73</text:p>
              </table:table-cell>
              <table:table-cell office:value-type="float" office:value="8368.73">
                <text:p>8368.73</text:p>
              </table:table-cell>
              <table:table-cell office:value-type="float" office:value="8349.63">
                <text:p>8349.63</text:p>
              </table:table-cell>
              <table:table-cell office:value-type="float" office:value="8349.63">
                <text:p>8349.63</text:p>
              </table:table-cell>
              <table:table-cell office:value-type="float" office:value="8349.63">
                <text:p>8349.63</text:p>
              </table:table-cell>
              <table:table-cell office:value-type="float" office:value="8349.63">
                <text:p>8349.63</text:p>
              </table:table-cell>
              <table:table-cell office:value-type="float" office:value="8349.63">
                <text:p>8349.63</text:p>
              </table:table-cell>
              <table:table-cell office:value-type="float" office:value="8349.63">
                <text:p>8349.63</text:p>
              </table:table-cell>
              <table:table-cell office:value-type="float" office:value="8349.63">
                <text:p>8349.63</text:p>
              </table:table-cell>
              <table:table-cell office:value-type="float" office:value="8349.63">
                <text:p>8349.63</text:p>
              </table:table-cell>
              <table:table-cell office:value-type="float" office:value="8349.63">
                <text:p>8349.63</text:p>
              </table:table-cell>
              <table:table-cell office:value-type="float" office:value="8349.63">
                <text:p>8349.63</text:p>
              </table:table-cell>
              <table:table-cell office:value-type="float" office:value="8349.63">
                <text:p>8349.63</text:p>
              </table:table-cell>
              <table:table-cell office:value-type="float" office:value="8349.63">
                <text:p>8349.63</text:p>
              </table:table-cell>
              <table:table-cell office:value-type="float" office:value="8349.63">
                <text:p>8349.63</text:p>
              </table:table-cell>
              <table:table-cell office:value-type="float" office:value="8349.63">
                <text:p>8349.63</text:p>
              </table:table-cell>
              <table:table-cell office:value-type="float" office:value="8349.63">
                <text:p>8349.63</text:p>
              </table:table-cell>
              <table:table-cell office:value-type="float" office:value="8313.18">
                <text:p>8313.18</text:p>
              </table:table-cell>
              <table:table-cell office:value-type="float" office:value="8313.18">
                <text:p>8313.18</text:p>
              </table:table-cell>
              <table:table-cell office:value-type="float" office:value="8313.18">
                <text:p>8313.18</text:p>
              </table:table-cell>
              <table:table-cell office:value-type="float" office:value="8299.12">
                <text:p>8299.12</text:p>
              </table:table-cell>
              <table:table-cell office:value-type="float" office:value="8237.33">
                <text:p>8237.33</text:p>
              </table:table-cell>
              <table:table-cell office:value-type="float" office:value="8237.33">
                <text:p>8237.33</text:p>
              </table:table-cell>
              <table:table-cell office:value-type="float" office:value="8237.33">
                <text:p>8237.33</text:p>
              </table:table-cell>
              <table:table-cell office:value-type="float" office:value="8237.33">
                <text:p>8237.33</text:p>
              </table:table-cell>
              <table:table-cell office:value-type="float" office:value="8237.33">
                <text:p>8237.33</text:p>
              </table:table-cell>
              <table:table-cell office:value-type="float" office:value="8223.26">
                <text:p>8223.26</text:p>
              </table:table-cell>
              <table:table-cell office:value-type="float" office:value="8223.26">
                <text:p>8223.26</text:p>
              </table:table-cell>
              <table:table-cell office:value-type="float" office:value="8223.26">
                <text:p>8223.26</text:p>
              </table:table-cell>
              <table:table-cell office:value-type="float" office:value="8223.26">
                <text:p>8223.26</text:p>
              </table:table-cell>
              <table:table-cell office:value-type="float" office:value="8223.26">
                <text:p>8223.26</text:p>
              </table:table-cell>
              <table:table-cell office:value-type="float" office:value="8223.26">
                <text:p>8223.26</text:p>
              </table:table-cell>
              <table:table-cell office:value-type="float" office:value="8223.26">
                <text:p>8223.26</text:p>
              </table:table-cell>
              <table:table-cell office:value-type="float" office:value="8223.26">
                <text:p>8223.26</text:p>
              </table:table-cell>
              <table:table-cell office:value-type="float" office:value="8223.26">
                <text:p>8223.26</text:p>
              </table:table-cell>
              <table:table-cell office:value-type="float" office:value="8223.26">
                <text:p>8223.26</text:p>
              </table:table-cell>
              <table:table-cell office:value-type="float" office:value="8223.26">
                <text:p>8223.26</text:p>
              </table:table-cell>
              <table:table-cell office:value-type="float" office:value="8223.26">
                <text:p>8223.26</text:p>
              </table:table-cell>
              <table:table-cell office:value-type="float" office:value="8223.26">
                <text:p>8223.26</text:p>
              </table:table-cell>
              <table:table-cell office:value-type="float" office:value="8172.64">
                <text:p>8172.64</text:p>
              </table:table-cell>
              <table:table-cell office:value-type="float" office:value="8172.64">
                <text:p>8172.64</text:p>
              </table:table-cell>
              <table:table-cell office:value-type="float" office:value="8137.74">
                <text:p>8137.74</text:p>
              </table:table-cell>
              <table:table-cell office:value-type="float" office:value="8137.74">
                <text:p>8137.74</text:p>
              </table:table-cell>
              <table:table-cell office:value-type="float" office:value="8069.61">
                <text:p>8069.61</text:p>
              </table:table-cell>
              <table:table-cell office:value-type="float" office:value="8069.61">
                <text:p>8069.61</text:p>
              </table:table-cell>
              <table:table-cell office:value-type="float" office:value="8069.61">
                <text:p>8069.61</text:p>
              </table:table-cell>
              <table:table-cell office:value-type="float" office:value="8069.61">
                <text:p>8069.61</text:p>
              </table:table-cell>
              <table:table-cell office:value-type="float" office:value="8069.61">
                <text:p>8069.61</text:p>
              </table:table-cell>
              <table:table-cell office:value-type="float" office:value="8069.61">
                <text:p>8069.61</text:p>
              </table:table-cell>
              <table:table-cell office:value-type="float" office:value="8069.61">
                <text:p>8069.61</text:p>
              </table:table-cell>
              <table:table-cell office:value-type="float" office:value="8069.61">
                <text:p>8069.61</text:p>
              </table:table-cell>
              <table:table-cell office:value-type="float" office:value="8069.61">
                <text:p>8069.61</text:p>
              </table:table-cell>
              <table:table-cell office:value-type="float" office:value="8069.61">
                <text:p>8069.61</text:p>
              </table:table-cell>
              <table:table-cell office:value-type="float" office:value="8069.61">
                <text:p>8069.61</text:p>
              </table:table-cell>
              <table:table-cell office:value-type="float" office:value="8069.61">
                <text:p>8069.61</text:p>
              </table:table-cell>
              <table:table-cell office:value-type="float" office:value="8069.61">
                <text:p>8069.61</text:p>
              </table:table-cell>
              <table:table-cell office:value-type="float" office:value="8069.61">
                <text:p>8069.61</text:p>
              </table:table-cell>
              <table:table-cell office:value-type="float" office:value="8069.61">
                <text:p>8069.61</text:p>
              </table:table-cell>
              <table:table-cell office:value-type="float" office:value="8069.61">
                <text:p>8069.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481cm" svg:height="9.432cm" xlink:href=".." xlink:type="simple" chart:class="chart:line" chart:style-name="ch1">
        <chart:title svg:x="5.453cm" svg:y="0.056cm" chart:style-name="ch2">
          <text:p>Elite Fitness for each Generation</text:p>
        </chart:title>
        <chart:subtitle svg:x="2.166cm" svg:y="0.723cm" chart:style-name="ch3">
          <text:p>Crossover: 80%, Mutation: 10%, Population: 100, K: 5, Dynamic Mutation: On</text:p>
        </chart:subtitle>
        <chart:legend chart:legend-position="end" svg:x="15.132cm" svg:y="3.421cm" style:legend-expansion="high" chart:style-name="ch4"/>
        <chart:plot-area chart:style-name="ch5" table:cell-range-address="Sheet1.H1:Sheet1.H1 Sheet1.A3:Sheet1.LZ3 Sheet1.H5:Sheet1.H5 Sheet1.A7:Sheet1.JN7 Sheet1.H9:Sheet1.H9 Sheet1.A11:Sheet1.KI11 Sheet1.H13:Sheet1.H13 Sheet1.A15:Sheet1.EG15 Sheet1.H17:Sheet1.H17 Sheet1.A19:Sheet1.MK19" chart:data-source-has-labels="column" svg:x="1.561cm" svg:y="1.38cm" svg:width="13.626cm" svg:height="7.419cm">
          <chartooo:coordinate-region svg:x="2.738cm" svg:y="1.579cm" svg:width="12.449cm" svg:height="6.296cm"/>
          <chart:axis chart:dimension="x" chart:name="primary-x" chart:style-name="ch6">
            <chart:title svg:x="7.51cm" svg:y="8.872cm" chart:style-name="ch7">
              <text:p>Generation</text:p>
            </chart:title>
          </chart:axis>
          <chart:axis chart:dimension="y" chart:name="primary-y" chart:style-name="ch6">
            <chart:title svg:x="0.652cm" svg:y="5.662cm" chart:style-name="ch8">
              <text:p>Fitness</text:p>
            </chart:title>
            <chart:grid chart:style-name="ch9" chart:class="major"/>
          </chart:axis>
          <chart:series chart:style-name="ch10" chart:values-cell-range-address="Sheet1.A3:Sheet1.LZ3" chart:label-cell-address="Sheet1.H1:Sheet1.H1" chart:class="chart:line">
            <chart:data-point chart:repeated="338"/>
          </chart:series>
          <chart:series chart:style-name="ch11" chart:values-cell-range-address="Sheet1.A7:Sheet1.JN7" chart:label-cell-address="Sheet1.H5:Sheet1.H5" chart:class="chart:line">
            <chart:data-point chart:repeated="274"/>
          </chart:series>
          <chart:series chart:style-name="ch12" chart:values-cell-range-address="Sheet1.A11:Sheet1.KI11" chart:label-cell-address="Sheet1.H9:Sheet1.H9" chart:class="chart:line">
            <chart:data-point chart:repeated="295"/>
          </chart:series>
          <chart:series chart:style-name="ch13" chart:values-cell-range-address="Sheet1.A15:Sheet1.EG15" chart:label-cell-address="Sheet1.H13:Sheet1.H13" chart:class="chart:line">
            <chart:data-point chart:repeated="137"/>
          </chart:series>
          <chart:series chart:style-name="ch14" chart:values-cell-range-address="Sheet1.A19:Sheet1.MK19" chart:label-cell-address="Sheet1.H17:Sheet1.H17" chart:class="chart:line">
            <chart:data-point chart:repeated="34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3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</table:table-row>
          </table:table-header-rows>
          <table:table-rows>
            <table:table-row>
              <table:table-cell office:value-type="string">
                <text:p>Run: 1</text:p>
                <draw:g>
                  <svg:desc>Sheet1.H1:Sheet1.H1</svg:desc>
                </draw:g>
              </table:table-cell>
              <table:table-cell office:value-type="float" office:value="29295">
                <text:p>29295</text:p>
                <draw:g>
                  <svg:desc>Sheet1.A3:Sheet1.LZ3</svg:desc>
                </draw:g>
              </table:table-cell>
              <table:table-cell office:value-type="float" office:value="28597.9">
                <text:p>28597.9</text:p>
              </table:table-cell>
              <table:table-cell office:value-type="float" office:value="27843.3">
                <text:p>27843.3</text:p>
              </table:table-cell>
              <table:table-cell office:value-type="float" office:value="27545.8">
                <text:p>27545.8</text:p>
              </table:table-cell>
              <table:table-cell office:value-type="float" office:value="27475.6">
                <text:p>27475.6</text:p>
              </table:table-cell>
              <table:table-cell office:value-type="float" office:value="27337.9">
                <text:p>27337.9</text:p>
              </table:table-cell>
              <table:table-cell office:value-type="float" office:value="26995.5">
                <text:p>26995.5</text:p>
              </table:table-cell>
              <table:table-cell office:value-type="float" office:value="26553.8">
                <text:p>26553.8</text:p>
              </table:table-cell>
              <table:table-cell office:value-type="float" office:value="25968.3">
                <text:p>25968.3</text:p>
              </table:table-cell>
              <table:table-cell office:value-type="float" office:value="25115.2">
                <text:p>25115.2</text:p>
              </table:table-cell>
              <table:table-cell office:value-type="float" office:value="24134.5">
                <text:p>24134.5</text:p>
              </table:table-cell>
              <table:table-cell office:value-type="float" office:value="23178.2">
                <text:p>23178.2</text:p>
              </table:table-cell>
              <table:table-cell office:value-type="float" office:value="23064">
                <text:p>23064</text:p>
              </table:table-cell>
              <table:table-cell office:value-type="float" office:value="22885.9">
                <text:p>22885.9</text:p>
              </table:table-cell>
              <table:table-cell office:value-type="float" office:value="22319.3">
                <text:p>22319.3</text:p>
              </table:table-cell>
              <table:table-cell office:value-type="float" office:value="21996.2">
                <text:p>21996.2</text:p>
              </table:table-cell>
              <table:table-cell office:value-type="float" office:value="21690.6">
                <text:p>21690.6</text:p>
              </table:table-cell>
              <table:table-cell office:value-type="float" office:value="21915.5">
                <text:p>21915.5</text:p>
              </table:table-cell>
              <table:table-cell office:value-type="float" office:value="21064.8">
                <text:p>21064.8</text:p>
              </table:table-cell>
              <table:table-cell office:value-type="float" office:value="21169.6">
                <text:p>21169.6</text:p>
              </table:table-cell>
              <table:table-cell office:value-type="float" office:value="20940.2">
                <text:p>20940.2</text:p>
              </table:table-cell>
              <table:table-cell office:value-type="float" office:value="20567.3">
                <text:p>20567.3</text:p>
              </table:table-cell>
              <table:table-cell office:value-type="float" office:value="19988.5">
                <text:p>19988.5</text:p>
              </table:table-cell>
              <table:table-cell office:value-type="float" office:value="19939.4">
                <text:p>19939.4</text:p>
              </table:table-cell>
              <table:table-cell office:value-type="float" office:value="19518.6">
                <text:p>19518.6</text:p>
              </table:table-cell>
              <table:table-cell office:value-type="float" office:value="19401.2">
                <text:p>19401.2</text:p>
              </table:table-cell>
              <table:table-cell office:value-type="float" office:value="19165.3">
                <text:p>19165.3</text:p>
              </table:table-cell>
              <table:table-cell office:value-type="float" office:value="19285">
                <text:p>19285</text:p>
              </table:table-cell>
              <table:table-cell office:value-type="float" office:value="18754.1">
                <text:p>18754.1</text:p>
              </table:table-cell>
              <table:table-cell office:value-type="float" office:value="18928.9">
                <text:p>18928.9</text:p>
              </table:table-cell>
              <table:table-cell office:value-type="float" office:value="18608.2">
                <text:p>18608.2</text:p>
              </table:table-cell>
              <table:table-cell office:value-type="float" office:value="18686.7">
                <text:p>18686.7</text:p>
              </table:table-cell>
              <table:table-cell office:value-type="float" office:value="18379.7">
                <text:p>18379.7</text:p>
              </table:table-cell>
              <table:table-cell office:value-type="float" office:value="18276.6">
                <text:p>18276.6</text:p>
              </table:table-cell>
              <table:table-cell office:value-type="float" office:value="18367.4">
                <text:p>18367.4</text:p>
              </table:table-cell>
              <table:table-cell office:value-type="float" office:value="17808.8">
                <text:p>17808.8</text:p>
              </table:table-cell>
              <table:table-cell office:value-type="float" office:value="17459.7">
                <text:p>17459.7</text:p>
              </table:table-cell>
              <table:table-cell office:value-type="float" office:value="17340.4">
                <text:p>17340.4</text:p>
              </table:table-cell>
              <table:table-cell office:value-type="float" office:value="17372.1">
                <text:p>17372.1</text:p>
              </table:table-cell>
              <table:table-cell office:value-type="float" office:value="17521.7">
                <text:p>17521.7</text:p>
              </table:table-cell>
              <table:table-cell office:value-type="float" office:value="18118.8">
                <text:p>18118.8</text:p>
              </table:table-cell>
              <table:table-cell office:value-type="float" office:value="17572.9">
                <text:p>17572.9</text:p>
              </table:table-cell>
              <table:table-cell office:value-type="float" office:value="17539.2">
                <text:p>17539.2</text:p>
              </table:table-cell>
              <table:table-cell office:value-type="float" office:value="17259.3">
                <text:p>17259.3</text:p>
              </table:table-cell>
              <table:table-cell office:value-type="float" office:value="17420.2">
                <text:p>17420.2</text:p>
              </table:table-cell>
              <table:table-cell office:value-type="float" office:value="17556.3">
                <text:p>17556.3</text:p>
              </table:table-cell>
              <table:table-cell office:value-type="float" office:value="18278.6">
                <text:p>18278.6</text:p>
              </table:table-cell>
              <table:table-cell office:value-type="float" office:value="18406.3">
                <text:p>18406.3</text:p>
              </table:table-cell>
              <table:table-cell office:value-type="float" office:value="18218.6">
                <text:p>18218.6</text:p>
              </table:table-cell>
              <table:table-cell office:value-type="float" office:value="18759.1">
                <text:p>18759.1</text:p>
              </table:table-cell>
              <table:table-cell office:value-type="float" office:value="18789.5">
                <text:p>18789.5</text:p>
              </table:table-cell>
              <table:table-cell office:value-type="float" office:value="19285.1">
                <text:p>19285.1</text:p>
              </table:table-cell>
              <table:table-cell office:value-type="float" office:value="18397.8">
                <text:p>18397.8</text:p>
              </table:table-cell>
              <table:table-cell office:value-type="float" office:value="17725.2">
                <text:p>17725.2</text:p>
              </table:table-cell>
              <table:table-cell office:value-type="float" office:value="18260.3">
                <text:p>18260.3</text:p>
              </table:table-cell>
              <table:table-cell office:value-type="float" office:value="18251.1">
                <text:p>18251.1</text:p>
              </table:table-cell>
              <table:table-cell office:value-type="float" office:value="17636.6">
                <text:p>17636.6</text:p>
              </table:table-cell>
              <table:table-cell office:value-type="float" office:value="17631.1">
                <text:p>17631.1</text:p>
              </table:table-cell>
              <table:table-cell office:value-type="float" office:value="18264.9">
                <text:p>18264.9</text:p>
              </table:table-cell>
              <table:table-cell office:value-type="float" office:value="19176.6">
                <text:p>19176.6</text:p>
              </table:table-cell>
              <table:table-cell office:value-type="float" office:value="19577.7">
                <text:p>19577.7</text:p>
              </table:table-cell>
              <table:table-cell office:value-type="float" office:value="19167.4">
                <text:p>19167.4</text:p>
              </table:table-cell>
              <table:table-cell office:value-type="float" office:value="19484.8">
                <text:p>19484.8</text:p>
              </table:table-cell>
              <table:table-cell office:value-type="float" office:value="18184.5">
                <text:p>18184.5</text:p>
              </table:table-cell>
              <table:table-cell office:value-type="float" office:value="16724.5">
                <text:p>16724.5</text:p>
              </table:table-cell>
              <table:table-cell office:value-type="float" office:value="17385.9">
                <text:p>17385.9</text:p>
              </table:table-cell>
              <table:table-cell office:value-type="float" office:value="18113.7">
                <text:p>18113.7</text:p>
              </table:table-cell>
              <table:table-cell office:value-type="float" office:value="18541.1">
                <text:p>18541.1</text:p>
              </table:table-cell>
              <table:table-cell office:value-type="float" office:value="18531.5">
                <text:p>18531.5</text:p>
              </table:table-cell>
              <table:table-cell office:value-type="float" office:value="18420.9">
                <text:p>18420.9</text:p>
              </table:table-cell>
              <table:table-cell office:value-type="float" office:value="16761.2">
                <text:p>16761.2</text:p>
              </table:table-cell>
              <table:table-cell office:value-type="float" office:value="15262.9">
                <text:p>15262.9</text:p>
              </table:table-cell>
              <table:table-cell office:value-type="float" office:value="15193.1">
                <text:p>15193.1</text:p>
              </table:table-cell>
              <table:table-cell office:value-type="float" office:value="16036.4">
                <text:p>16036.4</text:p>
              </table:table-cell>
              <table:table-cell office:value-type="float" office:value="16834">
                <text:p>16834</text:p>
              </table:table-cell>
              <table:table-cell office:value-type="float" office:value="16834.4">
                <text:p>16834.4</text:p>
              </table:table-cell>
              <table:table-cell office:value-type="float" office:value="17765.5">
                <text:p>17765.5</text:p>
              </table:table-cell>
              <table:table-cell office:value-type="float" office:value="17435.9">
                <text:p>17435.9</text:p>
              </table:table-cell>
              <table:table-cell office:value-type="float" office:value="16802.1">
                <text:p>16802.1</text:p>
              </table:table-cell>
              <table:table-cell office:value-type="float" office:value="16528.8">
                <text:p>16528.8</text:p>
              </table:table-cell>
              <table:table-cell office:value-type="float" office:value="15901">
                <text:p>15901</text:p>
              </table:table-cell>
              <table:table-cell office:value-type="float" office:value="14835.8">
                <text:p>14835.8</text:p>
              </table:table-cell>
              <table:table-cell office:value-type="float" office:value="14691.6">
                <text:p>14691.6</text:p>
              </table:table-cell>
              <table:table-cell office:value-type="float" office:value="14777.2">
                <text:p>14777.2</text:p>
              </table:table-cell>
              <table:table-cell office:value-type="float" office:value="15173.5">
                <text:p>15173.5</text:p>
              </table:table-cell>
              <table:table-cell office:value-type="float" office:value="15662.1">
                <text:p>15662.1</text:p>
              </table:table-cell>
              <table:table-cell office:value-type="float" office:value="16203.7">
                <text:p>16203.7</text:p>
              </table:table-cell>
              <table:table-cell office:value-type="float" office:value="14991.7">
                <text:p>14991.7</text:p>
              </table:table-cell>
              <table:table-cell office:value-type="float" office:value="14268">
                <text:p>14268</text:p>
              </table:table-cell>
              <table:table-cell office:value-type="float" office:value="14087">
                <text:p>14087</text:p>
              </table:table-cell>
              <table:table-cell office:value-type="float" office:value="13955.4">
                <text:p>13955.4</text:p>
              </table:table-cell>
              <table:table-cell office:value-type="float" office:value="14036.5">
                <text:p>14036.5</text:p>
              </table:table-cell>
              <table:table-cell office:value-type="float" office:value="14068.2">
                <text:p>14068.2</text:p>
              </table:table-cell>
              <table:table-cell office:value-type="float" office:value="14179.8">
                <text:p>14179.8</text:p>
              </table:table-cell>
              <table:table-cell office:value-type="float" office:value="13943">
                <text:p>13943</text:p>
              </table:table-cell>
              <table:table-cell office:value-type="float" office:value="14003.3">
                <text:p>14003.3</text:p>
              </table:table-cell>
              <table:table-cell office:value-type="float" office:value="13630.2">
                <text:p>13630.2</text:p>
              </table:table-cell>
              <table:table-cell office:value-type="float" office:value="13514.1">
                <text:p>13514.1</text:p>
              </table:table-cell>
              <table:table-cell office:value-type="float" office:value="13674.6">
                <text:p>13674.6</text:p>
              </table:table-cell>
              <table:table-cell office:value-type="float" office:value="13637.1">
                <text:p>13637.1</text:p>
              </table:table-cell>
              <table:table-cell office:value-type="float" office:value="13312.5">
                <text:p>13312.5</text:p>
              </table:table-cell>
              <table:table-cell office:value-type="float" office:value="13413.9">
                <text:p>13413.9</text:p>
              </table:table-cell>
              <table:table-cell office:value-type="float" office:value="14055.8">
                <text:p>14055.8</text:p>
              </table:table-cell>
              <table:table-cell office:value-type="float" office:value="14445.1">
                <text:p>14445.1</text:p>
              </table:table-cell>
              <table:table-cell office:value-type="float" office:value="13494.1">
                <text:p>13494.1</text:p>
              </table:table-cell>
              <table:table-cell office:value-type="float" office:value="13923.6">
                <text:p>13923.6</text:p>
              </table:table-cell>
              <table:table-cell office:value-type="float" office:value="14799.3">
                <text:p>14799.3</text:p>
              </table:table-cell>
              <table:table-cell office:value-type="float" office:value="15683.4">
                <text:p>15683.4</text:p>
              </table:table-cell>
              <table:table-cell office:value-type="float" office:value="14203.7">
                <text:p>14203.7</text:p>
              </table:table-cell>
              <table:table-cell office:value-type="float" office:value="13070.8">
                <text:p>13070.8</text:p>
              </table:table-cell>
              <table:table-cell office:value-type="float" office:value="13288.7">
                <text:p>13288.7</text:p>
              </table:table-cell>
              <table:table-cell office:value-type="float" office:value="13510.8">
                <text:p>13510.8</text:p>
              </table:table-cell>
              <table:table-cell office:value-type="float" office:value="13739.6">
                <text:p>13739.6</text:p>
              </table:table-cell>
              <table:table-cell office:value-type="float" office:value="13684.9">
                <text:p>13684.9</text:p>
              </table:table-cell>
              <table:table-cell office:value-type="float" office:value="13474">
                <text:p>13474</text:p>
              </table:table-cell>
              <table:table-cell office:value-type="float" office:value="12701.6">
                <text:p>12701.6</text:p>
              </table:table-cell>
              <table:table-cell office:value-type="float" office:value="12661.9">
                <text:p>12661.9</text:p>
              </table:table-cell>
              <table:table-cell office:value-type="float" office:value="12697">
                <text:p>12697</text:p>
              </table:table-cell>
              <table:table-cell office:value-type="float" office:value="12253.1">
                <text:p>12253.1</text:p>
              </table:table-cell>
              <table:table-cell office:value-type="float" office:value="12168.2">
                <text:p>12168.2</text:p>
              </table:table-cell>
              <table:table-cell office:value-type="float" office:value="12414.6">
                <text:p>12414.6</text:p>
              </table:table-cell>
              <table:table-cell office:value-type="float" office:value="12390.3">
                <text:p>12390.3</text:p>
              </table:table-cell>
              <table:table-cell office:value-type="float" office:value="12543">
                <text:p>12543</text:p>
              </table:table-cell>
              <table:table-cell office:value-type="float" office:value="12551.6">
                <text:p>12551.6</text:p>
              </table:table-cell>
              <table:table-cell office:value-type="float" office:value="12472.8">
                <text:p>12472.8</text:p>
              </table:table-cell>
              <table:table-cell office:value-type="float" office:value="11632.1">
                <text:p>11632.1</text:p>
              </table:table-cell>
              <table:table-cell office:value-type="float" office:value="11370.6">
                <text:p>11370.6</text:p>
              </table:table-cell>
              <table:table-cell office:value-type="float" office:value="11984.3">
                <text:p>11984.3</text:p>
              </table:table-cell>
              <table:table-cell office:value-type="float" office:value="11719.9">
                <text:p>11719.9</text:p>
              </table:table-cell>
              <table:table-cell office:value-type="float" office:value="11666.2">
                <text:p>11666.2</text:p>
              </table:table-cell>
              <table:table-cell office:value-type="float" office:value="12300">
                <text:p>12300</text:p>
              </table:table-cell>
              <table:table-cell office:value-type="float" office:value="12112">
                <text:p>12112</text:p>
              </table:table-cell>
              <table:table-cell office:value-type="float" office:value="11968.3">
                <text:p>11968.3</text:p>
              </table:table-cell>
              <table:table-cell office:value-type="float" office:value="11173.1">
                <text:p>11173.1</text:p>
              </table:table-cell>
              <table:table-cell office:value-type="float" office:value="11064.9">
                <text:p>11064.9</text:p>
              </table:table-cell>
              <table:table-cell office:value-type="float" office:value="11126.7">
                <text:p>11126.7</text:p>
              </table:table-cell>
              <table:table-cell office:value-type="float" office:value="10969.5">
                <text:p>10969.5</text:p>
              </table:table-cell>
              <table:table-cell office:value-type="float" office:value="10894.3">
                <text:p>10894.3</text:p>
              </table:table-cell>
              <table:table-cell office:value-type="float" office:value="10795.6">
                <text:p>10795.6</text:p>
              </table:table-cell>
              <table:table-cell office:value-type="float" office:value="10624.4">
                <text:p>10624.4</text:p>
              </table:table-cell>
              <table:table-cell office:value-type="float" office:value="10639.3">
                <text:p>10639.3</text:p>
              </table:table-cell>
              <table:table-cell office:value-type="float" office:value="10611.6">
                <text:p>10611.6</text:p>
              </table:table-cell>
              <table:table-cell office:value-type="float" office:value="10648.5">
                <text:p>10648.5</text:p>
              </table:table-cell>
              <table:table-cell office:value-type="float" office:value="10654.2">
                <text:p>10654.2</text:p>
              </table:table-cell>
              <table:table-cell office:value-type="float" office:value="10656.6">
                <text:p>10656.6</text:p>
              </table:table-cell>
              <table:table-cell office:value-type="float" office:value="10696.9">
                <text:p>10696.9</text:p>
              </table:table-cell>
              <table:table-cell office:value-type="float" office:value="10676.9">
                <text:p>10676.9</text:p>
              </table:table-cell>
              <table:table-cell office:value-type="float" office:value="10700.1">
                <text:p>10700.1</text:p>
              </table:table-cell>
              <table:table-cell office:value-type="float" office:value="10737.3">
                <text:p>10737.3</text:p>
              </table:table-cell>
              <table:table-cell office:value-type="float" office:value="10624.5">
                <text:p>10624.5</text:p>
              </table:table-cell>
              <table:table-cell office:value-type="float" office:value="10582.5">
                <text:p>10582.5</text:p>
              </table:table-cell>
              <table:table-cell office:value-type="float" office:value="10775.4">
                <text:p>10775.4</text:p>
              </table:table-cell>
              <table:table-cell office:value-type="float" office:value="10584">
                <text:p>10584</text:p>
              </table:table-cell>
              <table:table-cell office:value-type="float" office:value="10647">
                <text:p>10647</text:p>
              </table:table-cell>
              <table:table-cell office:value-type="float" office:value="10542.6">
                <text:p>10542.6</text:p>
              </table:table-cell>
              <table:table-cell office:value-type="float" office:value="10463.8">
                <text:p>10463.8</text:p>
              </table:table-cell>
              <table:table-cell office:value-type="float" office:value="10565.3">
                <text:p>10565.3</text:p>
              </table:table-cell>
              <table:table-cell office:value-type="float" office:value="10529.1">
                <text:p>10529.1</text:p>
              </table:table-cell>
              <table:table-cell office:value-type="float" office:value="10485.4">
                <text:p>10485.4</text:p>
              </table:table-cell>
              <table:table-cell office:value-type="float" office:value="10606.5">
                <text:p>10606.5</text:p>
              </table:table-cell>
              <table:table-cell office:value-type="float" office:value="10512">
                <text:p>10512</text:p>
              </table:table-cell>
              <table:table-cell office:value-type="float" office:value="10493.7">
                <text:p>10493.7</text:p>
              </table:table-cell>
              <table:table-cell office:value-type="float" office:value="10489.4">
                <text:p>10489.4</text:p>
              </table:table-cell>
              <table:table-cell office:value-type="float" office:value="10522.8">
                <text:p>10522.8</text:p>
              </table:table-cell>
              <table:table-cell office:value-type="float" office:value="10456.1">
                <text:p>10456.1</text:p>
              </table:table-cell>
              <table:table-cell office:value-type="float" office:value="10417.4">
                <text:p>10417.4</text:p>
              </table:table-cell>
              <table:table-cell office:value-type="float" office:value="10442.1">
                <text:p>10442.1</text:p>
              </table:table-cell>
              <table:table-cell office:value-type="float" office:value="10468">
                <text:p>10468</text:p>
              </table:table-cell>
              <table:table-cell office:value-type="float" office:value="10423.2">
                <text:p>10423.2</text:p>
              </table:table-cell>
              <table:table-cell office:value-type="float" office:value="10579.7">
                <text:p>10579.7</text:p>
              </table:table-cell>
              <table:table-cell office:value-type="float" office:value="10442.6">
                <text:p>10442.6</text:p>
              </table:table-cell>
              <table:table-cell office:value-type="float" office:value="10513.4">
                <text:p>10513.4</text:p>
              </table:table-cell>
              <table:table-cell office:value-type="float" office:value="10401.3">
                <text:p>10401.3</text:p>
              </table:table-cell>
              <table:table-cell office:value-type="float" office:value="10307.5">
                <text:p>10307.5</text:p>
              </table:table-cell>
              <table:table-cell office:value-type="float" office:value="10209.3">
                <text:p>10209.3</text:p>
              </table:table-cell>
              <table:table-cell office:value-type="float" office:value="10102.1">
                <text:p>10102.1</text:p>
              </table:table-cell>
              <table:table-cell office:value-type="float" office:value="10015">
                <text:p>10015</text:p>
              </table:table-cell>
              <table:table-cell office:value-type="float" office:value="9875.4">
                <text:p>9875.4</text:p>
              </table:table-cell>
              <table:table-cell office:value-type="float" office:value="9827.25">
                <text:p>9827.25</text:p>
              </table:table-cell>
              <table:table-cell office:value-type="float" office:value="10068.1">
                <text:p>10068.1</text:p>
              </table:table-cell>
              <table:table-cell office:value-type="float" office:value="10759.4">
                <text:p>10759.4</text:p>
              </table:table-cell>
              <table:table-cell office:value-type="float" office:value="10591.6">
                <text:p>10591.6</text:p>
              </table:table-cell>
              <table:table-cell office:value-type="float" office:value="11306.8">
                <text:p>11306.8</text:p>
              </table:table-cell>
              <table:table-cell office:value-type="float" office:value="11932.5">
                <text:p>11932.5</text:p>
              </table:table-cell>
              <table:table-cell office:value-type="float" office:value="11478.4">
                <text:p>11478.4</text:p>
              </table:table-cell>
              <table:table-cell office:value-type="float" office:value="10847.8">
                <text:p>10847.8</text:p>
              </table:table-cell>
              <table:table-cell office:value-type="float" office:value="9825.13">
                <text:p>9825.13</text:p>
              </table:table-cell>
              <table:table-cell office:value-type="float" office:value="9722.12">
                <text:p>9722.12</text:p>
              </table:table-cell>
              <table:table-cell office:value-type="float" office:value="9761.38">
                <text:p>9761.38</text:p>
              </table:table-cell>
              <table:table-cell office:value-type="float" office:value="9786.26">
                <text:p>9786.26</text:p>
              </table:table-cell>
              <table:table-cell office:value-type="float" office:value="9893.61">
                <text:p>9893.61</text:p>
              </table:table-cell>
              <table:table-cell office:value-type="float" office:value="9797.93">
                <text:p>9797.93</text:p>
              </table:table-cell>
              <table:table-cell office:value-type="float" office:value="9755.8">
                <text:p>9755.8</text:p>
              </table:table-cell>
              <table:table-cell office:value-type="float" office:value="9840.42">
                <text:p>9840.42</text:p>
              </table:table-cell>
              <table:table-cell office:value-type="float" office:value="9648.84">
                <text:p>9648.84</text:p>
              </table:table-cell>
              <table:table-cell office:value-type="float" office:value="9680.98">
                <text:p>9680.98</text:p>
              </table:table-cell>
              <table:table-cell office:value-type="float" office:value="9691.44">
                <text:p>9691.44</text:p>
              </table:table-cell>
              <table:table-cell office:value-type="float" office:value="9716.35">
                <text:p>9716.35</text:p>
              </table:table-cell>
              <table:table-cell office:value-type="float" office:value="9662.1">
                <text:p>9662.1</text:p>
              </table:table-cell>
              <table:table-cell office:value-type="float" office:value="9686.07">
                <text:p>9686.07</text:p>
              </table:table-cell>
              <table:table-cell office:value-type="float" office:value="9709.24">
                <text:p>9709.24</text:p>
              </table:table-cell>
              <table:table-cell office:value-type="float" office:value="9961.22">
                <text:p>9961.22</text:p>
              </table:table-cell>
              <table:table-cell office:value-type="float" office:value="10412.8">
                <text:p>10412.8</text:p>
              </table:table-cell>
              <table:table-cell office:value-type="float" office:value="10444.3">
                <text:p>10444.3</text:p>
              </table:table-cell>
              <table:table-cell office:value-type="float" office:value="11190.9">
                <text:p>11190.9</text:p>
              </table:table-cell>
              <table:table-cell office:value-type="float" office:value="11505.9">
                <text:p>11505.9</text:p>
              </table:table-cell>
              <table:table-cell office:value-type="float" office:value="11675.5">
                <text:p>11675.5</text:p>
              </table:table-cell>
              <table:table-cell office:value-type="float" office:value="10702.4">
                <text:p>10702.4</text:p>
              </table:table-cell>
              <table:table-cell office:value-type="float" office:value="9726.02">
                <text:p>9726.02</text:p>
              </table:table-cell>
              <table:table-cell office:value-type="float" office:value="9714.42">
                <text:p>9714.42</text:p>
              </table:table-cell>
              <table:table-cell office:value-type="float" office:value="9737.4">
                <text:p>9737.4</text:p>
              </table:table-cell>
              <table:table-cell office:value-type="float" office:value="9687.37">
                <text:p>9687.37</text:p>
              </table:table-cell>
              <table:table-cell office:value-type="float" office:value="9682.53">
                <text:p>9682.53</text:p>
              </table:table-cell>
              <table:table-cell office:value-type="float" office:value="10120.2">
                <text:p>10120.2</text:p>
              </table:table-cell>
              <table:table-cell office:value-type="float" office:value="10057.8">
                <text:p>10057.8</text:p>
              </table:table-cell>
              <table:table-cell office:value-type="float" office:value="10213.2">
                <text:p>10213.2</text:p>
              </table:table-cell>
              <table:table-cell office:value-type="float" office:value="10585.8">
                <text:p>10585.8</text:p>
              </table:table-cell>
              <table:table-cell office:value-type="float" office:value="10957.4">
                <text:p>10957.4</text:p>
              </table:table-cell>
              <table:table-cell office:value-type="float" office:value="10723.7">
                <text:p>10723.7</text:p>
              </table:table-cell>
              <table:table-cell office:value-type="float" office:value="9884.86">
                <text:p>9884.86</text:p>
              </table:table-cell>
              <table:table-cell office:value-type="float" office:value="9659.08">
                <text:p>9659.08</text:p>
              </table:table-cell>
              <table:table-cell office:value-type="float" office:value="9713.26">
                <text:p>9713.26</text:p>
              </table:table-cell>
              <table:table-cell office:value-type="float" office:value="10140.8">
                <text:p>10140.8</text:p>
              </table:table-cell>
              <table:table-cell office:value-type="float" office:value="9965.87">
                <text:p>9965.87</text:p>
              </table:table-cell>
              <table:table-cell office:value-type="float" office:value="10340.9">
                <text:p>10340.9</text:p>
              </table:table-cell>
              <table:table-cell office:value-type="float" office:value="10679.8">
                <text:p>10679.8</text:p>
              </table:table-cell>
              <table:table-cell office:value-type="float" office:value="10835.5">
                <text:p>10835.5</text:p>
              </table:table-cell>
              <table:table-cell office:value-type="float" office:value="10976.9">
                <text:p>10976.9</text:p>
              </table:table-cell>
              <table:table-cell office:value-type="float" office:value="10913.3">
                <text:p>10913.3</text:p>
              </table:table-cell>
              <table:table-cell office:value-type="float" office:value="10242.2">
                <text:p>10242.2</text:p>
              </table:table-cell>
              <table:table-cell office:value-type="float" office:value="9587.14">
                <text:p>9587.14</text:p>
              </table:table-cell>
              <table:table-cell office:value-type="float" office:value="10002.4">
                <text:p>10002.4</text:p>
              </table:table-cell>
              <table:table-cell office:value-type="float" office:value="10334.4">
                <text:p>10334.4</text:p>
              </table:table-cell>
              <table:table-cell office:value-type="float" office:value="10504.3">
                <text:p>10504.3</text:p>
              </table:table-cell>
              <table:table-cell office:value-type="float" office:value="11489">
                <text:p>11489</text:p>
              </table:table-cell>
              <table:table-cell office:value-type="float" office:value="11362.1">
                <text:p>11362.1</text:p>
              </table:table-cell>
              <table:table-cell office:value-type="float" office:value="11442.4">
                <text:p>11442.4</text:p>
              </table:table-cell>
              <table:table-cell office:value-type="float" office:value="10301.5">
                <text:p>10301.5</text:p>
              </table:table-cell>
              <table:table-cell office:value-type="float" office:value="9555.34">
                <text:p>9555.34</text:p>
              </table:table-cell>
              <table:table-cell office:value-type="float" office:value="9597.16">
                <text:p>9597.16</text:p>
              </table:table-cell>
              <table:table-cell office:value-type="float" office:value="9668.22">
                <text:p>9668.22</text:p>
              </table:table-cell>
              <table:table-cell office:value-type="float" office:value="9619.66">
                <text:p>9619.66</text:p>
              </table:table-cell>
              <table:table-cell office:value-type="float" office:value="9596.29">
                <text:p>9596.29</text:p>
              </table:table-cell>
              <table:table-cell office:value-type="float" office:value="9484.95">
                <text:p>9484.95</text:p>
              </table:table-cell>
              <table:table-cell office:value-type="float" office:value="9501.7">
                <text:p>9501.7</text:p>
              </table:table-cell>
              <table:table-cell office:value-type="float" office:value="9546.17">
                <text:p>9546.17</text:p>
              </table:table-cell>
              <table:table-cell office:value-type="float" office:value="9630.14">
                <text:p>9630.14</text:p>
              </table:table-cell>
              <table:table-cell office:value-type="float" office:value="9608.63">
                <text:p>9608.63</text:p>
              </table:table-cell>
              <table:table-cell office:value-type="float" office:value="9597.4">
                <text:p>9597.4</text:p>
              </table:table-cell>
              <table:table-cell office:value-type="float" office:value="9746.49">
                <text:p>9746.49</text:p>
              </table:table-cell>
              <table:table-cell office:value-type="float" office:value="9631.65">
                <text:p>9631.65</text:p>
              </table:table-cell>
              <table:table-cell office:value-type="float" office:value="10086.6">
                <text:p>10086.6</text:p>
              </table:table-cell>
              <table:table-cell office:value-type="float" office:value="10142.6">
                <text:p>10142.6</text:p>
              </table:table-cell>
              <table:table-cell office:value-type="float" office:value="10363.6">
                <text:p>10363.6</text:p>
              </table:table-cell>
              <table:table-cell office:value-type="float" office:value="9990.8">
                <text:p>9990.8</text:p>
              </table:table-cell>
              <table:table-cell office:value-type="float" office:value="9548.32">
                <text:p>9548.32</text:p>
              </table:table-cell>
              <table:table-cell office:value-type="float" office:value="9656.33">
                <text:p>9656.33</text:p>
              </table:table-cell>
              <table:table-cell office:value-type="float" office:value="9496.15">
                <text:p>9496.15</text:p>
              </table:table-cell>
              <table:table-cell office:value-type="float" office:value="9487.22">
                <text:p>9487.22</text:p>
              </table:table-cell>
              <table:table-cell office:value-type="float" office:value="9450.62">
                <text:p>9450.62</text:p>
              </table:table-cell>
              <table:table-cell office:value-type="float" office:value="9471.69">
                <text:p>9471.69</text:p>
              </table:table-cell>
              <table:table-cell office:value-type="float" office:value="9392.82">
                <text:p>9392.82</text:p>
              </table:table-cell>
              <table:table-cell office:value-type="float" office:value="9469.61">
                <text:p>9469.61</text:p>
              </table:table-cell>
              <table:table-cell office:value-type="float" office:value="9470.53">
                <text:p>9470.53</text:p>
              </table:table-cell>
              <table:table-cell office:value-type="float" office:value="9448.01">
                <text:p>9448.01</text:p>
              </table:table-cell>
              <table:table-cell office:value-type="float" office:value="9456.78">
                <text:p>9456.78</text:p>
              </table:table-cell>
              <table:table-cell office:value-type="float" office:value="9535.19">
                <text:p>9535.19</text:p>
              </table:table-cell>
              <table:table-cell office:value-type="float" office:value="9584.7">
                <text:p>9584.7</text:p>
              </table:table-cell>
              <table:table-cell office:value-type="float" office:value="9511.14">
                <text:p>9511.14</text:p>
              </table:table-cell>
              <table:table-cell office:value-type="float" office:value="9601.21">
                <text:p>9601.21</text:p>
              </table:table-cell>
              <table:table-cell office:value-type="float" office:value="9737.79">
                <text:p>9737.79</text:p>
              </table:table-cell>
              <table:table-cell office:value-type="float" office:value="9683.8">
                <text:p>9683.8</text:p>
              </table:table-cell>
              <table:table-cell office:value-type="float" office:value="9630.84">
                <text:p>9630.84</text:p>
              </table:table-cell>
              <table:table-cell office:value-type="float" office:value="9914.5">
                <text:p>9914.5</text:p>
              </table:table-cell>
              <table:table-cell office:value-type="float" office:value="10333.9">
                <text:p>10333.9</text:p>
              </table:table-cell>
              <table:table-cell office:value-type="float" office:value="10438.6">
                <text:p>10438.6</text:p>
              </table:table-cell>
              <table:table-cell office:value-type="float" office:value="10430.9">
                <text:p>10430.9</text:p>
              </table:table-cell>
              <table:table-cell office:value-type="float" office:value="9711.11">
                <text:p>9711.11</text:p>
              </table:table-cell>
              <table:table-cell office:value-type="float" office:value="9524.84">
                <text:p>9524.84</text:p>
              </table:table-cell>
              <table:table-cell office:value-type="float" office:value="9430.71">
                <text:p>9430.71</text:p>
              </table:table-cell>
              <table:table-cell office:value-type="float" office:value="9461.25">
                <text:p>9461.25</text:p>
              </table:table-cell>
              <table:table-cell office:value-type="float" office:value="9751.25">
                <text:p>9751.25</text:p>
              </table:table-cell>
              <table:table-cell office:value-type="float" office:value="9880.25">
                <text:p>9880.25</text:p>
              </table:table-cell>
              <table:table-cell office:value-type="float" office:value="9543.13">
                <text:p>9543.13</text:p>
              </table:table-cell>
              <table:table-cell office:value-type="float" office:value="9815.35">
                <text:p>9815.35</text:p>
              </table:table-cell>
              <table:table-cell office:value-type="float" office:value="9707.71">
                <text:p>9707.71</text:p>
              </table:table-cell>
              <table:table-cell office:value-type="float" office:value="10003.6">
                <text:p>10003.6</text:p>
              </table:table-cell>
              <table:table-cell office:value-type="float" office:value="10010.4">
                <text:p>10010.4</text:p>
              </table:table-cell>
              <table:table-cell office:value-type="float" office:value="10139.1">
                <text:p>10139.1</text:p>
              </table:table-cell>
              <table:table-cell office:value-type="float" office:value="10243.1">
                <text:p>10243.1</text:p>
              </table:table-cell>
              <table:table-cell office:value-type="float" office:value="9735.48">
                <text:p>9735.48</text:p>
              </table:table-cell>
              <table:table-cell office:value-type="float" office:value="9449.09">
                <text:p>9449.09</text:p>
              </table:table-cell>
              <table:table-cell office:value-type="float" office:value="9572.14">
                <text:p>9572.14</text:p>
              </table:table-cell>
              <table:table-cell office:value-type="float" office:value="9375.57">
                <text:p>9375.57</text:p>
              </table:table-cell>
              <table:table-cell office:value-type="float" office:value="9332.31">
                <text:p>9332.31</text:p>
              </table:table-cell>
              <table:table-cell office:value-type="float" office:value="9378">
                <text:p>9378</text:p>
              </table:table-cell>
              <table:table-cell office:value-type="float" office:value="9384.28">
                <text:p>9384.28</text:p>
              </table:table-cell>
              <table:table-cell office:value-type="float" office:value="9310.32">
                <text:p>9310.32</text:p>
              </table:table-cell>
              <table:table-cell office:value-type="float" office:value="9361.98">
                <text:p>9361.98</text:p>
              </table:table-cell>
              <table:table-cell office:value-type="float" office:value="9498.9">
                <text:p>9498.9</text:p>
              </table:table-cell>
              <table:table-cell office:value-type="float" office:value="9385.78">
                <text:p>9385.78</text:p>
              </table:table-cell>
              <table:table-cell office:value-type="float" office:value="9423.33">
                <text:p>9423.33</text:p>
              </table:table-cell>
              <table:table-cell office:value-type="float" office:value="9365.93">
                <text:p>9365.93</text:p>
              </table:table-cell>
              <table:table-cell office:value-type="float" office:value="9354.32">
                <text:p>9354.32</text:p>
              </table:table-cell>
              <table:table-cell office:value-type="float" office:value="9333.28">
                <text:p>9333.28</text:p>
              </table:table-cell>
              <table:table-cell office:value-type="float" office:value="9636.15">
                <text:p>9636.15</text:p>
              </table:table-cell>
              <table:table-cell office:value-type="float" office:value="9568.05">
                <text:p>9568.05</text:p>
              </table:table-cell>
              <table:table-cell office:value-type="float" office:value="9559.95">
                <text:p>9559.95</text:p>
              </table:table-cell>
              <table:table-cell office:value-type="float" office:value="9052.98">
                <text:p>9052.98</text:p>
              </table:table-cell>
              <table:table-cell office:value-type="float" office:value="9085.16">
                <text:p>9085.16</text:p>
              </table:table-cell>
              <table:table-cell office:value-type="float" office:value="9099.81">
                <text:p>9099.81</text:p>
              </table:table-cell>
              <table:table-cell office:value-type="float" office:value="9094.61">
                <text:p>9094.61</text:p>
              </table:table-cell>
              <table:table-cell office:value-type="float" office:value="9120.53">
                <text:p>9120.53</text:p>
              </table:table-cell>
              <table:table-cell office:value-type="float" office:value="9132">
                <text:p>9132</text:p>
              </table:table-cell>
              <table:table-cell office:value-type="float" office:value="9133.62">
                <text:p>9133.62</text:p>
              </table:table-cell>
              <table:table-cell office:value-type="float" office:value="9222.91">
                <text:p>9222.91</text:p>
              </table:table-cell>
              <table:table-cell office:value-type="float" office:value="9364.89">
                <text:p>9364.89</text:p>
              </table:table-cell>
              <table:table-cell office:value-type="float" office:value="9364.43">
                <text:p>9364.43</text:p>
              </table:table-cell>
              <table:table-cell office:value-type="float" office:value="9490.82">
                <text:p>9490.82</text:p>
              </table:table-cell>
              <table:table-cell office:value-type="float" office:value="9658.77">
                <text:p>9658.77</text:p>
              </table:table-cell>
              <table:table-cell office:value-type="float" office:value="9533.03">
                <text:p>9533.03</text:p>
              </table:table-cell>
              <table:table-cell office:value-type="float" office:value="9220.87">
                <text:p>9220.87</text:p>
              </table:table-cell>
              <table:table-cell office:value-type="float" office:value="9074.86">
                <text:p>9074.86</text:p>
              </table:table-cell>
              <table:table-cell office:value-type="float" office:value="9274.06">
                <text:p>9274.06</text:p>
              </table:table-cell>
              <table:table-cell office:value-type="float" office:value="9358.74">
                <text:p>9358.74</text:p>
              </table:table-cell>
              <table:table-cell office:value-type="float" office:value="9437.52">
                <text:p>9437.52</text:p>
              </table:table-cell>
              <table:table-cell office:value-type="float" office:value="9534.39">
                <text:p>9534.39</text:p>
              </table:table-cell>
              <table:table-cell office:value-type="float" office:value="10401.1">
                <text:p>10401.1</text:p>
              </table:table-cell>
              <table:table-cell office:value-type="float" office:value="9628.56">
                <text:p>9628.56</text:p>
              </table:table-cell>
              <table:table-cell office:value-type="float" office:value="8849.59">
                <text:p>8849.59</text:p>
              </table:table-cell>
              <table:table-cell office:value-type="float" office:value="8823.37">
                <text:p>8823.37</text:p>
              </table:table-cell>
              <table:table-cell office:value-type="float" office:value="8723.21">
                <text:p>8723.21</text:p>
              </table:table-cell>
              <table:table-cell office:value-type="float" office:value="8806.16">
                <text:p>8806.16</text:p>
              </table:table-cell>
              <table:table-cell office:value-type="float" office:value="8809.73">
                <text:p>8809.73</text:p>
              </table:table-cell>
              <table:table-cell office:value-type="float" office:value="8889.47">
                <text:p>8889.47</text:p>
              </table:table-cell>
              <table:table-cell office:value-type="float" office:value="8983.34">
                <text:p>8983.34</text:p>
              </table:table-cell>
              <table:table-cell office:value-type="float" office:value="8853.63">
                <text:p>8853.63</text:p>
              </table:table-cell>
              <table:table-cell office:value-type="float" office:value="8897.9">
                <text:p>8897.9</text:p>
              </table:table-cell>
            </table:table-row>
            <table:table-row>
              <table:table-cell office:value-type="string">
                <text:p>Run: 2</text:p>
                <draw:g>
                  <svg:desc>Sheet1.H5:Sheet1.H5</svg:desc>
                </draw:g>
              </table:table-cell>
              <table:table-cell office:value-type="float" office:value="29319.2">
                <text:p>29319.2</text:p>
                <draw:g>
                  <svg:desc>Sheet1.A7:Sheet1.JN7</svg:desc>
                </draw:g>
              </table:table-cell>
              <table:table-cell office:value-type="float" office:value="28601.2">
                <text:p>28601.2</text:p>
              </table:table-cell>
              <table:table-cell office:value-type="float" office:value="28125.8">
                <text:p>28125.8</text:p>
              </table:table-cell>
              <table:table-cell office:value-type="float" office:value="27424.4">
                <text:p>27424.4</text:p>
              </table:table-cell>
              <table:table-cell office:value-type="float" office:value="27260.4">
                <text:p>27260.4</text:p>
              </table:table-cell>
              <table:table-cell office:value-type="float" office:value="27098.2">
                <text:p>27098.2</text:p>
              </table:table-cell>
              <table:table-cell office:value-type="float" office:value="27307.4">
                <text:p>27307.4</text:p>
              </table:table-cell>
              <table:table-cell office:value-type="float" office:value="26407.9">
                <text:p>26407.9</text:p>
              </table:table-cell>
              <table:table-cell office:value-type="float" office:value="25467.5">
                <text:p>25467.5</text:p>
              </table:table-cell>
              <table:table-cell office:value-type="float" office:value="23532.6">
                <text:p>23532.6</text:p>
              </table:table-cell>
              <table:table-cell office:value-type="float" office:value="22488.3">
                <text:p>22488.3</text:p>
              </table:table-cell>
              <table:table-cell office:value-type="float" office:value="22098.1">
                <text:p>22098.1</text:p>
              </table:table-cell>
              <table:table-cell office:value-type="float" office:value="21789.8">
                <text:p>21789.8</text:p>
              </table:table-cell>
              <table:table-cell office:value-type="float" office:value="21845.1">
                <text:p>21845.1</text:p>
              </table:table-cell>
              <table:table-cell office:value-type="float" office:value="21208.9">
                <text:p>21208.9</text:p>
              </table:table-cell>
              <table:table-cell office:value-type="float" office:value="21226">
                <text:p>21226</text:p>
              </table:table-cell>
              <table:table-cell office:value-type="float" office:value="21099.1">
                <text:p>21099.1</text:p>
              </table:table-cell>
              <table:table-cell office:value-type="float" office:value="20716.8">
                <text:p>20716.8</text:p>
              </table:table-cell>
              <table:table-cell office:value-type="float" office:value="20721.6">
                <text:p>20721.6</text:p>
              </table:table-cell>
              <table:table-cell office:value-type="float" office:value="20834">
                <text:p>20834</text:p>
              </table:table-cell>
              <table:table-cell office:value-type="float" office:value="20351.7">
                <text:p>20351.7</text:p>
              </table:table-cell>
              <table:table-cell office:value-type="float" office:value="19947">
                <text:p>19947</text:p>
              </table:table-cell>
              <table:table-cell office:value-type="float" office:value="19528.5">
                <text:p>19528.5</text:p>
              </table:table-cell>
              <table:table-cell office:value-type="float" office:value="19587.5">
                <text:p>19587.5</text:p>
              </table:table-cell>
              <table:table-cell office:value-type="float" office:value="19319.1">
                <text:p>19319.1</text:p>
              </table:table-cell>
              <table:table-cell office:value-type="float" office:value="19081.4">
                <text:p>19081.4</text:p>
              </table:table-cell>
              <table:table-cell office:value-type="float" office:value="18922.8">
                <text:p>18922.8</text:p>
              </table:table-cell>
              <table:table-cell office:value-type="float" office:value="18740.1">
                <text:p>18740.1</text:p>
              </table:table-cell>
              <table:table-cell office:value-type="float" office:value="18708.3">
                <text:p>18708.3</text:p>
              </table:table-cell>
              <table:table-cell office:value-type="float" office:value="18766.9">
                <text:p>18766.9</text:p>
              </table:table-cell>
              <table:table-cell office:value-type="float" office:value="18585.8">
                <text:p>18585.8</text:p>
              </table:table-cell>
              <table:table-cell office:value-type="float" office:value="18514.8">
                <text:p>18514.8</text:p>
              </table:table-cell>
              <table:table-cell office:value-type="float" office:value="18925.6">
                <text:p>18925.6</text:p>
              </table:table-cell>
              <table:table-cell office:value-type="float" office:value="18951.6">
                <text:p>18951.6</text:p>
              </table:table-cell>
              <table:table-cell office:value-type="float" office:value="20101.7">
                <text:p>20101.7</text:p>
              </table:table-cell>
              <table:table-cell office:value-type="float" office:value="20082.9">
                <text:p>20082.9</text:p>
              </table:table-cell>
              <table:table-cell office:value-type="float" office:value="19623.4">
                <text:p>19623.4</text:p>
              </table:table-cell>
              <table:table-cell office:value-type="float" office:value="19971.4">
                <text:p>19971.4</text:p>
              </table:table-cell>
              <table:table-cell office:value-type="float" office:value="19145.6">
                <text:p>19145.6</text:p>
              </table:table-cell>
              <table:table-cell office:value-type="float" office:value="20069.9">
                <text:p>20069.9</text:p>
              </table:table-cell>
              <table:table-cell office:value-type="float" office:value="19675.1">
                <text:p>19675.1</text:p>
              </table:table-cell>
              <table:table-cell office:value-type="float" office:value="20412.7">
                <text:p>20412.7</text:p>
              </table:table-cell>
              <table:table-cell office:value-type="float" office:value="19966.3">
                <text:p>19966.3</text:p>
              </table:table-cell>
              <table:table-cell office:value-type="float" office:value="19483.2">
                <text:p>19483.2</text:p>
              </table:table-cell>
              <table:table-cell office:value-type="float" office:value="19311.3">
                <text:p>19311.3</text:p>
              </table:table-cell>
              <table:table-cell office:value-type="float" office:value="19021.1">
                <text:p>19021.1</text:p>
              </table:table-cell>
              <table:table-cell office:value-type="float" office:value="18949.5">
                <text:p>18949.5</text:p>
              </table:table-cell>
              <table:table-cell office:value-type="float" office:value="18886.6">
                <text:p>18886.6</text:p>
              </table:table-cell>
              <table:table-cell office:value-type="float" office:value="17990.9">
                <text:p>17990.9</text:p>
              </table:table-cell>
              <table:table-cell office:value-type="float" office:value="18175.5">
                <text:p>18175.5</text:p>
              </table:table-cell>
              <table:table-cell office:value-type="float" office:value="18286.1">
                <text:p>18286.1</text:p>
              </table:table-cell>
              <table:table-cell office:value-type="float" office:value="18311">
                <text:p>18311</text:p>
              </table:table-cell>
              <table:table-cell office:value-type="float" office:value="18663.7">
                <text:p>18663.7</text:p>
              </table:table-cell>
              <table:table-cell office:value-type="float" office:value="18204.7">
                <text:p>18204.7</text:p>
              </table:table-cell>
              <table:table-cell office:value-type="float" office:value="16983.7">
                <text:p>16983.7</text:p>
              </table:table-cell>
              <table:table-cell office:value-type="float" office:value="17367.3">
                <text:p>17367.3</text:p>
              </table:table-cell>
              <table:table-cell office:value-type="float" office:value="17376.2">
                <text:p>17376.2</text:p>
              </table:table-cell>
              <table:table-cell office:value-type="float" office:value="17172.2">
                <text:p>17172.2</text:p>
              </table:table-cell>
              <table:table-cell office:value-type="float" office:value="17568">
                <text:p>17568</text:p>
              </table:table-cell>
              <table:table-cell office:value-type="float" office:value="17346.3">
                <text:p>17346.3</text:p>
              </table:table-cell>
              <table:table-cell office:value-type="float" office:value="17810.4">
                <text:p>17810.4</text:p>
              </table:table-cell>
              <table:table-cell office:value-type="float" office:value="17322.5">
                <text:p>17322.5</text:p>
              </table:table-cell>
              <table:table-cell office:value-type="float" office:value="16355.4">
                <text:p>16355.4</text:p>
              </table:table-cell>
              <table:table-cell office:value-type="float" office:value="16108.3">
                <text:p>16108.3</text:p>
              </table:table-cell>
              <table:table-cell office:value-type="float" office:value="16641.7">
                <text:p>16641.7</text:p>
              </table:table-cell>
              <table:table-cell office:value-type="float" office:value="16503.5">
                <text:p>16503.5</text:p>
              </table:table-cell>
              <table:table-cell office:value-type="float" office:value="16069">
                <text:p>16069</text:p>
              </table:table-cell>
              <table:table-cell office:value-type="float" office:value="15523.7">
                <text:p>15523.7</text:p>
              </table:table-cell>
              <table:table-cell office:value-type="float" office:value="15386.2">
                <text:p>15386.2</text:p>
              </table:table-cell>
              <table:table-cell office:value-type="float" office:value="15717.2">
                <text:p>15717.2</text:p>
              </table:table-cell>
              <table:table-cell office:value-type="float" office:value="16036.4">
                <text:p>16036.4</text:p>
              </table:table-cell>
              <table:table-cell office:value-type="float" office:value="16199">
                <text:p>16199</text:p>
              </table:table-cell>
              <table:table-cell office:value-type="float" office:value="15865.1">
                <text:p>15865.1</text:p>
              </table:table-cell>
              <table:table-cell office:value-type="float" office:value="15269.3">
                <text:p>15269.3</text:p>
              </table:table-cell>
              <table:table-cell office:value-type="float" office:value="15331.6">
                <text:p>15331.6</text:p>
              </table:table-cell>
              <table:table-cell office:value-type="float" office:value="15155">
                <text:p>15155</text:p>
              </table:table-cell>
              <table:table-cell office:value-type="float" office:value="15134.8">
                <text:p>15134.8</text:p>
              </table:table-cell>
              <table:table-cell office:value-type="float" office:value="15301.1">
                <text:p>15301.1</text:p>
              </table:table-cell>
              <table:table-cell office:value-type="float" office:value="16328.3">
                <text:p>16328.3</text:p>
              </table:table-cell>
              <table:table-cell office:value-type="float" office:value="16874.1">
                <text:p>16874.1</text:p>
              </table:table-cell>
              <table:table-cell office:value-type="float" office:value="16362.4">
                <text:p>16362.4</text:p>
              </table:table-cell>
              <table:table-cell office:value-type="float" office:value="16524.3">
                <text:p>16524.3</text:p>
              </table:table-cell>
              <table:table-cell office:value-type="float" office:value="17473.5">
                <text:p>17473.5</text:p>
              </table:table-cell>
              <table:table-cell office:value-type="float" office:value="16282.5">
                <text:p>16282.5</text:p>
              </table:table-cell>
              <table:table-cell office:value-type="float" office:value="15391.3">
                <text:p>15391.3</text:p>
              </table:table-cell>
              <table:table-cell office:value-type="float" office:value="15224">
                <text:p>15224</text:p>
              </table:table-cell>
              <table:table-cell office:value-type="float" office:value="15596.1">
                <text:p>15596.1</text:p>
              </table:table-cell>
              <table:table-cell office:value-type="float" office:value="15967.9">
                <text:p>15967.9</text:p>
              </table:table-cell>
              <table:table-cell office:value-type="float" office:value="16665.3">
                <text:p>16665.3</text:p>
              </table:table-cell>
              <table:table-cell office:value-type="float" office:value="16378.8">
                <text:p>16378.8</text:p>
              </table:table-cell>
              <table:table-cell office:value-type="float" office:value="15202.5">
                <text:p>15202.5</text:p>
              </table:table-cell>
              <table:table-cell office:value-type="float" office:value="14527.3">
                <text:p>14527.3</text:p>
              </table:table-cell>
              <table:table-cell office:value-type="float" office:value="14682.6">
                <text:p>14682.6</text:p>
              </table:table-cell>
              <table:table-cell office:value-type="float" office:value="15376.6">
                <text:p>15376.6</text:p>
              </table:table-cell>
              <table:table-cell office:value-type="float" office:value="14826.9">
                <text:p>14826.9</text:p>
              </table:table-cell>
              <table:table-cell office:value-type="float" office:value="14947">
                <text:p>14947</text:p>
              </table:table-cell>
              <table:table-cell office:value-type="float" office:value="14620.1">
                <text:p>14620.1</text:p>
              </table:table-cell>
              <table:table-cell office:value-type="float" office:value="14649.8">
                <text:p>14649.8</text:p>
              </table:table-cell>
              <table:table-cell office:value-type="float" office:value="14815.9">
                <text:p>14815.9</text:p>
              </table:table-cell>
              <table:table-cell office:value-type="float" office:value="14810.4">
                <text:p>14810.4</text:p>
              </table:table-cell>
              <table:table-cell office:value-type="float" office:value="14270.1">
                <text:p>14270.1</text:p>
              </table:table-cell>
              <table:table-cell office:value-type="float" office:value="13938.8">
                <text:p>13938.8</text:p>
              </table:table-cell>
              <table:table-cell office:value-type="float" office:value="13933.3">
                <text:p>13933.3</text:p>
              </table:table-cell>
              <table:table-cell office:value-type="float" office:value="13870.9">
                <text:p>13870.9</text:p>
              </table:table-cell>
              <table:table-cell office:value-type="float" office:value="13587">
                <text:p>13587</text:p>
              </table:table-cell>
              <table:table-cell office:value-type="float" office:value="13348.7">
                <text:p>13348.7</text:p>
              </table:table-cell>
              <table:table-cell office:value-type="float" office:value="13129.2">
                <text:p>13129.2</text:p>
              </table:table-cell>
              <table:table-cell office:value-type="float" office:value="13421.6">
                <text:p>13421.6</text:p>
              </table:table-cell>
              <table:table-cell office:value-type="float" office:value="13465.5">
                <text:p>13465.5</text:p>
              </table:table-cell>
              <table:table-cell office:value-type="float" office:value="13448.1">
                <text:p>13448.1</text:p>
              </table:table-cell>
              <table:table-cell office:value-type="float" office:value="13592.1">
                <text:p>13592.1</text:p>
              </table:table-cell>
              <table:table-cell office:value-type="float" office:value="13868.1">
                <text:p>13868.1</text:p>
              </table:table-cell>
              <table:table-cell office:value-type="float" office:value="13783.1">
                <text:p>13783.1</text:p>
              </table:table-cell>
              <table:table-cell office:value-type="float" office:value="13879.4">
                <text:p>13879.4</text:p>
              </table:table-cell>
              <table:table-cell office:value-type="float" office:value="13842.7">
                <text:p>13842.7</text:p>
              </table:table-cell>
              <table:table-cell office:value-type="float" office:value="14619.1">
                <text:p>14619.1</text:p>
              </table:table-cell>
              <table:table-cell office:value-type="float" office:value="14476.8">
                <text:p>14476.8</text:p>
              </table:table-cell>
              <table:table-cell office:value-type="float" office:value="14819.5">
                <text:p>14819.5</text:p>
              </table:table-cell>
              <table:table-cell office:value-type="float" office:value="16853.8">
                <text:p>16853.8</text:p>
              </table:table-cell>
              <table:table-cell office:value-type="float" office:value="15634.1">
                <text:p>15634.1</text:p>
              </table:table-cell>
              <table:table-cell office:value-type="float" office:value="15065.2">
                <text:p>15065.2</text:p>
              </table:table-cell>
              <table:table-cell office:value-type="float" office:value="13815.2">
                <text:p>13815.2</text:p>
              </table:table-cell>
              <table:table-cell office:value-type="float" office:value="13434.3">
                <text:p>13434.3</text:p>
              </table:table-cell>
              <table:table-cell office:value-type="float" office:value="12956.3">
                <text:p>12956.3</text:p>
              </table:table-cell>
              <table:table-cell office:value-type="float" office:value="13405.7">
                <text:p>13405.7</text:p>
              </table:table-cell>
              <table:table-cell office:value-type="float" office:value="14278.3">
                <text:p>14278.3</text:p>
              </table:table-cell>
              <table:table-cell office:value-type="float" office:value="13175">
                <text:p>13175</text:p>
              </table:table-cell>
              <table:table-cell office:value-type="float" office:value="13644.5">
                <text:p>13644.5</text:p>
              </table:table-cell>
              <table:table-cell office:value-type="float" office:value="12891.9">
                <text:p>12891.9</text:p>
              </table:table-cell>
              <table:table-cell office:value-type="float" office:value="12698.3">
                <text:p>12698.3</text:p>
              </table:table-cell>
              <table:table-cell office:value-type="float" office:value="12739.3">
                <text:p>12739.3</text:p>
              </table:table-cell>
              <table:table-cell office:value-type="float" office:value="12828.7">
                <text:p>12828.7</text:p>
              </table:table-cell>
              <table:table-cell office:value-type="float" office:value="12634.9">
                <text:p>12634.9</text:p>
              </table:table-cell>
              <table:table-cell office:value-type="float" office:value="12415.6">
                <text:p>12415.6</text:p>
              </table:table-cell>
              <table:table-cell office:value-type="float" office:value="12474.4">
                <text:p>12474.4</text:p>
              </table:table-cell>
              <table:table-cell office:value-type="float" office:value="12665.4">
                <text:p>12665.4</text:p>
              </table:table-cell>
              <table:table-cell office:value-type="float" office:value="12762.1">
                <text:p>12762.1</text:p>
              </table:table-cell>
              <table:table-cell office:value-type="float" office:value="12773.3">
                <text:p>12773.3</text:p>
              </table:table-cell>
              <table:table-cell office:value-type="float" office:value="13795.8">
                <text:p>13795.8</text:p>
              </table:table-cell>
              <table:table-cell office:value-type="float" office:value="12906.2">
                <text:p>12906.2</text:p>
              </table:table-cell>
              <table:table-cell office:value-type="float" office:value="13417.1">
                <text:p>13417.1</text:p>
              </table:table-cell>
              <table:table-cell office:value-type="float" office:value="13687.5">
                <text:p>13687.5</text:p>
              </table:table-cell>
              <table:table-cell office:value-type="float" office:value="13832.8">
                <text:p>13832.8</text:p>
              </table:table-cell>
              <table:table-cell office:value-type="float" office:value="13884.1">
                <text:p>13884.1</text:p>
              </table:table-cell>
              <table:table-cell office:value-type="float" office:value="13874.9">
                <text:p>13874.9</text:p>
              </table:table-cell>
              <table:table-cell office:value-type="float" office:value="13285.8">
                <text:p>13285.8</text:p>
              </table:table-cell>
              <table:table-cell office:value-type="float" office:value="12533">
                <text:p>12533</text:p>
              </table:table-cell>
              <table:table-cell office:value-type="float" office:value="12665">
                <text:p>12665</text:p>
              </table:table-cell>
              <table:table-cell office:value-type="float" office:value="12446.5">
                <text:p>12446.5</text:p>
              </table:table-cell>
              <table:table-cell office:value-type="float" office:value="12470.8">
                <text:p>12470.8</text:p>
              </table:table-cell>
              <table:table-cell office:value-type="float" office:value="12848.8">
                <text:p>12848.8</text:p>
              </table:table-cell>
              <table:table-cell office:value-type="float" office:value="12942.6">
                <text:p>12942.6</text:p>
              </table:table-cell>
              <table:table-cell office:value-type="float" office:value="12183.4">
                <text:p>12183.4</text:p>
              </table:table-cell>
              <table:table-cell office:value-type="float" office:value="12145.4">
                <text:p>12145.4</text:p>
              </table:table-cell>
              <table:table-cell office:value-type="float" office:value="13009.1">
                <text:p>13009.1</text:p>
              </table:table-cell>
              <table:table-cell office:value-type="float" office:value="12952.2">
                <text:p>12952.2</text:p>
              </table:table-cell>
              <table:table-cell office:value-type="float" office:value="12716.9">
                <text:p>12716.9</text:p>
              </table:table-cell>
              <table:table-cell office:value-type="float" office:value="12875.9">
                <text:p>12875.9</text:p>
              </table:table-cell>
              <table:table-cell office:value-type="float" office:value="12950.4">
                <text:p>12950.4</text:p>
              </table:table-cell>
              <table:table-cell office:value-type="float" office:value="13005.2">
                <text:p>13005.2</text:p>
              </table:table-cell>
              <table:table-cell office:value-type="float" office:value="13751.4">
                <text:p>13751.4</text:p>
              </table:table-cell>
              <table:table-cell office:value-type="float" office:value="13033.2">
                <text:p>13033.2</text:p>
              </table:table-cell>
              <table:table-cell office:value-type="float" office:value="13498.1">
                <text:p>13498.1</text:p>
              </table:table-cell>
              <table:table-cell office:value-type="float" office:value="12456.9">
                <text:p>12456.9</text:p>
              </table:table-cell>
              <table:table-cell office:value-type="float" office:value="12047.1">
                <text:p>12047.1</text:p>
              </table:table-cell>
              <table:table-cell office:value-type="float" office:value="11760.2">
                <text:p>11760.2</text:p>
              </table:table-cell>
              <table:table-cell office:value-type="float" office:value="11440.8">
                <text:p>11440.8</text:p>
              </table:table-cell>
              <table:table-cell office:value-type="float" office:value="11350">
                <text:p>11350</text:p>
              </table:table-cell>
              <table:table-cell office:value-type="float" office:value="11264.9">
                <text:p>11264.9</text:p>
              </table:table-cell>
              <table:table-cell office:value-type="float" office:value="11255.7">
                <text:p>11255.7</text:p>
              </table:table-cell>
              <table:table-cell office:value-type="float" office:value="11259.4">
                <text:p>11259.4</text:p>
              </table:table-cell>
              <table:table-cell office:value-type="float" office:value="11241.4">
                <text:p>11241.4</text:p>
              </table:table-cell>
              <table:table-cell office:value-type="float" office:value="11274.8">
                <text:p>11274.8</text:p>
              </table:table-cell>
              <table:table-cell office:value-type="float" office:value="11523.7">
                <text:p>11523.7</text:p>
              </table:table-cell>
              <table:table-cell office:value-type="float" office:value="11749.5">
                <text:p>11749.5</text:p>
              </table:table-cell>
              <table:table-cell office:value-type="float" office:value="12051.9">
                <text:p>12051.9</text:p>
              </table:table-cell>
              <table:table-cell office:value-type="float" office:value="12266.9">
                <text:p>12266.9</text:p>
              </table:table-cell>
              <table:table-cell office:value-type="float" office:value="11871.4">
                <text:p>11871.4</text:p>
              </table:table-cell>
              <table:table-cell office:value-type="float" office:value="11254.7">
                <text:p>11254.7</text:p>
              </table:table-cell>
              <table:table-cell office:value-type="float" office:value="11242.3">
                <text:p>11242.3</text:p>
              </table:table-cell>
              <table:table-cell office:value-type="float" office:value="11222.9">
                <text:p>11222.9</text:p>
              </table:table-cell>
              <table:table-cell office:value-type="float" office:value="11211.3">
                <text:p>11211.3</text:p>
              </table:table-cell>
              <table:table-cell office:value-type="float" office:value="11240.9">
                <text:p>11240.9</text:p>
              </table:table-cell>
              <table:table-cell office:value-type="float" office:value="11738.4">
                <text:p>11738.4</text:p>
              </table:table-cell>
              <table:table-cell office:value-type="float" office:value="11663.9">
                <text:p>11663.9</text:p>
              </table:table-cell>
              <table:table-cell office:value-type="float" office:value="11634.2">
                <text:p>11634.2</text:p>
              </table:table-cell>
              <table:table-cell office:value-type="float" office:value="12163.3">
                <text:p>12163.3</text:p>
              </table:table-cell>
              <table:table-cell office:value-type="float" office:value="12016.9">
                <text:p>12016.9</text:p>
              </table:table-cell>
              <table:table-cell office:value-type="float" office:value="11619.6">
                <text:p>11619.6</text:p>
              </table:table-cell>
              <table:table-cell office:value-type="float" office:value="11207">
                <text:p>11207</text:p>
              </table:table-cell>
              <table:table-cell office:value-type="float" office:value="11079.3">
                <text:p>11079.3</text:p>
              </table:table-cell>
              <table:table-cell office:value-type="float" office:value="11027.5">
                <text:p>11027.5</text:p>
              </table:table-cell>
              <table:table-cell office:value-type="float" office:value="10967.3">
                <text:p>10967.3</text:p>
              </table:table-cell>
              <table:table-cell office:value-type="float" office:value="11081">
                <text:p>11081</text:p>
              </table:table-cell>
              <table:table-cell office:value-type="float" office:value="11322.9">
                <text:p>11322.9</text:p>
              </table:table-cell>
              <table:table-cell office:value-type="float" office:value="10898.7">
                <text:p>10898.7</text:p>
              </table:table-cell>
              <table:table-cell office:value-type="float" office:value="11100.1">
                <text:p>11100.1</text:p>
              </table:table-cell>
              <table:table-cell office:value-type="float" office:value="10861.2">
                <text:p>10861.2</text:p>
              </table:table-cell>
              <table:table-cell office:value-type="float" office:value="10853.3">
                <text:p>10853.3</text:p>
              </table:table-cell>
              <table:table-cell office:value-type="float" office:value="11247.3">
                <text:p>11247.3</text:p>
              </table:table-cell>
              <table:table-cell office:value-type="float" office:value="10993">
                <text:p>10993</text:p>
              </table:table-cell>
              <table:table-cell office:value-type="float" office:value="11273.8">
                <text:p>11273.8</text:p>
              </table:table-cell>
              <table:table-cell office:value-type="float" office:value="11852.6">
                <text:p>11852.6</text:p>
              </table:table-cell>
              <table:table-cell office:value-type="float" office:value="11437.9">
                <text:p>11437.9</text:p>
              </table:table-cell>
              <table:table-cell office:value-type="float" office:value="12306.7">
                <text:p>12306.7</text:p>
              </table:table-cell>
              <table:table-cell office:value-type="float" office:value="12217.1">
                <text:p>12217.1</text:p>
              </table:table-cell>
              <table:table-cell office:value-type="float" office:value="10869.5">
                <text:p>10869.5</text:p>
              </table:table-cell>
              <table:table-cell office:value-type="float" office:value="10623.1">
                <text:p>10623.1</text:p>
              </table:table-cell>
              <table:table-cell office:value-type="float" office:value="10596.1">
                <text:p>10596.1</text:p>
              </table:table-cell>
              <table:table-cell office:value-type="float" office:value="10648.2">
                <text:p>10648.2</text:p>
              </table:table-cell>
              <table:table-cell office:value-type="float" office:value="10568.6">
                <text:p>10568.6</text:p>
              </table:table-cell>
              <table:table-cell office:value-type="float" office:value="10612.8">
                <text:p>10612.8</text:p>
              </table:table-cell>
              <table:table-cell office:value-type="float" office:value="10887.4">
                <text:p>10887.4</text:p>
              </table:table-cell>
              <table:table-cell office:value-type="float" office:value="10970.5">
                <text:p>10970.5</text:p>
              </table:table-cell>
              <table:table-cell office:value-type="float" office:value="11679.8">
                <text:p>11679.8</text:p>
              </table:table-cell>
              <table:table-cell office:value-type="float" office:value="11013.9">
                <text:p>11013.9</text:p>
              </table:table-cell>
              <table:table-cell office:value-type="float" office:value="10683.6">
                <text:p>10683.6</text:p>
              </table:table-cell>
              <table:table-cell office:value-type="float" office:value="10548">
                <text:p>10548</text:p>
              </table:table-cell>
              <table:table-cell office:value-type="float" office:value="10087.5">
                <text:p>10087.5</text:p>
              </table:table-cell>
              <table:table-cell office:value-type="float" office:value="9858.96">
                <text:p>9858.96</text:p>
              </table:table-cell>
              <table:table-cell office:value-type="float" office:value="9862.84">
                <text:p>9862.84</text:p>
              </table:table-cell>
              <table:table-cell office:value-type="float" office:value="9824.94">
                <text:p>9824.94</text:p>
              </table:table-cell>
              <table:table-cell office:value-type="float" office:value="10107.3">
                <text:p>10107.3</text:p>
              </table:table-cell>
              <table:table-cell office:value-type="float" office:value="10098.2">
                <text:p>10098.2</text:p>
              </table:table-cell>
              <table:table-cell office:value-type="float" office:value="10508.7">
                <text:p>10508.7</text:p>
              </table:table-cell>
              <table:table-cell office:value-type="float" office:value="10384.9">
                <text:p>10384.9</text:p>
              </table:table-cell>
              <table:table-cell office:value-type="float" office:value="11109.8">
                <text:p>11109.8</text:p>
              </table:table-cell>
              <table:table-cell office:value-type="float" office:value="10874">
                <text:p>10874</text:p>
              </table:table-cell>
              <table:table-cell office:value-type="float" office:value="10033.5">
                <text:p>10033.5</text:p>
              </table:table-cell>
              <table:table-cell office:value-type="float" office:value="9548.7">
                <text:p>9548.7</text:p>
              </table:table-cell>
              <table:table-cell office:value-type="float" office:value="9564.18">
                <text:p>9564.18</text:p>
              </table:table-cell>
              <table:table-cell office:value-type="float" office:value="9561.21">
                <text:p>9561.21</text:p>
              </table:table-cell>
              <table:table-cell office:value-type="float" office:value="9591.14">
                <text:p>9591.14</text:p>
              </table:table-cell>
              <table:table-cell office:value-type="float" office:value="9608.17">
                <text:p>9608.17</text:p>
              </table:table-cell>
              <table:table-cell office:value-type="float" office:value="9752.89">
                <text:p>9752.89</text:p>
              </table:table-cell>
              <table:table-cell office:value-type="float" office:value="9796.45">
                <text:p>9796.45</text:p>
              </table:table-cell>
              <table:table-cell office:value-type="float" office:value="9838.66">
                <text:p>9838.66</text:p>
              </table:table-cell>
              <table:table-cell office:value-type="float" office:value="9903.43">
                <text:p>9903.43</text:p>
              </table:table-cell>
              <table:table-cell office:value-type="float" office:value="10136.1">
                <text:p>10136.1</text:p>
              </table:table-cell>
              <table:table-cell office:value-type="float" office:value="10400.3">
                <text:p>10400.3</text:p>
              </table:table-cell>
              <table:table-cell office:value-type="float" office:value="10221.7">
                <text:p>10221.7</text:p>
              </table:table-cell>
              <table:table-cell office:value-type="float" office:value="9993.72">
                <text:p>9993.72</text:p>
              </table:table-cell>
              <table:table-cell office:value-type="float" office:value="9654.96">
                <text:p>9654.96</text:p>
              </table:table-cell>
              <table:table-cell office:value-type="float" office:value="9552.19">
                <text:p>9552.19</text:p>
              </table:table-cell>
              <table:table-cell office:value-type="float" office:value="10457.9">
                <text:p>10457.9</text:p>
              </table:table-cell>
              <table:table-cell office:value-type="float" office:value="10163.1">
                <text:p>10163.1</text:p>
              </table:table-cell>
              <table:table-cell office:value-type="float" office:value="10254.1">
                <text:p>10254.1</text:p>
              </table:table-cell>
              <table:table-cell office:value-type="float" office:value="10085">
                <text:p>10085</text:p>
              </table:table-cell>
              <table:table-cell office:value-type="float" office:value="10948.6">
                <text:p>10948.6</text:p>
              </table:table-cell>
              <table:table-cell office:value-type="float" office:value="10519.6">
                <text:p>10519.6</text:p>
              </table:table-cell>
              <table:table-cell office:value-type="float" office:value="9718.77">
                <text:p>9718.77</text:p>
              </table:table-cell>
              <table:table-cell office:value-type="float" office:value="9481.05">
                <text:p>9481.05</text:p>
              </table:table-cell>
              <table:table-cell office:value-type="float" office:value="9416.33">
                <text:p>9416.33</text:p>
              </table:table-cell>
              <table:table-cell office:value-type="float" office:value="9341.92">
                <text:p>9341.92</text:p>
              </table:table-cell>
              <table:table-cell office:value-type="float" office:value="9067.85">
                <text:p>9067.85</text:p>
              </table:table-cell>
              <table:table-cell office:value-type="float" office:value="9052.31">
                <text:p>9052.31</text:p>
              </table:table-cell>
              <table:table-cell office:value-type="float" office:value="9008.46">
                <text:p>9008.46</text:p>
              </table:table-cell>
              <table:table-cell office:value-type="float" office:value="8987.52">
                <text:p>8987.52</text:p>
              </table:table-cell>
              <table:table-cell office:value-type="float" office:value="9029.68">
                <text:p>9029.68</text:p>
              </table:table-cell>
              <table:table-cell office:value-type="float" office:value="8904.64">
                <text:p>8904.64</text:p>
              </table:table-cell>
              <table:table-cell office:value-type="float" office:value="8852.21">
                <text:p>8852.21</text:p>
              </table:table-cell>
              <table:table-cell office:value-type="float" office:value="8810.08">
                <text:p>8810.08</text:p>
              </table:table-cell>
              <table:table-cell office:value-type="float" office:value="8873.36">
                <text:p>8873.36</text:p>
              </table:table-cell>
              <table:table-cell office:value-type="float" office:value="8816.27">
                <text:p>8816.27</text:p>
              </table:table-cell>
              <table:table-cell office:value-type="float" office:value="8878.6">
                <text:p>8878.6</text:p>
              </table:table-cell>
              <table:table-cell office:value-type="float" office:value="8904.02">
                <text:p>8904.02</text:p>
              </table:table-cell>
              <table:table-cell office:value-type="float" office:value="8866.89">
                <text:p>8866.89</text:p>
              </table:table-cell>
              <table:table-cell office:value-type="float" office:value="8899.69">
                <text:p>8899.69</text:p>
              </table:table-cell>
              <table:table-cell office:value-type="float" office:value="8887.19">
                <text:p>8887.19</text:p>
              </table:table-cell>
              <table:table-cell office:value-type="float" office:value="8931.39">
                <text:p>8931.39</text:p>
              </table:table-cell>
              <table:table-cell office:value-type="float" office:value="8965.45">
                <text:p>8965.45</text:p>
              </table:table-cell>
              <table:table-cell office:value-type="float" office:value="8914.65">
                <text:p>8914.65</text:p>
              </table:table-cell>
              <table:table-cell office:value-type="float" office:value="9089.62">
                <text:p>9089.62</text:p>
              </table:table-cell>
              <table:table-cell office:value-type="float" office:value="8943.95">
                <text:p>8943.95</text:p>
              </table:table-cell>
            </table:table-row>
            <table:table-row>
              <table:table-cell office:value-type="string">
                <text:p>Run: 3</text:p>
                <draw:g>
                  <svg:desc>Sheet1.H9:Sheet1.H9</svg:desc>
                </draw:g>
              </table:table-cell>
              <table:table-cell office:value-type="float" office:value="29202.2">
                <text:p>29202.2</text:p>
                <draw:g>
                  <svg:desc>Sheet1.A11:Sheet1.KI11</svg:desc>
                </draw:g>
              </table:table-cell>
              <table:table-cell office:value-type="float" office:value="28380.7">
                <text:p>28380.7</text:p>
              </table:table-cell>
              <table:table-cell office:value-type="float" office:value="27964.8">
                <text:p>27964.8</text:p>
              </table:table-cell>
              <table:table-cell office:value-type="float" office:value="27479.3">
                <text:p>27479.3</text:p>
              </table:table-cell>
              <table:table-cell office:value-type="float" office:value="27308.5">
                <text:p>27308.5</text:p>
              </table:table-cell>
              <table:table-cell office:value-type="float" office:value="26870.1">
                <text:p>26870.1</text:p>
              </table:table-cell>
              <table:table-cell office:value-type="float" office:value="26599.9">
                <text:p>26599.9</text:p>
              </table:table-cell>
              <table:table-cell office:value-type="float" office:value="26110.6">
                <text:p>26110.6</text:p>
              </table:table-cell>
              <table:table-cell office:value-type="float" office:value="25815.3">
                <text:p>25815.3</text:p>
              </table:table-cell>
              <table:table-cell office:value-type="float" office:value="24838.9">
                <text:p>24838.9</text:p>
              </table:table-cell>
              <table:table-cell office:value-type="float" office:value="23127.8">
                <text:p>23127.8</text:p>
              </table:table-cell>
              <table:table-cell office:value-type="float" office:value="22200.2">
                <text:p>22200.2</text:p>
              </table:table-cell>
              <table:table-cell office:value-type="float" office:value="21812.1">
                <text:p>21812.1</text:p>
              </table:table-cell>
              <table:table-cell office:value-type="float" office:value="21684.8">
                <text:p>21684.8</text:p>
              </table:table-cell>
              <table:table-cell office:value-type="float" office:value="21398.7">
                <text:p>21398.7</text:p>
              </table:table-cell>
              <table:table-cell office:value-type="float" office:value="21226.5">
                <text:p>21226.5</text:p>
              </table:table-cell>
              <table:table-cell office:value-type="float" office:value="20524.6">
                <text:p>20524.6</text:p>
              </table:table-cell>
              <table:table-cell office:value-type="float" office:value="19942.4">
                <text:p>19942.4</text:p>
              </table:table-cell>
              <table:table-cell office:value-type="float" office:value="19478.8">
                <text:p>19478.8</text:p>
              </table:table-cell>
              <table:table-cell office:value-type="float" office:value="19229">
                <text:p>19229</text:p>
              </table:table-cell>
              <table:table-cell office:value-type="float" office:value="19586.2">
                <text:p>19586.2</text:p>
              </table:table-cell>
              <table:table-cell office:value-type="float" office:value="18970.1">
                <text:p>18970.1</text:p>
              </table:table-cell>
              <table:table-cell office:value-type="float" office:value="18967.3">
                <text:p>18967.3</text:p>
              </table:table-cell>
              <table:table-cell office:value-type="float" office:value="19031">
                <text:p>19031</text:p>
              </table:table-cell>
              <table:table-cell office:value-type="float" office:value="18893.7">
                <text:p>18893.7</text:p>
              </table:table-cell>
              <table:table-cell office:value-type="float" office:value="18954.1">
                <text:p>18954.1</text:p>
              </table:table-cell>
              <table:table-cell office:value-type="float" office:value="19303.9">
                <text:p>19303.9</text:p>
              </table:table-cell>
              <table:table-cell office:value-type="float" office:value="18939.8">
                <text:p>18939.8</text:p>
              </table:table-cell>
              <table:table-cell office:value-type="float" office:value="18511.9">
                <text:p>18511.9</text:p>
              </table:table-cell>
              <table:table-cell office:value-type="float" office:value="17841.7">
                <text:p>17841.7</text:p>
              </table:table-cell>
              <table:table-cell office:value-type="float" office:value="17508">
                <text:p>17508</text:p>
              </table:table-cell>
              <table:table-cell office:value-type="float" office:value="17301">
                <text:p>17301</text:p>
              </table:table-cell>
              <table:table-cell office:value-type="float" office:value="17567.3">
                <text:p>17567.3</text:p>
              </table:table-cell>
              <table:table-cell office:value-type="float" office:value="17262.1">
                <text:p>17262.1</text:p>
              </table:table-cell>
              <table:table-cell office:value-type="float" office:value="17021.6">
                <text:p>17021.6</text:p>
              </table:table-cell>
              <table:table-cell office:value-type="float" office:value="16956.1">
                <text:p>16956.1</text:p>
              </table:table-cell>
              <table:table-cell office:value-type="float" office:value="16802.6">
                <text:p>16802.6</text:p>
              </table:table-cell>
              <table:table-cell office:value-type="float" office:value="16616.8">
                <text:p>16616.8</text:p>
              </table:table-cell>
              <table:table-cell office:value-type="float" office:value="16895.4">
                <text:p>16895.4</text:p>
              </table:table-cell>
              <table:table-cell office:value-type="float" office:value="16886.7">
                <text:p>16886.7</text:p>
              </table:table-cell>
              <table:table-cell office:value-type="float" office:value="16285.3">
                <text:p>16285.3</text:p>
              </table:table-cell>
              <table:table-cell office:value-type="float" office:value="16131.7">
                <text:p>16131.7</text:p>
              </table:table-cell>
              <table:table-cell office:value-type="float" office:value="16172.1">
                <text:p>16172.1</text:p>
              </table:table-cell>
              <table:table-cell office:value-type="float" office:value="16562.1">
                <text:p>16562.1</text:p>
              </table:table-cell>
              <table:table-cell office:value-type="float" office:value="16222.9">
                <text:p>16222.9</text:p>
              </table:table-cell>
              <table:table-cell office:value-type="float" office:value="15873.9">
                <text:p>15873.9</text:p>
              </table:table-cell>
              <table:table-cell office:value-type="float" office:value="15765.6">
                <text:p>15765.6</text:p>
              </table:table-cell>
              <table:table-cell office:value-type="float" office:value="15736.2">
                <text:p>15736.2</text:p>
              </table:table-cell>
              <table:table-cell office:value-type="float" office:value="15838.9">
                <text:p>15838.9</text:p>
              </table:table-cell>
              <table:table-cell office:value-type="float" office:value="16743.6">
                <text:p>16743.6</text:p>
              </table:table-cell>
              <table:table-cell office:value-type="float" office:value="16625.9">
                <text:p>16625.9</text:p>
              </table:table-cell>
              <table:table-cell office:value-type="float" office:value="16399.1">
                <text:p>16399.1</text:p>
              </table:table-cell>
              <table:table-cell office:value-type="float" office:value="16313">
                <text:p>16313</text:p>
              </table:table-cell>
              <table:table-cell office:value-type="float" office:value="16314.5">
                <text:p>16314.5</text:p>
              </table:table-cell>
              <table:table-cell office:value-type="float" office:value="16069.2">
                <text:p>16069.2</text:p>
              </table:table-cell>
              <table:table-cell office:value-type="float" office:value="15779.1">
                <text:p>15779.1</text:p>
              </table:table-cell>
              <table:table-cell office:value-type="float" office:value="15483.2">
                <text:p>15483.2</text:p>
              </table:table-cell>
              <table:table-cell office:value-type="float" office:value="15364.1">
                <text:p>15364.1</text:p>
              </table:table-cell>
              <table:table-cell office:value-type="float" office:value="15566.6">
                <text:p>15566.6</text:p>
              </table:table-cell>
              <table:table-cell office:value-type="float" office:value="15417.1">
                <text:p>15417.1</text:p>
              </table:table-cell>
              <table:table-cell office:value-type="float" office:value="16131.1">
                <text:p>16131.1</text:p>
              </table:table-cell>
              <table:table-cell office:value-type="float" office:value="15829.1">
                <text:p>15829.1</text:p>
              </table:table-cell>
              <table:table-cell office:value-type="float" office:value="15762.8">
                <text:p>15762.8</text:p>
              </table:table-cell>
              <table:table-cell office:value-type="float" office:value="16166.1">
                <text:p>16166.1</text:p>
              </table:table-cell>
              <table:table-cell office:value-type="float" office:value="15752.5">
                <text:p>15752.5</text:p>
              </table:table-cell>
              <table:table-cell office:value-type="float" office:value="14947.7">
                <text:p>14947.7</text:p>
              </table:table-cell>
              <table:table-cell office:value-type="float" office:value="14879">
                <text:p>14879</text:p>
              </table:table-cell>
              <table:table-cell office:value-type="float" office:value="14770.4">
                <text:p>14770.4</text:p>
              </table:table-cell>
              <table:table-cell office:value-type="float" office:value="14685.5">
                <text:p>14685.5</text:p>
              </table:table-cell>
              <table:table-cell office:value-type="float" office:value="14621">
                <text:p>14621</text:p>
              </table:table-cell>
              <table:table-cell office:value-type="float" office:value="14587.7">
                <text:p>14587.7</text:p>
              </table:table-cell>
              <table:table-cell office:value-type="float" office:value="15441.9">
                <text:p>15441.9</text:p>
              </table:table-cell>
              <table:table-cell office:value-type="float" office:value="15124">
                <text:p>15124</text:p>
              </table:table-cell>
              <table:table-cell office:value-type="float" office:value="15083.1">
                <text:p>15083.1</text:p>
              </table:table-cell>
              <table:table-cell office:value-type="float" office:value="14688.8">
                <text:p>14688.8</text:p>
              </table:table-cell>
              <table:table-cell office:value-type="float" office:value="15844.6">
                <text:p>15844.6</text:p>
              </table:table-cell>
              <table:table-cell office:value-type="float" office:value="15469.4">
                <text:p>15469.4</text:p>
              </table:table-cell>
              <table:table-cell office:value-type="float" office:value="16055.6">
                <text:p>16055.6</text:p>
              </table:table-cell>
              <table:table-cell office:value-type="float" office:value="14948.8">
                <text:p>14948.8</text:p>
              </table:table-cell>
              <table:table-cell office:value-type="float" office:value="14236.3">
                <text:p>14236.3</text:p>
              </table:table-cell>
              <table:table-cell office:value-type="float" office:value="14159.1">
                <text:p>14159.1</text:p>
              </table:table-cell>
              <table:table-cell office:value-type="float" office:value="14204.3">
                <text:p>14204.3</text:p>
              </table:table-cell>
              <table:table-cell office:value-type="float" office:value="14155.1">
                <text:p>14155.1</text:p>
              </table:table-cell>
              <table:table-cell office:value-type="float" office:value="14262">
                <text:p>14262</text:p>
              </table:table-cell>
              <table:table-cell office:value-type="float" office:value="14242.5">
                <text:p>14242.5</text:p>
              </table:table-cell>
              <table:table-cell office:value-type="float" office:value="14190.4">
                <text:p>14190.4</text:p>
              </table:table-cell>
              <table:table-cell office:value-type="float" office:value="13903.6">
                <text:p>13903.6</text:p>
              </table:table-cell>
              <table:table-cell office:value-type="float" office:value="13612.6">
                <text:p>13612.6</text:p>
              </table:table-cell>
              <table:table-cell office:value-type="float" office:value="14055.6">
                <text:p>14055.6</text:p>
              </table:table-cell>
              <table:table-cell office:value-type="float" office:value="14371">
                <text:p>14371</text:p>
              </table:table-cell>
              <table:table-cell office:value-type="float" office:value="14026.5">
                <text:p>14026.5</text:p>
              </table:table-cell>
              <table:table-cell office:value-type="float" office:value="13694.4">
                <text:p>13694.4</text:p>
              </table:table-cell>
              <table:table-cell office:value-type="float" office:value="13336.2">
                <text:p>13336.2</text:p>
              </table:table-cell>
              <table:table-cell office:value-type="float" office:value="13767">
                <text:p>13767</text:p>
              </table:table-cell>
              <table:table-cell office:value-type="float" office:value="13396.8">
                <text:p>13396.8</text:p>
              </table:table-cell>
              <table:table-cell office:value-type="float" office:value="13062.9">
                <text:p>13062.9</text:p>
              </table:table-cell>
              <table:table-cell office:value-type="float" office:value="13514.9">
                <text:p>13514.9</text:p>
              </table:table-cell>
              <table:table-cell office:value-type="float" office:value="13436.8">
                <text:p>13436.8</text:p>
              </table:table-cell>
              <table:table-cell office:value-type="float" office:value="13766.9">
                <text:p>13766.9</text:p>
              </table:table-cell>
              <table:table-cell office:value-type="float" office:value="13912.2">
                <text:p>13912.2</text:p>
              </table:table-cell>
              <table:table-cell office:value-type="float" office:value="13907.4">
                <text:p>13907.4</text:p>
              </table:table-cell>
              <table:table-cell office:value-type="float" office:value="13884.2">
                <text:p>13884.2</text:p>
              </table:table-cell>
              <table:table-cell office:value-type="float" office:value="12952.8">
                <text:p>12952.8</text:p>
              </table:table-cell>
              <table:table-cell office:value-type="float" office:value="12970.9">
                <text:p>12970.9</text:p>
              </table:table-cell>
              <table:table-cell office:value-type="float" office:value="13089.4">
                <text:p>13089.4</text:p>
              </table:table-cell>
              <table:table-cell office:value-type="float" office:value="13194.1">
                <text:p>13194.1</text:p>
              </table:table-cell>
              <table:table-cell office:value-type="float" office:value="12910.9">
                <text:p>12910.9</text:p>
              </table:table-cell>
              <table:table-cell office:value-type="float" office:value="13014.7">
                <text:p>13014.7</text:p>
              </table:table-cell>
              <table:table-cell office:value-type="float" office:value="12872.7">
                <text:p>12872.7</text:p>
              </table:table-cell>
              <table:table-cell office:value-type="float" office:value="12849.9">
                <text:p>12849.9</text:p>
              </table:table-cell>
              <table:table-cell office:value-type="float" office:value="12805.1">
                <text:p>12805.1</text:p>
              </table:table-cell>
              <table:table-cell office:value-type="float" office:value="12665.6">
                <text:p>12665.6</text:p>
              </table:table-cell>
              <table:table-cell office:value-type="float" office:value="12495.3">
                <text:p>12495.3</text:p>
              </table:table-cell>
              <table:table-cell office:value-type="float" office:value="12176.4">
                <text:p>12176.4</text:p>
              </table:table-cell>
              <table:table-cell office:value-type="float" office:value="12120.2">
                <text:p>12120.2</text:p>
              </table:table-cell>
              <table:table-cell office:value-type="float" office:value="12098.7">
                <text:p>12098.7</text:p>
              </table:table-cell>
              <table:table-cell office:value-type="float" office:value="12157.4">
                <text:p>12157.4</text:p>
              </table:table-cell>
              <table:table-cell office:value-type="float" office:value="11981.3">
                <text:p>11981.3</text:p>
              </table:table-cell>
              <table:table-cell office:value-type="float" office:value="11892.2">
                <text:p>11892.2</text:p>
              </table:table-cell>
              <table:table-cell office:value-type="float" office:value="11900.3">
                <text:p>11900.3</text:p>
              </table:table-cell>
              <table:table-cell office:value-type="float" office:value="12038.9">
                <text:p>12038.9</text:p>
              </table:table-cell>
              <table:table-cell office:value-type="float" office:value="11834.3">
                <text:p>11834.3</text:p>
              </table:table-cell>
              <table:table-cell office:value-type="float" office:value="11813.9">
                <text:p>11813.9</text:p>
              </table:table-cell>
              <table:table-cell office:value-type="float" office:value="11763.5">
                <text:p>11763.5</text:p>
              </table:table-cell>
              <table:table-cell office:value-type="float" office:value="11726.5">
                <text:p>11726.5</text:p>
              </table:table-cell>
              <table:table-cell office:value-type="float" office:value="11748.5">
                <text:p>11748.5</text:p>
              </table:table-cell>
              <table:table-cell office:value-type="float" office:value="11673.5">
                <text:p>11673.5</text:p>
              </table:table-cell>
              <table:table-cell office:value-type="float" office:value="11641.5">
                <text:p>11641.5</text:p>
              </table:table-cell>
              <table:table-cell office:value-type="float" office:value="11675.2">
                <text:p>11675.2</text:p>
              </table:table-cell>
              <table:table-cell office:value-type="float" office:value="11714.6">
                <text:p>11714.6</text:p>
              </table:table-cell>
              <table:table-cell office:value-type="float" office:value="11714.5">
                <text:p>11714.5</text:p>
              </table:table-cell>
              <table:table-cell office:value-type="float" office:value="11864.6">
                <text:p>11864.6</text:p>
              </table:table-cell>
              <table:table-cell office:value-type="float" office:value="11960.5">
                <text:p>11960.5</text:p>
              </table:table-cell>
              <table:table-cell office:value-type="float" office:value="12009.1">
                <text:p>12009.1</text:p>
              </table:table-cell>
              <table:table-cell office:value-type="float" office:value="12077.2">
                <text:p>12077.2</text:p>
              </table:table-cell>
              <table:table-cell office:value-type="float" office:value="12010.8">
                <text:p>12010.8</text:p>
              </table:table-cell>
              <table:table-cell office:value-type="float" office:value="12076.4">
                <text:p>12076.4</text:p>
              </table:table-cell>
              <table:table-cell office:value-type="float" office:value="11867.3">
                <text:p>11867.3</text:p>
              </table:table-cell>
              <table:table-cell office:value-type="float" office:value="11613.7">
                <text:p>11613.7</text:p>
              </table:table-cell>
              <table:table-cell office:value-type="float" office:value="11539.1">
                <text:p>11539.1</text:p>
              </table:table-cell>
              <table:table-cell office:value-type="float" office:value="11478.6">
                <text:p>11478.6</text:p>
              </table:table-cell>
              <table:table-cell office:value-type="float" office:value="11406.9">
                <text:p>11406.9</text:p>
              </table:table-cell>
              <table:table-cell office:value-type="float" office:value="11510">
                <text:p>11510</text:p>
              </table:table-cell>
              <table:table-cell office:value-type="float" office:value="11482.3">
                <text:p>11482.3</text:p>
              </table:table-cell>
              <table:table-cell office:value-type="float" office:value="11531.7">
                <text:p>11531.7</text:p>
              </table:table-cell>
              <table:table-cell office:value-type="float" office:value="11514.1">
                <text:p>11514.1</text:p>
              </table:table-cell>
              <table:table-cell office:value-type="float" office:value="11604.7">
                <text:p>11604.7</text:p>
              </table:table-cell>
              <table:table-cell office:value-type="float" office:value="11732.5">
                <text:p>11732.5</text:p>
              </table:table-cell>
              <table:table-cell office:value-type="float" office:value="11824.6">
                <text:p>11824.6</text:p>
              </table:table-cell>
              <table:table-cell office:value-type="float" office:value="11823.1">
                <text:p>11823.1</text:p>
              </table:table-cell>
              <table:table-cell office:value-type="float" office:value="11724">
                <text:p>11724</text:p>
              </table:table-cell>
              <table:table-cell office:value-type="float" office:value="11445.9">
                <text:p>11445.9</text:p>
              </table:table-cell>
              <table:table-cell office:value-type="float" office:value="11454.2">
                <text:p>11454.2</text:p>
              </table:table-cell>
              <table:table-cell office:value-type="float" office:value="11837">
                <text:p>11837</text:p>
              </table:table-cell>
              <table:table-cell office:value-type="float" office:value="11766.6">
                <text:p>11766.6</text:p>
              </table:table-cell>
              <table:table-cell office:value-type="float" office:value="12258.5">
                <text:p>12258.5</text:p>
              </table:table-cell>
              <table:table-cell office:value-type="float" office:value="11897.4">
                <text:p>11897.4</text:p>
              </table:table-cell>
              <table:table-cell office:value-type="float" office:value="12218.8">
                <text:p>12218.8</text:p>
              </table:table-cell>
              <table:table-cell office:value-type="float" office:value="12114.4">
                <text:p>12114.4</text:p>
              </table:table-cell>
              <table:table-cell office:value-type="float" office:value="11996.5">
                <text:p>11996.5</text:p>
              </table:table-cell>
              <table:table-cell office:value-type="float" office:value="12032.5">
                <text:p>12032.5</text:p>
              </table:table-cell>
              <table:table-cell office:value-type="float" office:value="12049.8">
                <text:p>12049.8</text:p>
              </table:table-cell>
              <table:table-cell office:value-type="float" office:value="11839.2">
                <text:p>11839.2</text:p>
              </table:table-cell>
              <table:table-cell office:value-type="float" office:value="11735.7">
                <text:p>11735.7</text:p>
              </table:table-cell>
              <table:table-cell office:value-type="float" office:value="11313.2">
                <text:p>11313.2</text:p>
              </table:table-cell>
              <table:table-cell office:value-type="float" office:value="11280.2">
                <text:p>11280.2</text:p>
              </table:table-cell>
              <table:table-cell office:value-type="float" office:value="11185.9">
                <text:p>11185.9</text:p>
              </table:table-cell>
              <table:table-cell office:value-type="float" office:value="11260.1">
                <text:p>11260.1</text:p>
              </table:table-cell>
              <table:table-cell office:value-type="float" office:value="11219.1">
                <text:p>11219.1</text:p>
              </table:table-cell>
              <table:table-cell office:value-type="float" office:value="11086.1">
                <text:p>11086.1</text:p>
              </table:table-cell>
              <table:table-cell office:value-type="float" office:value="10971.4">
                <text:p>10971.4</text:p>
              </table:table-cell>
              <table:table-cell office:value-type="float" office:value="11029.7">
                <text:p>11029.7</text:p>
              </table:table-cell>
              <table:table-cell office:value-type="float" office:value="10945.4">
                <text:p>10945.4</text:p>
              </table:table-cell>
              <table:table-cell office:value-type="float" office:value="10940.5">
                <text:p>10940.5</text:p>
              </table:table-cell>
              <table:table-cell office:value-type="float" office:value="10907.4">
                <text:p>10907.4</text:p>
              </table:table-cell>
              <table:table-cell office:value-type="float" office:value="11024.3">
                <text:p>11024.3</text:p>
              </table:table-cell>
              <table:table-cell office:value-type="float" office:value="11022.5">
                <text:p>11022.5</text:p>
              </table:table-cell>
              <table:table-cell office:value-type="float" office:value="10995.4">
                <text:p>10995.4</text:p>
              </table:table-cell>
              <table:table-cell office:value-type="float" office:value="11078.3">
                <text:p>11078.3</text:p>
              </table:table-cell>
              <table:table-cell office:value-type="float" office:value="10965.3">
                <text:p>10965.3</text:p>
              </table:table-cell>
              <table:table-cell office:value-type="float" office:value="10871.6">
                <text:p>10871.6</text:p>
              </table:table-cell>
              <table:table-cell office:value-type="float" office:value="10969.9">
                <text:p>10969.9</text:p>
              </table:table-cell>
              <table:table-cell office:value-type="float" office:value="10976.9">
                <text:p>10976.9</text:p>
              </table:table-cell>
              <table:table-cell office:value-type="float" office:value="10947.3">
                <text:p>10947.3</text:p>
              </table:table-cell>
              <table:table-cell office:value-type="float" office:value="11008.5">
                <text:p>11008.5</text:p>
              </table:table-cell>
              <table:table-cell office:value-type="float" office:value="11183.7">
                <text:p>11183.7</text:p>
              </table:table-cell>
              <table:table-cell office:value-type="float" office:value="11370.6">
                <text:p>11370.6</text:p>
              </table:table-cell>
              <table:table-cell office:value-type="float" office:value="11276.5">
                <text:p>11276.5</text:p>
              </table:table-cell>
              <table:table-cell office:value-type="float" office:value="11535">
                <text:p>11535</text:p>
              </table:table-cell>
              <table:table-cell office:value-type="float" office:value="11987.1">
                <text:p>11987.1</text:p>
              </table:table-cell>
              <table:table-cell office:value-type="float" office:value="12068.8">
                <text:p>12068.8</text:p>
              </table:table-cell>
              <table:table-cell office:value-type="float" office:value="12050.4">
                <text:p>12050.4</text:p>
              </table:table-cell>
              <table:table-cell office:value-type="float" office:value="12453">
                <text:p>12453</text:p>
              </table:table-cell>
              <table:table-cell office:value-type="float" office:value="11518.6">
                <text:p>11518.6</text:p>
              </table:table-cell>
              <table:table-cell office:value-type="float" office:value="11012.8">
                <text:p>11012.8</text:p>
              </table:table-cell>
              <table:table-cell office:value-type="float" office:value="11414.6">
                <text:p>11414.6</text:p>
              </table:table-cell>
              <table:table-cell office:value-type="float" office:value="11349.5">
                <text:p>11349.5</text:p>
              </table:table-cell>
              <table:table-cell office:value-type="float" office:value="10935.8">
                <text:p>10935.8</text:p>
              </table:table-cell>
              <table:table-cell office:value-type="float" office:value="10908.5">
                <text:p>10908.5</text:p>
              </table:table-cell>
              <table:table-cell office:value-type="float" office:value="10860.2">
                <text:p>10860.2</text:p>
              </table:table-cell>
              <table:table-cell office:value-type="float" office:value="10875.6">
                <text:p>10875.6</text:p>
              </table:table-cell>
              <table:table-cell office:value-type="float" office:value="10723.1">
                <text:p>10723.1</text:p>
              </table:table-cell>
              <table:table-cell office:value-type="float" office:value="10762.9">
                <text:p>10762.9</text:p>
              </table:table-cell>
              <table:table-cell office:value-type="float" office:value="10710.2">
                <text:p>10710.2</text:p>
              </table:table-cell>
              <table:table-cell office:value-type="float" office:value="10684.2">
                <text:p>10684.2</text:p>
              </table:table-cell>
              <table:table-cell office:value-type="float" office:value="10685.2">
                <text:p>10685.2</text:p>
              </table:table-cell>
              <table:table-cell office:value-type="float" office:value="10743.9">
                <text:p>10743.9</text:p>
              </table:table-cell>
              <table:table-cell office:value-type="float" office:value="10699">
                <text:p>10699</text:p>
              </table:table-cell>
              <table:table-cell office:value-type="float" office:value="10714.7">
                <text:p>10714.7</text:p>
              </table:table-cell>
              <table:table-cell office:value-type="float" office:value="10707.9">
                <text:p>10707.9</text:p>
              </table:table-cell>
              <table:table-cell office:value-type="float" office:value="10865.8">
                <text:p>10865.8</text:p>
              </table:table-cell>
              <table:table-cell office:value-type="float" office:value="10935.8">
                <text:p>10935.8</text:p>
              </table:table-cell>
              <table:table-cell office:value-type="float" office:value="11122">
                <text:p>11122</text:p>
              </table:table-cell>
              <table:table-cell office:value-type="float" office:value="11057.4">
                <text:p>11057.4</text:p>
              </table:table-cell>
              <table:table-cell office:value-type="float" office:value="10847.8">
                <text:p>10847.8</text:p>
              </table:table-cell>
              <table:table-cell office:value-type="float" office:value="10937.6">
                <text:p>10937.6</text:p>
              </table:table-cell>
              <table:table-cell office:value-type="float" office:value="11147.2">
                <text:p>11147.2</text:p>
              </table:table-cell>
              <table:table-cell office:value-type="float" office:value="11266.1">
                <text:p>11266.1</text:p>
              </table:table-cell>
              <table:table-cell office:value-type="float" office:value="11295.1">
                <text:p>11295.1</text:p>
              </table:table-cell>
              <table:table-cell office:value-type="float" office:value="11183.3">
                <text:p>11183.3</text:p>
              </table:table-cell>
              <table:table-cell office:value-type="float" office:value="10621.1">
                <text:p>10621.1</text:p>
              </table:table-cell>
              <table:table-cell office:value-type="float" office:value="10470.6">
                <text:p>10470.6</text:p>
              </table:table-cell>
              <table:table-cell office:value-type="float" office:value="10505">
                <text:p>10505</text:p>
              </table:table-cell>
              <table:table-cell office:value-type="float" office:value="10470">
                <text:p>10470</text:p>
              </table:table-cell>
              <table:table-cell office:value-type="float" office:value="10521">
                <text:p>10521</text:p>
              </table:table-cell>
              <table:table-cell office:value-type="float" office:value="10694.9">
                <text:p>10694.9</text:p>
              </table:table-cell>
              <table:table-cell office:value-type="float" office:value="10404.7">
                <text:p>10404.7</text:p>
              </table:table-cell>
              <table:table-cell office:value-type="float" office:value="10412.7">
                <text:p>10412.7</text:p>
              </table:table-cell>
              <table:table-cell office:value-type="float" office:value="10339.9">
                <text:p>10339.9</text:p>
              </table:table-cell>
              <table:table-cell office:value-type="float" office:value="10279.6">
                <text:p>10279.6</text:p>
              </table:table-cell>
              <table:table-cell office:value-type="float" office:value="10299.8">
                <text:p>10299.8</text:p>
              </table:table-cell>
              <table:table-cell office:value-type="float" office:value="10290.8">
                <text:p>10290.8</text:p>
              </table:table-cell>
              <table:table-cell office:value-type="float" office:value="10263.2">
                <text:p>10263.2</text:p>
              </table:table-cell>
              <table:table-cell office:value-type="float" office:value="10282.7">
                <text:p>10282.7</text:p>
              </table:table-cell>
              <table:table-cell office:value-type="float" office:value="10372.6">
                <text:p>10372.6</text:p>
              </table:table-cell>
              <table:table-cell office:value-type="float" office:value="10303">
                <text:p>10303</text:p>
              </table:table-cell>
              <table:table-cell office:value-type="float" office:value="10327">
                <text:p>10327</text:p>
              </table:table-cell>
              <table:table-cell office:value-type="float" office:value="10359.8">
                <text:p>10359.8</text:p>
              </table:table-cell>
              <table:table-cell office:value-type="float" office:value="10361.2">
                <text:p>10361.2</text:p>
              </table:table-cell>
              <table:table-cell office:value-type="float" office:value="10353.1">
                <text:p>10353.1</text:p>
              </table:table-cell>
              <table:table-cell office:value-type="float" office:value="10313.4">
                <text:p>10313.4</text:p>
              </table:table-cell>
              <table:table-cell office:value-type="float" office:value="10182.1">
                <text:p>10182.1</text:p>
              </table:table-cell>
              <table:table-cell office:value-type="float" office:value="10262.4">
                <text:p>10262.4</text:p>
              </table:table-cell>
              <table:table-cell office:value-type="float" office:value="10279.6">
                <text:p>10279.6</text:p>
              </table:table-cell>
              <table:table-cell office:value-type="float" office:value="10287.5">
                <text:p>10287.5</text:p>
              </table:table-cell>
              <table:table-cell office:value-type="float" office:value="10312.6">
                <text:p>10312.6</text:p>
              </table:table-cell>
              <table:table-cell office:value-type="float" office:value="10270.3">
                <text:p>10270.3</text:p>
              </table:table-cell>
              <table:table-cell office:value-type="float" office:value="10206.5">
                <text:p>10206.5</text:p>
              </table:table-cell>
              <table:table-cell office:value-type="float" office:value="10191.6">
                <text:p>10191.6</text:p>
              </table:table-cell>
              <table:table-cell office:value-type="float" office:value="10164.7">
                <text:p>10164.7</text:p>
              </table:table-cell>
              <table:table-cell office:value-type="float" office:value="10208.2">
                <text:p>10208.2</text:p>
              </table:table-cell>
              <table:table-cell office:value-type="float" office:value="10203.5">
                <text:p>10203.5</text:p>
              </table:table-cell>
              <table:table-cell office:value-type="float" office:value="10180.4">
                <text:p>10180.4</text:p>
              </table:table-cell>
              <table:table-cell office:value-type="float" office:value="10239">
                <text:p>10239</text:p>
              </table:table-cell>
              <table:table-cell office:value-type="float" office:value="10263.1">
                <text:p>10263.1</text:p>
              </table:table-cell>
              <table:table-cell office:value-type="float" office:value="10204.5">
                <text:p>10204.5</text:p>
              </table:table-cell>
              <table:table-cell office:value-type="float" office:value="10260.1">
                <text:p>10260.1</text:p>
              </table:table-cell>
              <table:table-cell office:value-type="float" office:value="10293.8">
                <text:p>10293.8</text:p>
              </table:table-cell>
              <table:table-cell office:value-type="float" office:value="10360.3">
                <text:p>10360.3</text:p>
              </table:table-cell>
              <table:table-cell office:value-type="float" office:value="10296.3">
                <text:p>10296.3</text:p>
              </table:table-cell>
              <table:table-cell office:value-type="float" office:value="10360.4">
                <text:p>10360.4</text:p>
              </table:table-cell>
              <table:table-cell office:value-type="float" office:value="10285.4">
                <text:p>10285.4</text:p>
              </table:table-cell>
              <table:table-cell office:value-type="float" office:value="10379.7">
                <text:p>10379.7</text:p>
              </table:table-cell>
              <table:table-cell office:value-type="float" office:value="10520.2">
                <text:p>10520.2</text:p>
              </table:table-cell>
              <table:table-cell office:value-type="float" office:value="10254.5">
                <text:p>10254.5</text:p>
              </table:table-cell>
              <table:table-cell office:value-type="float" office:value="10396.7">
                <text:p>10396.7</text:p>
              </table:table-cell>
              <table:table-cell office:value-type="float" office:value="10390.8">
                <text:p>10390.8</text:p>
              </table:table-cell>
              <table:table-cell office:value-type="float" office:value="10446.7">
                <text:p>10446.7</text:p>
              </table:table-cell>
              <table:table-cell office:value-type="float" office:value="10576">
                <text:p>10576</text:p>
              </table:table-cell>
              <table:table-cell office:value-type="float" office:value="10700.6">
                <text:p>10700.6</text:p>
              </table:table-cell>
              <table:table-cell office:value-type="float" office:value="10401.1">
                <text:p>10401.1</text:p>
              </table:table-cell>
              <table:table-cell office:value-type="float" office:value="10483.5">
                <text:p>10483.5</text:p>
              </table:table-cell>
              <table:table-cell office:value-type="float" office:value="10569.7">
                <text:p>10569.7</text:p>
              </table:table-cell>
              <table:table-cell office:value-type="float" office:value="10228.6">
                <text:p>10228.6</text:p>
              </table:table-cell>
              <table:table-cell office:value-type="float" office:value="10209.1">
                <text:p>10209.1</text:p>
              </table:table-cell>
              <table:table-cell office:value-type="float" office:value="10140.1">
                <text:p>10140.1</text:p>
              </table:table-cell>
              <table:table-cell office:value-type="float" office:value="10081">
                <text:p>10081</text:p>
              </table:table-cell>
              <table:table-cell office:value-type="float" office:value="10135.6">
                <text:p>10135.6</text:p>
              </table:table-cell>
              <table:table-cell office:value-type="float" office:value="10108">
                <text:p>10108</text:p>
              </table:table-cell>
              <table:table-cell office:value-type="float" office:value="10056.7">
                <text:p>10056.7</text:p>
              </table:table-cell>
              <table:table-cell office:value-type="float" office:value="10131.6">
                <text:p>10131.6</text:p>
              </table:table-cell>
              <table:table-cell office:value-type="float" office:value="10139.7">
                <text:p>10139.7</text:p>
              </table:table-cell>
              <table:table-cell office:value-type="float" office:value="10189.4">
                <text:p>10189.4</text:p>
              </table:table-cell>
              <table:table-cell office:value-type="float" office:value="10184.2">
                <text:p>10184.2</text:p>
              </table:table-cell>
              <table:table-cell office:value-type="float" office:value="10213.7">
                <text:p>10213.7</text:p>
              </table:table-cell>
              <table:table-cell office:value-type="float" office:value="10416.3">
                <text:p>10416.3</text:p>
              </table:table-cell>
              <table:table-cell office:value-type="float" office:value="10155.6">
                <text:p>10155.6</text:p>
              </table:table-cell>
              <table:table-cell office:value-type="float" office:value="9980.96">
                <text:p>9980.96</text:p>
              </table:table-cell>
              <table:table-cell office:value-type="float" office:value="9930.1">
                <text:p>9930.1</text:p>
              </table:table-cell>
              <table:table-cell office:value-type="float" office:value="9969.32">
                <text:p>9969.32</text:p>
              </table:table-cell>
              <table:table-cell office:value-type="float" office:value="10012">
                <text:p>10012</text:p>
              </table:table-cell>
              <table:table-cell office:value-type="float" office:value="10075.9">
                <text:p>10075.9</text:p>
              </table:table-cell>
              <table:table-cell office:value-type="float" office:value="9977.29">
                <text:p>9977.29</text:p>
              </table:table-cell>
              <table:table-cell office:value-type="float" office:value="10002.3">
                <text:p>10002.3</text:p>
              </table:table-cell>
              <table:table-cell office:value-type="float" office:value="9978.86">
                <text:p>9978.86</text:p>
              </table:table-cell>
            </table:table-row>
            <table:table-row>
              <table:table-cell office:value-type="string">
                <text:p>Run: 4</text:p>
                <draw:g>
                  <svg:desc>Sheet1.H13:Sheet1.H13</svg:desc>
                </draw:g>
              </table:table-cell>
              <table:table-cell office:value-type="float" office:value="29553.2">
                <text:p>29553.2</text:p>
                <draw:g>
                  <svg:desc>Sheet1.A15:Sheet1.EG15</svg:desc>
                </draw:g>
              </table:table-cell>
              <table:table-cell office:value-type="float" office:value="28428.2">
                <text:p>28428.2</text:p>
              </table:table-cell>
              <table:table-cell office:value-type="float" office:value="27978.2">
                <text:p>27978.2</text:p>
              </table:table-cell>
              <table:table-cell office:value-type="float" office:value="27633.9">
                <text:p>27633.9</text:p>
              </table:table-cell>
              <table:table-cell office:value-type="float" office:value="26742.7">
                <text:p>26742.7</text:p>
              </table:table-cell>
              <table:table-cell office:value-type="float" office:value="26445.9">
                <text:p>26445.9</text:p>
              </table:table-cell>
              <table:table-cell office:value-type="float" office:value="25781.4">
                <text:p>25781.4</text:p>
              </table:table-cell>
              <table:table-cell office:value-type="float" office:value="25157.5">
                <text:p>25157.5</text:p>
              </table:table-cell>
              <table:table-cell office:value-type="float" office:value="24695.2">
                <text:p>24695.2</text:p>
              </table:table-cell>
              <table:table-cell office:value-type="float" office:value="24029.4">
                <text:p>24029.4</text:p>
              </table:table-cell>
              <table:table-cell office:value-type="float" office:value="23369.8">
                <text:p>23369.8</text:p>
              </table:table-cell>
              <table:table-cell office:value-type="float" office:value="23293.1">
                <text:p>23293.1</text:p>
              </table:table-cell>
              <table:table-cell office:value-type="float" office:value="23130.9">
                <text:p>23130.9</text:p>
              </table:table-cell>
              <table:table-cell office:value-type="float" office:value="22518.3">
                <text:p>22518.3</text:p>
              </table:table-cell>
              <table:table-cell office:value-type="float" office:value="22013.3">
                <text:p>22013.3</text:p>
              </table:table-cell>
              <table:table-cell office:value-type="float" office:value="21787.2">
                <text:p>21787.2</text:p>
              </table:table-cell>
              <table:table-cell office:value-type="float" office:value="20997.4">
                <text:p>20997.4</text:p>
              </table:table-cell>
              <table:table-cell office:value-type="float" office:value="20191.3">
                <text:p>20191.3</text:p>
              </table:table-cell>
              <table:table-cell office:value-type="float" office:value="19609.6">
                <text:p>19609.6</text:p>
              </table:table-cell>
              <table:table-cell office:value-type="float" office:value="19674.8">
                <text:p>19674.8</text:p>
              </table:table-cell>
              <table:table-cell office:value-type="float" office:value="19536.8">
                <text:p>19536.8</text:p>
              </table:table-cell>
              <table:table-cell office:value-type="float" office:value="19380.5">
                <text:p>19380.5</text:p>
              </table:table-cell>
              <table:table-cell office:value-type="float" office:value="19248.6">
                <text:p>19248.6</text:p>
              </table:table-cell>
              <table:table-cell office:value-type="float" office:value="18900.4">
                <text:p>18900.4</text:p>
              </table:table-cell>
              <table:table-cell office:value-type="float" office:value="18487.7">
                <text:p>18487.7</text:p>
              </table:table-cell>
              <table:table-cell office:value-type="float" office:value="17931.7">
                <text:p>17931.7</text:p>
              </table:table-cell>
              <table:table-cell office:value-type="float" office:value="17241.5">
                <text:p>17241.5</text:p>
              </table:table-cell>
              <table:table-cell office:value-type="float" office:value="16766.3">
                <text:p>16766.3</text:p>
              </table:table-cell>
              <table:table-cell office:value-type="float" office:value="16382.5">
                <text:p>16382.5</text:p>
              </table:table-cell>
              <table:table-cell office:value-type="float" office:value="16180.2">
                <text:p>16180.2</text:p>
              </table:table-cell>
              <table:table-cell office:value-type="float" office:value="15906.2">
                <text:p>15906.2</text:p>
              </table:table-cell>
              <table:table-cell office:value-type="float" office:value="16284.3">
                <text:p>16284.3</text:p>
              </table:table-cell>
              <table:table-cell office:value-type="float" office:value="16197.4">
                <text:p>16197.4</text:p>
              </table:table-cell>
              <table:table-cell office:value-type="float" office:value="16346.9">
                <text:p>16346.9</text:p>
              </table:table-cell>
              <table:table-cell office:value-type="float" office:value="15738.6">
                <text:p>15738.6</text:p>
              </table:table-cell>
              <table:table-cell office:value-type="float" office:value="15593.1">
                <text:p>15593.1</text:p>
              </table:table-cell>
              <table:table-cell office:value-type="float" office:value="15849.4">
                <text:p>15849.4</text:p>
              </table:table-cell>
              <table:table-cell office:value-type="float" office:value="15727.9">
                <text:p>15727.9</text:p>
              </table:table-cell>
              <table:table-cell office:value-type="float" office:value="15913">
                <text:p>15913</text:p>
              </table:table-cell>
              <table:table-cell office:value-type="float" office:value="16091.1">
                <text:p>16091.1</text:p>
              </table:table-cell>
              <table:table-cell office:value-type="float" office:value="16263.1">
                <text:p>16263.1</text:p>
              </table:table-cell>
              <table:table-cell office:value-type="float" office:value="16372.8">
                <text:p>16372.8</text:p>
              </table:table-cell>
              <table:table-cell office:value-type="float" office:value="16261.7">
                <text:p>16261.7</text:p>
              </table:table-cell>
              <table:table-cell office:value-type="float" office:value="16308.8">
                <text:p>16308.8</text:p>
              </table:table-cell>
              <table:table-cell office:value-type="float" office:value="15733.9">
                <text:p>15733.9</text:p>
              </table:table-cell>
              <table:table-cell office:value-type="float" office:value="15402.6">
                <text:p>15402.6</text:p>
              </table:table-cell>
              <table:table-cell office:value-type="float" office:value="15131.4">
                <text:p>15131.4</text:p>
              </table:table-cell>
              <table:table-cell office:value-type="float" office:value="14776.9">
                <text:p>14776.9</text:p>
              </table:table-cell>
              <table:table-cell office:value-type="float" office:value="14910.1">
                <text:p>14910.1</text:p>
              </table:table-cell>
              <table:table-cell office:value-type="float" office:value="15290.4">
                <text:p>15290.4</text:p>
              </table:table-cell>
              <table:table-cell office:value-type="float" office:value="15414.5">
                <text:p>15414.5</text:p>
              </table:table-cell>
              <table:table-cell office:value-type="float" office:value="15870.7">
                <text:p>15870.7</text:p>
              </table:table-cell>
              <table:table-cell office:value-type="float" office:value="16446.4">
                <text:p>16446.4</text:p>
              </table:table-cell>
              <table:table-cell office:value-type="float" office:value="16684.1">
                <text:p>16684.1</text:p>
              </table:table-cell>
              <table:table-cell office:value-type="float" office:value="16569.5">
                <text:p>16569.5</text:p>
              </table:table-cell>
              <table:table-cell office:value-type="float" office:value="15784.9">
                <text:p>15784.9</text:p>
              </table:table-cell>
              <table:table-cell office:value-type="float" office:value="15479.6">
                <text:p>15479.6</text:p>
              </table:table-cell>
              <table:table-cell office:value-type="float" office:value="14928.5">
                <text:p>14928.5</text:p>
              </table:table-cell>
              <table:table-cell office:value-type="float" office:value="14438.1">
                <text:p>14438.1</text:p>
              </table:table-cell>
              <table:table-cell office:value-type="float" office:value="14123.5">
                <text:p>14123.5</text:p>
              </table:table-cell>
              <table:table-cell office:value-type="float" office:value="13961.6">
                <text:p>13961.6</text:p>
              </table:table-cell>
              <table:table-cell office:value-type="float" office:value="13928.6">
                <text:p>13928.6</text:p>
              </table:table-cell>
              <table:table-cell office:value-type="float" office:value="13968.5">
                <text:p>13968.5</text:p>
              </table:table-cell>
              <table:table-cell office:value-type="float" office:value="14015.7">
                <text:p>14015.7</text:p>
              </table:table-cell>
              <table:table-cell office:value-type="float" office:value="14107.4">
                <text:p>14107.4</text:p>
              </table:table-cell>
              <table:table-cell office:value-type="float" office:value="13883.2">
                <text:p>13883.2</text:p>
              </table:table-cell>
              <table:table-cell office:value-type="float" office:value="13710.3">
                <text:p>13710.3</text:p>
              </table:table-cell>
              <table:table-cell office:value-type="float" office:value="13832.9">
                <text:p>13832.9</text:p>
              </table:table-cell>
              <table:table-cell office:value-type="float" office:value="13950.6">
                <text:p>13950.6</text:p>
              </table:table-cell>
              <table:table-cell office:value-type="float" office:value="13879.9">
                <text:p>13879.9</text:p>
              </table:table-cell>
              <table:table-cell office:value-type="float" office:value="13597.6">
                <text:p>13597.6</text:p>
              </table:table-cell>
              <table:table-cell office:value-type="float" office:value="13483.6">
                <text:p>13483.6</text:p>
              </table:table-cell>
              <table:table-cell office:value-type="float" office:value="13348.8">
                <text:p>13348.8</text:p>
              </table:table-cell>
              <table:table-cell office:value-type="float" office:value="13338.1">
                <text:p>13338.1</text:p>
              </table:table-cell>
              <table:table-cell office:value-type="float" office:value="13222.6">
                <text:p>13222.6</text:p>
              </table:table-cell>
              <table:table-cell office:value-type="float" office:value="13282.8">
                <text:p>13282.8</text:p>
              </table:table-cell>
              <table:table-cell office:value-type="float" office:value="13274.5">
                <text:p>13274.5</text:p>
              </table:table-cell>
              <table:table-cell office:value-type="float" office:value="13702.8">
                <text:p>13702.8</text:p>
              </table:table-cell>
              <table:table-cell office:value-type="float" office:value="13664.6">
                <text:p>13664.6</text:p>
              </table:table-cell>
              <table:table-cell office:value-type="float" office:value="14047.3">
                <text:p>14047.3</text:p>
              </table:table-cell>
              <table:table-cell office:value-type="float" office:value="15529.6">
                <text:p>15529.6</text:p>
              </table:table-cell>
              <table:table-cell office:value-type="float" office:value="14232.7">
                <text:p>14232.7</text:p>
              </table:table-cell>
              <table:table-cell office:value-type="float" office:value="13439.8">
                <text:p>13439.8</text:p>
              </table:table-cell>
              <table:table-cell office:value-type="float" office:value="13160.9">
                <text:p>13160.9</text:p>
              </table:table-cell>
              <table:table-cell office:value-type="float" office:value="13632.8">
                <text:p>13632.8</text:p>
              </table:table-cell>
              <table:table-cell office:value-type="float" office:value="13905.9">
                <text:p>13905.9</text:p>
              </table:table-cell>
              <table:table-cell office:value-type="float" office:value="14019.7">
                <text:p>14019.7</text:p>
              </table:table-cell>
              <table:table-cell office:value-type="float" office:value="13836.3">
                <text:p>13836.3</text:p>
              </table:table-cell>
              <table:table-cell office:value-type="float" office:value="13761.3">
                <text:p>13761.3</text:p>
              </table:table-cell>
              <table:table-cell office:value-type="float" office:value="13096.3">
                <text:p>13096.3</text:p>
              </table:table-cell>
              <table:table-cell office:value-type="float" office:value="12783.1">
                <text:p>12783.1</text:p>
              </table:table-cell>
              <table:table-cell office:value-type="float" office:value="12862.1">
                <text:p>12862.1</text:p>
              </table:table-cell>
              <table:table-cell office:value-type="float" office:value="13023.5">
                <text:p>13023.5</text:p>
              </table:table-cell>
              <table:table-cell office:value-type="float" office:value="12943.5">
                <text:p>12943.5</text:p>
              </table:table-cell>
              <table:table-cell office:value-type="float" office:value="13312.5">
                <text:p>13312.5</text:p>
              </table:table-cell>
              <table:table-cell office:value-type="float" office:value="13400.8">
                <text:p>13400.8</text:p>
              </table:table-cell>
              <table:table-cell office:value-type="float" office:value="12689.3">
                <text:p>12689.3</text:p>
              </table:table-cell>
              <table:table-cell office:value-type="float" office:value="12435.4">
                <text:p>12435.4</text:p>
              </table:table-cell>
              <table:table-cell office:value-type="float" office:value="13694">
                <text:p>13694</text:p>
              </table:table-cell>
              <table:table-cell office:value-type="float" office:value="13243.7">
                <text:p>13243.7</text:p>
              </table:table-cell>
              <table:table-cell office:value-type="float" office:value="13270.2">
                <text:p>13270.2</text:p>
              </table:table-cell>
              <table:table-cell office:value-type="float" office:value="12492.4">
                <text:p>12492.4</text:p>
              </table:table-cell>
              <table:table-cell office:value-type="float" office:value="12514.7">
                <text:p>12514.7</text:p>
              </table:table-cell>
              <table:table-cell office:value-type="float" office:value="12831.2">
                <text:p>12831.2</text:p>
              </table:table-cell>
              <table:table-cell office:value-type="float" office:value="12900.6">
                <text:p>12900.6</text:p>
              </table:table-cell>
              <table:table-cell office:value-type="float" office:value="13298.8">
                <text:p>13298.8</text:p>
              </table:table-cell>
              <table:table-cell office:value-type="float" office:value="13354.1">
                <text:p>13354.1</text:p>
              </table:table-cell>
              <table:table-cell office:value-type="float" office:value="12310.6">
                <text:p>12310.6</text:p>
              </table:table-cell>
              <table:table-cell office:value-type="float" office:value="11794.7">
                <text:p>11794.7</text:p>
              </table:table-cell>
              <table:table-cell office:value-type="float" office:value="11904.7">
                <text:p>11904.7</text:p>
              </table:table-cell>
              <table:table-cell office:value-type="float" office:value="11702.9">
                <text:p>11702.9</text:p>
              </table:table-cell>
              <table:table-cell office:value-type="float" office:value="11608.8">
                <text:p>11608.8</text:p>
              </table:table-cell>
              <table:table-cell office:value-type="float" office:value="11541">
                <text:p>11541</text:p>
              </table:table-cell>
              <table:table-cell office:value-type="float" office:value="11531.6">
                <text:p>11531.6</text:p>
              </table:table-cell>
              <table:table-cell office:value-type="float" office:value="11576.2">
                <text:p>11576.2</text:p>
              </table:table-cell>
              <table:table-cell office:value-type="float" office:value="12240.8">
                <text:p>12240.8</text:p>
              </table:table-cell>
              <table:table-cell office:value-type="float" office:value="12353.2">
                <text:p>12353.2</text:p>
              </table:table-cell>
              <table:table-cell office:value-type="float" office:value="12465.6">
                <text:p>12465.6</text:p>
              </table:table-cell>
              <table:table-cell office:value-type="float" office:value="12365.4">
                <text:p>12365.4</text:p>
              </table:table-cell>
              <table:table-cell office:value-type="float" office:value="12115.6">
                <text:p>12115.6</text:p>
              </table:table-cell>
              <table:table-cell office:value-type="float" office:value="12173.6">
                <text:p>12173.6</text:p>
              </table:table-cell>
              <table:table-cell office:value-type="float" office:value="12952.8">
                <text:p>12952.8</text:p>
              </table:table-cell>
              <table:table-cell office:value-type="float" office:value="12194">
                <text:p>12194</text:p>
              </table:table-cell>
              <table:table-cell office:value-type="float" office:value="11936.8">
                <text:p>11936.8</text:p>
              </table:table-cell>
              <table:table-cell office:value-type="float" office:value="11958.6">
                <text:p>11958.6</text:p>
              </table:table-cell>
              <table:table-cell office:value-type="float" office:value="11591.3">
                <text:p>11591.3</text:p>
              </table:table-cell>
              <table:table-cell office:value-type="float" office:value="12026.9">
                <text:p>12026.9</text:p>
              </table:table-cell>
              <table:table-cell office:value-type="float" office:value="12325.8">
                <text:p>12325.8</text:p>
              </table:table-cell>
              <table:table-cell office:value-type="float" office:value="12305.2">
                <text:p>12305.2</text:p>
              </table:table-cell>
              <table:table-cell office:value-type="float" office:value="12398.7">
                <text:p>12398.7</text:p>
              </table:table-cell>
              <table:table-cell office:value-type="float" office:value="12581.3">
                <text:p>12581.3</text:p>
              </table:table-cell>
              <table:table-cell office:value-type="float" office:value="11455">
                <text:p>11455</text:p>
              </table:table-cell>
              <table:table-cell office:value-type="float" office:value="11384.2">
                <text:p>11384.2</text:p>
              </table:table-cell>
              <table:table-cell office:value-type="float" office:value="11332.3">
                <text:p>11332.3</text:p>
              </table:table-cell>
              <table:table-cell office:value-type="float" office:value="11373">
                <text:p>11373</text:p>
              </table:table-cell>
              <table:table-cell office:value-type="float" office:value="11424.4">
                <text:p>11424.4</text:p>
              </table:table-cell>
              <table:table-cell office:value-type="float" office:value="11382.1">
                <text:p>11382.1</text:p>
              </table:table-cell>
            </table:table-row>
            <table:table-row>
              <table:table-cell office:value-type="string">
                <text:p>Run: 5</text:p>
                <draw:g>
                  <svg:desc>Sheet1.H17:Sheet1.H17</svg:desc>
                </draw:g>
              </table:table-cell>
              <table:table-cell office:value-type="float" office:value="29011.4">
                <text:p>29011.4</text:p>
                <draw:g>
                  <svg:desc>Sheet1.A19:Sheet1.MK19</svg:desc>
                </draw:g>
              </table:table-cell>
              <table:table-cell office:value-type="float" office:value="28411.7">
                <text:p>28411.7</text:p>
              </table:table-cell>
              <table:table-cell office:value-type="float" office:value="28021.4">
                <text:p>28021.4</text:p>
              </table:table-cell>
              <table:table-cell office:value-type="float" office:value="27133.6">
                <text:p>27133.6</text:p>
              </table:table-cell>
              <table:table-cell office:value-type="float" office:value="26864.8">
                <text:p>26864.8</text:p>
              </table:table-cell>
              <table:table-cell office:value-type="float" office:value="25540.4">
                <text:p>25540.4</text:p>
              </table:table-cell>
              <table:table-cell office:value-type="float" office:value="24305.9">
                <text:p>24305.9</text:p>
              </table:table-cell>
              <table:table-cell office:value-type="float" office:value="24281.9">
                <text:p>24281.9</text:p>
              </table:table-cell>
              <table:table-cell office:value-type="float" office:value="24049.1">
                <text:p>24049.1</text:p>
              </table:table-cell>
              <table:table-cell office:value-type="float" office:value="23608.9">
                <text:p>23608.9</text:p>
              </table:table-cell>
              <table:table-cell office:value-type="float" office:value="23595.7">
                <text:p>23595.7</text:p>
              </table:table-cell>
              <table:table-cell office:value-type="float" office:value="22921.2">
                <text:p>22921.2</text:p>
              </table:table-cell>
              <table:table-cell office:value-type="float" office:value="22597.3">
                <text:p>22597.3</text:p>
              </table:table-cell>
              <table:table-cell office:value-type="float" office:value="22323.6">
                <text:p>22323.6</text:p>
              </table:table-cell>
              <table:table-cell office:value-type="float" office:value="21811.4">
                <text:p>21811.4</text:p>
              </table:table-cell>
              <table:table-cell office:value-type="float" office:value="22126.5">
                <text:p>22126.5</text:p>
              </table:table-cell>
              <table:table-cell office:value-type="float" office:value="21809.3">
                <text:p>21809.3</text:p>
              </table:table-cell>
              <table:table-cell office:value-type="float" office:value="22259.6">
                <text:p>22259.6</text:p>
              </table:table-cell>
              <table:table-cell office:value-type="float" office:value="21398.9">
                <text:p>21398.9</text:p>
              </table:table-cell>
              <table:table-cell office:value-type="float" office:value="21275.6">
                <text:p>21275.6</text:p>
              </table:table-cell>
              <table:table-cell office:value-type="float" office:value="20656.4">
                <text:p>20656.4</text:p>
              </table:table-cell>
              <table:table-cell office:value-type="float" office:value="19602.5">
                <text:p>19602.5</text:p>
              </table:table-cell>
              <table:table-cell office:value-type="float" office:value="18941.1">
                <text:p>18941.1</text:p>
              </table:table-cell>
              <table:table-cell office:value-type="float" office:value="19043.7">
                <text:p>19043.7</text:p>
              </table:table-cell>
              <table:table-cell office:value-type="float" office:value="18760.8">
                <text:p>18760.8</text:p>
              </table:table-cell>
              <table:table-cell office:value-type="float" office:value="18748.7">
                <text:p>18748.7</text:p>
              </table:table-cell>
              <table:table-cell office:value-type="float" office:value="18476.9">
                <text:p>18476.9</text:p>
              </table:table-cell>
              <table:table-cell office:value-type="float" office:value="18258.4">
                <text:p>18258.4</text:p>
              </table:table-cell>
              <table:table-cell office:value-type="float" office:value="17861.6">
                <text:p>17861.6</text:p>
              </table:table-cell>
              <table:table-cell office:value-type="float" office:value="17529.3">
                <text:p>17529.3</text:p>
              </table:table-cell>
              <table:table-cell office:value-type="float" office:value="17466.9">
                <text:p>17466.9</text:p>
              </table:table-cell>
              <table:table-cell office:value-type="float" office:value="17477.8">
                <text:p>17477.8</text:p>
              </table:table-cell>
              <table:table-cell office:value-type="float" office:value="17380.8">
                <text:p>17380.8</text:p>
              </table:table-cell>
              <table:table-cell office:value-type="float" office:value="17104.3">
                <text:p>17104.3</text:p>
              </table:table-cell>
              <table:table-cell office:value-type="float" office:value="17162.4">
                <text:p>17162.4</text:p>
              </table:table-cell>
              <table:table-cell office:value-type="float" office:value="17219">
                <text:p>17219</text:p>
              </table:table-cell>
              <table:table-cell office:value-type="float" office:value="17374.5">
                <text:p>17374.5</text:p>
              </table:table-cell>
              <table:table-cell office:value-type="float" office:value="17366.4">
                <text:p>17366.4</text:p>
              </table:table-cell>
              <table:table-cell office:value-type="float" office:value="17839.7">
                <text:p>17839.7</text:p>
              </table:table-cell>
              <table:table-cell office:value-type="float" office:value="18562">
                <text:p>18562</text:p>
              </table:table-cell>
              <table:table-cell office:value-type="float" office:value="17656.4">
                <text:p>17656.4</text:p>
              </table:table-cell>
              <table:table-cell office:value-type="float" office:value="18007.8">
                <text:p>18007.8</text:p>
              </table:table-cell>
              <table:table-cell office:value-type="float" office:value="17717.7">
                <text:p>17717.7</text:p>
              </table:table-cell>
              <table:table-cell office:value-type="float" office:value="17498">
                <text:p>17498</text:p>
              </table:table-cell>
              <table:table-cell office:value-type="float" office:value="17074.4">
                <text:p>17074.4</text:p>
              </table:table-cell>
              <table:table-cell office:value-type="float" office:value="17084.8">
                <text:p>17084.8</text:p>
              </table:table-cell>
              <table:table-cell office:value-type="float" office:value="17026.5">
                <text:p>17026.5</text:p>
              </table:table-cell>
              <table:table-cell office:value-type="float" office:value="16570.1">
                <text:p>16570.1</text:p>
              </table:table-cell>
              <table:table-cell office:value-type="float" office:value="16439.1">
                <text:p>16439.1</text:p>
              </table:table-cell>
              <table:table-cell office:value-type="float" office:value="16091.2">
                <text:p>16091.2</text:p>
              </table:table-cell>
              <table:table-cell office:value-type="float" office:value="16106.1">
                <text:p>16106.1</text:p>
              </table:table-cell>
              <table:table-cell office:value-type="float" office:value="16008.2">
                <text:p>16008.2</text:p>
              </table:table-cell>
              <table:table-cell office:value-type="float" office:value="15891.5">
                <text:p>15891.5</text:p>
              </table:table-cell>
              <table:table-cell office:value-type="float" office:value="15732.3">
                <text:p>15732.3</text:p>
              </table:table-cell>
              <table:table-cell office:value-type="float" office:value="15548.3">
                <text:p>15548.3</text:p>
              </table:table-cell>
              <table:table-cell office:value-type="float" office:value="15565.9">
                <text:p>15565.9</text:p>
              </table:table-cell>
              <table:table-cell office:value-type="float" office:value="15419.7">
                <text:p>15419.7</text:p>
              </table:table-cell>
              <table:table-cell office:value-type="float" office:value="15133.6">
                <text:p>15133.6</text:p>
              </table:table-cell>
              <table:table-cell office:value-type="float" office:value="15201.4">
                <text:p>15201.4</text:p>
              </table:table-cell>
              <table:table-cell office:value-type="float" office:value="15497.6">
                <text:p>15497.6</text:p>
              </table:table-cell>
              <table:table-cell office:value-type="float" office:value="16029.2">
                <text:p>16029.2</text:p>
              </table:table-cell>
              <table:table-cell office:value-type="float" office:value="15965.7">
                <text:p>15965.7</text:p>
              </table:table-cell>
              <table:table-cell office:value-type="float" office:value="15671.2">
                <text:p>15671.2</text:p>
              </table:table-cell>
              <table:table-cell office:value-type="float" office:value="15454.1">
                <text:p>15454.1</text:p>
              </table:table-cell>
              <table:table-cell office:value-type="float" office:value="15656.9">
                <text:p>15656.9</text:p>
              </table:table-cell>
              <table:table-cell office:value-type="float" office:value="16471.8">
                <text:p>16471.8</text:p>
              </table:table-cell>
              <table:table-cell office:value-type="float" office:value="17066.8">
                <text:p>17066.8</text:p>
              </table:table-cell>
              <table:table-cell office:value-type="float" office:value="16739.4">
                <text:p>16739.4</text:p>
              </table:table-cell>
              <table:table-cell office:value-type="float" office:value="16374.9">
                <text:p>16374.9</text:p>
              </table:table-cell>
              <table:table-cell office:value-type="float" office:value="16122.5">
                <text:p>16122.5</text:p>
              </table:table-cell>
              <table:table-cell office:value-type="float" office:value="16088.1">
                <text:p>16088.1</text:p>
              </table:table-cell>
              <table:table-cell office:value-type="float" office:value="16000.9">
                <text:p>16000.9</text:p>
              </table:table-cell>
              <table:table-cell office:value-type="float" office:value="16031">
                <text:p>16031</text:p>
              </table:table-cell>
              <table:table-cell office:value-type="float" office:value="15498.8">
                <text:p>15498.8</text:p>
              </table:table-cell>
              <table:table-cell office:value-type="float" office:value="15087.6">
                <text:p>15087.6</text:p>
              </table:table-cell>
              <table:table-cell office:value-type="float" office:value="14715.3">
                <text:p>14715.3</text:p>
              </table:table-cell>
              <table:table-cell office:value-type="float" office:value="14574.3">
                <text:p>14574.3</text:p>
              </table:table-cell>
              <table:table-cell office:value-type="float" office:value="14374.3">
                <text:p>14374.3</text:p>
              </table:table-cell>
              <table:table-cell office:value-type="float" office:value="14594.5">
                <text:p>14594.5</text:p>
              </table:table-cell>
              <table:table-cell office:value-type="float" office:value="14856.9">
                <text:p>14856.9</text:p>
              </table:table-cell>
              <table:table-cell office:value-type="float" office:value="15193.4">
                <text:p>15193.4</text:p>
              </table:table-cell>
              <table:table-cell office:value-type="float" office:value="14825.9">
                <text:p>14825.9</text:p>
              </table:table-cell>
              <table:table-cell office:value-type="float" office:value="14501.5">
                <text:p>14501.5</text:p>
              </table:table-cell>
              <table:table-cell office:value-type="float" office:value="14413.8">
                <text:p>14413.8</text:p>
              </table:table-cell>
              <table:table-cell office:value-type="float" office:value="14696.2">
                <text:p>14696.2</text:p>
              </table:table-cell>
              <table:table-cell office:value-type="float" office:value="14881.8">
                <text:p>14881.8</text:p>
              </table:table-cell>
              <table:table-cell office:value-type="float" office:value="14730.8">
                <text:p>14730.8</text:p>
              </table:table-cell>
              <table:table-cell office:value-type="float" office:value="13781.7">
                <text:p>13781.7</text:p>
              </table:table-cell>
              <table:table-cell office:value-type="float" office:value="13656.8">
                <text:p>13656.8</text:p>
              </table:table-cell>
              <table:table-cell office:value-type="float" office:value="13610">
                <text:p>13610</text:p>
              </table:table-cell>
              <table:table-cell office:value-type="float" office:value="13353.4">
                <text:p>13353.4</text:p>
              </table:table-cell>
              <table:table-cell office:value-type="float" office:value="13557">
                <text:p>13557</text:p>
              </table:table-cell>
              <table:table-cell office:value-type="float" office:value="13211.9">
                <text:p>13211.9</text:p>
              </table:table-cell>
              <table:table-cell office:value-type="float" office:value="12939.9">
                <text:p>12939.9</text:p>
              </table:table-cell>
              <table:table-cell office:value-type="float" office:value="13112.8">
                <text:p>13112.8</text:p>
              </table:table-cell>
              <table:table-cell office:value-type="float" office:value="13048.4">
                <text:p>13048.4</text:p>
              </table:table-cell>
              <table:table-cell office:value-type="float" office:value="13310">
                <text:p>13310</text:p>
              </table:table-cell>
              <table:table-cell office:value-type="float" office:value="13589.2">
                <text:p>13589.2</text:p>
              </table:table-cell>
              <table:table-cell office:value-type="float" office:value="13645.4">
                <text:p>13645.4</text:p>
              </table:table-cell>
              <table:table-cell office:value-type="float" office:value="13346.6">
                <text:p>13346.6</text:p>
              </table:table-cell>
              <table:table-cell office:value-type="float" office:value="12856">
                <text:p>12856</text:p>
              </table:table-cell>
              <table:table-cell office:value-type="float" office:value="12718.1">
                <text:p>12718.1</text:p>
              </table:table-cell>
              <table:table-cell office:value-type="float" office:value="12669.2">
                <text:p>12669.2</text:p>
              </table:table-cell>
              <table:table-cell office:value-type="float" office:value="12800.5">
                <text:p>12800.5</text:p>
              </table:table-cell>
              <table:table-cell office:value-type="float" office:value="13179.8">
                <text:p>13179.8</text:p>
              </table:table-cell>
              <table:table-cell office:value-type="float" office:value="13139.8">
                <text:p>13139.8</text:p>
              </table:table-cell>
              <table:table-cell office:value-type="float" office:value="13588.7">
                <text:p>13588.7</text:p>
              </table:table-cell>
              <table:table-cell office:value-type="float" office:value="13563.2">
                <text:p>13563.2</text:p>
              </table:table-cell>
              <table:table-cell office:value-type="float" office:value="12146.4">
                <text:p>12146.4</text:p>
              </table:table-cell>
              <table:table-cell office:value-type="float" office:value="12460.4">
                <text:p>12460.4</text:p>
              </table:table-cell>
              <table:table-cell office:value-type="float" office:value="13044.8">
                <text:p>13044.8</text:p>
              </table:table-cell>
              <table:table-cell office:value-type="float" office:value="12898.5">
                <text:p>12898.5</text:p>
              </table:table-cell>
              <table:table-cell office:value-type="float" office:value="13530.3">
                <text:p>13530.3</text:p>
              </table:table-cell>
              <table:table-cell office:value-type="float" office:value="13907.2">
                <text:p>13907.2</text:p>
              </table:table-cell>
              <table:table-cell office:value-type="float" office:value="13896.3">
                <text:p>13896.3</text:p>
              </table:table-cell>
              <table:table-cell office:value-type="float" office:value="13643.2">
                <text:p>13643.2</text:p>
              </table:table-cell>
              <table:table-cell office:value-type="float" office:value="14006.8">
                <text:p>14006.8</text:p>
              </table:table-cell>
              <table:table-cell office:value-type="float" office:value="13949.1">
                <text:p>13949.1</text:p>
              </table:table-cell>
              <table:table-cell office:value-type="float" office:value="13300.2">
                <text:p>13300.2</text:p>
              </table:table-cell>
              <table:table-cell office:value-type="float" office:value="13222.3">
                <text:p>13222.3</text:p>
              </table:table-cell>
              <table:table-cell office:value-type="float" office:value="12799.1">
                <text:p>12799.1</text:p>
              </table:table-cell>
              <table:table-cell office:value-type="float" office:value="12992.1">
                <text:p>12992.1</text:p>
              </table:table-cell>
              <table:table-cell office:value-type="float" office:value="12901.8">
                <text:p>12901.8</text:p>
              </table:table-cell>
              <table:table-cell office:value-type="float" office:value="12447">
                <text:p>12447</text:p>
              </table:table-cell>
              <table:table-cell office:value-type="float" office:value="12615.8">
                <text:p>12615.8</text:p>
              </table:table-cell>
              <table:table-cell office:value-type="float" office:value="12454.7">
                <text:p>12454.7</text:p>
              </table:table-cell>
              <table:table-cell office:value-type="float" office:value="13454.5">
                <text:p>13454.5</text:p>
              </table:table-cell>
              <table:table-cell office:value-type="float" office:value="13024.7">
                <text:p>13024.7</text:p>
              </table:table-cell>
              <table:table-cell office:value-type="float" office:value="13573.2">
                <text:p>13573.2</text:p>
              </table:table-cell>
              <table:table-cell office:value-type="float" office:value="13347.2">
                <text:p>13347.2</text:p>
              </table:table-cell>
              <table:table-cell office:value-type="float" office:value="13151.5">
                <text:p>13151.5</text:p>
              </table:table-cell>
              <table:table-cell office:value-type="float" office:value="12321.6">
                <text:p>12321.6</text:p>
              </table:table-cell>
              <table:table-cell office:value-type="float" office:value="12328.9">
                <text:p>12328.9</text:p>
              </table:table-cell>
              <table:table-cell office:value-type="float" office:value="12516">
                <text:p>12516</text:p>
              </table:table-cell>
              <table:table-cell office:value-type="float" office:value="12124.3">
                <text:p>12124.3</text:p>
              </table:table-cell>
              <table:table-cell office:value-type="float" office:value="11537.2">
                <text:p>11537.2</text:p>
              </table:table-cell>
              <table:table-cell office:value-type="float" office:value="11402.9">
                <text:p>11402.9</text:p>
              </table:table-cell>
              <table:table-cell office:value-type="float" office:value="11389.3">
                <text:p>11389.3</text:p>
              </table:table-cell>
              <table:table-cell office:value-type="float" office:value="11545.1">
                <text:p>11545.1</text:p>
              </table:table-cell>
              <table:table-cell office:value-type="float" office:value="11646.8">
                <text:p>11646.8</text:p>
              </table:table-cell>
              <table:table-cell office:value-type="float" office:value="11745.9">
                <text:p>11745.9</text:p>
              </table:table-cell>
              <table:table-cell office:value-type="float" office:value="11743.5">
                <text:p>11743.5</text:p>
              </table:table-cell>
              <table:table-cell office:value-type="float" office:value="12042.6">
                <text:p>12042.6</text:p>
              </table:table-cell>
              <table:table-cell office:value-type="float" office:value="12127.8">
                <text:p>12127.8</text:p>
              </table:table-cell>
              <table:table-cell office:value-type="float" office:value="11815.1">
                <text:p>11815.1</text:p>
              </table:table-cell>
              <table:table-cell office:value-type="float" office:value="11388.9">
                <text:p>11388.9</text:p>
              </table:table-cell>
              <table:table-cell office:value-type="float" office:value="11618.5">
                <text:p>11618.5</text:p>
              </table:table-cell>
              <table:table-cell office:value-type="float" office:value="11525.1">
                <text:p>11525.1</text:p>
              </table:table-cell>
              <table:table-cell office:value-type="float" office:value="12394.3">
                <text:p>12394.3</text:p>
              </table:table-cell>
              <table:table-cell office:value-type="float" office:value="11939.5">
                <text:p>11939.5</text:p>
              </table:table-cell>
              <table:table-cell office:value-type="float" office:value="12519.7">
                <text:p>12519.7</text:p>
              </table:table-cell>
              <table:table-cell office:value-type="float" office:value="12236.6">
                <text:p>12236.6</text:p>
              </table:table-cell>
              <table:table-cell office:value-type="float" office:value="12752.8">
                <text:p>12752.8</text:p>
              </table:table-cell>
              <table:table-cell office:value-type="float" office:value="12929.5">
                <text:p>12929.5</text:p>
              </table:table-cell>
              <table:table-cell office:value-type="float" office:value="12792.2">
                <text:p>12792.2</text:p>
              </table:table-cell>
              <table:table-cell office:value-type="float" office:value="12590.1">
                <text:p>12590.1</text:p>
              </table:table-cell>
              <table:table-cell office:value-type="float" office:value="13102.3">
                <text:p>13102.3</text:p>
              </table:table-cell>
              <table:table-cell office:value-type="float" office:value="13148.7">
                <text:p>13148.7</text:p>
              </table:table-cell>
              <table:table-cell office:value-type="float" office:value="11290.6">
                <text:p>11290.6</text:p>
              </table:table-cell>
              <table:table-cell office:value-type="float" office:value="11333.6">
                <text:p>11333.6</text:p>
              </table:table-cell>
              <table:table-cell office:value-type="float" office:value="11470.9">
                <text:p>11470.9</text:p>
              </table:table-cell>
              <table:table-cell office:value-type="float" office:value="11480.2">
                <text:p>11480.2</text:p>
              </table:table-cell>
              <table:table-cell office:value-type="float" office:value="11602.4">
                <text:p>11602.4</text:p>
              </table:table-cell>
              <table:table-cell office:value-type="float" office:value="11522.4">
                <text:p>11522.4</text:p>
              </table:table-cell>
              <table:table-cell office:value-type="float" office:value="11584.4">
                <text:p>11584.4</text:p>
              </table:table-cell>
              <table:table-cell office:value-type="float" office:value="11517.9">
                <text:p>11517.9</text:p>
              </table:table-cell>
              <table:table-cell office:value-type="float" office:value="11434.1">
                <text:p>11434.1</text:p>
              </table:table-cell>
              <table:table-cell office:value-type="float" office:value="11264.9">
                <text:p>11264.9</text:p>
              </table:table-cell>
              <table:table-cell office:value-type="float" office:value="11322.9">
                <text:p>11322.9</text:p>
              </table:table-cell>
              <table:table-cell office:value-type="float" office:value="11489.3">
                <text:p>11489.3</text:p>
              </table:table-cell>
              <table:table-cell office:value-type="float" office:value="11309.5">
                <text:p>11309.5</text:p>
              </table:table-cell>
              <table:table-cell office:value-type="float" office:value="11263.4">
                <text:p>11263.4</text:p>
              </table:table-cell>
              <table:table-cell office:value-type="float" office:value="10822.6">
                <text:p>10822.6</text:p>
              </table:table-cell>
              <table:table-cell office:value-type="float" office:value="10714.9">
                <text:p>10714.9</text:p>
              </table:table-cell>
              <table:table-cell office:value-type="float" office:value="10711.7">
                <text:p>10711.7</text:p>
              </table:table-cell>
              <table:table-cell office:value-type="float" office:value="10877.6">
                <text:p>10877.6</text:p>
              </table:table-cell>
              <table:table-cell office:value-type="float" office:value="11545.3">
                <text:p>11545.3</text:p>
              </table:table-cell>
              <table:table-cell office:value-type="float" office:value="11442.9">
                <text:p>11442.9</text:p>
              </table:table-cell>
              <table:table-cell office:value-type="float" office:value="11785.4">
                <text:p>11785.4</text:p>
              </table:table-cell>
              <table:table-cell office:value-type="float" office:value="11950.1">
                <text:p>11950.1</text:p>
              </table:table-cell>
              <table:table-cell office:value-type="float" office:value="11456.6">
                <text:p>11456.6</text:p>
              </table:table-cell>
              <table:table-cell office:value-type="float" office:value="11514.9">
                <text:p>11514.9</text:p>
              </table:table-cell>
              <table:table-cell office:value-type="float" office:value="12388.8">
                <text:p>12388.8</text:p>
              </table:table-cell>
              <table:table-cell office:value-type="float" office:value="12581.3">
                <text:p>12581.3</text:p>
              </table:table-cell>
              <table:table-cell office:value-type="float" office:value="12446">
                <text:p>12446</text:p>
              </table:table-cell>
              <table:table-cell office:value-type="float" office:value="12439.8">
                <text:p>12439.8</text:p>
              </table:table-cell>
              <table:table-cell office:value-type="float" office:value="12531.6">
                <text:p>12531.6</text:p>
              </table:table-cell>
              <table:table-cell office:value-type="float" office:value="12424.9">
                <text:p>12424.9</text:p>
              </table:table-cell>
              <table:table-cell office:value-type="float" office:value="12114.5">
                <text:p>12114.5</text:p>
              </table:table-cell>
              <table:table-cell office:value-type="float" office:value="11169.6">
                <text:p>11169.6</text:p>
              </table:table-cell>
              <table:table-cell office:value-type="float" office:value="11218.8">
                <text:p>11218.8</text:p>
              </table:table-cell>
              <table:table-cell office:value-type="float" office:value="10624.3">
                <text:p>10624.3</text:p>
              </table:table-cell>
              <table:table-cell office:value-type="float" office:value="10652.5">
                <text:p>10652.5</text:p>
              </table:table-cell>
              <table:table-cell office:value-type="float" office:value="10434.6">
                <text:p>10434.6</text:p>
              </table:table-cell>
              <table:table-cell office:value-type="float" office:value="10713.7">
                <text:p>10713.7</text:p>
              </table:table-cell>
              <table:table-cell office:value-type="float" office:value="10861.5">
                <text:p>10861.5</text:p>
              </table:table-cell>
              <table:table-cell office:value-type="float" office:value="11040.5">
                <text:p>11040.5</text:p>
              </table:table-cell>
              <table:table-cell office:value-type="float" office:value="11360.3">
                <text:p>11360.3</text:p>
              </table:table-cell>
              <table:table-cell office:value-type="float" office:value="10627.7">
                <text:p>10627.7</text:p>
              </table:table-cell>
              <table:table-cell office:value-type="float" office:value="10332">
                <text:p>10332</text:p>
              </table:table-cell>
              <table:table-cell office:value-type="float" office:value="10366.7">
                <text:p>10366.7</text:p>
              </table:table-cell>
              <table:table-cell office:value-type="float" office:value="10133.7">
                <text:p>10133.7</text:p>
              </table:table-cell>
              <table:table-cell office:value-type="float" office:value="10090.6">
                <text:p>10090.6</text:p>
              </table:table-cell>
              <table:table-cell office:value-type="float" office:value="9929.26">
                <text:p>9929.26</text:p>
              </table:table-cell>
              <table:table-cell office:value-type="float" office:value="9920.19">
                <text:p>9920.19</text:p>
              </table:table-cell>
              <table:table-cell office:value-type="float" office:value="9913.54">
                <text:p>9913.54</text:p>
              </table:table-cell>
              <table:table-cell office:value-type="float" office:value="9945.79">
                <text:p>9945.79</text:p>
              </table:table-cell>
              <table:table-cell office:value-type="float" office:value="9950.11">
                <text:p>9950.11</text:p>
              </table:table-cell>
              <table:table-cell office:value-type="float" office:value="10035.4">
                <text:p>10035.4</text:p>
              </table:table-cell>
              <table:table-cell office:value-type="float" office:value="10172.3">
                <text:p>10172.3</text:p>
              </table:table-cell>
              <table:table-cell office:value-type="float" office:value="10232.9">
                <text:p>10232.9</text:p>
              </table:table-cell>
              <table:table-cell office:value-type="float" office:value="10309.5">
                <text:p>10309.5</text:p>
              </table:table-cell>
              <table:table-cell office:value-type="float" office:value="9974.52">
                <text:p>9974.52</text:p>
              </table:table-cell>
              <table:table-cell office:value-type="float" office:value="9739.91">
                <text:p>9739.91</text:p>
              </table:table-cell>
              <table:table-cell office:value-type="float" office:value="9755.67">
                <text:p>9755.67</text:p>
              </table:table-cell>
              <table:table-cell office:value-type="float" office:value="9795.23">
                <text:p>9795.23</text:p>
              </table:table-cell>
              <table:table-cell office:value-type="float" office:value="9869.77">
                <text:p>9869.77</text:p>
              </table:table-cell>
              <table:table-cell office:value-type="float" office:value="9639.78">
                <text:p>9639.78</text:p>
              </table:table-cell>
              <table:table-cell office:value-type="float" office:value="10012.7">
                <text:p>10012.7</text:p>
              </table:table-cell>
              <table:table-cell office:value-type="float" office:value="10140.1">
                <text:p>10140.1</text:p>
              </table:table-cell>
              <table:table-cell office:value-type="float" office:value="9878.37">
                <text:p>9878.37</text:p>
              </table:table-cell>
              <table:table-cell office:value-type="float" office:value="9749.67">
                <text:p>9749.67</text:p>
              </table:table-cell>
              <table:table-cell office:value-type="float" office:value="9939.83">
                <text:p>9939.83</text:p>
              </table:table-cell>
              <table:table-cell office:value-type="float" office:value="9856.39">
                <text:p>9856.39</text:p>
              </table:table-cell>
              <table:table-cell office:value-type="float" office:value="9684.29">
                <text:p>9684.29</text:p>
              </table:table-cell>
              <table:table-cell office:value-type="float" office:value="9578.04">
                <text:p>9578.04</text:p>
              </table:table-cell>
              <table:table-cell office:value-type="float" office:value="9544.98">
                <text:p>9544.98</text:p>
              </table:table-cell>
              <table:table-cell office:value-type="float" office:value="9432.76">
                <text:p>9432.76</text:p>
              </table:table-cell>
              <table:table-cell office:value-type="float" office:value="9437.02">
                <text:p>9437.02</text:p>
              </table:table-cell>
              <table:table-cell office:value-type="float" office:value="9895.41">
                <text:p>9895.41</text:p>
              </table:table-cell>
              <table:table-cell office:value-type="float" office:value="9662.48">
                <text:p>9662.48</text:p>
              </table:table-cell>
              <table:table-cell office:value-type="float" office:value="9889.31">
                <text:p>9889.31</text:p>
              </table:table-cell>
              <table:table-cell office:value-type="float" office:value="10320.1">
                <text:p>10320.1</text:p>
              </table:table-cell>
              <table:table-cell office:value-type="float" office:value="10581.1">
                <text:p>10581.1</text:p>
              </table:table-cell>
              <table:table-cell office:value-type="float" office:value="10574.9">
                <text:p>10574.9</text:p>
              </table:table-cell>
              <table:table-cell office:value-type="float" office:value="9841.64">
                <text:p>9841.64</text:p>
              </table:table-cell>
              <table:table-cell office:value-type="float" office:value="9372.23">
                <text:p>9372.23</text:p>
              </table:table-cell>
              <table:table-cell office:value-type="float" office:value="9337.58">
                <text:p>9337.58</text:p>
              </table:table-cell>
              <table:table-cell office:value-type="float" office:value="9441.48">
                <text:p>9441.48</text:p>
              </table:table-cell>
              <table:table-cell office:value-type="float" office:value="9360.59">
                <text:p>9360.59</text:p>
              </table:table-cell>
              <table:table-cell office:value-type="float" office:value="9578.85">
                <text:p>9578.85</text:p>
              </table:table-cell>
              <table:table-cell office:value-type="float" office:value="9309.76">
                <text:p>9309.76</text:p>
              </table:table-cell>
              <table:table-cell office:value-type="float" office:value="9312.34">
                <text:p>9312.34</text:p>
              </table:table-cell>
              <table:table-cell office:value-type="float" office:value="9317.36">
                <text:p>9317.36</text:p>
              </table:table-cell>
              <table:table-cell office:value-type="float" office:value="9299.03">
                <text:p>9299.03</text:p>
              </table:table-cell>
              <table:table-cell office:value-type="float" office:value="9366.23">
                <text:p>9366.23</text:p>
              </table:table-cell>
              <table:table-cell office:value-type="float" office:value="9464.78">
                <text:p>9464.78</text:p>
              </table:table-cell>
              <table:table-cell office:value-type="float" office:value="9385.79">
                <text:p>9385.79</text:p>
              </table:table-cell>
              <table:table-cell office:value-type="float" office:value="9402.14">
                <text:p>9402.14</text:p>
              </table:table-cell>
              <table:table-cell office:value-type="float" office:value="9340.65">
                <text:p>9340.65</text:p>
              </table:table-cell>
              <table:table-cell office:value-type="float" office:value="9279.56">
                <text:p>9279.56</text:p>
              </table:table-cell>
              <table:table-cell office:value-type="float" office:value="9318.81">
                <text:p>9318.81</text:p>
              </table:table-cell>
              <table:table-cell office:value-type="float" office:value="9208.33">
                <text:p>9208.33</text:p>
              </table:table-cell>
              <table:table-cell office:value-type="float" office:value="9065.54">
                <text:p>9065.54</text:p>
              </table:table-cell>
              <table:table-cell office:value-type="float" office:value="9174.25">
                <text:p>9174.25</text:p>
              </table:table-cell>
              <table:table-cell office:value-type="float" office:value="9133.02">
                <text:p>9133.02</text:p>
              </table:table-cell>
              <table:table-cell office:value-type="float" office:value="9125.38">
                <text:p>9125.38</text:p>
              </table:table-cell>
              <table:table-cell office:value-type="float" office:value="9137.64">
                <text:p>9137.64</text:p>
              </table:table-cell>
              <table:table-cell office:value-type="float" office:value="9477.9">
                <text:p>9477.9</text:p>
              </table:table-cell>
              <table:table-cell office:value-type="float" office:value="9443.46">
                <text:p>9443.46</text:p>
              </table:table-cell>
              <table:table-cell office:value-type="float" office:value="9336.85">
                <text:p>9336.85</text:p>
              </table:table-cell>
              <table:table-cell office:value-type="float" office:value="9121.21">
                <text:p>9121.21</text:p>
              </table:table-cell>
              <table:table-cell office:value-type="float" office:value="9161.87">
                <text:p>9161.87</text:p>
              </table:table-cell>
              <table:table-cell office:value-type="float" office:value="9119.9">
                <text:p>9119.9</text:p>
              </table:table-cell>
              <table:table-cell office:value-type="float" office:value="9029.62">
                <text:p>9029.62</text:p>
              </table:table-cell>
              <table:table-cell office:value-type="float" office:value="9043.55">
                <text:p>9043.55</text:p>
              </table:table-cell>
              <table:table-cell office:value-type="float" office:value="9108.91">
                <text:p>9108.91</text:p>
              </table:table-cell>
              <table:table-cell office:value-type="float" office:value="9166.03">
                <text:p>9166.03</text:p>
              </table:table-cell>
              <table:table-cell office:value-type="float" office:value="9287.39">
                <text:p>9287.39</text:p>
              </table:table-cell>
              <table:table-cell office:value-type="float" office:value="9056.88">
                <text:p>9056.88</text:p>
              </table:table-cell>
              <table:table-cell office:value-type="float" office:value="8805.66">
                <text:p>8805.66</text:p>
              </table:table-cell>
              <table:table-cell office:value-type="float" office:value="8872.85">
                <text:p>8872.85</text:p>
              </table:table-cell>
              <table:table-cell office:value-type="float" office:value="8845.86">
                <text:p>8845.86</text:p>
              </table:table-cell>
              <table:table-cell office:value-type="float" office:value="8826.85">
                <text:p>8826.85</text:p>
              </table:table-cell>
              <table:table-cell office:value-type="float" office:value="8746.61">
                <text:p>8746.61</text:p>
              </table:table-cell>
              <table:table-cell office:value-type="float" office:value="8769.76">
                <text:p>8769.76</text:p>
              </table:table-cell>
              <table:table-cell office:value-type="float" office:value="8756.83">
                <text:p>8756.83</text:p>
              </table:table-cell>
              <table:table-cell office:value-type="float" office:value="8778.25">
                <text:p>8778.25</text:p>
              </table:table-cell>
              <table:table-cell office:value-type="float" office:value="8726.79">
                <text:p>8726.79</text:p>
              </table:table-cell>
              <table:table-cell office:value-type="float" office:value="8706.88">
                <text:p>8706.88</text:p>
              </table:table-cell>
              <table:table-cell office:value-type="float" office:value="8771.88">
                <text:p>8771.88</text:p>
              </table:table-cell>
              <table:table-cell office:value-type="float" office:value="8711.14">
                <text:p>8711.14</text:p>
              </table:table-cell>
              <table:table-cell office:value-type="float" office:value="8669.24">
                <text:p>8669.24</text:p>
              </table:table-cell>
              <table:table-cell office:value-type="float" office:value="8657.17">
                <text:p>8657.17</text:p>
              </table:table-cell>
              <table:table-cell office:value-type="float" office:value="8698.72">
                <text:p>8698.72</text:p>
              </table:table-cell>
              <table:table-cell office:value-type="float" office:value="8658.69">
                <text:p>8658.69</text:p>
              </table:table-cell>
              <table:table-cell office:value-type="float" office:value="8614.65">
                <text:p>8614.65</text:p>
              </table:table-cell>
              <table:table-cell office:value-type="float" office:value="8590.36">
                <text:p>8590.36</text:p>
              </table:table-cell>
              <table:table-cell office:value-type="float" office:value="8537.56">
                <text:p>8537.56</text:p>
              </table:table-cell>
              <table:table-cell office:value-type="float" office:value="8561.41">
                <text:p>8561.41</text:p>
              </table:table-cell>
              <table:table-cell office:value-type="float" office:value="8510.97">
                <text:p>8510.97</text:p>
              </table:table-cell>
              <table:table-cell office:value-type="float" office:value="8536.71">
                <text:p>8536.71</text:p>
              </table:table-cell>
              <table:table-cell office:value-type="float" office:value="8497.61">
                <text:p>8497.61</text:p>
              </table:table-cell>
              <table:table-cell office:value-type="float" office:value="8529.67">
                <text:p>8529.67</text:p>
              </table:table-cell>
              <table:table-cell office:value-type="float" office:value="8502.55">
                <text:p>8502.55</text:p>
              </table:table-cell>
              <table:table-cell office:value-type="float" office:value="8505.61">
                <text:p>8505.61</text:p>
              </table:table-cell>
              <table:table-cell office:value-type="float" office:value="8528.54">
                <text:p>8528.54</text:p>
              </table:table-cell>
              <table:table-cell office:value-type="float" office:value="8502.4">
                <text:p>8502.4</text:p>
              </table:table-cell>
              <table:table-cell office:value-type="float" office:value="8523.89">
                <text:p>8523.89</text:p>
              </table:table-cell>
              <table:table-cell office:value-type="float" office:value="8601.42">
                <text:p>8601.42</text:p>
              </table:table-cell>
              <table:table-cell office:value-type="float" office:value="8570.72">
                <text:p>8570.72</text:p>
              </table:table-cell>
              <table:table-cell office:value-type="float" office:value="8515.46">
                <text:p>8515.46</text:p>
              </table:table-cell>
              <table:table-cell office:value-type="float" office:value="8634.19">
                <text:p>8634.19</text:p>
              </table:table-cell>
              <table:table-cell office:value-type="float" office:value="8576.88">
                <text:p>8576.88</text:p>
              </table:table-cell>
              <table:table-cell office:value-type="float" office:value="8537.42">
                <text:p>8537.42</text:p>
              </table:table-cell>
              <table:table-cell office:value-type="float" office:value="8604.14">
                <text:p>8604.14</text:p>
              </table:table-cell>
              <table:table-cell office:value-type="float" office:value="8586.93">
                <text:p>8586.93</text:p>
              </table:table-cell>
              <table:table-cell office:value-type="float" office:value="8595.13">
                <text:p>8595.13</text:p>
              </table:table-cell>
              <table:table-cell office:value-type="float" office:value="8653.76">
                <text:p>8653.76</text:p>
              </table:table-cell>
              <table:table-cell office:value-type="float" office:value="8578.18">
                <text:p>8578.18</text:p>
              </table:table-cell>
              <table:table-cell office:value-type="float" office:value="8496.02">
                <text:p>8496.02</text:p>
              </table:table-cell>
              <table:table-cell office:value-type="float" office:value="8480.69">
                <text:p>8480.69</text:p>
              </table:table-cell>
              <table:table-cell office:value-type="float" office:value="8514.13">
                <text:p>8514.13</text:p>
              </table:table-cell>
              <table:table-cell office:value-type="float" office:value="8493.52">
                <text:p>8493.52</text:p>
              </table:table-cell>
              <table:table-cell office:value-type="float" office:value="8521.26">
                <text:p>8521.26</text:p>
              </table:table-cell>
              <table:table-cell office:value-type="float" office:value="8532.15">
                <text:p>8532.15</text:p>
              </table:table-cell>
              <table:table-cell office:value-type="float" office:value="8570.27">
                <text:p>8570.27</text:p>
              </table:table-cell>
              <table:table-cell office:value-type="float" office:value="8624.96">
                <text:p>8624.96</text:p>
              </table:table-cell>
              <table:table-cell office:value-type="float" office:value="8497.89">
                <text:p>8497.89</text:p>
              </table:table-cell>
              <table:table-cell office:value-type="float" office:value="8366.63">
                <text:p>8366.63</text:p>
              </table:table-cell>
              <table:table-cell office:value-type="float" office:value="8362.67">
                <text:p>8362.67</text:p>
              </table:table-cell>
              <table:table-cell office:value-type="float" office:value="8414.52">
                <text:p>8414.52</text:p>
              </table:table-cell>
              <table:table-cell office:value-type="float" office:value="8410.16">
                <text:p>8410.16</text:p>
              </table:table-cell>
              <table:table-cell office:value-type="float" office:value="8414.89">
                <text:p>8414.89</text:p>
              </table:table-cell>
              <table:table-cell office:value-type="float" office:value="8386.9">
                <text:p>8386.9</text:p>
              </table:table-cell>
              <table:table-cell office:value-type="float" office:value="8419.27">
                <text:p>8419.27</text:p>
              </table:table-cell>
              <table:table-cell office:value-type="float" office:value="8485.61">
                <text:p>8485.61</text:p>
              </table:table-cell>
              <table:table-cell office:value-type="float" office:value="8451.62">
                <text:p>8451.62</text:p>
              </table:table-cell>
              <table:table-cell office:value-type="float" office:value="8408.78">
                <text:p>8408.78</text:p>
              </table:table-cell>
              <table:table-cell office:value-type="float" office:value="8469.92">
                <text:p>8469.92</text:p>
              </table:table-cell>
              <table:table-cell office:value-type="float" office:value="8506.78">
                <text:p>8506.78</text:p>
              </table:table-cell>
              <table:table-cell office:value-type="float" office:value="8482.99">
                <text:p>8482.99</text:p>
              </table:table-cell>
              <table:table-cell office:value-type="float" office:value="8422.65">
                <text:p>8422.65</text:p>
              </table:table-cell>
              <table:table-cell office:value-type="float" office:value="8367.97">
                <text:p>8367.97</text:p>
              </table:table-cell>
              <table:table-cell office:value-type="float" office:value="8279.65">
                <text:p>8279.65</text:p>
              </table:table-cell>
              <table:table-cell office:value-type="float" office:value="8281.68">
                <text:p>8281.68</text:p>
              </table:table-cell>
              <table:table-cell office:value-type="float" office:value="8216.34">
                <text:p>8216.34</text:p>
              </table:table-cell>
              <table:table-cell office:value-type="float" office:value="8208.65">
                <text:p>8208.65</text:p>
              </table:table-cell>
              <table:table-cell office:value-type="float" office:value="8298.18">
                <text:p>8298.18</text:p>
              </table:table-cell>
              <table:table-cell office:value-type="float" office:value="8258.7">
                <text:p>8258.7</text:p>
              </table:table-cell>
              <table:table-cell office:value-type="float" office:value="8231.44">
                <text:p>8231.44</text:p>
              </table:table-cell>
              <table:table-cell office:value-type="float" office:value="8246.54">
                <text:p>8246.54</text:p>
              </table:table-cell>
              <table:table-cell office:value-type="float" office:value="8268.94">
                <text:p>8268.94</text:p>
              </table:table-cell>
              <table:table-cell office:value-type="float" office:value="8289.31">
                <text:p>8289.31</text:p>
              </table:table-cell>
              <table:table-cell office:value-type="float" office:value="8344.32">
                <text:p>8344.32</text:p>
              </table:table-cell>
              <table:table-cell office:value-type="float" office:value="8315.97">
                <text:p>8315.97</text:p>
              </table:table-cell>
              <table:table-cell office:value-type="float" office:value="8295.65">
                <text:p>8295.65</text:p>
              </table:table-cell>
              <table:table-cell office:value-type="float" office:value="8330.13">
                <text:p>8330.13</text:p>
              </table:table-cell>
              <table:table-cell office:value-type="float" office:value="8279.27">
                <text:p>8279.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